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03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1.404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2.812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55cm"/>
    </style:style>
    <style:style style:name="co10" style:family="table-column">
      <style:table-column-properties fo:break-before="auto" style:column-width="0.829cm"/>
    </style:style>
    <style:style style:name="co11" style:family="table-column">
      <style:table-column-properties fo:break-before="auto" style:column-width="0.778cm"/>
    </style:style>
    <style:style style:name="co12" style:family="table-column">
      <style:table-column-properties fo:break-before="auto" style:column-width="0.93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1.004cm"/>
    </style:style>
    <style:style style:name="ro1" style:family="table-row">
      <style:table-row-properties style:row-height="2.3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0002">
      <style:table-cell-properties style:rotation-angle="270"/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ngle="27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ngle="270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2">
      <style:text-properties fo:font-weight="bold" style:font-weight-asian="bold" style:font-weight-complex="bold"/>
    </style:style>
    <style:style style:name="ce8" style:family="table-cell" style:parent-style-name="Default" style:data-style-name="N10000">
      <style:table-cell-properties style:rotation-angle="270"/>
    </style:style>
    <style:style style:name="ce9" style:family="table-cell" style:parent-style-name="Default" style:data-style-name="N10000">
      <style:text-properties fo:font-weight="bold" style:font-weight-asian="bold" style:font-weight-complex="bold"/>
    </style:style>
    <style:style style:name="ce10" style:family="table-cell" style:parent-style-name="Default" style:data-style-name="N10000">
      <style:table-cell-properties style:rotation-angle="27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" table:style-name="ta1">
        <table:shapes>
          <draw:frame draw:z-index="0" draw:style-name="gr1" draw:text-style-name="P1" svg:width="15.999cm" svg:height="8.999cm" svg:x="9.12cm" svg:y="4.036cm">
            <draw:object draw:notify-on-update-of-ranges="'10'.AG1:'10'.AG1 '10'.AG2:'10'.AG127 '10'.AH1:'10'.AH1 '10'.AH2:'10'.AH1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2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981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stat-150328-054554-1.txt</text:p>
          </table:table-cell>
          <table:table-cell office:value-type="string">
            <text:p>stat-150328-054938-2.txt</text:p>
          </table:table-cell>
          <table:table-cell office:value-type="string">
            <text:p>stat-150328-055323-3.txt</text:p>
          </table:table-cell>
          <table:table-cell office:value-type="string">
            <text:p>stat-150328-055708-4.txt</text:p>
          </table:table-cell>
          <table:table-cell office:value-type="string">
            <text:p>stat-150328-060056-5.txt</text:p>
          </table:table-cell>
          <table:table-cell office:value-type="string">
            <text:p>stat-150328-060441-6.txt</text:p>
          </table:table-cell>
          <table:table-cell office:value-type="string">
            <text:p>stat-150328-060826-7.txt</text:p>
          </table:table-cell>
          <table:table-cell office:value-type="string">
            <text:p>stat-150328-061211-8.txt</text:p>
          </table:table-cell>
          <table:table-cell office:value-type="string">
            <text:p>stat-150328-061556-9.txt</text:p>
          </table:table-cell>
          <table:table-cell office:value-type="string">
            <text:p>stat-150328-061943-10.txt</text:p>
          </table:table-cell>
          <table:table-cell office:value-type="string">
            <text:p>stat-150328-062329-11.txt</text:p>
          </table:table-cell>
          <table:table-cell office:value-type="string">
            <text:p>stat-150328-062714-12.txt</text:p>
          </table:table-cell>
          <table:table-cell office:value-type="string">
            <text:p>stat-150328-063058-13.txt</text:p>
          </table:table-cell>
          <table:table-cell office:value-type="string">
            <text:p>stat-150328-063444-14.txt</text:p>
          </table:table-cell>
          <table:table-cell office:value-type="string">
            <text:p>stat-150328-063828-15.txt</text:p>
          </table:table-cell>
          <table:table-cell office:value-type="string">
            <text:p>Time</text:p>
          </table:table-cell>
          <table:table-cell office:value-type="string">
            <text:p>stat-150328-054554-1.txt</text:p>
          </table:table-cell>
          <table:table-cell office:value-type="string">
            <text:p>stat-150328-054938-2.txt</text:p>
          </table:table-cell>
          <table:table-cell office:value-type="string">
            <text:p>stat-150328-055323-3.txt</text:p>
          </table:table-cell>
          <table:table-cell office:value-type="string">
            <text:p>stat-150328-055708-4.txt</text:p>
          </table:table-cell>
          <table:table-cell office:value-type="string">
            <text:p>stat-150328-060056-5.txt</text:p>
          </table:table-cell>
          <table:table-cell office:value-type="string">
            <text:p>stat-150328-060441-6.txt</text:p>
          </table:table-cell>
          <table:table-cell office:value-type="string">
            <text:p>stat-150328-060826-7.txt</text:p>
          </table:table-cell>
          <table:table-cell office:value-type="string">
            <text:p>stat-150328-061211-8.txt</text:p>
          </table:table-cell>
          <table:table-cell office:value-type="string">
            <text:p>stat-150328-061556-9.txt</text:p>
          </table:table-cell>
          <table:table-cell office:value-type="string">
            <text:p>stat-150328-061943-10.txt</text:p>
          </table:table-cell>
          <table:table-cell office:value-type="string">
            <text:p>stat-150328-062329-11.txt</text:p>
          </table:table-cell>
          <table:table-cell office:value-type="string">
            <text:p>stat-150328-062714-12.txt</text:p>
          </table:table-cell>
          <table:table-cell office:value-type="string">
            <text:p>stat-150328-063058-13.txt</text:p>
          </table:table-cell>
          <table:table-cell office:value-type="string">
            <text:p>stat-150328-063444-14.txt</text:p>
          </table:table-cell>
          <table:table-cell office:value-type="string">
            <text:p>stat-150328-063828-15.txt</text:p>
          </table:table-cell>
          <table:table-cell table:style-name="ce1" office:value-type="string">
            <text:p>Attacker</text:p>
          </table:table-cell>
          <table:table-cell table:style-name="ce1" office:value-type="string">
            <text:p>Victim</text:p>
          </table:table-cell>
          <table:table-cell table:style-name="ce1" office:value-type="string">
            <text:p>AttackerDesv</text:p>
          </table:table-cell>
          <table:table-cell table:style-name="ce1" office:value-type="string">
            <text:p>VictimDesv</text:p>
          </table:table-cell>
          <table:table-cell table:style-name="ce3" table:number-columns-repeated="2"/>
          <table:table-cell table:style-name="ce5" office:value-type="string">
            <text:p>Attacker</text:p>
          </table:table-cell>
          <table:table-cell table:style-name="ce5" office:value-type="string">
            <text:p>desv</text:p>
          </table:table-cell>
          <table:table-cell table:style-name="ce5" office:value-type="string">
            <text:p>Victim</text:p>
          </table:table-cell>
          <table:table-cell table:style-name="ce5" office:value-type="string">
            <text:p>desv</text:p>
          </table:table-cell>
          <table:table-cell table:style-name="ce3" table:number-columns-repeated="98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table:formula="of:=AVERAGE([.B2:.P2])" office:value-type="float" office:value="20.2">
            <text:p>20,20</text:p>
          </table:table-cell>
          <table:table-cell table:formula="of:=AVERAGE([.R2:.AF2])" office:value-type="float" office:value="37.8666666666667">
            <text:p>37,87</text:p>
          </table:table-cell>
          <table:table-cell table:formula="of:=STDEVPA([.B2:.P2])" office:value-type="float" office:value="30.6446297633588">
            <text:p>30,64</text:p>
          </table:table-cell>
          <table:table-cell table:formula="of:=STDEVPA([.R2:.AF2])" office:value-type="float" office:value="59.9353726015688">
            <text:p>59,94</text:p>
          </table:table-cell>
          <table:table-cell/>
          <table:table-cell table:style-name="ce4" office:value-type="string">
            <text:p>média</text:p>
          </table:table-cell>
          <table:table-cell table:style-name="ce6" table:formula="of:=AVERAGE([.AG2:.AG500])" office:value-type="float" office:value="80.5317712270094">
            <text:p>80.531771227</text:p>
          </table:table-cell>
          <table:table-cell table:style-name="ce6" table:formula="of:=AVERAGE([.AI2:.AI500])" office:value-type="float" office:value="4.51031104103126">
            <text:p>4.510311041</text:p>
          </table:table-cell>
          <table:table-cell table:style-name="ce6" table:formula="of:=AVERAGE([.AH2:.AH500])" office:value-type="float" office:value="9.01108591584783">
            <text:p>9.0110859158</text:p>
          </table:table-cell>
          <table:table-cell table:style-name="ce6" table:formula="of:=AVERAGE([.AJ2:.AJ500])" office:value-type="float" office:value="5.96135464404021">
            <text:p>5.961354644</text:p>
          </table:table-cell>
          <table:table-cell table:number-columns-repeated="98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AVERAGE([.B3:.P3])" office:value-type="float" office:value="22.9333333333333">
            <text:p>22,93</text:p>
          </table:table-cell>
          <table:table-cell table:formula="of:=AVERAGE([.R3:.AF3])" office:value-type="float" office:value="43.4">
            <text:p>43,40</text:p>
          </table:table-cell>
          <table:table-cell table:formula="of:=STDEVPA([.B3:.P3])" office:value-type="float" office:value="27.4674757162398">
            <text:p>27,47</text:p>
          </table:table-cell>
          <table:table-cell table:formula="of:=STDEVPA([.R3:.AF3])" office:value-type="float" office:value="54.7306130058855">
            <text:p>54,73</text:p>
          </table:table-cell>
          <table:table-cell/>
          <table:table-cell table:style-name="ce4" office:value-type="string">
            <text:p>soma</text:p>
          </table:table-cell>
          <table:table-cell table:style-name="ce6" table:formula="of:=SUM([.AG2:.AG500])" office:value-type="float" office:value="10147.0031746032">
            <text:p>10147.0031746032</text:p>
          </table:table-cell>
          <table:table-cell/>
          <table:table-cell table:style-name="ce6" table:formula="of:=SUM([.AH2:.AH500])" office:value-type="float" office:value="1135.39682539683">
            <text:p>1135.3968253968</text:p>
          </table:table-cell>
          <table:table-cell table:style-name="ce6"/>
          <table:table-cell table:number-columns-repeated="98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table:number-columns-repeated="2"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29">
            <text:p>129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31">
            <text:p>131</text:p>
          </table:table-cell>
          <table:table-cell table:formula="of:=AVERAGE([.B4:.P4])" office:value-type="float" office:value="67.6666666666667">
            <text:p>67,67</text:p>
          </table:table-cell>
          <table:table-cell table:formula="of:=AVERAGE([.R4:.AF4])" office:value-type="float" office:value="134.933333333333">
            <text:p>134,93</text:p>
          </table:table-cell>
          <table:table-cell table:formula="of:=STDEVPA([.B4:.P4])" office:value-type="float" office:value="1.34989711542111">
            <text:p>1,35</text:p>
          </table:table-cell>
          <table:table-cell table:formula="of:=STDEVPA([.R4:.AF4])" office:value-type="float" office:value="2.93181779030614">
            <text:p>2,93</text:p>
          </table:table-cell>
          <table:table-cell table:number-columns-repeated="2"/>
          <table:table-cell table:style-name="ce6" table:number-columns-repeated="4"/>
          <table:table-cell table:number-columns-repeated="98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136">
            <text:p>136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30">
            <text:p>130</text:p>
          </table:table-cell>
          <table:table-cell office:value-type="float" office:value="53">
            <text:p>53</text:p>
          </table:table-cell>
          <table:table-cell office:value-type="float" office:value="136">
            <text:p>136</text:p>
          </table:table-cell>
          <table:table-cell table:formula="of:=AVERAGE([.B5:.P5])" office:value-type="float" office:value="67.2666666666667">
            <text:p>67,27</text:p>
          </table:table-cell>
          <table:table-cell table:formula="of:=AVERAGE([.R5:.AF5])" office:value-type="float" office:value="126.4">
            <text:p>126,40</text:p>
          </table:table-cell>
          <table:table-cell table:formula="of:=STDEVPA([.B5:.P5])" office:value-type="float" office:value="2.81582827759238">
            <text:p>2,82</text:p>
          </table:table-cell>
          <table:table-cell table:formula="of:=STDEVPA([.R5:.AF5])" office:value-type="float" office:value="19.9993333222219">
            <text:p>20,00</text:p>
          </table:table-cell>
          <table:table-cell/>
          <table:table-cell table:style-name="ce4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149">
            <text:p>149</text:p>
          </table:table-cell>
          <table:table-cell office:value-type="float" office:value="24">
            <text:p>2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10">
            <text:p>110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AVERAGE([.B6:.P6])" office:value-type="float" office:value="69.2">
            <text:p>69,20</text:p>
          </table:table-cell>
          <table:table-cell table:formula="of:=AVERAGE([.R6:.AF6])" office:value-type="float" office:value="115.666666666667">
            <text:p>115,67</text:p>
          </table:table-cell>
          <table:table-cell table:formula="of:=STDEVPA([.B6:.P6])" office:value-type="float" office:value="5.64741828921263">
            <text:p>5,65</text:p>
          </table:table-cell>
          <table:table-cell table:formula="of:=STDEVPA([.R6:.AF6])" office:value-type="float" office:value="41.5510395644789">
            <text:p>41,55</text:p>
          </table:table-cell>
          <table:table-cell/>
          <table:table-cell table:style-name="ce4"/>
          <table:table-cell table:style-name="ce4" office:value-type="string">
            <text:p>Attacker</text:p>
          </table:table-cell>
          <table:table-cell table:style-name="ce4" office:value-type="string">
            <text:p>Victim</text:p>
          </table:table-cell>
          <table:table-cell table:style-name="ce6" table:number-columns-repeated="2"/>
          <table:table-cell table:number-columns-repeated="98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table:formula="of:=AVERAGE([.B7:.P7])" office:value-type="float" office:value="69.9333333333333">
            <text:p>69,93</text:p>
          </table:table-cell>
          <table:table-cell table:formula="of:=AVERAGE([.R7:.AF7])" office:value-type="float" office:value="105.8">
            <text:p>105,80</text:p>
          </table:table-cell>
          <table:table-cell table:formula="of:=STDEVPA([.B7:.P7])" office:value-type="float" office:value="8.44169545898347">
            <text:p>8,44</text:p>
          </table:table-cell>
          <table:table-cell table:formula="of:=STDEVPA([.R7:.AF7])" office:value-type="float" office:value="51.3513388335689">
            <text:p>51,35</text:p>
          </table:table-cell>
          <table:table-cell/>
          <table:table-cell table:style-name="ce4" office:value-type="string">
            <text:p>Média</text:p>
          </table:table-cell>
          <table:table-cell table:style-name="ce6" table:formula="of:=AVERAGE([.AG2:.AG500])" office:value-type="float" office:value="80.5317712270094">
            <text:p>80.531771227</text:p>
          </table:table-cell>
          <table:table-cell table:style-name="ce6" table:formula="of:=AVERAGE([.AH2:.AH500])" office:value-type="float" office:value="9.01108591584783">
            <text:p>9.0110859158</text:p>
          </table:table-cell>
          <table:table-cell table:number-columns-repeated="98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AVERAGE([.B8:.P8])" office:value-type="float" office:value="69.7333333333333">
            <text:p>69,73</text:p>
          </table:table-cell>
          <table:table-cell table:formula="of:=AVERAGE([.R8:.AF8])" office:value-type="float" office:value="103.8">
            <text:p>103,80</text:p>
          </table:table-cell>
          <table:table-cell table:formula="of:=STDEVPA([.B8:.P8])" office:value-type="float" office:value="6.1369554521947">
            <text:p>6,14</text:p>
          </table:table-cell>
          <table:table-cell table:formula="of:=STDEVPA([.R8:.AF8])" office:value-type="float" office:value="52.9291350140292">
            <text:p>52,93</text:p>
          </table:table-cell>
          <table:table-cell/>
          <table:table-cell table:style-name="ce4" office:value-type="string">
            <text:p>Média desv</text:p>
          </table:table-cell>
          <table:table-cell table:style-name="ce6" table:formula="of:=AVERAGE([.AI2:.AI500])" office:value-type="float" office:value="4.51031104103126">
            <text:p>4.510311041</text:p>
          </table:table-cell>
          <table:table-cell table:style-name="ce6" table:formula="of:=AVERAGE([.AJ2:.AJ500])" office:value-type="float" office:value="5.96135464404021">
            <text:p>5.961354644</text:p>
          </table:table-cell>
          <table:table-cell table:number-columns-repeated="98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table:number-columns-repeated="2"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AVERAGE([.B9:.P9])" office:value-type="float" office:value="71.3333333333333">
            <text:p>71,33</text:p>
          </table:table-cell>
          <table:table-cell table:formula="of:=AVERAGE([.R9:.AF9])" office:value-type="float" office:value="95.6666666666667">
            <text:p>95,67</text:p>
          </table:table-cell>
          <table:table-cell table:formula="of:=STDEVPA([.B9:.P9])" office:value-type="float" office:value="7.90499139081687">
            <text:p>7,90</text:p>
          </table:table-cell>
          <table:table-cell table:formula="of:=STDEVPA([.R9:.AF9])" office:value-type="float" office:value="57.8061895955403">
            <text:p>57,81</text:p>
          </table:table-cell>
          <table:table-cell table:number-columns-repeated="98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AVERAGE([.B10:.P10])" office:value-type="float" office:value="73.2666666666667">
            <text:p>73,27</text:p>
          </table:table-cell>
          <table:table-cell table:formula="of:=AVERAGE([.R10:.AF10])" office:value-type="float" office:value="81.0666666666667">
            <text:p>81,07</text:p>
          </table:table-cell>
          <table:table-cell table:formula="of:=STDEVPA([.B10:.P10])" office:value-type="float" office:value="8.24998316496599">
            <text:p>8,25</text:p>
          </table:table-cell>
          <table:table-cell table:formula="of:=STDEVPA([.R10:.AF10])" office:value-type="float" office:value="61.8400804944136">
            <text:p>61,84</text:p>
          </table:table-cell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AVERAGE([.B11:.P11])" office:value-type="float" office:value="74.7333333333333">
            <text:p>74,73</text:p>
          </table:table-cell>
          <table:table-cell table:formula="of:=AVERAGE([.R11:.AF11])" office:value-type="float" office:value="70.6666666666667">
            <text:p>70,67</text:p>
          </table:table-cell>
          <table:table-cell table:formula="of:=STDEVPA([.B11:.P11])" office:value-type="float" office:value="8.27419012485344">
            <text:p>8,27</text:p>
          </table:table-cell>
          <table:table-cell table:formula="of:=STDEVPA([.R11:.AF11])" office:value-type="float" office:value="66.1560444874255">
            <text:p>66,16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AVERAGE([.B12:.P12])" office:value-type="float" office:value="75.8">
            <text:p>75,80</text:p>
          </table:table-cell>
          <table:table-cell table:formula="of:=AVERAGE([.R12:.AF12])" office:value-type="float" office:value="70.2666666666667">
            <text:p>70,27</text:p>
          </table:table-cell>
          <table:table-cell table:formula="of:=STDEVPA([.B12:.P12])" office:value-type="float" office:value="8.15025561971321">
            <text:p>8,15</text:p>
          </table:table-cell>
          <table:table-cell table:formula="of:=STDEVPA([.R12:.AF12])" office:value-type="float" office:value="66.4032797048125">
            <text:p>66,40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AVERAGE([.B13:.P13])" office:value-type="float" office:value="74.9333333333333">
            <text:p>74,93</text:p>
          </table:table-cell>
          <table:table-cell table:formula="of:=AVERAGE([.R13:.AF13])" office:value-type="float" office:value="68.4666666666667">
            <text:p>68,47</text:p>
          </table:table-cell>
          <table:table-cell table:formula="of:=STDEVPA([.B13:.P13])" office:value-type="float" office:value="6.75738279382056">
            <text:p>6,76</text:p>
          </table:table-cell>
          <table:table-cell table:formula="of:=STDEVPA([.R13:.AF13])" office:value-type="float" office:value="65.0167841578021">
            <text:p>65,02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table:number-columns-repeated="2"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number-columns-repeated="2"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formula="of:=AVERAGE([.B14:.P14])" office:value-type="float" office:value="78.1333333333333">
            <text:p>78,13</text:p>
          </table:table-cell>
          <table:table-cell table:formula="of:=AVERAGE([.R14:.AF14])" office:value-type="float" office:value="38.2">
            <text:p>38,20</text:p>
          </table:table-cell>
          <table:table-cell table:formula="of:=STDEVPA([.B14:.P14])" office:value-type="float" office:value="7.08864506721058">
            <text:p>7,09</text:p>
          </table:table-cell>
          <table:table-cell table:formula="of:=STDEVPA([.R14:.AF14])" office:value-type="float" office:value="57.1363281984413">
            <text:p>57,14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2"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AVERAGE([.B15:.P15])" office:value-type="float" office:value="79.6666666666667">
            <text:p>79,67</text:p>
          </table:table-cell>
          <table:table-cell table:formula="of:=AVERAGE([.R15:.AF15])" office:value-type="float" office:value="24.3333333333333">
            <text:p>24,33</text:p>
          </table:table-cell>
          <table:table-cell table:formula="of:=STDEVPA([.B15:.P15])" office:value-type="float" office:value="6.13912769771805">
            <text:p>6,14</text:p>
          </table:table-cell>
          <table:table-cell table:formula="of:=STDEVPA([.R15:.AF15])" office:value-type="float" office:value="47.6412519660104">
            <text:p>47,64</text:p>
          </table:table-cell>
          <table:table-cell table:number-columns-repeated="988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table:number-columns-repeated="2"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number-columns-repeated="9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AVERAGE([.B16:.P16])" office:value-type="float" office:value="81.7333333333333">
            <text:p>81,73</text:p>
          </table:table-cell>
          <table:table-cell table:formula="of:=AVERAGE([.R16:.AF16])" office:value-type="float" office:value="7">
            <text:p>7,00</text:p>
          </table:table-cell>
          <table:table-cell table:formula="of:=STDEVPA([.B16:.P16])" office:value-type="float" office:value="4.28122516213395">
            <text:p>4,28</text:p>
          </table:table-cell>
          <table:table-cell table:formula="of:=STDEVPA([.R16:.AF16])" office:value-type="float" office:value="20.6591384137868">
            <text:p>20,66</text:p>
          </table:table-cell>
          <table:table-cell table:number-columns-repeated="98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table:number-columns-repeated="15" office:value-type="float" office:value="0">
            <text:p>0</text:p>
          </table:table-cell>
          <table:table-cell table:formula="of:=AVERAGE([.B17:.P17])" office:value-type="float" office:value="81.4">
            <text:p>81,40</text:p>
          </table:table-cell>
          <table:table-cell table:formula="of:=AVERAGE([.R17:.AF17])" office:value-type="float" office:value="0">
            <text:p>0,00</text:p>
          </table:table-cell>
          <table:table-cell table:formula="of:=STDEVPA([.B17:.P17])" office:value-type="float" office:value="6.8585712797929">
            <text:p>6,86</text:p>
          </table:table-cell>
          <table:table-cell table:formula="of:=STDEVPA([.R17:.AF1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table:number-columns-repeated="15" office:value-type="float" office:value="0">
            <text:p>0</text:p>
          </table:table-cell>
          <table:table-cell table:formula="of:=AVERAGE([.B18:.P18])" office:value-type="float" office:value="81.6">
            <text:p>81,60</text:p>
          </table:table-cell>
          <table:table-cell table:formula="of:=AVERAGE([.R18:.AF18])" office:value-type="float" office:value="0">
            <text:p>0,00</text:p>
          </table:table-cell>
          <table:table-cell table:formula="of:=STDEVPA([.B18:.P18])" office:value-type="float" office:value="3.80876182855619">
            <text:p>3,81</text:p>
          </table:table-cell>
          <table:table-cell table:formula="of:=STDEVPA([.R18:.AF1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table:number-columns-repeated="2"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table:number-columns-repeated="15" office:value-type="float" office:value="0">
            <text:p>0</text:p>
          </table:table-cell>
          <table:table-cell table:formula="of:=AVERAGE([.B19:.P19])" office:value-type="float" office:value="77.9333333333333">
            <text:p>77,93</text:p>
          </table:table-cell>
          <table:table-cell table:formula="of:=AVERAGE([.R19:.AF19])" office:value-type="float" office:value="0">
            <text:p>0,00</text:p>
          </table:table-cell>
          <table:table-cell table:formula="of:=STDEVPA([.B19:.P19])" office:value-type="float" office:value="7.07546621942485">
            <text:p>7,08</text:p>
          </table:table-cell>
          <table:table-cell table:formula="of:=STDEVPA([.R19:.AF1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table:number-columns-repeated="15" office:value-type="float" office:value="0">
            <text:p>0</text:p>
          </table:table-cell>
          <table:table-cell table:formula="of:=AVERAGE([.B20:.P20])" office:value-type="float" office:value="79.4">
            <text:p>79,40</text:p>
          </table:table-cell>
          <table:table-cell table:formula="of:=AVERAGE([.R20:.AF20])" office:value-type="float" office:value="0">
            <text:p>0,00</text:p>
          </table:table-cell>
          <table:table-cell table:formula="of:=STDEVPA([.B20:.P20])" office:value-type="float" office:value="10.2423955531246">
            <text:p>10,24</text:p>
          </table:table-cell>
          <table:table-cell table:formula="of:=STDEVPA([.R20:.AF2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4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table:number-columns-repeated="15" office:value-type="float" office:value="0">
            <text:p>0</text:p>
          </table:table-cell>
          <table:table-cell table:formula="of:=AVERAGE([.B21:.P21])" office:value-type="float" office:value="83.8">
            <text:p>83,80</text:p>
          </table:table-cell>
          <table:table-cell table:formula="of:=AVERAGE([.R21:.AF21])" office:value-type="float" office:value="0">
            <text:p>0,00</text:p>
          </table:table-cell>
          <table:table-cell table:formula="of:=STDEVPA([.B21:.P21])" office:value-type="float" office:value="0.90921211313239">
            <text:p>0,91</text:p>
          </table:table-cell>
          <table:table-cell table:formula="of:=STDEVPA([.R21:.AF2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table:number-columns-repeated="15" office:value-type="float" office:value="0">
            <text:p>0</text:p>
          </table:table-cell>
          <table:table-cell table:formula="of:=AVERAGE([.B22:.P22])" office:value-type="float" office:value="80.2">
            <text:p>80,20</text:p>
          </table:table-cell>
          <table:table-cell table:formula="of:=AVERAGE([.R22:.AF22])" office:value-type="float" office:value="0">
            <text:p>0,00</text:p>
          </table:table-cell>
          <table:table-cell table:formula="of:=STDEVPA([.B22:.P22])" office:value-type="float" office:value="11.1546701729216">
            <text:p>11,15</text:p>
          </table:table-cell>
          <table:table-cell table:formula="of:=STDEVPA([.R22:.AF2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3"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table:number-columns-repeated="15" office:value-type="float" office:value="0">
            <text:p>0</text:p>
          </table:table-cell>
          <table:table-cell table:formula="of:=AVERAGE([.B23:.P23])" office:value-type="float" office:value="83.2666666666667">
            <text:p>83,27</text:p>
          </table:table-cell>
          <table:table-cell table:formula="of:=AVERAGE([.R23:.AF23])" office:value-type="float" office:value="0">
            <text:p>0,00</text:p>
          </table:table-cell>
          <table:table-cell table:formula="of:=STDEVPA([.B23:.P23])" office:value-type="float" office:value="2.2939534045447">
            <text:p>2,29</text:p>
          </table:table-cell>
          <table:table-cell table:formula="of:=STDEVPA([.R23:.AF2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table:number-columns-repeated="15" office:value-type="float" office:value="0">
            <text:p>0</text:p>
          </table:table-cell>
          <table:table-cell table:formula="of:=AVERAGE([.B24:.P24])" office:value-type="float" office:value="83.4666666666667">
            <text:p>83,47</text:p>
          </table:table-cell>
          <table:table-cell table:formula="of:=AVERAGE([.R24:.AF24])" office:value-type="float" office:value="0">
            <text:p>0,00</text:p>
          </table:table-cell>
          <table:table-cell table:formula="of:=STDEVPA([.B24:.P24])" office:value-type="float" office:value="1.85711843695788">
            <text:p>1,86</text:p>
          </table:table-cell>
          <table:table-cell table:formula="of:=STDEVPA([.R24:.AF2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table:number-columns-repeated="4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table:number-columns-repeated="15" office:value-type="float" office:value="0">
            <text:p>0</text:p>
          </table:table-cell>
          <table:table-cell table:formula="of:=AVERAGE([.B25:.P25])" office:value-type="float" office:value="83.4">
            <text:p>83,40</text:p>
          </table:table-cell>
          <table:table-cell table:formula="of:=AVERAGE([.R25:.AF25])" office:value-type="float" office:value="0">
            <text:p>0,00</text:p>
          </table:table-cell>
          <table:table-cell table:formula="of:=STDEVPA([.B25:.P25])" office:value-type="float" office:value="1.89032625050104">
            <text:p>1,89</text:p>
          </table:table-cell>
          <table:table-cell table:formula="of:=STDEVPA([.R25:.AF2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2"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24">
            <text:p>24</text:p>
          </table:table-cell>
          <table:table-cell table:number-columns-repeated="15" office:value-type="float" office:value="0">
            <text:p>0</text:p>
          </table:table-cell>
          <table:table-cell table:formula="of:=AVERAGE([.B26:.P26])" office:value-type="float" office:value="82.8666666666667">
            <text:p>82,87</text:p>
          </table:table-cell>
          <table:table-cell table:formula="of:=AVERAGE([.R26:.AF26])" office:value-type="float" office:value="0">
            <text:p>0,00</text:p>
          </table:table-cell>
          <table:table-cell table:formula="of:=STDEVPA([.B26:.P26])" office:value-type="float" office:value="1.78387842136795">
            <text:p>1,78</text:p>
          </table:table-cell>
          <table:table-cell table:formula="of:=STDEVPA([.R26:.AF2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table:number-columns-repeated="15" office:value-type="float" office:value="0">
            <text:p>0</text:p>
          </table:table-cell>
          <table:table-cell table:formula="of:=AVERAGE([.B27:.P27])" office:value-type="float" office:value="84.0666666666667">
            <text:p>84,07</text:p>
          </table:table-cell>
          <table:table-cell table:formula="of:=AVERAGE([.R27:.AF27])" office:value-type="float" office:value="0">
            <text:p>0,00</text:p>
          </table:table-cell>
          <table:table-cell table:formula="of:=STDEVPA([.B27:.P27])" office:value-type="float" office:value="1.56914697279198">
            <text:p>1,57</text:p>
          </table:table-cell>
          <table:table-cell table:formula="of:=STDEVPA([.R27:.AF2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table:number-columns-repeated="15" office:value-type="float" office:value="0">
            <text:p>0</text:p>
          </table:table-cell>
          <table:table-cell table:formula="of:=AVERAGE([.B28:.P28])" office:value-type="float" office:value="83.0666666666667">
            <text:p>83,07</text:p>
          </table:table-cell>
          <table:table-cell table:formula="of:=AVERAGE([.R28:.AF28])" office:value-type="float" office:value="0">
            <text:p>0,00</text:p>
          </table:table-cell>
          <table:table-cell table:formula="of:=STDEVPA([.B28:.P28])" office:value-type="float" office:value="2.9992591677872">
            <text:p>3,00</text:p>
          </table:table-cell>
          <table:table-cell table:formula="of:=STDEVPA([.R28:.AF2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table:number-columns-repeated="15" office:value-type="float" office:value="0">
            <text:p>0</text:p>
          </table:table-cell>
          <table:table-cell table:formula="of:=AVERAGE([.B29:.P29])" office:value-type="float" office:value="82.9333333333333">
            <text:p>82,93</text:p>
          </table:table-cell>
          <table:table-cell table:formula="of:=AVERAGE([.R29:.AF29])" office:value-type="float" office:value="0">
            <text:p>0,00</text:p>
          </table:table-cell>
          <table:table-cell table:formula="of:=STDEVPA([.B29:.P29])" office:value-type="float" office:value="5.90442395346254">
            <text:p>5,90</text:p>
          </table:table-cell>
          <table:table-cell table:formula="of:=STDEVPA([.R29:.AF2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5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table:number-columns-repeated="15" office:value-type="float" office:value="0">
            <text:p>0</text:p>
          </table:table-cell>
          <table:table-cell table:formula="of:=AVERAGE([.B30:.P30])" office:value-type="float" office:value="84">
            <text:p>84,00</text:p>
          </table:table-cell>
          <table:table-cell table:formula="of:=AVERAGE([.R30:.AF30])" office:value-type="float" office:value="0">
            <text:p>0,00</text:p>
          </table:table-cell>
          <table:table-cell table:formula="of:=STDEVPA([.B30:.P30])" office:value-type="float" office:value="0.966091783079296">
            <text:p>0,97</text:p>
          </table:table-cell>
          <table:table-cell table:formula="of:=STDEVPA([.R30:.AF3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  <table:table-cell table:number-columns-repeated="15" office:value-type="float" office:value="0">
            <text:p>0</text:p>
          </table:table-cell>
          <table:table-cell table:formula="of:=AVERAGE([.B31:.P31])" office:value-type="float" office:value="81.9333333333333">
            <text:p>81,93</text:p>
          </table:table-cell>
          <table:table-cell table:formula="of:=AVERAGE([.R31:.AF31])" office:value-type="float" office:value="0">
            <text:p>0,00</text:p>
          </table:table-cell>
          <table:table-cell table:formula="of:=STDEVPA([.B31:.P31])" office:value-type="float" office:value="7.25227933518529">
            <text:p>7,25</text:p>
          </table:table-cell>
          <table:table-cell table:formula="of:=STDEVPA([.R31:.AF3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47">
            <text:p>47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table:number-columns-repeated="15" office:value-type="float" office:value="0">
            <text:p>0</text:p>
          </table:table-cell>
          <table:table-cell table:formula="of:=AVERAGE([.B32:.P32])" office:value-type="float" office:value="75.8666666666667">
            <text:p>75,87</text:p>
          </table:table-cell>
          <table:table-cell table:formula="of:=AVERAGE([.R32:.AF32])" office:value-type="float" office:value="0">
            <text:p>0,00</text:p>
          </table:table-cell>
          <table:table-cell table:formula="of:=STDEVPA([.B32:.P32])" office:value-type="float" office:value="22.2945932658322">
            <text:p>22,29</text:p>
          </table:table-cell>
          <table:table-cell table:formula="of:=STDEVPA([.R32:.AF3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31">
            <text:p>31</text:p>
          </table:table-cell>
          <table:table-cell table:number-columns-repeated="15" office:value-type="float" office:value="0">
            <text:p>0</text:p>
          </table:table-cell>
          <table:table-cell table:formula="of:=AVERAGE([.B33:.P33])" office:value-type="float" office:value="82.8">
            <text:p>82,80</text:p>
          </table:table-cell>
          <table:table-cell table:formula="of:=AVERAGE([.R33:.AF33])" office:value-type="float" office:value="0">
            <text:p>0,00</text:p>
          </table:table-cell>
          <table:table-cell table:formula="of:=STDEVPA([.B33:.P33])" office:value-type="float" office:value="4.59274790657329">
            <text:p>4,59</text:p>
          </table:table-cell>
          <table:table-cell table:formula="of:=STDEVPA([.R33:.AF3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table:number-columns-repeated="15" office:value-type="float" office:value="0">
            <text:p>0</text:p>
          </table:table-cell>
          <table:table-cell table:formula="of:=AVERAGE([.B34:.P34])" office:value-type="float" office:value="83.9333333333333">
            <text:p>83,93</text:p>
          </table:table-cell>
          <table:table-cell table:formula="of:=AVERAGE([.R34:.AF34])" office:value-type="float" office:value="0">
            <text:p>0,00</text:p>
          </table:table-cell>
          <table:table-cell table:formula="of:=STDEVPA([.B34:.P34])" office:value-type="float" office:value="1.48174071805952">
            <text:p>1,48</text:p>
          </table:table-cell>
          <table:table-cell table:formula="of:=STDEVPA([.R34:.AF3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table:number-columns-repeated="15" office:value-type="float" office:value="0">
            <text:p>0</text:p>
          </table:table-cell>
          <table:table-cell table:formula="of:=AVERAGE([.B35:.P35])" office:value-type="float" office:value="84">
            <text:p>84,00</text:p>
          </table:table-cell>
          <table:table-cell table:formula="of:=AVERAGE([.R35:.AF35])" office:value-type="float" office:value="0">
            <text:p>0,00</text:p>
          </table:table-cell>
          <table:table-cell table:formula="of:=STDEVPA([.B35:.P35])" office:value-type="float" office:value="1.211060141639">
            <text:p>1,21</text:p>
          </table:table-cell>
          <table:table-cell table:formula="of:=STDEVPA([.R35:.AF3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table:number-columns-repeated="15" office:value-type="float" office:value="0">
            <text:p>0</text:p>
          </table:table-cell>
          <table:table-cell table:formula="of:=AVERAGE([.B36:.P36])" office:value-type="float" office:value="83.4">
            <text:p>83,40</text:p>
          </table:table-cell>
          <table:table-cell table:formula="of:=AVERAGE([.R36:.AF36])" office:value-type="float" office:value="0">
            <text:p>0,00</text:p>
          </table:table-cell>
          <table:table-cell table:formula="of:=STDEVPA([.B36:.P36])" office:value-type="float" office:value="1.54056266777218">
            <text:p>1,54</text:p>
          </table:table-cell>
          <table:table-cell table:formula="of:=STDEVPA([.R36:.AF3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table:number-columns-repeated="15" office:value-type="float" office:value="0">
            <text:p>0</text:p>
          </table:table-cell>
          <table:table-cell table:formula="of:=AVERAGE([.B37:.P37])" office:value-type="float" office:value="83.0666666666667">
            <text:p>83,07</text:p>
          </table:table-cell>
          <table:table-cell table:formula="of:=AVERAGE([.R37:.AF37])" office:value-type="float" office:value="0">
            <text:p>0,00</text:p>
          </table:table-cell>
          <table:table-cell table:formula="of:=STDEVPA([.B37:.P37])" office:value-type="float" office:value="1.48174071805952">
            <text:p>1,48</text:p>
          </table:table-cell>
          <table:table-cell table:formula="of:=STDEVPA([.R37:.AF3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table:number-columns-repeated="15" office:value-type="float" office:value="0">
            <text:p>0</text:p>
          </table:table-cell>
          <table:table-cell table:formula="of:=AVERAGE([.B38:.P38])" office:value-type="float" office:value="83.6666666666667">
            <text:p>83,67</text:p>
          </table:table-cell>
          <table:table-cell table:formula="of:=AVERAGE([.R38:.AF38])" office:value-type="float" office:value="0">
            <text:p>0,00</text:p>
          </table:table-cell>
          <table:table-cell table:formula="of:=STDEVPA([.B38:.P38])" office:value-type="float" office:value="1.3984117975602">
            <text:p>1,40</text:p>
          </table:table-cell>
          <table:table-cell table:formula="of:=STDEVPA([.R38:.AF3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3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table:number-columns-repeated="15" office:value-type="float" office:value="0">
            <text:p>0</text:p>
          </table:table-cell>
          <table:table-cell table:formula="of:=AVERAGE([.B39:.P39])" office:value-type="float" office:value="83.5333333333333">
            <text:p>83,53</text:p>
          </table:table-cell>
          <table:table-cell table:formula="of:=AVERAGE([.R39:.AF39])" office:value-type="float" office:value="0">
            <text:p>0,00</text:p>
          </table:table-cell>
          <table:table-cell table:formula="of:=STDEVPA([.B39:.P39])" office:value-type="float" office:value="1.35973853695808">
            <text:p>1,36</text:p>
          </table:table-cell>
          <table:table-cell table:formula="of:=STDEVPA([.R39:.AF3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77">
            <text:p>77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38">
            <text:p>38</text:p>
          </table:table-cell>
          <table:table-cell table:number-columns-repeated="15" office:value-type="float" office:value="0">
            <text:p>0</text:p>
          </table:table-cell>
          <table:table-cell table:formula="of:=AVERAGE([.B40:.P40])" office:value-type="float" office:value="82.8666666666667">
            <text:p>82,87</text:p>
          </table:table-cell>
          <table:table-cell table:formula="of:=AVERAGE([.R40:.AF40])" office:value-type="float" office:value="0">
            <text:p>0,00</text:p>
          </table:table-cell>
          <table:table-cell table:formula="of:=STDEVPA([.B40:.P40])" office:value-type="float" office:value="1.74610678049451">
            <text:p>1,75</text:p>
          </table:table-cell>
          <table:table-cell table:formula="of:=STDEVPA([.R40:.AF4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39">
            <text:p>39</text:p>
          </table:table-cell>
          <table:table-cell table:number-columns-repeated="15" office:value-type="float" office:value="0">
            <text:p>0</text:p>
          </table:table-cell>
          <table:table-cell table:formula="of:=AVERAGE([.B41:.P41])" office:value-type="float" office:value="83.8666666666667">
            <text:p>83,87</text:p>
          </table:table-cell>
          <table:table-cell table:formula="of:=AVERAGE([.R41:.AF41])" office:value-type="float" office:value="0">
            <text:p>0,00</text:p>
          </table:table-cell>
          <table:table-cell table:formula="of:=STDEVPA([.B41:.P41])" office:value-type="float" office:value="1.62754074876449">
            <text:p>1,63</text:p>
          </table:table-cell>
          <table:table-cell table:formula="of:=STDEVPA([.R41:.AF4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table:number-columns-repeated="15" office:value-type="float" office:value="0">
            <text:p>0</text:p>
          </table:table-cell>
          <table:table-cell table:formula="of:=AVERAGE([.B42:.P42])" office:value-type="float" office:value="83.8666666666667">
            <text:p>83,87</text:p>
          </table:table-cell>
          <table:table-cell table:formula="of:=AVERAGE([.R42:.AF42])" office:value-type="float" office:value="0">
            <text:p>0,00</text:p>
          </table:table-cell>
          <table:table-cell table:formula="of:=STDEVPA([.B42:.P42])" office:value-type="float" office:value="1.4544949486181">
            <text:p>1,45</text:p>
          </table:table-cell>
          <table:table-cell table:formula="of:=STDEVPA([.R42:.AF4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41">
            <text:p>41</text:p>
          </table:table-cell>
          <table:table-cell table:number-columns-repeated="15" office:value-type="float" office:value="0">
            <text:p>0</text:p>
          </table:table-cell>
          <table:table-cell table:formula="of:=AVERAGE([.B43:.P43])" office:value-type="float" office:value="83.5333333333333">
            <text:p>83,53</text:p>
          </table:table-cell>
          <table:table-cell table:formula="of:=AVERAGE([.R43:.AF43])" office:value-type="float" office:value="0">
            <text:p>0,00</text:p>
          </table:table-cell>
          <table:table-cell table:formula="of:=STDEVPA([.B43:.P43])" office:value-type="float" office:value="1.20369800568452">
            <text:p>1,20</text:p>
          </table:table-cell>
          <table:table-cell table:formula="of:=STDEVPA([.R43:.AF4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4" office:value-type="float" office:value="84">
            <text:p>84</text:p>
          </table:table-cell>
          <table:table-cell office:value-type="float" office:value="42">
            <text:p>42</text:p>
          </table:table-cell>
          <table:table-cell table:number-columns-repeated="15" office:value-type="float" office:value="0">
            <text:p>0</text:p>
          </table:table-cell>
          <table:table-cell table:formula="of:=AVERAGE([.B44:.P44])" office:value-type="float" office:value="84">
            <text:p>84,00</text:p>
          </table:table-cell>
          <table:table-cell table:formula="of:=AVERAGE([.R44:.AF44])" office:value-type="float" office:value="0">
            <text:p>0,00</text:p>
          </table:table-cell>
          <table:table-cell table:formula="of:=STDEVPA([.B44:.P44])" office:value-type="float" office:value="0.894427190999916">
            <text:p>0,89</text:p>
          </table:table-cell>
          <table:table-cell table:formula="of:=STDEVPA([.R44:.AF4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table:number-columns-repeated="15" office:value-type="float" office:value="0">
            <text:p>0</text:p>
          </table:table-cell>
          <table:table-cell table:formula="of:=AVERAGE([.B45:.P45])" office:value-type="float" office:value="84">
            <text:p>84,00</text:p>
          </table:table-cell>
          <table:table-cell table:formula="of:=AVERAGE([.R45:.AF45])" office:value-type="float" office:value="0">
            <text:p>0,00</text:p>
          </table:table-cell>
          <table:table-cell table:formula="of:=STDEVPA([.B45:.P45])" office:value-type="float" office:value="1.211060141639">
            <text:p>1,21</text:p>
          </table:table-cell>
          <table:table-cell table:formula="of:=STDEVPA([.R45:.AF4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table:number-columns-repeated="15" office:value-type="float" office:value="0">
            <text:p>0</text:p>
          </table:table-cell>
          <table:table-cell table:formula="of:=AVERAGE([.B46:.P46])" office:value-type="float" office:value="82.9333333333333">
            <text:p>82,93</text:p>
          </table:table-cell>
          <table:table-cell table:formula="of:=AVERAGE([.R46:.AF46])" office:value-type="float" office:value="0">
            <text:p>0,00</text:p>
          </table:table-cell>
          <table:table-cell table:formula="of:=STDEVPA([.B46:.P46])" office:value-type="float" office:value="4.2026446699932">
            <text:p>4,20</text:p>
          </table:table-cell>
          <table:table-cell table:formula="of:=STDEVPA([.R46:.AF4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5">
            <text:p>45</text:p>
          </table:table-cell>
          <table:table-cell table:number-columns-repeated="3"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45">
            <text:p>45</text:p>
          </table:table-cell>
          <table:table-cell table:number-columns-repeated="15" office:value-type="float" office:value="0">
            <text:p>0</text:p>
          </table:table-cell>
          <table:table-cell table:formula="of:=AVERAGE([.B47:.P47])" office:value-type="float" office:value="84.0666666666667">
            <text:p>84,07</text:p>
          </table:table-cell>
          <table:table-cell table:formula="of:=AVERAGE([.R47:.AF47])" office:value-type="float" office:value="0">
            <text:p>0,00</text:p>
          </table:table-cell>
          <table:table-cell table:formula="of:=STDEVPA([.B47:.P47])" office:value-type="float" office:value="0.85374989832438">
            <text:p>0,85</text:p>
          </table:table-cell>
          <table:table-cell table:formula="of:=STDEVPA([.R47:.AF4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6">
            <text:p>46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office:value-type="float" office:value="46">
            <text:p>46</text:p>
          </table:table-cell>
          <table:table-cell table:number-columns-repeated="15" office:value-type="float" office:value="0">
            <text:p>0</text:p>
          </table:table-cell>
          <table:table-cell table:formula="of:=AVERAGE([.B48:.P48])" office:value-type="float" office:value="83.7333333333333">
            <text:p>83,73</text:p>
          </table:table-cell>
          <table:table-cell table:formula="of:=AVERAGE([.R48:.AF48])" office:value-type="float" office:value="0">
            <text:p>0,00</text:p>
          </table:table-cell>
          <table:table-cell table:formula="of:=STDEVPA([.B48:.P48])" office:value-type="float" office:value="1.52606975230128">
            <text:p>1,53</text:p>
          </table:table-cell>
          <table:table-cell table:formula="of:=STDEVPA([.R48:.AF4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47">
            <text:p>47</text:p>
          </table:table-cell>
          <table:table-cell table:number-columns-repeated="15" office:value-type="float" office:value="0">
            <text:p>0</text:p>
          </table:table-cell>
          <table:table-cell table:formula="of:=AVERAGE([.B49:.P49])" office:value-type="float" office:value="83.8666666666667">
            <text:p>83,87</text:p>
          </table:table-cell>
          <table:table-cell table:formula="of:=AVERAGE([.R49:.AF49])" office:value-type="float" office:value="0">
            <text:p>0,00</text:p>
          </table:table-cell>
          <table:table-cell table:formula="of:=STDEVPA([.B49:.P49])" office:value-type="float" office:value="1.4996295838936">
            <text:p>1,50</text:p>
          </table:table-cell>
          <table:table-cell table:formula="of:=STDEVPA([.R49:.AF4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3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15" office:value-type="float" office:value="0">
            <text:p>0</text:p>
          </table:table-cell>
          <table:table-cell table:formula="of:=AVERAGE([.B50:.P50])" office:value-type="float" office:value="83.2">
            <text:p>83,20</text:p>
          </table:table-cell>
          <table:table-cell table:formula="of:=AVERAGE([.R50:.AF50])" office:value-type="float" office:value="0">
            <text:p>0,00</text:p>
          </table:table-cell>
          <table:table-cell table:formula="of:=STDEVPA([.B50:.P50])" office:value-type="float" office:value="1.46969384566991">
            <text:p>1,47</text:p>
          </table:table-cell>
          <table:table-cell table:formula="of:=STDEVPA([.R50:.AF5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51:.P51])" office:value-type="float" office:value="83.3333333333333">
            <text:p>83,33</text:p>
          </table:table-cell>
          <table:table-cell table:formula="of:=AVERAGE([.R51:.AF51])" office:value-type="float" office:value="0.133333333333333">
            <text:p>0,13</text:p>
          </table:table-cell>
          <table:table-cell table:formula="of:=STDEVPA([.B51:.P51])" office:value-type="float" office:value="0.942809041582063">
            <text:p>0,94</text:p>
          </table:table-cell>
          <table:table-cell table:formula="of:=STDEVPA([.R51:.AF51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52:.P52])" office:value-type="float" office:value="83.4666666666667">
            <text:p>83,47</text:p>
          </table:table-cell>
          <table:table-cell table:formula="of:=AVERAGE([.R52:.AF52])" office:value-type="float" office:value="0.133333333333333">
            <text:p>0,13</text:p>
          </table:table-cell>
          <table:table-cell table:formula="of:=STDEVPA([.B52:.P52])" office:value-type="float" office:value="1.66799946709291">
            <text:p>1,67</text:p>
          </table:table-cell>
          <table:table-cell table:formula="of:=STDEVPA([.R52:.AF52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51">
            <text:p>5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53:.P53])" office:value-type="float" office:value="83.9333333333333">
            <text:p>83,93</text:p>
          </table:table-cell>
          <table:table-cell table:formula="of:=AVERAGE([.R53:.AF53])" office:value-type="float" office:value="0.133333333333333">
            <text:p>0,13</text:p>
          </table:table-cell>
          <table:table-cell table:formula="of:=STDEVPA([.B53:.P53])" office:value-type="float" office:value="1.18133634311129">
            <text:p>1,18</text:p>
          </table:table-cell>
          <table:table-cell table:formula="of:=STDEVPA([.R53:.AF53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table:number-columns-repeated="15" office:value-type="float" office:value="0">
            <text:p>0</text:p>
          </table:table-cell>
          <table:table-cell table:formula="of:=AVERAGE([.B54:.P54])" office:value-type="float" office:value="83.5333333333333">
            <text:p>83,53</text:p>
          </table:table-cell>
          <table:table-cell table:formula="of:=AVERAGE([.R54:.AF54])" office:value-type="float" office:value="0">
            <text:p>0,00</text:p>
          </table:table-cell>
          <table:table-cell table:formula="of:=STDEVPA([.B54:.P54])" office:value-type="float" office:value="1.70749979664876">
            <text:p>1,71</text:p>
          </table:table-cell>
          <table:table-cell table:formula="of:=STDEVPA([.R54:.AF5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table:number-columns-repeated="15" office:value-type="float" office:value="0">
            <text:p>0</text:p>
          </table:table-cell>
          <table:table-cell table:formula="of:=AVERAGE([.B55:.P55])" office:value-type="float" office:value="83.4666666666667">
            <text:p>83,47</text:p>
          </table:table-cell>
          <table:table-cell table:formula="of:=AVERAGE([.R55:.AF55])" office:value-type="float" office:value="0">
            <text:p>0,00</text:p>
          </table:table-cell>
          <table:table-cell table:formula="of:=STDEVPA([.B55:.P55])" office:value-type="float" office:value="1.25786415094088">
            <text:p>1,26</text:p>
          </table:table-cell>
          <table:table-cell table:formula="of:=STDEVPA([.R55:.AF5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54">
            <text:p>5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56:.P56])" office:value-type="float" office:value="83.4666666666667">
            <text:p>83,47</text:p>
          </table:table-cell>
          <table:table-cell table:formula="of:=AVERAGE([.R56:.AF56])" office:value-type="float" office:value="0.2">
            <text:p>0,20</text:p>
          </table:table-cell>
          <table:table-cell table:formula="of:=STDEVPA([.B56:.P56])" office:value-type="float" office:value="1.25786415094088">
            <text:p>1,26</text:p>
          </table:table-cell>
          <table:table-cell table:formula="of:=STDEVPA([.R56:.AF56])" office:value-type="float" office:value="0.541602560309064">
            <text:p>0,54</text:p>
          </table:table-cell>
          <table:table-cell table:number-columns-repeated="988"/>
        </table:table-row>
        <table:table-row table:style-name="ro2">
          <table:table-cell office:value-type="float" office:value="55">
            <text:p>5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B57:.P57])" office:value-type="float" office:value="83.7333333333333">
            <text:p>83,73</text:p>
          </table:table-cell>
          <table:table-cell table:formula="of:=AVERAGE([.R57:.AF57])" office:value-type="float" office:value="0.0666666666666667">
            <text:p>0,07</text:p>
          </table:table-cell>
          <table:table-cell table:formula="of:=STDEVPA([.B57:.P57])" office:value-type="float" office:value="1.23648246606609">
            <text:p>1,24</text:p>
          </table:table-cell>
          <table:table-cell table:formula="of:=STDEVPA([.R57:.AF57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58:.P58])" office:value-type="float" office:value="83.6666666666667">
            <text:p>83,67</text:p>
          </table:table-cell>
          <table:table-cell table:formula="of:=AVERAGE([.R58:.AF58])" office:value-type="float" office:value="0.2">
            <text:p>0,20</text:p>
          </table:table-cell>
          <table:table-cell table:formula="of:=STDEVPA([.B58:.P58])" office:value-type="float" office:value="1.13529242439509">
            <text:p>1,14</text:p>
          </table:table-cell>
          <table:table-cell table:formula="of:=STDEVPA([.R58:.AF58])" office:value-type="float" office:value="0.541602560309064">
            <text:p>0,54</text:p>
          </table:table-cell>
          <table:table-cell table:number-columns-repeated="988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table:number-columns-repeated="15" office:value-type="float" office:value="0">
            <text:p>0</text:p>
          </table:table-cell>
          <table:table-cell table:formula="of:=AVERAGE([.B59:.P59])" office:value-type="float" office:value="83.8666666666667">
            <text:p>83,87</text:p>
          </table:table-cell>
          <table:table-cell table:formula="of:=AVERAGE([.R59:.AF59])" office:value-type="float" office:value="0">
            <text:p>0,00</text:p>
          </table:table-cell>
          <table:table-cell table:formula="of:=STDEVPA([.B59:.P59])" office:value-type="float" office:value="1.62754074876449">
            <text:p>1,63</text:p>
          </table:table-cell>
          <table:table-cell table:formula="of:=STDEVPA([.R59:.AF5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table:number-columns-repeated="15" office:value-type="float" office:value="0">
            <text:p>0</text:p>
          </table:table-cell>
          <table:table-cell table:formula="of:=AVERAGE([.B60:.P60])" office:value-type="float" office:value="84">
            <text:p>84,00</text:p>
          </table:table-cell>
          <table:table-cell table:formula="of:=AVERAGE([.R60:.AF60])" office:value-type="float" office:value="0">
            <text:p>0,00</text:p>
          </table:table-cell>
          <table:table-cell table:formula="of:=STDEVPA([.B60:.P60])" office:value-type="float" office:value="1.211060141639">
            <text:p>1,21</text:p>
          </table:table-cell>
          <table:table-cell table:formula="of:=STDEVPA([.R60:.AF6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6">
            <text:p>86</text:p>
          </table:table-cell>
          <table:table-cell office:value-type="float" office:value="59">
            <text:p>59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AVERAGE([.B61:.P61])" office:value-type="float" office:value="83.6">
            <text:p>83,60</text:p>
          </table:table-cell>
          <table:table-cell table:formula="of:=AVERAGE([.R61:.AF61])" office:value-type="float" office:value="0.2">
            <text:p>0,20</text:p>
          </table:table-cell>
          <table:table-cell table:formula="of:=STDEVPA([.B61:.P61])" office:value-type="float" office:value="1.70489491367259">
            <text:p>1,70</text:p>
          </table:table-cell>
          <table:table-cell table:formula="of:=STDEVPA([.R61:.AF61])" office:value-type="float" office:value="0.748331477354788">
            <text:p>0,75</text:p>
          </table:table-cell>
          <table:table-cell table:number-columns-repeated="988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62:.P62])" office:value-type="float" office:value="83.6666666666667">
            <text:p>83,67</text:p>
          </table:table-cell>
          <table:table-cell table:formula="of:=AVERAGE([.R62:.AF62])" office:value-type="float" office:value="0.4">
            <text:p>0,40</text:p>
          </table:table-cell>
          <table:table-cell table:formula="of:=STDEVPA([.B62:.P62])" office:value-type="float" office:value="1.53478192442951">
            <text:p>1,53</text:p>
          </table:table-cell>
          <table:table-cell table:formula="of:=STDEVPA([.R62:.AF62])" office:value-type="float" office:value="1.25432584814845">
            <text:p>1,25</text:p>
          </table:table-cell>
          <table:table-cell table:number-columns-repeated="988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63:.P63])" office:value-type="float" office:value="83.6">
            <text:p>83,60</text:p>
          </table:table-cell>
          <table:table-cell table:formula="of:=AVERAGE([.R63:.AF63])" office:value-type="float" office:value="0.266666666666667">
            <text:p>0,27</text:p>
          </table:table-cell>
          <table:table-cell table:formula="of:=STDEVPA([.B63:.P63])" office:value-type="float" office:value="1.58324561160506">
            <text:p>1,58</text:p>
          </table:table-cell>
          <table:table-cell table:formula="of:=STDEVPA([.R63:.AF63])" office:value-type="float" office:value="0.573488351136175">
            <text:p>0,57</text:p>
          </table:table-cell>
          <table:table-cell table:number-columns-repeated="988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4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AVERAGE([.B64:.P64])" office:value-type="float" office:value="83.4666666666667">
            <text:p>83,47</text:p>
          </table:table-cell>
          <table:table-cell table:formula="of:=AVERAGE([.R64:.AF64])" office:value-type="float" office:value="0.2">
            <text:p>0,20</text:p>
          </table:table-cell>
          <table:table-cell table:formula="of:=STDEVPA([.B64:.P64])" office:value-type="float" office:value="0.718021974284601">
            <text:p>0,72</text:p>
          </table:table-cell>
          <table:table-cell table:formula="of:=STDEVPA([.R64:.AF64])" office:value-type="float" office:value="0.748331477354788">
            <text:p>0,75</text:p>
          </table:table-cell>
          <table:table-cell table:number-columns-repeated="988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65:.P65])" office:value-type="float" office:value="83.5333333333333">
            <text:p>83,53</text:p>
          </table:table-cell>
          <table:table-cell table:formula="of:=AVERAGE([.R65:.AF65])" office:value-type="float" office:value="0.0666666666666667">
            <text:p>0,07</text:p>
          </table:table-cell>
          <table:table-cell table:formula="of:=STDEVPA([.B65:.P65])" office:value-type="float" office:value="1.78387842136795">
            <text:p>1,78</text:p>
          </table:table-cell>
          <table:table-cell table:formula="of:=STDEVPA([.R65:.AF65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table:number-columns-repeated="15" office:value-type="float" office:value="0">
            <text:p>0</text:p>
          </table:table-cell>
          <table:table-cell table:formula="of:=AVERAGE([.B66:.P66])" office:value-type="float" office:value="84.2666666666667">
            <text:p>84,27</text:p>
          </table:table-cell>
          <table:table-cell table:formula="of:=AVERAGE([.R66:.AF66])" office:value-type="float" office:value="0">
            <text:p>0,00</text:p>
          </table:table-cell>
          <table:table-cell table:formula="of:=STDEVPA([.B66:.P66])" office:value-type="float" office:value="0.997775303139718">
            <text:p>1,00</text:p>
          </table:table-cell>
          <table:table-cell table:formula="of:=STDEVPA([.R66:.AF6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5">
            <text:p>6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formula="of:=AVERAGE([.B67:.P67])" office:value-type="float" office:value="83.4666666666667">
            <text:p>83,47</text:p>
          </table:table-cell>
          <table:table-cell table:formula="of:=AVERAGE([.R67:.AF67])" office:value-type="float" office:value="0.0666666666666667">
            <text:p>0,07</text:p>
          </table:table-cell>
          <table:table-cell table:formula="of:=STDEVPA([.B67:.P67])" office:value-type="float" office:value="1.08730042868667">
            <text:p>1,09</text:p>
          </table:table-cell>
          <table:table-cell table:formula="of:=STDEVPA([.R67:.AF67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68:.P68])" office:value-type="float" office:value="84">
            <text:p>84,00</text:p>
          </table:table-cell>
          <table:table-cell table:formula="of:=AVERAGE([.R68:.AF68])" office:value-type="float" office:value="0.4">
            <text:p>0,40</text:p>
          </table:table-cell>
          <table:table-cell table:formula="of:=STDEVPA([.B68:.P68])" office:value-type="float" office:value="1.31656117720877">
            <text:p>1,32</text:p>
          </table:table-cell>
          <table:table-cell table:formula="of:=STDEVPA([.R68:.AF68])" office:value-type="float" office:value="0.879393730551528">
            <text:p>0,88</text:p>
          </table:table-cell>
          <table:table-cell table:number-columns-repeated="988"/>
        </table:table-row>
        <table:table-row table:style-name="ro2">
          <table:table-cell office:value-type="float" office:value="67">
            <text:p>67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3"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79">
            <text:p>79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69:.P69])" office:value-type="float" office:value="83.2666666666667">
            <text:p>83,27</text:p>
          </table:table-cell>
          <table:table-cell table:formula="of:=AVERAGE([.R69:.AF69])" office:value-type="float" office:value="0.2">
            <text:p>0,20</text:p>
          </table:table-cell>
          <table:table-cell table:formula="of:=STDEVPA([.B69:.P69])" office:value-type="float" office:value="1.73076733143296">
            <text:p>1,73</text:p>
          </table:table-cell>
          <table:table-cell table:formula="of:=STDEVPA([.R69:.AF69])" office:value-type="float" office:value="0.4">
            <text:p>0,40</text:p>
          </table:table-cell>
          <table:table-cell table:number-columns-repeated="988"/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3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70:.P70])" office:value-type="float" office:value="84.2666666666667">
            <text:p>84,27</text:p>
          </table:table-cell>
          <table:table-cell table:formula="of:=AVERAGE([.R70:.AF70])" office:value-type="float" office:value="0.266666666666667">
            <text:p>0,27</text:p>
          </table:table-cell>
          <table:table-cell table:formula="of:=STDEVPA([.B70:.P70])" office:value-type="float" office:value="1.12348663642351">
            <text:p>1,12</text:p>
          </table:table-cell>
          <table:table-cell table:formula="of:=STDEVPA([.R70:.AF70])" office:value-type="float" office:value="0.573488351136175">
            <text:p>0,57</text:p>
          </table:table-cell>
          <table:table-cell table:number-columns-repeated="988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table:number-columns-repeated="15" office:value-type="float" office:value="0">
            <text:p>0</text:p>
          </table:table-cell>
          <table:table-cell table:formula="of:=AVERAGE([.B71:.P71])" office:value-type="float" office:value="83.4666666666667">
            <text:p>83,47</text:p>
          </table:table-cell>
          <table:table-cell table:formula="of:=AVERAGE([.R71:.AF71])" office:value-type="float" office:value="0">
            <text:p>0,00</text:p>
          </table:table-cell>
          <table:table-cell table:formula="of:=STDEVPA([.B71:.P71])" office:value-type="float" office:value="1.70749979664876">
            <text:p>1,71</text:p>
          </table:table-cell>
          <table:table-cell table:formula="of:=STDEVPA([.R71:.AF7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0">
            <text:p>70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15" office:value-type="float" office:value="0">
            <text:p>0</text:p>
          </table:table-cell>
          <table:table-cell table:formula="of:=AVERAGE([.B72:.P72])" office:value-type="float" office:value="83.4">
            <text:p>83,40</text:p>
          </table:table-cell>
          <table:table-cell table:formula="of:=AVERAGE([.R72:.AF72])" office:value-type="float" office:value="0">
            <text:p>0,00</text:p>
          </table:table-cell>
          <table:table-cell table:formula="of:=STDEVPA([.B72:.P72])" office:value-type="float" office:value="1.25432584814845">
            <text:p>1,25</text:p>
          </table:table-cell>
          <table:table-cell table:formula="of:=STDEVPA([.R72:.AF7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71">
            <text:p>71</text:p>
          </table:table-cell>
          <table:table-cell table:number-columns-repeated="15" office:value-type="float" office:value="0">
            <text:p>0</text:p>
          </table:table-cell>
          <table:table-cell table:formula="of:=AVERAGE([.B73:.P73])" office:value-type="float" office:value="83.5333333333333">
            <text:p>83,53</text:p>
          </table:table-cell>
          <table:table-cell table:formula="of:=AVERAGE([.R73:.AF73])" office:value-type="float" office:value="0">
            <text:p>0,00</text:p>
          </table:table-cell>
          <table:table-cell table:formula="of:=STDEVPA([.B73:.P73])" office:value-type="float" office:value="1.02415276638248">
            <text:p>1,02</text:p>
          </table:table-cell>
          <table:table-cell table:formula="of:=STDEVPA([.R73:.AF7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table:number-columns-repeated="15" office:value-type="float" office:value="0">
            <text:p>0</text:p>
          </table:table-cell>
          <table:table-cell table:formula="of:=AVERAGE([.B74:.P74])" office:value-type="float" office:value="83.9333333333333">
            <text:p>83,93</text:p>
          </table:table-cell>
          <table:table-cell table:formula="of:=AVERAGE([.R74:.AF74])" office:value-type="float" office:value="0">
            <text:p>0,00</text:p>
          </table:table-cell>
          <table:table-cell table:formula="of:=STDEVPA([.B74:.P74])" office:value-type="float" office:value="0.928559218478941">
            <text:p>0,93</text:p>
          </table:table-cell>
          <table:table-cell table:formula="of:=STDEVPA([.R74:.AF7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75:.P75])" office:value-type="float" office:value="83.5333333333333">
            <text:p>83,53</text:p>
          </table:table-cell>
          <table:table-cell table:formula="of:=AVERAGE([.R75:.AF75])" office:value-type="float" office:value="0.2">
            <text:p>0,20</text:p>
          </table:table-cell>
          <table:table-cell table:formula="of:=STDEVPA([.B75:.P75])" office:value-type="float" office:value="1.30979218029257">
            <text:p>1,31</text:p>
          </table:table-cell>
          <table:table-cell table:formula="of:=STDEVPA([.R75:.AF75])" office:value-type="float" office:value="0.541602560309064">
            <text:p>0,54</text:p>
          </table:table-cell>
          <table:table-cell table:number-columns-repeated="988"/>
        </table:table-row>
        <table:table-row table:style-name="ro2">
          <table:table-cell office:value-type="float" office:value="74">
            <text:p>74</text:p>
          </table:table-cell>
          <table:table-cell table:number-columns-repeated="3"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76:.P76])" office:value-type="float" office:value="83.9333333333333">
            <text:p>83,93</text:p>
          </table:table-cell>
          <table:table-cell table:formula="of:=AVERAGE([.R76:.AF76])" office:value-type="float" office:value="0.133333333333333">
            <text:p>0,13</text:p>
          </table:table-cell>
          <table:table-cell table:formula="of:=STDEVPA([.B76:.P76])" office:value-type="float" office:value="1.56914697279198">
            <text:p>1,57</text:p>
          </table:table-cell>
          <table:table-cell table:formula="of:=STDEVPA([.R76:.AF76])" office:value-type="float" office:value="0.339934634239519">
            <text:p>0,34</text:p>
          </table:table-cell>
          <table:table-cell table:number-columns-repeated="988"/>
        </table:table-row>
        <table:table-row table:style-name="ro2">
          <table:table-cell office:value-type="float" office:value="75">
            <text:p>7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77:.P77])" office:value-type="float" office:value="83.6">
            <text:p>83,60</text:p>
          </table:table-cell>
          <table:table-cell table:formula="of:=AVERAGE([.R77:.AF77])" office:value-type="float" office:value="0.133333333333333">
            <text:p>0,13</text:p>
          </table:table-cell>
          <table:table-cell table:formula="of:=STDEVPA([.B77:.P77])" office:value-type="float" office:value="1.4047538337137">
            <text:p>1,40</text:p>
          </table:table-cell>
          <table:table-cell table:formula="of:=STDEVPA([.R77:.AF77])" office:value-type="float" office:value="0.339934634239519">
            <text:p>0,34</text:p>
          </table:table-cell>
          <table:table-cell table:number-columns-repeated="988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4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table:number-columns-repeated="15" office:value-type="float" office:value="0">
            <text:p>0</text:p>
          </table:table-cell>
          <table:table-cell table:formula="of:=AVERAGE([.B78:.P78])" office:value-type="float" office:value="83.3333333333333">
            <text:p>83,33</text:p>
          </table:table-cell>
          <table:table-cell table:formula="of:=AVERAGE([.R78:.AF78])" office:value-type="float" office:value="0">
            <text:p>0,00</text:p>
          </table:table-cell>
          <table:table-cell table:formula="of:=STDEVPA([.B78:.P78])" office:value-type="float" office:value="2.05480466765633">
            <text:p>2,05</text:p>
          </table:table-cell>
          <table:table-cell table:formula="of:=STDEVPA([.R78:.AF7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7">
            <text:p>77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table:number-columns-repeated="15" office:value-type="float" office:value="0">
            <text:p>0</text:p>
          </table:table-cell>
          <table:table-cell table:formula="of:=AVERAGE([.B79:.P79])" office:value-type="float" office:value="84.0666666666667">
            <text:p>84,07</text:p>
          </table:table-cell>
          <table:table-cell table:formula="of:=AVERAGE([.R79:.AF79])" office:value-type="float" office:value="0">
            <text:p>0,00</text:p>
          </table:table-cell>
          <table:table-cell table:formula="of:=STDEVPA([.B79:.P79])" office:value-type="float" office:value="0.85374989832438">
            <text:p>0,85</text:p>
          </table:table-cell>
          <table:table-cell table:formula="of:=STDEVPA([.R79:.AF7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formula="of:=AVERAGE([.B80:.P80])" office:value-type="float" office:value="83.0666666666667">
            <text:p>83,07</text:p>
          </table:table-cell>
          <table:table-cell table:formula="of:=AVERAGE([.R80:.AF80])" office:value-type="float" office:value="0.2">
            <text:p>0,20</text:p>
          </table:table-cell>
          <table:table-cell table:formula="of:=STDEVPA([.B80:.P80])" office:value-type="float" office:value="2.08059820457696">
            <text:p>2,08</text:p>
          </table:table-cell>
          <table:table-cell table:formula="of:=STDEVPA([.R80:.AF80])" office:value-type="float" office:value="0.748331477354788">
            <text:p>0,75</text:p>
          </table:table-cell>
          <table:table-cell table:number-columns-repeated="988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3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81:.P81])" office:value-type="float" office:value="83.2666666666667">
            <text:p>83,27</text:p>
          </table:table-cell>
          <table:table-cell table:formula="of:=AVERAGE([.R81:.AF81])" office:value-type="float" office:value="0.2">
            <text:p>0,20</text:p>
          </table:table-cell>
          <table:table-cell table:formula="of:=STDEVPA([.B81:.P81])" office:value-type="float" office:value="1.87853370714738">
            <text:p>1,88</text:p>
          </table:table-cell>
          <table:table-cell table:formula="of:=STDEVPA([.R81:.AF81])" office:value-type="float" office:value="0.541602560309064">
            <text:p>0,54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82:.P82])" office:value-type="float" office:value="82.3333333333333">
            <text:p>82,33</text:p>
          </table:table-cell>
          <table:table-cell table:formula="of:=AVERAGE([.R82:.AF82])" office:value-type="float" office:value="0.266666666666667">
            <text:p>0,27</text:p>
          </table:table-cell>
          <table:table-cell table:formula="of:=STDEVPA([.B82:.P82])" office:value-type="float" office:value="6.43600980594516">
            <text:p>6,44</text:p>
          </table:table-cell>
          <table:table-cell table:formula="of:=STDEVPA([.R82:.AF82])" office:value-type="float" office:value="0.573488351136175">
            <text:p>0,57</text:p>
          </table:table-cell>
          <table:table-cell table:number-columns-repeated="988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B83:.P83])" office:value-type="float" office:value="78.6">
            <text:p>78,60</text:p>
          </table:table-cell>
          <table:table-cell table:formula="of:=AVERAGE([.R83:.AF83])" office:value-type="float" office:value="0.133333333333333">
            <text:p>0,13</text:p>
          </table:table-cell>
          <table:table-cell table:formula="of:=STDEVPA([.B83:.P83])" office:value-type="float" office:value="19.7004230073028">
            <text:p>19,70</text:p>
          </table:table-cell>
          <table:table-cell table:formula="of:=STDEVPA([.R83:.AF83])" office:value-type="float" office:value="0.339934634239519">
            <text:p>0,34</text:p>
          </table:table-cell>
          <table:table-cell table:number-columns-repeated="988"/>
        </table:table-row>
        <table:table-row table:style-name="ro2"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B84:.P84])" office:value-type="float" office:value="79.1333333333333">
            <text:p>79,13</text:p>
          </table:table-cell>
          <table:table-cell table:formula="of:=AVERAGE([.R84:.AF84])" office:value-type="float" office:value="0.2">
            <text:p>0,20</text:p>
          </table:table-cell>
          <table:table-cell table:formula="of:=STDEVPA([.B84:.P84])" office:value-type="float" office:value="10.2558384455988">
            <text:p>10,26</text:p>
          </table:table-cell>
          <table:table-cell table:formula="of:=STDEVPA([.R84:.AF84])" office:value-type="float" office:value="0.541602560309064">
            <text:p>0,54</text:p>
          </table:table-cell>
          <table:table-cell table:number-columns-repeated="988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formula="of:=AVERAGE([.B85:.P85])" office:value-type="float" office:value="82.6666666666667">
            <text:p>82,67</text:p>
          </table:table-cell>
          <table:table-cell table:formula="of:=AVERAGE([.R85:.AF85])" office:value-type="float" office:value="0.0666666666666667">
            <text:p>0,07</text:p>
          </table:table-cell>
          <table:table-cell table:formula="of:=STDEVPA([.B85:.P85])" office:value-type="float" office:value="2.95897880282295">
            <text:p>2,96</text:p>
          </table:table-cell>
          <table:table-cell table:formula="of:=STDEVPA([.R85:.AF85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86:.P86])" office:value-type="float" office:value="83.5333333333333">
            <text:p>83,53</text:p>
          </table:table-cell>
          <table:table-cell table:formula="of:=AVERAGE([.R86:.AF86])" office:value-type="float" office:value="0.2">
            <text:p>0,20</text:p>
          </table:table-cell>
          <table:table-cell table:formula="of:=STDEVPA([.B86:.P86])" office:value-type="float" office:value="1.92757763930679">
            <text:p>1,93</text:p>
          </table:table-cell>
          <table:table-cell table:formula="of:=STDEVPA([.R86:.AF86])" office:value-type="float" office:value="0.541602560309064">
            <text:p>0,54</text:p>
          </table:table-cell>
          <table:table-cell table:number-columns-repeated="988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87:.P87])" office:value-type="float" office:value="83.2">
            <text:p>83,20</text:p>
          </table:table-cell>
          <table:table-cell table:formula="of:=AVERAGE([.R87:.AF87])" office:value-type="float" office:value="0.0666666666666667">
            <text:p>0,07</text:p>
          </table:table-cell>
          <table:table-cell table:formula="of:=STDEVPA([.B87:.P87])" office:value-type="float" office:value="3.12409987036266">
            <text:p>3,12</text:p>
          </table:table-cell>
          <table:table-cell table:formula="of:=STDEVPA([.R87:.AF87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88:.P88])" office:value-type="float" office:value="83.2666666666667">
            <text:p>83,27</text:p>
          </table:table-cell>
          <table:table-cell table:formula="of:=AVERAGE([.R88:.AF88])" office:value-type="float" office:value="0.2">
            <text:p>0,20</text:p>
          </table:table-cell>
          <table:table-cell table:formula="of:=STDEVPA([.B88:.P88])" office:value-type="float" office:value="3.19304800395415">
            <text:p>3,19</text:p>
          </table:table-cell>
          <table:table-cell table:formula="of:=STDEVPA([.R88:.AF88])" office:value-type="float" office:value="0.541602560309064">
            <text:p>0,54</text:p>
          </table:table-cell>
          <table:table-cell table:number-columns-repeated="988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B89:.P89])" office:value-type="float" office:value="83">
            <text:p>83,00</text:p>
          </table:table-cell>
          <table:table-cell table:formula="of:=AVERAGE([.R89:.AF89])" office:value-type="float" office:value="0.133333333333333">
            <text:p>0,13</text:p>
          </table:table-cell>
          <table:table-cell table:formula="of:=STDEVPA([.B89:.P89])" office:value-type="float" office:value="3.01109061083632">
            <text:p>3,01</text:p>
          </table:table-cell>
          <table:table-cell table:formula="of:=STDEVPA([.R89:.AF89])" office:value-type="float" office:value="0.339934634239519">
            <text:p>0,34</text:p>
          </table:table-cell>
          <table:table-cell table:number-columns-repeated="988"/>
        </table:table-row>
        <table:table-row table:style-name="ro2">
          <table:table-cell office:value-type="float" office:value="88">
            <text:p>88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4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B90:.P90])" office:value-type="float" office:value="83.1333333333333">
            <text:p>83,13</text:p>
          </table:table-cell>
          <table:table-cell table:formula="of:=AVERAGE([.R90:.AF90])" office:value-type="float" office:value="0.0666666666666667">
            <text:p>0,07</text:p>
          </table:table-cell>
          <table:table-cell table:formula="of:=STDEVPA([.B90:.P90])" office:value-type="float" office:value="1.96185852927496">
            <text:p>1,96</text:p>
          </table:table-cell>
          <table:table-cell table:formula="of:=STDEVPA([.R90:.AF90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89">
            <text:p>89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2">
            <text:p>82</text:p>
          </table:table-cell>
          <table:table-cell office:value-type="float" office:value="89">
            <text:p>89</text:p>
          </table:table-cell>
          <table:table-cell table:number-columns-repeated="15" office:value-type="float" office:value="0">
            <text:p>0</text:p>
          </table:table-cell>
          <table:table-cell table:formula="of:=AVERAGE([.B91:.P91])" office:value-type="float" office:value="83.4">
            <text:p>83,40</text:p>
          </table:table-cell>
          <table:table-cell table:formula="of:=AVERAGE([.R91:.AF91])" office:value-type="float" office:value="0">
            <text:p>0,00</text:p>
          </table:table-cell>
          <table:table-cell table:formula="of:=STDEVPA([.B91:.P91])" office:value-type="float" office:value="2.27449628123093">
            <text:p>2,27</text:p>
          </table:table-cell>
          <table:table-cell table:formula="of:=STDEVPA([.R91:.AF9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number-columns-repeated="15" office:value-type="float" office:value="0">
            <text:p>0</text:p>
          </table:table-cell>
          <table:table-cell table:formula="of:=AVERAGE([.B92:.P92])" office:value-type="float" office:value="82.6666666666667">
            <text:p>82,67</text:p>
          </table:table-cell>
          <table:table-cell table:formula="of:=AVERAGE([.R92:.AF92])" office:value-type="float" office:value="0">
            <text:p>0,00</text:p>
          </table:table-cell>
          <table:table-cell table:formula="of:=STDEVPA([.B92:.P92])" office:value-type="float" office:value="2.82055944017416">
            <text:p>2,82</text:p>
          </table:table-cell>
          <table:table-cell table:formula="of:=STDEVPA([.R92:.AF9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15" office:value-type="float" office:value="0">
            <text:p>0</text:p>
          </table:table-cell>
          <table:table-cell table:formula="of:=AVERAGE([.B93:.P93])" office:value-type="float" office:value="82.6">
            <text:p>82,60</text:p>
          </table:table-cell>
          <table:table-cell table:formula="of:=AVERAGE([.R93:.AF93])" office:value-type="float" office:value="0">
            <text:p>0,00</text:p>
          </table:table-cell>
          <table:table-cell table:formula="of:=STDEVPA([.B93:.P93])" office:value-type="float" office:value="2.65329983228432">
            <text:p>2,65</text:p>
          </table:table-cell>
          <table:table-cell table:formula="of:=STDEVPA([.R93:.AF9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table:number-columns-repeated="15" office:value-type="float" office:value="0">
            <text:p>0</text:p>
          </table:table-cell>
          <table:table-cell table:formula="of:=AVERAGE([.B94:.P94])" office:value-type="float" office:value="83.8666666666667">
            <text:p>83,87</text:p>
          </table:table-cell>
          <table:table-cell table:formula="of:=AVERAGE([.R94:.AF94])" office:value-type="float" office:value="0">
            <text:p>0,00</text:p>
          </table:table-cell>
          <table:table-cell table:formula="of:=STDEVPA([.B94:.P94])" office:value-type="float" office:value="1.30979218029257">
            <text:p>1,31</text:p>
          </table:table-cell>
          <table:table-cell table:formula="of:=STDEVPA([.R94:.AF9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table:number-columns-repeated="2"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table:number-columns-repeated="15" office:value-type="float" office:value="0">
            <text:p>0</text:p>
          </table:table-cell>
          <table:table-cell table:formula="of:=AVERAGE([.B95:.P95])" office:value-type="float" office:value="83.4666666666667">
            <text:p>83,47</text:p>
          </table:table-cell>
          <table:table-cell table:formula="of:=AVERAGE([.R95:.AF95])" office:value-type="float" office:value="0">
            <text:p>0,00</text:p>
          </table:table-cell>
          <table:table-cell table:formula="of:=STDEVPA([.B95:.P95])" office:value-type="float" office:value="2.1249836600679">
            <text:p>2,12</text:p>
          </table:table-cell>
          <table:table-cell table:formula="of:=STDEVPA([.R95:.AF9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table:number-columns-repeated="4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table:number-columns-repeated="15" office:value-type="float" office:value="0">
            <text:p>0</text:p>
          </table:table-cell>
          <table:table-cell table:formula="of:=AVERAGE([.B96:.P96])" office:value-type="float" office:value="81.0666666666667">
            <text:p>81,07</text:p>
          </table:table-cell>
          <table:table-cell table:formula="of:=AVERAGE([.R96:.AF96])" office:value-type="float" office:value="0">
            <text:p>0,00</text:p>
          </table:table-cell>
          <table:table-cell table:formula="of:=STDEVPA([.B96:.P96])" office:value-type="float" office:value="7.59356452677017">
            <text:p>7,59</text:p>
          </table:table-cell>
          <table:table-cell table:formula="of:=STDEVPA([.R96:.AF9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15" office:value-type="float" office:value="0">
            <text:p>0</text:p>
          </table:table-cell>
          <table:table-cell table:formula="of:=AVERAGE([.B97:.P97])" office:value-type="float" office:value="83.8666666666667">
            <text:p>83,87</text:p>
          </table:table-cell>
          <table:table-cell table:formula="of:=AVERAGE([.R97:.AF97])" office:value-type="float" office:value="0">
            <text:p>0,00</text:p>
          </table:table-cell>
          <table:table-cell table:formula="of:=STDEVPA([.B97:.P97])" office:value-type="float" office:value="1.35973853695808">
            <text:p>1,36</text:p>
          </table:table-cell>
          <table:table-cell table:formula="of:=STDEVPA([.R97:.AF9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table:number-columns-repeated="15" office:value-type="float" office:value="0">
            <text:p>0</text:p>
          </table:table-cell>
          <table:table-cell table:formula="of:=AVERAGE([.B98:.P98])" office:value-type="float" office:value="83.5333333333333">
            <text:p>83,53</text:p>
          </table:table-cell>
          <table:table-cell table:formula="of:=AVERAGE([.R98:.AF98])" office:value-type="float" office:value="0">
            <text:p>0,00</text:p>
          </table:table-cell>
          <table:table-cell table:formula="of:=STDEVPA([.B98:.P98])" office:value-type="float" office:value="1.02415276638248">
            <text:p>1,02</text:p>
          </table:table-cell>
          <table:table-cell table:formula="of:=STDEVPA([.R98:.AF9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97">
            <text:p>97</text:p>
          </table:table-cell>
          <table:table-cell table:number-columns-repeated="15" office:value-type="float" office:value="0">
            <text:p>0</text:p>
          </table:table-cell>
          <table:table-cell table:formula="of:=AVERAGE([.B99:.P99])" office:value-type="float" office:value="83.8">
            <text:p>83,80</text:p>
          </table:table-cell>
          <table:table-cell table:formula="of:=AVERAGE([.R99:.AF99])" office:value-type="float" office:value="0">
            <text:p>0,00</text:p>
          </table:table-cell>
          <table:table-cell table:formula="of:=STDEVPA([.B99:.P99])" office:value-type="float" office:value="0.90921211313239">
            <text:p>0,91</text:p>
          </table:table-cell>
          <table:table-cell table:formula="of:=STDEVPA([.R99:.AF9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8">
            <text:p>98</text:p>
          </table:table-cell>
          <table:table-cell table:number-columns-repeated="3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100:.P100])" office:value-type="float" office:value="83.6666666666667">
            <text:p>83,67</text:p>
          </table:table-cell>
          <table:table-cell table:formula="of:=AVERAGE([.R100:.AF100])" office:value-type="float" office:value="0.133333333333333">
            <text:p>0,13</text:p>
          </table:table-cell>
          <table:table-cell table:formula="of:=STDEVPA([.B100:.P100])" office:value-type="float" office:value="1.57762127549323">
            <text:p>1,58</text:p>
          </table:table-cell>
          <table:table-cell table:formula="of:=STDEVPA([.R100:.AF100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99">
            <text:p>99</text:p>
          </table:table-cell>
          <table:table-cell table:number-columns-repeated="4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101:.P101])" office:value-type="float" office:value="83.7333333333333">
            <text:p>83,73</text:p>
          </table:table-cell>
          <table:table-cell table:formula="of:=AVERAGE([.R101:.AF101])" office:value-type="float" office:value="0.0666666666666667">
            <text:p>0,07</text:p>
          </table:table-cell>
          <table:table-cell table:formula="of:=STDEVPA([.B101:.P101])" office:value-type="float" office:value="0.771722460186015">
            <text:p>0,77</text:p>
          </table:table-cell>
          <table:table-cell table:formula="of:=STDEVPA([.R101:.AF101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102:.P102])" office:value-type="float" office:value="82.3333333333333">
            <text:p>82,33</text:p>
          </table:table-cell>
          <table:table-cell table:formula="of:=AVERAGE([.R102:.AF102])" office:value-type="float" office:value="0.0666666666666667">
            <text:p>0,07</text:p>
          </table:table-cell>
          <table:table-cell table:formula="of:=STDEVPA([.B102:.P102])" office:value-type="float" office:value="6.59966329107444">
            <text:p>6,60</text:p>
          </table:table-cell>
          <table:table-cell table:formula="of:=STDEVPA([.R102:.AF102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table:number-columns-repeated="15" office:value-type="float" office:value="0">
            <text:p>0</text:p>
          </table:table-cell>
          <table:table-cell table:formula="of:=AVERAGE([.B103:.P103])" office:value-type="float" office:value="83.8666666666667">
            <text:p>83,87</text:p>
          </table:table-cell>
          <table:table-cell table:formula="of:=AVERAGE([.R103:.AF103])" office:value-type="float" office:value="0">
            <text:p>0,00</text:p>
          </table:table-cell>
          <table:table-cell table:formula="of:=STDEVPA([.B103:.P103])" office:value-type="float" office:value="1.14697670227235">
            <text:p>1,15</text:p>
          </table:table-cell>
          <table:table-cell table:formula="of:=STDEVPA([.R103:.AF10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formula="of:=AVERAGE([.B104:.P104])" office:value-type="float" office:value="83.6">
            <text:p>83,60</text:p>
          </table:table-cell>
          <table:table-cell table:formula="of:=AVERAGE([.R104:.AF104])" office:value-type="float" office:value="0.2">
            <text:p>0,20</text:p>
          </table:table-cell>
          <table:table-cell table:formula="of:=STDEVPA([.B104:.P104])" office:value-type="float" office:value="1.62480768092719">
            <text:p>1,62</text:p>
          </table:table-cell>
          <table:table-cell table:formula="of:=STDEVPA([.R104:.AF104])" office:value-type="float" office:value="0.748331477354788">
            <text:p>0,75</text:p>
          </table:table-cell>
          <table:table-cell table:number-columns-repeated="988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105:.P105])" office:value-type="float" office:value="82.3333333333333">
            <text:p>82,33</text:p>
          </table:table-cell>
          <table:table-cell table:formula="of:=AVERAGE([.R105:.AF105])" office:value-type="float" office:value="0.133333333333333">
            <text:p>0,13</text:p>
          </table:table-cell>
          <table:table-cell table:formula="of:=STDEVPA([.B105:.P105])" office:value-type="float" office:value="4.75628239512986">
            <text:p>4,76</text:p>
          </table:table-cell>
          <table:table-cell table:formula="of:=STDEVPA([.R105:.AF105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106:.P106])" office:value-type="float" office:value="83.6">
            <text:p>83,60</text:p>
          </table:table-cell>
          <table:table-cell table:formula="of:=AVERAGE([.R106:.AF106])" office:value-type="float" office:value="0.0666666666666667">
            <text:p>0,07</text:p>
          </table:table-cell>
          <table:table-cell table:formula="of:=STDEVPA([.B106:.P106])" office:value-type="float" office:value="1.14309521329882">
            <text:p>1,14</text:p>
          </table:table-cell>
          <table:table-cell table:formula="of:=STDEVPA([.R106:.AF106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05">
            <text:p>105</text:p>
          </table:table-cell>
          <table:table-cell table:number-columns-repeated="2"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table:number-columns-repeated="3"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107:.P107])" office:value-type="float" office:value="83.0666666666667">
            <text:p>83,07</text:p>
          </table:table-cell>
          <table:table-cell table:formula="of:=AVERAGE([.R107:.AF107])" office:value-type="float" office:value="0.0666666666666667">
            <text:p>0,07</text:p>
          </table:table-cell>
          <table:table-cell table:formula="of:=STDEVPA([.B107:.P107])" office:value-type="float" office:value="1.87853370714738">
            <text:p>1,88</text:p>
          </table:table-cell>
          <table:table-cell table:formula="of:=STDEVPA([.R107:.AF107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 table:number-columns-repeated="15" office:value-type="float" office:value="0">
            <text:p>0</text:p>
          </table:table-cell>
          <table:table-cell table:formula="of:=AVERAGE([.B108:.P108])" office:value-type="float" office:value="82.4">
            <text:p>82,40</text:p>
          </table:table-cell>
          <table:table-cell table:formula="of:=AVERAGE([.R108:.AF108])" office:value-type="float" office:value="0">
            <text:p>0,00</text:p>
          </table:table-cell>
          <table:table-cell table:formula="of:=STDEVPA([.B108:.P108])" office:value-type="float" office:value="1.66533279957291">
            <text:p>1,67</text:p>
          </table:table-cell>
          <table:table-cell table:formula="of:=STDEVPA([.R108:.AF10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table:number-columns-repeated="15" office:value-type="float" office:value="0">
            <text:p>0</text:p>
          </table:table-cell>
          <table:table-cell table:formula="of:=AVERAGE([.B109:.P109])" office:value-type="float" office:value="83.4666666666667">
            <text:p>83,47</text:p>
          </table:table-cell>
          <table:table-cell table:formula="of:=AVERAGE([.R109:.AF109])" office:value-type="float" office:value="0">
            <text:p>0,00</text:p>
          </table:table-cell>
          <table:table-cell table:formula="of:=STDEVPA([.B109:.P109])" office:value-type="float" office:value="1.14697670227235">
            <text:p>1,15</text:p>
          </table:table-cell>
          <table:table-cell table:formula="of:=STDEVPA([.R109:.AF10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108">
            <text:p>108</text:p>
          </table:table-cell>
          <table:table-cell table:number-columns-repeated="15" office:value-type="float" office:value="0">
            <text:p>0</text:p>
          </table:table-cell>
          <table:table-cell table:formula="of:=AVERAGE([.B110:.P110])" office:value-type="float" office:value="83.6666666666667">
            <text:p>83,67</text:p>
          </table:table-cell>
          <table:table-cell table:formula="of:=AVERAGE([.R110:.AF110])" office:value-type="float" office:value="0">
            <text:p>0,00</text:p>
          </table:table-cell>
          <table:table-cell table:formula="of:=STDEVPA([.B110:.P110])" office:value-type="float" office:value="1.07496769977314">
            <text:p>1,07</text:p>
          </table:table-cell>
          <table:table-cell table:formula="of:=STDEVPA([.R110:.AF11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111:.P111])" office:value-type="float" office:value="84">
            <text:p>84,00</text:p>
          </table:table-cell>
          <table:table-cell table:formula="of:=AVERAGE([.R111:.AF111])" office:value-type="float" office:value="0.133333333333333">
            <text:p>0,13</text:p>
          </table:table-cell>
          <table:table-cell table:formula="of:=STDEVPA([.B111:.P111])" office:value-type="float" office:value="0.966091783079296">
            <text:p>0,97</text:p>
          </table:table-cell>
          <table:table-cell table:formula="of:=STDEVPA([.R111:.AF111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110">
            <text:p>1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112:.P112])" office:value-type="float" office:value="84.1333333333333">
            <text:p>84,13</text:p>
          </table:table-cell>
          <table:table-cell table:formula="of:=AVERAGE([.R112:.AF112])" office:value-type="float" office:value="0.0666666666666667">
            <text:p>0,07</text:p>
          </table:table-cell>
          <table:table-cell table:formula="of:=STDEVPA([.B112:.P112])" office:value-type="float" office:value="1.66799946709291">
            <text:p>1,67</text:p>
          </table:table-cell>
          <table:table-cell table:formula="of:=STDEVPA([.R112:.AF112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113:.P113])" office:value-type="float" office:value="84.3333333333333">
            <text:p>84,33</text:p>
          </table:table-cell>
          <table:table-cell table:formula="of:=AVERAGE([.R113:.AF113])" office:value-type="float" office:value="0.0666666666666667">
            <text:p>0,07</text:p>
          </table:table-cell>
          <table:table-cell table:formula="of:=STDEVPA([.B113:.P113])" office:value-type="float" office:value="1.29957257930786">
            <text:p>1,30</text:p>
          </table:table-cell>
          <table:table-cell table:formula="of:=STDEVPA([.R113:.AF113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table:number-columns-repeated="15" office:value-type="float" office:value="0">
            <text:p>0</text:p>
          </table:table-cell>
          <table:table-cell table:formula="of:=AVERAGE([.B114:.P114])" office:value-type="float" office:value="83.3333333333333">
            <text:p>83,33</text:p>
          </table:table-cell>
          <table:table-cell table:formula="of:=AVERAGE([.R114:.AF114])" office:value-type="float" office:value="0">
            <text:p>0,00</text:p>
          </table:table-cell>
          <table:table-cell table:formula="of:=STDEVPA([.B114:.P114])" office:value-type="float" office:value="1.44529889257859">
            <text:p>1,45</text:p>
          </table:table-cell>
          <table:table-cell table:formula="of:=STDEVPA([.R114:.AF11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115:.P115])" office:value-type="float" office:value="83.6">
            <text:p>83,60</text:p>
          </table:table-cell>
          <table:table-cell table:formula="of:=AVERAGE([.R115:.AF115])" office:value-type="float" office:value="0.133333333333333">
            <text:p>0,13</text:p>
          </table:table-cell>
          <table:table-cell table:formula="of:=STDEVPA([.B115:.P115])" office:value-type="float" office:value="1.30639452948436">
            <text:p>1,31</text:p>
          </table:table-cell>
          <table:table-cell table:formula="of:=STDEVPA([.R115:.AF115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3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116:.P116])" office:value-type="float" office:value="83.8666666666667">
            <text:p>83,87</text:p>
          </table:table-cell>
          <table:table-cell table:formula="of:=AVERAGE([.R116:.AF116])" office:value-type="float" office:value="0.0666666666666667">
            <text:p>0,07</text:p>
          </table:table-cell>
          <table:table-cell table:formula="of:=STDEVPA([.B116:.P116])" office:value-type="float" office:value="1.40791413879619">
            <text:p>1,41</text:p>
          </table:table-cell>
          <table:table-cell table:formula="of:=STDEVPA([.R116:.AF116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table:number-columns-repeated="3"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117:.P117])" office:value-type="float" office:value="84.0666666666667">
            <text:p>84,07</text:p>
          </table:table-cell>
          <table:table-cell table:formula="of:=AVERAGE([.R117:.AF117])" office:value-type="float" office:value="0.0666666666666667">
            <text:p>0,07</text:p>
          </table:table-cell>
          <table:table-cell table:formula="of:=STDEVPA([.B117:.P117])" office:value-type="float" office:value="1.28927197372091">
            <text:p>1,29</text:p>
          </table:table-cell>
          <table:table-cell table:formula="of:=STDEVPA([.R117:.AF117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116">
            <text:p>116</text:p>
          </table:table-cell>
          <table:table-cell table:number-columns-repeated="15" office:value-type="float" office:value="0">
            <text:p>0</text:p>
          </table:table-cell>
          <table:table-cell table:formula="of:=AVERAGE([.B118:.P118])" office:value-type="float" office:value="84.1333333333333">
            <text:p>84,13</text:p>
          </table:table-cell>
          <table:table-cell table:formula="of:=AVERAGE([.R118:.AF118])" office:value-type="float" office:value="0">
            <text:p>0,00</text:p>
          </table:table-cell>
          <table:table-cell table:formula="of:=STDEVPA([.B118:.P118])" office:value-type="float" office:value="1.08730042868667">
            <text:p>1,09</text:p>
          </table:table-cell>
          <table:table-cell table:formula="of:=STDEVPA([.R118:.AF11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17">
            <text:p>11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119:.P119])" office:value-type="float" office:value="83.8666666666667">
            <text:p>83,87</text:p>
          </table:table-cell>
          <table:table-cell table:formula="of:=AVERAGE([.R119:.AF119])" office:value-type="float" office:value="0.133333333333333">
            <text:p>0,13</text:p>
          </table:table-cell>
          <table:table-cell table:formula="of:=STDEVPA([.B119:.P119])" office:value-type="float" office:value="1.40791413879619">
            <text:p>1,41</text:p>
          </table:table-cell>
          <table:table-cell table:formula="of:=STDEVPA([.R119:.AF119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118">
            <text:p>118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118">
            <text:p>1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120:.P120])" office:value-type="float" office:value="83.5333333333333">
            <text:p>83,53</text:p>
          </table:table-cell>
          <table:table-cell table:formula="of:=AVERAGE([.R120:.AF120])" office:value-type="float" office:value="0.0666666666666667">
            <text:p>0,07</text:p>
          </table:table-cell>
          <table:table-cell table:formula="of:=STDEVPA([.B120:.P120])" office:value-type="float" office:value="1.25786415094088">
            <text:p>1,26</text:p>
          </table:table-cell>
          <table:table-cell table:formula="of:=STDEVPA([.R120:.AF120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19">
            <text:p>119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119">
            <text:p>11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B121:.P121])" office:value-type="float" office:value="84.0666666666667">
            <text:p>84,07</text:p>
          </table:table-cell>
          <table:table-cell table:formula="of:=AVERAGE([.R121:.AF121])" office:value-type="float" office:value="0.0666666666666667">
            <text:p>0,07</text:p>
          </table:table-cell>
          <table:table-cell table:formula="of:=STDEVPA([.B121:.P121])" office:value-type="float" office:value="0.679869268479038">
            <text:p>0,68</text:p>
          </table:table-cell>
          <table:table-cell table:formula="of:=STDEVPA([.R121:.AF121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22:.P122])" office:value-type="float" office:value="82.1333333333334">
            <text:p>82,13</text:p>
          </table:table-cell>
          <table:table-cell table:formula="of:=AVERAGE([.R122:.AF122])" office:value-type="float" office:value="0.133333333333333">
            <text:p>0,13</text:p>
          </table:table-cell>
          <table:table-cell table:formula="of:=STDEVPA([.B122:.P122])" office:value-type="float" office:value="5.77196288584356">
            <text:p>5,77</text:p>
          </table:table-cell>
          <table:table-cell table:formula="of:=STDEVPA([.R122:.AF122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float" office:value="121">
            <text:p>12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23:.P123])" office:value-type="float" office:value="80.7142857142857">
            <text:p>80,71</text:p>
          </table:table-cell>
          <table:table-cell table:formula="of:=AVERAGE([.R123:.AF123])" office:value-type="float" office:value="0.285714285714286">
            <text:p>0,29</text:p>
          </table:table-cell>
          <table:table-cell table:formula="of:=STDEVPA([.B123:.P123])" office:value-type="float" office:value="22.1650375341187">
            <text:p>22,17</text:p>
          </table:table-cell>
          <table:table-cell table:formula="of:=STDEVPA([.R123:.AF123])" office:value-type="float" office:value="0.679869268479038">
            <text:p>0,68</text:p>
          </table:table-cell>
          <table:table-cell table:number-columns-repeated="988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59">
            <text:p>59</text:p>
          </table:table-cell>
          <table:table-cell office:value-type="string">
            <text:p>-</text:p>
          </table:table-cell>
          <table:table-cell table:number-columns-repeated="2" office:value-type="float" office:value="85">
            <text:p>85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24:.P124])" office:value-type="float" office:value="73.5">
            <text:p>73,50</text:p>
          </table:table-cell>
          <table:table-cell table:formula="of:=AVERAGE([.R124:.AF124])" office:value-type="float" office:value="0.833333333333333">
            <text:p>0,83</text:p>
          </table:table-cell>
          <table:table-cell table:formula="of:=STDEVPA([.B124:.P124])" office:value-type="float" office:value="32.5088705842985">
            <text:p>32,51</text:p>
          </table:table-cell>
          <table:table-cell table:formula="of:=STDEVPA([.R124:.AF124])" office:value-type="float" office:value="1.19256958799989">
            <text:p>1,19</text:p>
          </table:table-cell>
          <table:table-cell table:number-columns-repeated="988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-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25:.P125])" office:value-type="float" office:value="67.5555555555556">
            <text:p>67,56</text:p>
          </table:table-cell>
          <table:table-cell table:formula="of:=AVERAGE([.R125:.AF125])" office:value-type="float" office:value="0.777777777777778">
            <text:p>0,78</text:p>
          </table:table-cell>
          <table:table-cell table:formula="of:=STDEVPA([.B125:.P125])" office:value-type="float" office:value="38.5951061952448">
            <text:p>38,60</text:p>
          </table:table-cell>
          <table:table-cell table:formula="of:=STDEVPA([.R125:.AF125])" office:value-type="float" office:value="0.805536398239638">
            <text:p>0,81</text:p>
          </table:table-cell>
          <table:table-cell table:number-columns-repeated="988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-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table:number-columns-repeated="4" office:value-type="string">
            <text:p>-</text:p>
          </table:table-cell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26:.P126])" office:value-type="float" office:value="54.5">
            <text:p>54,50</text:p>
          </table:table-cell>
          <table:table-cell table:formula="of:=AVERAGE([.R126:.AF126])" office:value-type="float" office:value="1.16666666666667">
            <text:p>1,17</text:p>
          </table:table-cell>
          <table:table-cell table:formula="of:=STDEVPA([.B126:.P126])" office:value-type="float" office:value="34.4619597043852">
            <text:p>34,46</text:p>
          </table:table-cell>
          <table:table-cell table:formula="of:=STDEVPA([.R126:.AF126])" office:value-type="float" office:value="0.805536398239638">
            <text:p>0,81</text:p>
          </table:table-cell>
          <table:table-cell table:number-columns-repeated="988"/>
        </table:table-row>
        <table:table-row table:style-name="ro2">
          <table:table-cell office:value-type="float" office:value="125">
            <text:p>125</text:p>
          </table:table-cell>
          <table:table-cell table:number-columns-repeated="8" office:value-type="string">
            <text:p>-</text:p>
          </table:table-cell>
          <table:table-cell office:value-type="float" office:value="45">
            <text:p>45</text:p>
          </table:table-cell>
          <table:table-cell table:number-columns-repeated="5" office:value-type="string">
            <text:p>-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table:number-columns-repeated="8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table:formula="of:=AVERAGE([.B127:.P127])" office:value-type="float" office:value="60">
            <text:p>60,00</text:p>
          </table:table-cell>
          <table:table-cell table:formula="of:=AVERAGE([.R127:.AF127])" office:value-type="float" office:value="2">
            <text:p>2,00</text:p>
          </table:table-cell>
          <table:table-cell table:formula="of:=STDEVPA([.B127:.P127])" office:value-type="float" office:value="21.1187120819429">
            <text:p>21,12</text:p>
          </table:table-cell>
          <table:table-cell table:formula="of:=STDEVPA([.R127:.AF127])" office:value-type="float" office:value="0.679869268479038">
            <text:p>0,68</text:p>
          </table:table-cell>
          <table:table-cell table:number-columns-repeated="988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" table:style-name="ta1">
        <table:shapes>
          <draw:frame draw:z-index="0" draw:style-name="gr1" draw:text-style-name="P1" svg:width="15.999cm" svg:height="8.999cm" svg:x="21.717cm" svg:y="7.922cm">
            <draw:object draw:notify-on-update-of-ranges="'30'.AG1:'30'.AG1 '30'.AG2:'30'.AG128 '30'.AH1:'30'.AH1 '30'.AH2:'30'.AH1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842cm" svg:y="16.948cm">
            <draw:object draw:notify-on-update-of-ranges="'30'.B1:'30'.B1 '30'.B2:'30'.B128 '30'.C1:'30'.C1 '30'.C2:'30'.C128 '30'.D1:'30'.D1 '30'.D2:'30'.D128 '30'.E1:'30'.E1 '30'.E2:'30'.E128 '30'.F1:'30'.F1 '30'.F2:'30'.F128 '30'.G1:'30'.G1 '30'.G2:'30'.G128 '30'.H1:'30'.H1 '30'.H2:'30'.H128 '30'.I1:'30'.I1 '30'.I2:'30'.I128 '30'.J1:'30'.J1 '30'.J2:'30'.J128 '30'.K1:'30'.K1 '30'.K2:'30'.K128 '30'.L1:'30'.L1 '30'.L2:'30'.L128 '30'.M1:'30'.M1 '30'.M2:'30'.M128 '30'.N1:'30'.N1 '30'.N2:'30'.N128 '30'.O1:'30'.O1 '30'.O2:'30'.O128 '30'.P1:'30'.P1 '30'.P2:'30'.P1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22.087cm" svg:y="16.947cm">
            <draw:object draw:notify-on-update-of-ranges="'30'.R1:'30'.R1 '30'.R2:'30'.R128 '30'.S1:'30'.S1 '30'.S2:'30'.S128 '30'.T1:'30'.T1 '30'.T2:'30'.T128 '30'.U1:'30'.U1 '30'.U2:'30'.U128 '30'.V1:'30'.V1 '30'.V2:'30'.V128 '30'.W1:'30'.W1 '30'.W2:'30'.W128 '30'.X1:'30'.X1 '30'.X2:'30'.X128 '30'.Y1:'30'.Y1 '30'.Y2:'30'.Y128 '30'.Z1:'30'.Z1 '30'.Z2:'30'.Z128 '30'.AA1:'30'.AA1 '30'.AA2:'30'.AA128 '30'.AB1:'30'.AB1 '30'.AB2:'30'.AB128 '30'.AC1:'30'.AC1 '30'.AC2:'30'.AC128 '30'.AD1:'30'.AD1 '30'.AD2:'30'.AD128 '30'.AE1:'30'.AE1 '30'.AE2:'30'.AE128 '30'.AF1:'30'.AF1 '30'.AF2:'30'.AF1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number-columns-repeated="16" table:default-cell-style-name="ce6"/>
        <table:table-column table:style-name="co10" table:number-columns-repeated="16" table:default-cell-style-name="ce6"/>
        <table:table-column table:style-name="co6" table:default-cell-style-name="ce7"/>
        <table:table-column table:style-name="co7" table:default-cell-style-name="ce7"/>
        <table:table-column table:style-name="co6" table:number-columns-repeated="2" table:default-cell-style-name="ce7"/>
        <table:table-column table:style-name="co11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11" table:number-columns-repeated="982" table:default-cell-style-name="ce6"/>
        <table:table-row table:style-name="ro1">
          <table:table-cell office:value-type="string">
            <text:p>Time</text:p>
          </table:table-cell>
          <table:table-cell office:value-type="string">
            <text:p>stat-150327-194236-1.txt</text:p>
          </table:table-cell>
          <table:table-cell office:value-type="string">
            <text:p>stat-150327-194600-2.txt</text:p>
          </table:table-cell>
          <table:table-cell office:value-type="string">
            <text:p>stat-150327-194926-3.txt</text:p>
          </table:table-cell>
          <table:table-cell office:value-type="string">
            <text:p>stat-150327-195250-4.txt</text:p>
          </table:table-cell>
          <table:table-cell office:value-type="string">
            <text:p>stat-150327-195614-5.txt</text:p>
          </table:table-cell>
          <table:table-cell office:value-type="string">
            <text:p>stat-150327-195939-6.txt</text:p>
          </table:table-cell>
          <table:table-cell office:value-type="string">
            <text:p>stat-150327-200304-7.txt</text:p>
          </table:table-cell>
          <table:table-cell office:value-type="string">
            <text:p>stat-150327-200628-8.txt</text:p>
          </table:table-cell>
          <table:table-cell office:value-type="string">
            <text:p>stat-150327-200952-9.txt</text:p>
          </table:table-cell>
          <table:table-cell office:value-type="string">
            <text:p>stat-150327-201316-10.txt</text:p>
          </table:table-cell>
          <table:table-cell office:value-type="string">
            <text:p>stat-150327-201642-11.txt</text:p>
          </table:table-cell>
          <table:table-cell office:value-type="string">
            <text:p>stat-150327-202008-12.txt</text:p>
          </table:table-cell>
          <table:table-cell office:value-type="string">
            <text:p>stat-150327-202336-13.txt</text:p>
          </table:table-cell>
          <table:table-cell office:value-type="string">
            <text:p>stat-150327-202659-14.txt</text:p>
          </table:table-cell>
          <table:table-cell office:value-type="string">
            <text:p>stat-150327-203023-15.txt</text:p>
          </table:table-cell>
          <table:table-cell office:value-type="string">
            <text:p>Time</text:p>
          </table:table-cell>
          <table:table-cell office:value-type="string">
            <text:p>stat-150327-194236-1.txt</text:p>
          </table:table-cell>
          <table:table-cell office:value-type="string">
            <text:p>stat-150327-194600-2.txt</text:p>
          </table:table-cell>
          <table:table-cell office:value-type="string">
            <text:p>stat-150327-194926-3.txt</text:p>
          </table:table-cell>
          <table:table-cell office:value-type="string">
            <text:p>stat-150327-195250-4.txt</text:p>
          </table:table-cell>
          <table:table-cell office:value-type="string">
            <text:p>stat-150327-195614-5.txt</text:p>
          </table:table-cell>
          <table:table-cell office:value-type="string">
            <text:p>stat-150327-195939-6.txt</text:p>
          </table:table-cell>
          <table:table-cell office:value-type="string">
            <text:p>stat-150327-200304-7.txt</text:p>
          </table:table-cell>
          <table:table-cell office:value-type="string">
            <text:p>stat-150327-200628-8.txt</text:p>
          </table:table-cell>
          <table:table-cell office:value-type="string">
            <text:p>stat-150327-200952-9.txt</text:p>
          </table:table-cell>
          <table:table-cell office:value-type="string">
            <text:p>stat-150327-201316-10.txt</text:p>
          </table:table-cell>
          <table:table-cell office:value-type="string">
            <text:p>stat-150327-201642-11.txt</text:p>
          </table:table-cell>
          <table:table-cell office:value-type="string">
            <text:p>stat-150327-202008-12.txt</text:p>
          </table:table-cell>
          <table:table-cell office:value-type="string">
            <text:p>stat-150327-202336-13.txt</text:p>
          </table:table-cell>
          <table:table-cell office:value-type="string">
            <text:p>stat-150327-202659-14.txt</text:p>
          </table:table-cell>
          <table:table-cell office:value-type="string">
            <text:p>stat-150327-203023-15.txt</text:p>
          </table:table-cell>
          <table:table-cell table:style-name="ce1" office:value-type="string">
            <text:p>Attacker</text:p>
          </table:table-cell>
          <table:table-cell table:style-name="ce1" office:value-type="string">
            <text:p>Victim</text:p>
          </table:table-cell>
          <table:table-cell table:style-name="ce1" office:value-type="string">
            <text:p>AttackerDesv</text:p>
          </table:table-cell>
          <table:table-cell table:style-name="ce1" office:value-type="string">
            <text:p>VictimDesv</text:p>
          </table:table-cell>
          <table:table-cell table:style-name="ce8" table:number-columns-repeated="2"/>
          <table:table-cell table:style-name="ce10" office:value-type="string">
            <text:p>Attacker</text:p>
          </table:table-cell>
          <table:table-cell table:style-name="ce10" office:value-type="string">
            <text:p>desv</text:p>
          </table:table-cell>
          <table:table-cell table:style-name="ce10" office:value-type="string">
            <text:p>Victim</text:p>
          </table:table-cell>
          <table:table-cell table:style-name="ce10" office:value-type="string">
            <text:p>desv</text:p>
          </table:table-cell>
          <table:table-cell table:style-name="ce8" table:number-columns-repeated="98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2:.P2])" office:value-type="float" office:value="11.4666666666667">
            <text:p>11.47</text:p>
          </table:table-cell>
          <table:table-cell table:formula="of:=AVERAGE([.R2:.AF2])" office:value-type="float" office:value="11.4666666666667">
            <text:p>11.47</text:p>
          </table:table-cell>
          <table:table-cell table:formula="of:=STDEVPA([.B2:.P2])" office:value-type="float" office:value="24.1519265392133">
            <text:p>24.15</text:p>
          </table:table-cell>
          <table:table-cell table:formula="of:=STDEVPA([.R2:.AF2])" office:value-type="float" office:value="35.4341956621316">
            <text:p>35.43</text:p>
          </table:table-cell>
          <table:table-cell/>
          <table:table-cell table:style-name="ce9" office:value-type="string">
            <text:p>média</text:p>
          </table:table-cell>
          <table:table-cell table:formula="of:=AVERAGE([.AG2:.AG500])" office:value-type="float" office:value="80.31317383404">
            <text:p>80.313173834</text:p>
          </table:table-cell>
          <table:table-cell table:formula="of:=AVERAGE([.AI2:.AI500])" office:value-type="float" office:value="4.90203481713929">
            <text:p>4.9020348171</text:p>
          </table:table-cell>
          <table:table-cell table:formula="of:=AVERAGE([.AH2:.AH500])" office:value-type="float" office:value="7.93535808023997">
            <text:p>7.9353580802</text:p>
          </table:table-cell>
          <table:table-cell table:formula="of:=AVERAGE([.AJ2:.AJ500])" office:value-type="float" office:value="3.17367485712459">
            <text:p>3.1736748571</text:p>
          </table:table-cell>
          <table:table-cell table:number-columns-repeated="98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table:formula="of:=AVERAGE([.B3:.P3])" office:value-type="float" office:value="18.9333333333333">
            <text:p>18.93</text:p>
          </table:table-cell>
          <table:table-cell table:formula="of:=AVERAGE([.R3:.AF3])" office:value-type="float" office:value="25.8666666666667">
            <text:p>25.87</text:p>
          </table:table-cell>
          <table:table-cell table:formula="of:=STDEVPA([.B3:.P3])" office:value-type="float" office:value="22.9592876389684">
            <text:p>22.96</text:p>
          </table:table-cell>
          <table:table-cell table:formula="of:=STDEVPA([.R3:.AF3])" office:value-type="float" office:value="39.0808847847072">
            <text:p>39.08</text:p>
          </table:table-cell>
          <table:table-cell/>
          <table:table-cell table:style-name="ce9" office:value-type="string">
            <text:p>soma</text:p>
          </table:table-cell>
          <table:table-cell table:formula="of:=SUM([.AG2:.AG500])" office:value-type="float" office:value="10199.7730769231">
            <text:p>10199.7730769231</text:p>
          </table:table-cell>
          <table:table-cell/>
          <table:table-cell table:formula="of:=SUM([.AH2:.AH500])" office:value-type="float" office:value="1007.79047619048">
            <text:p>1007.7904761905</text:p>
          </table:table-cell>
          <table:table-cell table:number-columns-repeated="98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3"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table:formula="of:=AVERAGE([.B4:.P4])" office:value-type="float" office:value="69.2666666666667">
            <text:p>69.27</text:p>
          </table:table-cell>
          <table:table-cell table:formula="of:=AVERAGE([.R4:.AF4])" office:value-type="float" office:value="137.333333333333">
            <text:p>137.33</text:p>
          </table:table-cell>
          <table:table-cell table:formula="of:=STDEVPA([.B4:.P4])" office:value-type="float" office:value="3.80292285252044">
            <text:p>3.80</text:p>
          </table:table-cell>
          <table:table-cell table:formula="of:=STDEVPA([.R4:.AF4])" office:value-type="float" office:value="7.1336448530109">
            <text:p>7.13</text:p>
          </table:table-cell>
          <table:table-cell table:number-columns-repeated="98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number-columns-repeated="2"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table:number-columns-repeated="2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table:formula="of:=AVERAGE([.B5:.P5])" office:value-type="float" office:value="68.4">
            <text:p>68.40</text:p>
          </table:table-cell>
          <table:table-cell table:formula="of:=AVERAGE([.R5:.AF5])" office:value-type="float" office:value="135.333333333333">
            <text:p>135.33</text:p>
          </table:table-cell>
          <table:table-cell table:formula="of:=STDEVPA([.B5:.P5])" office:value-type="float" office:value="3.30252428706689">
            <text:p>3.30</text:p>
          </table:table-cell>
          <table:table-cell table:formula="of:=STDEVPA([.R5:.AF5])" office:value-type="float" office:value="5.64111888034832">
            <text:p>5.64</text:p>
          </table:table-cell>
          <table:table-cell/>
          <table:table-cell table:style-name="ce9"/>
          <table:table-cell table:number-columns-repeated="98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number-columns-repeated="2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34">
            <text:p>134</text:p>
          </table:table-cell>
          <table:table-cell table:formula="of:=AVERAGE([.B6:.P6])" office:value-type="float" office:value="66.8">
            <text:p>66.80</text:p>
          </table:table-cell>
          <table:table-cell table:formula="of:=AVERAGE([.R6:.AF6])" office:value-type="float" office:value="132.733333333333">
            <text:p>132.73</text:p>
          </table:table-cell>
          <table:table-cell table:formula="of:=STDEVPA([.B6:.P6])" office:value-type="float" office:value="3.05941170815567">
            <text:p>3.06</text:p>
          </table:table-cell>
          <table:table-cell table:formula="of:=STDEVPA([.R6:.AF6])" office:value-type="float" office:value="6.67799038300861">
            <text:p>6.68</text:p>
          </table:table-cell>
          <table:table-cell/>
          <table:table-cell table:style-name="ce9"/>
          <table:table-cell table:style-name="ce9" office:value-type="string">
            <text:p>Attacker</text:p>
          </table:table-cell>
          <table:table-cell table:style-name="ce9" office:value-type="string">
            <text:p>Victim</text:p>
          </table:table-cell>
          <table:table-cell table:number-columns-repeated="98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7:.P7])" office:value-type="float" office:value="67.1333333333333">
            <text:p>67.13</text:p>
          </table:table-cell>
          <table:table-cell table:formula="of:=AVERAGE([.R7:.AF7])" office:value-type="float" office:value="131.333333333333">
            <text:p>131.33</text:p>
          </table:table-cell>
          <table:table-cell table:formula="of:=STDEVPA([.B7:.P7])" office:value-type="float" office:value="3.93050745946231">
            <text:p>3.93</text:p>
          </table:table-cell>
          <table:table-cell table:formula="of:=STDEVPA([.R7:.AF7])" office:value-type="float" office:value="9.0381905760439">
            <text:p>9.04</text:p>
          </table:table-cell>
          <table:table-cell/>
          <table:table-cell table:style-name="ce9" office:value-type="string">
            <text:p>Média</text:p>
          </table:table-cell>
          <table:table-cell table:formula="of:=AVERAGE([.AG2:.AG500])" office:value-type="float" office:value="80.31317383404">
            <text:p>80.313173834</text:p>
          </table:table-cell>
          <table:table-cell table:formula="of:=AVERAGE([.AH2:.AH500])" office:value-type="float" office:value="7.93535808023997">
            <text:p>7.9353580802</text:p>
          </table:table-cell>
          <table:table-cell table:number-columns-repeated="98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table:number-columns-repeated="3"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54">
            <text:p>54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table:formula="of:=AVERAGE([.B8:.P8])" office:value-type="float" office:value="70.1333333333333">
            <text:p>70.13</text:p>
          </table:table-cell>
          <table:table-cell table:formula="of:=AVERAGE([.R8:.AF8])" office:value-type="float" office:value="120.266666666667">
            <text:p>120.27</text:p>
          </table:table-cell>
          <table:table-cell table:formula="of:=STDEVPA([.B8:.P8])" office:value-type="float" office:value="6.75146074729182">
            <text:p>6.75</text:p>
          </table:table-cell>
          <table:table-cell table:formula="of:=STDEVPA([.R8:.AF8])" office:value-type="float" office:value="38.9623179780441">
            <text:p>38.96</text:p>
          </table:table-cell>
          <table:table-cell/>
          <table:table-cell table:style-name="ce9" office:value-type="string">
            <text:p>Média desv</text:p>
          </table:table-cell>
          <table:table-cell table:formula="of:=AVERAGE([.AI2:.AI500])" office:value-type="float" office:value="4.90203481713929">
            <text:p>4.9020348171</text:p>
          </table:table-cell>
          <table:table-cell table:formula="of:=AVERAGE([.AJ2:.AJ500])" office:value-type="float" office:value="3.17367485712459">
            <text:p>3.1736748571</text:p>
          </table:table-cell>
          <table:table-cell table:number-columns-repeated="98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4">
            <text:p>4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table:formula="of:=AVERAGE([.B9:.P9])" office:value-type="float" office:value="73.8">
            <text:p>73.80</text:p>
          </table:table-cell>
          <table:table-cell table:formula="of:=AVERAGE([.R9:.AF9])" office:value-type="float" office:value="107.2">
            <text:p>107.20</text:p>
          </table:table-cell>
          <table:table-cell table:formula="of:=STDEVPA([.B9:.P9])" office:value-type="float" office:value="7.26819555781672">
            <text:p>7.27</text:p>
          </table:table-cell>
          <table:table-cell table:formula="of:=STDEVPA([.R9:.AF9])" office:value-type="float" office:value="50.1387408431178">
            <text:p>50.14</text:p>
          </table:table-cell>
          <table:table-cell table:number-columns-repeated="98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number-columns-repeated="2"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table:number-columns-repeated="2"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formula="of:=AVERAGE([.B10:.P10])" office:value-type="float" office:value="74.6666666666667">
            <text:p>74.67</text:p>
          </table:table-cell>
          <table:table-cell table:formula="of:=AVERAGE([.R10:.AF10])" office:value-type="float" office:value="82.4666666666667">
            <text:p>82.47</text:p>
          </table:table-cell>
          <table:table-cell table:formula="of:=STDEVPA([.B10:.P10])" office:value-type="float" office:value="8.79140994885854">
            <text:p>8.79</text:p>
          </table:table-cell>
          <table:table-cell table:formula="of:=STDEVPA([.R10:.AF10])" office:value-type="float" office:value="60.7748485989247">
            <text:p>60.77</text:p>
          </table:table-cell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table:number-columns-repeated="2"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27">
            <text:p>127</text:p>
          </table:table-cell>
          <table:table-cell table:formula="of:=AVERAGE([.B11:.P11])" office:value-type="float" office:value="76.1333333333333">
            <text:p>76.13</text:p>
          </table:table-cell>
          <table:table-cell table:formula="of:=AVERAGE([.R11:.AF11])" office:value-type="float" office:value="66.4666666666667">
            <text:p>66.47</text:p>
          </table:table-cell>
          <table:table-cell table:formula="of:=STDEVPA([.B11:.P11])" office:value-type="float" office:value="7.20986977845108">
            <text:p>7.21</text:p>
          </table:table-cell>
          <table:table-cell table:formula="of:=STDEVPA([.R11:.AF11])" office:value-type="float" office:value="64.7300720084739">
            <text:p>64.73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table:number-columns-repeated="2"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number-columns-repeated="6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AVERAGE([.B12:.P12])" office:value-type="float" office:value="78.0666666666667">
            <text:p>78.07</text:p>
          </table:table-cell>
          <table:table-cell table:formula="of:=AVERAGE([.R12:.AF12])" office:value-type="float" office:value="40.3333333333333">
            <text:p>40.33</text:p>
          </table:table-cell>
          <table:table-cell table:formula="of:=STDEVPA([.B12:.P12])" office:value-type="float" office:value="8.05370860052822">
            <text:p>8.05</text:p>
          </table:table-cell>
          <table:table-cell table:formula="of:=STDEVPA([.R12:.AF12])" office:value-type="float" office:value="53.0567829991814">
            <text:p>53.06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table:number-columns-repeated="12" office:value-type="float" office:value="0">
            <text:p>0</text:p>
          </table:table-cell>
          <table:table-cell table:formula="of:=AVERAGE([.B13:.P13])" office:value-type="float" office:value="80.0666666666667">
            <text:p>80.07</text:p>
          </table:table-cell>
          <table:table-cell table:formula="of:=AVERAGE([.R13:.AF13])" office:value-type="float" office:value="11">
            <text:p>11.00</text:p>
          </table:table-cell>
          <table:table-cell table:formula="of:=STDEVPA([.B13:.P13])" office:value-type="float" office:value="6.6379381002102">
            <text:p>6.64</text:p>
          </table:table-cell>
          <table:table-cell table:formula="of:=STDEVPA([.R13:.AF13])" office:value-type="float" office:value="28.4136117615014">
            <text:p>28.41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2" office:value-type="float" office:value="79">
            <text:p>79</text:p>
          </table:table-cell>
          <table:table-cell table:number-columns-repeated="2" office:value-type="float" office:value="83">
            <text:p>83</text:p>
          </table:table-cell>
          <table:table-cell office:value-type="float" office:value="12">
            <text:p>12</text:p>
          </table:table-cell>
          <table:table-cell table:number-columns-repeated="15" office:value-type="float" office:value="0">
            <text:p>0</text:p>
          </table:table-cell>
          <table:table-cell table:formula="of:=AVERAGE([.B14:.P14])" office:value-type="float" office:value="80.4666666666667">
            <text:p>80.47</text:p>
          </table:table-cell>
          <table:table-cell table:formula="of:=AVERAGE([.R14:.AF14])" office:value-type="float" office:value="0">
            <text:p>0.00</text:p>
          </table:table-cell>
          <table:table-cell table:formula="of:=STDEVPA([.B14:.P14])" office:value-type="float" office:value="6.37564811520279">
            <text:p>6.38</text:p>
          </table:table-cell>
          <table:table-cell table:formula="of:=STDEVPA([.R14:.AF1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table:number-columns-repeated="15" office:value-type="float" office:value="0">
            <text:p>0</text:p>
          </table:table-cell>
          <table:table-cell table:formula="of:=AVERAGE([.B15:.P15])" office:value-type="float" office:value="79.2666666666667">
            <text:p>79.27</text:p>
          </table:table-cell>
          <table:table-cell table:formula="of:=AVERAGE([.R15:.AF15])" office:value-type="float" office:value="0">
            <text:p>0.00</text:p>
          </table:table-cell>
          <table:table-cell table:formula="of:=STDEVPA([.B15:.P15])" office:value-type="float" office:value="6.99968253248357">
            <text:p>7.00</text:p>
          </table:table-cell>
          <table:table-cell table:formula="of:=STDEVPA([.R15:.AF1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table:number-columns-repeated="15" office:value-type="float" office:value="0">
            <text:p>0</text:p>
          </table:table-cell>
          <table:table-cell table:formula="of:=AVERAGE([.B16:.P16])" office:value-type="float" office:value="77.9333333333333">
            <text:p>77.93</text:p>
          </table:table-cell>
          <table:table-cell table:formula="of:=AVERAGE([.R16:.AF16])" office:value-type="float" office:value="0">
            <text:p>0.00</text:p>
          </table:table-cell>
          <table:table-cell table:formula="of:=STDEVPA([.B16:.P16])" office:value-type="float" office:value="14.0260075890785">
            <text:p>14.03</text:p>
          </table:table-cell>
          <table:table-cell table:formula="of:=STDEVPA([.R16:.AF1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3" office:value-type="float" office:value="85">
            <text:p>85</text:p>
          </table:table-cell>
          <table:table-cell office:value-type="float" office:value="15">
            <text:p>15</text:p>
          </table:table-cell>
          <table:table-cell table:number-columns-repeated="15" office:value-type="float" office:value="0">
            <text:p>0</text:p>
          </table:table-cell>
          <table:table-cell table:formula="of:=AVERAGE([.B17:.P17])" office:value-type="float" office:value="81.6">
            <text:p>81.60</text:p>
          </table:table-cell>
          <table:table-cell table:formula="of:=AVERAGE([.R17:.AF17])" office:value-type="float" office:value="0">
            <text:p>0.00</text:p>
          </table:table-cell>
          <table:table-cell table:formula="of:=STDEVPA([.B17:.P17])" office:value-type="float" office:value="4.4840457922134">
            <text:p>4.48</text:p>
          </table:table-cell>
          <table:table-cell table:formula="of:=STDEVPA([.R17:.AF1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table:number-columns-repeated="15" office:value-type="float" office:value="0">
            <text:p>0</text:p>
          </table:table-cell>
          <table:table-cell table:formula="of:=AVERAGE([.B18:.P18])" office:value-type="float" office:value="82.9333333333333">
            <text:p>82.93</text:p>
          </table:table-cell>
          <table:table-cell table:formula="of:=AVERAGE([.R18:.AF18])" office:value-type="float" office:value="0">
            <text:p>0.00</text:p>
          </table:table-cell>
          <table:table-cell table:formula="of:=STDEVPA([.B18:.P18])" office:value-type="float" office:value="2.51572830188176">
            <text:p>2.52</text:p>
          </table:table-cell>
          <table:table-cell table:formula="of:=STDEVPA([.R18:.AF1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number-columns-repeated="15" office:value-type="float" office:value="0">
            <text:p>0</text:p>
          </table:table-cell>
          <table:table-cell table:formula="of:=AVERAGE([.B19:.P19])" office:value-type="float" office:value="82.4">
            <text:p>82.40</text:p>
          </table:table-cell>
          <table:table-cell table:formula="of:=AVERAGE([.R19:.AF19])" office:value-type="float" office:value="0">
            <text:p>0.00</text:p>
          </table:table-cell>
          <table:table-cell table:formula="of:=STDEVPA([.B19:.P19])" office:value-type="float" office:value="2.3607908279501">
            <text:p>2.36</text:p>
          </table:table-cell>
          <table:table-cell table:formula="of:=STDEVPA([.R19:.AF1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number-columns-repeated="4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table:number-columns-repeated="15" office:value-type="float" office:value="0">
            <text:p>0</text:p>
          </table:table-cell>
          <table:table-cell table:formula="of:=AVERAGE([.B20:.P20])" office:value-type="float" office:value="83.8">
            <text:p>83.80</text:p>
          </table:table-cell>
          <table:table-cell table:formula="of:=AVERAGE([.R20:.AF20])" office:value-type="float" office:value="0">
            <text:p>0.00</text:p>
          </table:table-cell>
          <table:table-cell table:formula="of:=STDEVPA([.B20:.P20])" office:value-type="float" office:value="1.64113781667882">
            <text:p>1.64</text:p>
          </table:table-cell>
          <table:table-cell table:formula="of:=STDEVPA([.R20:.AF2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4" office:value-type="float" office:value="84">
            <text:p>84</text:p>
          </table:table-cell>
          <table:table-cell office:value-type="float" office:value="19">
            <text:p>19</text:p>
          </table:table-cell>
          <table:table-cell table:number-columns-repeated="15" office:value-type="float" office:value="0">
            <text:p>0</text:p>
          </table:table-cell>
          <table:table-cell table:formula="of:=AVERAGE([.B21:.P21])" office:value-type="float" office:value="84.2">
            <text:p>84.20</text:p>
          </table:table-cell>
          <table:table-cell table:formula="of:=AVERAGE([.R21:.AF21])" office:value-type="float" office:value="0">
            <text:p>0.00</text:p>
          </table:table-cell>
          <table:table-cell table:formula="of:=STDEVPA([.B21:.P21])" office:value-type="float" office:value="1.22202018532156">
            <text:p>1.22</text:p>
          </table:table-cell>
          <table:table-cell table:formula="of:=STDEVPA([.R21:.AF2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table:number-columns-repeated="15" office:value-type="float" office:value="0">
            <text:p>0</text:p>
          </table:table-cell>
          <table:table-cell table:formula="of:=AVERAGE([.B22:.P22])" office:value-type="float" office:value="83.9333333333333">
            <text:p>83.93</text:p>
          </table:table-cell>
          <table:table-cell table:formula="of:=AVERAGE([.R22:.AF22])" office:value-type="float" office:value="0">
            <text:p>0.00</text:p>
          </table:table-cell>
          <table:table-cell table:formula="of:=STDEVPA([.B22:.P22])" office:value-type="float" office:value="0.997775303139717">
            <text:p>1.00</text:p>
          </table:table-cell>
          <table:table-cell table:formula="of:=STDEVPA([.R22:.AF2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table:number-columns-repeated="15" office:value-type="float" office:value="0">
            <text:p>0</text:p>
          </table:table-cell>
          <table:table-cell table:formula="of:=AVERAGE([.B23:.P23])" office:value-type="float" office:value="83.9333333333333">
            <text:p>83.93</text:p>
          </table:table-cell>
          <table:table-cell table:formula="of:=AVERAGE([.R23:.AF23])" office:value-type="float" office:value="0">
            <text:p>0.00</text:p>
          </table:table-cell>
          <table:table-cell table:formula="of:=STDEVPA([.B23:.P23])" office:value-type="float" office:value="1.33998341614945">
            <text:p>1.34</text:p>
          </table:table-cell>
          <table:table-cell table:formula="of:=STDEVPA([.R23:.AF2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table:number-columns-repeated="15" office:value-type="float" office:value="0">
            <text:p>0</text:p>
          </table:table-cell>
          <table:table-cell table:formula="of:=AVERAGE([.B24:.P24])" office:value-type="float" office:value="83.6666666666667">
            <text:p>83.67</text:p>
          </table:table-cell>
          <table:table-cell table:formula="of:=AVERAGE([.R24:.AF24])" office:value-type="float" office:value="0">
            <text:p>0.00</text:p>
          </table:table-cell>
          <table:table-cell table:formula="of:=STDEVPA([.B24:.P24])" office:value-type="float" office:value="1.69967317119759">
            <text:p>1.70</text:p>
          </table:table-cell>
          <table:table-cell table:formula="of:=STDEVPA([.R24:.AF2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table:number-columns-repeated="15" office:value-type="float" office:value="0">
            <text:p>0</text:p>
          </table:table-cell>
          <table:table-cell table:formula="of:=AVERAGE([.B25:.P25])" office:value-type="float" office:value="83.6666666666667">
            <text:p>83.67</text:p>
          </table:table-cell>
          <table:table-cell table:formula="of:=AVERAGE([.R25:.AF25])" office:value-type="float" office:value="0">
            <text:p>0.00</text:p>
          </table:table-cell>
          <table:table-cell table:formula="of:=STDEVPA([.B25:.P25])" office:value-type="float" office:value="1.69967317119759">
            <text:p>1.70</text:p>
          </table:table-cell>
          <table:table-cell table:formula="of:=STDEVPA([.R25:.AF2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table:number-columns-repeated="15" office:value-type="float" office:value="0">
            <text:p>0</text:p>
          </table:table-cell>
          <table:table-cell table:formula="of:=AVERAGE([.B26:.P26])" office:value-type="float" office:value="84.1333333333333">
            <text:p>84.13</text:p>
          </table:table-cell>
          <table:table-cell table:formula="of:=AVERAGE([.R26:.AF26])" office:value-type="float" office:value="0">
            <text:p>0.00</text:p>
          </table:table-cell>
          <table:table-cell table:formula="of:=STDEVPA([.B26:.P26])" office:value-type="float" office:value="0.956846672960488">
            <text:p>0.96</text:p>
          </table:table-cell>
          <table:table-cell table:formula="of:=STDEVPA([.R26:.AF2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table:number-columns-repeated="15" office:value-type="float" office:value="0">
            <text:p>0</text:p>
          </table:table-cell>
          <table:table-cell table:formula="of:=AVERAGE([.B27:.P27])" office:value-type="float" office:value="84.4666666666667">
            <text:p>84.47</text:p>
          </table:table-cell>
          <table:table-cell table:formula="of:=AVERAGE([.R27:.AF27])" office:value-type="float" office:value="0">
            <text:p>0.00</text:p>
          </table:table-cell>
          <table:table-cell table:formula="of:=STDEVPA([.B27:.P27])" office:value-type="float" office:value="0.956846672960488">
            <text:p>0.96</text:p>
          </table:table-cell>
          <table:table-cell table:formula="of:=STDEVPA([.R27:.AF2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6">
            <text:p>26</text:p>
          </table:table-cell>
          <table:table-cell table:number-columns-repeated="15" office:value-type="float" office:value="0">
            <text:p>0</text:p>
          </table:table-cell>
          <table:table-cell table:formula="of:=AVERAGE([.B28:.P28])" office:value-type="float" office:value="83.1333333333333">
            <text:p>83.13</text:p>
          </table:table-cell>
          <table:table-cell table:formula="of:=AVERAGE([.R28:.AF28])" office:value-type="float" office:value="0">
            <text:p>0.00</text:p>
          </table:table-cell>
          <table:table-cell table:formula="of:=STDEVPA([.B28:.P28])" office:value-type="float" office:value="1.89267594221045">
            <text:p>1.89</text:p>
          </table:table-cell>
          <table:table-cell table:formula="of:=STDEVPA([.R28:.AF2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  <table:table-cell table:number-columns-repeated="15" office:value-type="float" office:value="0">
            <text:p>0</text:p>
          </table:table-cell>
          <table:table-cell table:formula="of:=AVERAGE([.B29:.P29])" office:value-type="float" office:value="83.6">
            <text:p>83.60</text:p>
          </table:table-cell>
          <table:table-cell table:formula="of:=AVERAGE([.R29:.AF29])" office:value-type="float" office:value="0">
            <text:p>0.00</text:p>
          </table:table-cell>
          <table:table-cell table:formula="of:=STDEVPA([.B29:.P29])" office:value-type="float" office:value="1.45143607047182">
            <text:p>1.45</text:p>
          </table:table-cell>
          <table:table-cell table:formula="of:=STDEVPA([.R29:.AF2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table:number-columns-repeated="15" office:value-type="float" office:value="0">
            <text:p>0</text:p>
          </table:table-cell>
          <table:table-cell table:formula="of:=AVERAGE([.B30:.P30])" office:value-type="float" office:value="84.2666666666667">
            <text:p>84.27</text:p>
          </table:table-cell>
          <table:table-cell table:formula="of:=AVERAGE([.R30:.AF30])" office:value-type="float" office:value="0">
            <text:p>0.00</text:p>
          </table:table-cell>
          <table:table-cell table:formula="of:=STDEVPA([.B30:.P30])" office:value-type="float" office:value="0.928559218478941">
            <text:p>0.93</text:p>
          </table:table-cell>
          <table:table-cell table:formula="of:=STDEVPA([.R30:.AF3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table:number-columns-repeated="15" office:value-type="float" office:value="0">
            <text:p>0</text:p>
          </table:table-cell>
          <table:table-cell table:formula="of:=AVERAGE([.B31:.P31])" office:value-type="float" office:value="84.2666666666667">
            <text:p>84.27</text:p>
          </table:table-cell>
          <table:table-cell table:formula="of:=AVERAGE([.R31:.AF31])" office:value-type="float" office:value="0">
            <text:p>0.00</text:p>
          </table:table-cell>
          <table:table-cell table:formula="of:=STDEVPA([.B31:.P31])" office:value-type="float" office:value="1.12348663642351">
            <text:p>1.12</text:p>
          </table:table-cell>
          <table:table-cell table:formula="of:=STDEVPA([.R31:.AF3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table:number-columns-repeated="15" office:value-type="float" office:value="0">
            <text:p>0</text:p>
          </table:table-cell>
          <table:table-cell table:formula="of:=AVERAGE([.B32:.P32])" office:value-type="float" office:value="83.6666666666667">
            <text:p>83.67</text:p>
          </table:table-cell>
          <table:table-cell table:formula="of:=AVERAGE([.R32:.AF32])" office:value-type="float" office:value="0">
            <text:p>0.00</text:p>
          </table:table-cell>
          <table:table-cell table:formula="of:=STDEVPA([.B32:.P32])" office:value-type="float" office:value="1.24721912892465">
            <text:p>1.25</text:p>
          </table:table-cell>
          <table:table-cell table:formula="of:=STDEVPA([.R32:.AF3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15" office:value-type="float" office:value="0">
            <text:p>0</text:p>
          </table:table-cell>
          <table:table-cell table:formula="of:=AVERAGE([.B33:.P33])" office:value-type="float" office:value="78.4666666666667">
            <text:p>78.47</text:p>
          </table:table-cell>
          <table:table-cell table:formula="of:=AVERAGE([.R33:.AF33])" office:value-type="float" office:value="0">
            <text:p>0.00</text:p>
          </table:table-cell>
          <table:table-cell table:formula="of:=STDEVPA([.B33:.P33])" office:value-type="float" office:value="19.7040323002397">
            <text:p>19.70</text:p>
          </table:table-cell>
          <table:table-cell table:formula="of:=STDEVPA([.R33:.AF3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table:number-columns-repeated="4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4" office:value-type="float" office:value="85">
            <text:p>85</text:p>
          </table:table-cell>
          <table:table-cell office:value-type="float" office:value="32">
            <text:p>32</text:p>
          </table:table-cell>
          <table:table-cell table:number-columns-repeated="15" office:value-type="float" office:value="0">
            <text:p>0</text:p>
          </table:table-cell>
          <table:table-cell table:formula="of:=AVERAGE([.B34:.P34])" office:value-type="float" office:value="80.2666666666667">
            <text:p>80.27</text:p>
          </table:table-cell>
          <table:table-cell table:formula="of:=AVERAGE([.R34:.AF34])" office:value-type="float" office:value="0">
            <text:p>0.00</text:p>
          </table:table-cell>
          <table:table-cell table:formula="of:=STDEVPA([.B34:.P34])" office:value-type="float" office:value="15.3295647542765">
            <text:p>15.33</text:p>
          </table:table-cell>
          <table:table-cell table:formula="of:=STDEVPA([.R34:.AF3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table:number-columns-repeated="15" office:value-type="float" office:value="0">
            <text:p>0</text:p>
          </table:table-cell>
          <table:table-cell table:formula="of:=AVERAGE([.B35:.P35])" office:value-type="float" office:value="83.8">
            <text:p>83.80</text:p>
          </table:table-cell>
          <table:table-cell table:formula="of:=AVERAGE([.R35:.AF35])" office:value-type="float" office:value="0">
            <text:p>0.00</text:p>
          </table:table-cell>
          <table:table-cell table:formula="of:=STDEVPA([.B35:.P35])" office:value-type="float" office:value="2.63818119165458">
            <text:p>2.64</text:p>
          </table:table-cell>
          <table:table-cell table:formula="of:=STDEVPA([.R35:.AF3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table:number-columns-repeated="15" office:value-type="float" office:value="0">
            <text:p>0</text:p>
          </table:table-cell>
          <table:table-cell table:formula="of:=AVERAGE([.B36:.P36])" office:value-type="float" office:value="83.5333333333333">
            <text:p>83.53</text:p>
          </table:table-cell>
          <table:table-cell table:formula="of:=AVERAGE([.R36:.AF36])" office:value-type="float" office:value="0">
            <text:p>0.00</text:p>
          </table:table-cell>
          <table:table-cell table:formula="of:=STDEVPA([.B36:.P36])" office:value-type="float" office:value="1.4544949486181">
            <text:p>1.45</text:p>
          </table:table-cell>
          <table:table-cell table:formula="of:=STDEVPA([.R36:.AF3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4" office:value-type="float" office:value="85">
            <text:p>85</text:p>
          </table:table-cell>
          <table:table-cell office:value-type="float" office:value="35">
            <text:p>35</text:p>
          </table:table-cell>
          <table:table-cell table:number-columns-repeated="15" office:value-type="float" office:value="0">
            <text:p>0</text:p>
          </table:table-cell>
          <table:table-cell table:formula="of:=AVERAGE([.B37:.P37])" office:value-type="float" office:value="84.2">
            <text:p>84.20</text:p>
          </table:table-cell>
          <table:table-cell table:formula="of:=AVERAGE([.R37:.AF37])" office:value-type="float" office:value="0">
            <text:p>0.00</text:p>
          </table:table-cell>
          <table:table-cell table:formula="of:=STDEVPA([.B37:.P37])" office:value-type="float" office:value="0.748331477354788">
            <text:p>0.75</text:p>
          </table:table-cell>
          <table:table-cell table:formula="of:=STDEVPA([.R37:.AF3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6">
            <text:p>86</text:p>
          </table:table-cell>
          <table:table-cell office:value-type="float" office:value="36">
            <text:p>36</text:p>
          </table:table-cell>
          <table:table-cell table:number-columns-repeated="15" office:value-type="float" office:value="0">
            <text:p>0</text:p>
          </table:table-cell>
          <table:table-cell table:formula="of:=AVERAGE([.B38:.P38])" office:value-type="float" office:value="83.7333333333333">
            <text:p>83.73</text:p>
          </table:table-cell>
          <table:table-cell table:formula="of:=AVERAGE([.R38:.AF38])" office:value-type="float" office:value="0">
            <text:p>0.00</text:p>
          </table:table-cell>
          <table:table-cell table:formula="of:=STDEVPA([.B38:.P38])" office:value-type="float" office:value="1.94821855949366">
            <text:p>1.95</text:p>
          </table:table-cell>
          <table:table-cell table:formula="of:=STDEVPA([.R38:.AF3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37">
            <text:p>37</text:p>
          </table:table-cell>
          <table:table-cell table:number-columns-repeated="15" office:value-type="float" office:value="0">
            <text:p>0</text:p>
          </table:table-cell>
          <table:table-cell table:formula="of:=AVERAGE([.B39:.P39])" office:value-type="float" office:value="82.2666666666667">
            <text:p>82.27</text:p>
          </table:table-cell>
          <table:table-cell table:formula="of:=AVERAGE([.R39:.AF39])" office:value-type="float" office:value="0">
            <text:p>0.00</text:p>
          </table:table-cell>
          <table:table-cell table:formula="of:=STDEVPA([.B39:.P39])" office:value-type="float" office:value="7.39789759924324">
            <text:p>7.40</text:p>
          </table:table-cell>
          <table:table-cell table:formula="of:=STDEVPA([.R39:.AF3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 table:number-columns-repeated="15" office:value-type="float" office:value="0">
            <text:p>0</text:p>
          </table:table-cell>
          <table:table-cell table:formula="of:=AVERAGE([.B40:.P40])" office:value-type="float" office:value="83.8666666666667">
            <text:p>83.87</text:p>
          </table:table-cell>
          <table:table-cell table:formula="of:=AVERAGE([.R40:.AF40])" office:value-type="float" office:value="0">
            <text:p>0.00</text:p>
          </table:table-cell>
          <table:table-cell table:formula="of:=STDEVPA([.B40:.P40])" office:value-type="float" office:value="1.14697670227235">
            <text:p>1.15</text:p>
          </table:table-cell>
          <table:table-cell table:formula="of:=STDEVPA([.R40:.AF4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3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table:number-columns-repeated="15" office:value-type="float" office:value="0">
            <text:p>0</text:p>
          </table:table-cell>
          <table:table-cell table:formula="of:=AVERAGE([.B41:.P41])" office:value-type="float" office:value="84.6666666666667">
            <text:p>84.67</text:p>
          </table:table-cell>
          <table:table-cell table:formula="of:=AVERAGE([.R41:.AF41])" office:value-type="float" office:value="0">
            <text:p>0.00</text:p>
          </table:table-cell>
          <table:table-cell table:formula="of:=STDEVPA([.B41:.P41])" office:value-type="float" office:value="1.19256958799989">
            <text:p>1.19</text:p>
          </table:table-cell>
          <table:table-cell table:formula="of:=STDEVPA([.R41:.AF4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table:number-columns-repeated="15" office:value-type="float" office:value="0">
            <text:p>0</text:p>
          </table:table-cell>
          <table:table-cell table:formula="of:=AVERAGE([.B42:.P42])" office:value-type="float" office:value="83.4666666666667">
            <text:p>83.47</text:p>
          </table:table-cell>
          <table:table-cell table:formula="of:=AVERAGE([.R42:.AF42])" office:value-type="float" office:value="0">
            <text:p>0.00</text:p>
          </table:table-cell>
          <table:table-cell table:formula="of:=STDEVPA([.B42:.P42])" office:value-type="float" office:value="1.4544949486181">
            <text:p>1.45</text:p>
          </table:table-cell>
          <table:table-cell table:formula="of:=STDEVPA([.R42:.AF4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table:number-columns-repeated="3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table:number-columns-repeated="15" office:value-type="float" office:value="0">
            <text:p>0</text:p>
          </table:table-cell>
          <table:table-cell table:formula="of:=AVERAGE([.B43:.P43])" office:value-type="float" office:value="83.4">
            <text:p>83.40</text:p>
          </table:table-cell>
          <table:table-cell table:formula="of:=AVERAGE([.R43:.AF43])" office:value-type="float" office:value="0">
            <text:p>0.00</text:p>
          </table:table-cell>
          <table:table-cell table:formula="of:=STDEVPA([.B43:.P43])" office:value-type="float" office:value="1.58324561160506">
            <text:p>1.58</text:p>
          </table:table-cell>
          <table:table-cell table:formula="of:=STDEVPA([.R43:.AF4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42">
            <text:p>42</text:p>
          </table:table-cell>
          <table:table-cell table:number-columns-repeated="15" office:value-type="float" office:value="0">
            <text:p>0</text:p>
          </table:table-cell>
          <table:table-cell table:formula="of:=AVERAGE([.B44:.P44])" office:value-type="float" office:value="83.8666666666667">
            <text:p>83.87</text:p>
          </table:table-cell>
          <table:table-cell table:formula="of:=AVERAGE([.R44:.AF44])" office:value-type="float" office:value="0">
            <text:p>0.00</text:p>
          </table:table-cell>
          <table:table-cell table:formula="of:=STDEVPA([.B44:.P44])" office:value-type="float" office:value="1.25786415094088">
            <text:p>1.26</text:p>
          </table:table-cell>
          <table:table-cell table:formula="of:=STDEVPA([.R44:.AF4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4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table:number-columns-repeated="15" office:value-type="float" office:value="0">
            <text:p>0</text:p>
          </table:table-cell>
          <table:table-cell table:formula="of:=AVERAGE([.B45:.P45])" office:value-type="float" office:value="84.4">
            <text:p>84.40</text:p>
          </table:table-cell>
          <table:table-cell table:formula="of:=AVERAGE([.R45:.AF45])" office:value-type="float" office:value="0">
            <text:p>0.00</text:p>
          </table:table-cell>
          <table:table-cell table:formula="of:=STDEVPA([.B45:.P45])" office:value-type="float" office:value="1.78138522878499">
            <text:p>1.78</text:p>
          </table:table-cell>
          <table:table-cell table:formula="of:=STDEVPA([.R45:.AF4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44">
            <text:p>44</text:p>
          </table:table-cell>
          <table:table-cell table:number-columns-repeated="15" office:value-type="float" office:value="0">
            <text:p>0</text:p>
          </table:table-cell>
          <table:table-cell table:formula="of:=AVERAGE([.B46:.P46])" office:value-type="float" office:value="84">
            <text:p>84.00</text:p>
          </table:table-cell>
          <table:table-cell table:formula="of:=AVERAGE([.R46:.AF46])" office:value-type="float" office:value="0">
            <text:p>0.00</text:p>
          </table:table-cell>
          <table:table-cell table:formula="of:=STDEVPA([.B46:.P46])" office:value-type="float" office:value="1.15470053837925">
            <text:p>1.15</text:p>
          </table:table-cell>
          <table:table-cell table:formula="of:=STDEVPA([.R46:.AF4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table:number-columns-repeated="15" office:value-type="float" office:value="0">
            <text:p>0</text:p>
          </table:table-cell>
          <table:table-cell table:formula="of:=AVERAGE([.B47:.P47])" office:value-type="float" office:value="81.6">
            <text:p>81.60</text:p>
          </table:table-cell>
          <table:table-cell table:formula="of:=AVERAGE([.R47:.AF47])" office:value-type="float" office:value="0">
            <text:p>0.00</text:p>
          </table:table-cell>
          <table:table-cell table:formula="of:=STDEVPA([.B47:.P47])" office:value-type="float" office:value="6.73102270584988">
            <text:p>6.73</text:p>
          </table:table-cell>
          <table:table-cell table:formula="of:=STDEVPA([.R47:.AF4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4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table:number-columns-repeated="15" office:value-type="float" office:value="0">
            <text:p>0</text:p>
          </table:table-cell>
          <table:table-cell table:formula="of:=AVERAGE([.B48:.P48])" office:value-type="float" office:value="84.0666666666667">
            <text:p>84.07</text:p>
          </table:table-cell>
          <table:table-cell table:formula="of:=AVERAGE([.R48:.AF48])" office:value-type="float" office:value="0">
            <text:p>0.00</text:p>
          </table:table-cell>
          <table:table-cell table:formula="of:=STDEVPA([.B48:.P48])" office:value-type="float" office:value="1.18133634311129">
            <text:p>1.18</text:p>
          </table:table-cell>
          <table:table-cell table:formula="of:=STDEVPA([.R48:.AF4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table:number-columns-repeated="15" office:value-type="float" office:value="0">
            <text:p>0</text:p>
          </table:table-cell>
          <table:table-cell table:formula="of:=AVERAGE([.B49:.P49])" office:value-type="float" office:value="78.4666666666667">
            <text:p>78.47</text:p>
          </table:table-cell>
          <table:table-cell table:formula="of:=AVERAGE([.R49:.AF49])" office:value-type="float" office:value="0">
            <text:p>0.00</text:p>
          </table:table-cell>
          <table:table-cell table:formula="of:=STDEVPA([.B49:.P49])" office:value-type="float" office:value="16.1487529618303">
            <text:p>16.15</text:p>
          </table:table-cell>
          <table:table-cell table:formula="of:=STDEVPA([.R49:.AF4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table:number-columns-repeated="15" office:value-type="float" office:value="0">
            <text:p>0</text:p>
          </table:table-cell>
          <table:table-cell table:formula="of:=AVERAGE([.B50:.P50])" office:value-type="float" office:value="81.0666666666667">
            <text:p>81.07</text:p>
          </table:table-cell>
          <table:table-cell table:formula="of:=AVERAGE([.R50:.AF50])" office:value-type="float" office:value="0">
            <text:p>0.00</text:p>
          </table:table-cell>
          <table:table-cell table:formula="of:=STDEVPA([.B50:.P50])" office:value-type="float" office:value="11.3105653655725">
            <text:p>11.31</text:p>
          </table:table-cell>
          <table:table-cell table:formula="of:=STDEVPA([.R50:.AF5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9">
            <text:p>49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table:number-columns-repeated="15" office:value-type="float" office:value="0">
            <text:p>0</text:p>
          </table:table-cell>
          <table:table-cell table:formula="of:=AVERAGE([.B51:.P51])" office:value-type="float" office:value="83.9333333333333">
            <text:p>83.93</text:p>
          </table:table-cell>
          <table:table-cell table:formula="of:=AVERAGE([.R51:.AF51])" office:value-type="float" office:value="0">
            <text:p>0.00</text:p>
          </table:table-cell>
          <table:table-cell table:formula="of:=STDEVPA([.B51:.P51])" office:value-type="float" office:value="1.6918103387266">
            <text:p>1.69</text:p>
          </table:table-cell>
          <table:table-cell table:formula="of:=STDEVPA([.R51:.AF5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table:number-columns-repeated="15" office:value-type="float" office:value="0">
            <text:p>0</text:p>
          </table:table-cell>
          <table:table-cell table:formula="of:=AVERAGE([.B52:.P52])" office:value-type="float" office:value="83.7333333333333">
            <text:p>83.73</text:p>
          </table:table-cell>
          <table:table-cell table:formula="of:=AVERAGE([.R52:.AF52])" office:value-type="float" office:value="0">
            <text:p>0.00</text:p>
          </table:table-cell>
          <table:table-cell table:formula="of:=STDEVPA([.B52:.P52])" office:value-type="float" office:value="1.18133634311129">
            <text:p>1.18</text:p>
          </table:table-cell>
          <table:table-cell table:formula="of:=STDEVPA([.R52:.AF5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51">
            <text:p>51</text:p>
          </table:table-cell>
          <table:table-cell table:number-columns-repeated="15" office:value-type="float" office:value="0">
            <text:p>0</text:p>
          </table:table-cell>
          <table:table-cell table:formula="of:=AVERAGE([.B53:.P53])" office:value-type="float" office:value="83.9333333333333">
            <text:p>83.93</text:p>
          </table:table-cell>
          <table:table-cell table:formula="of:=AVERAGE([.R53:.AF53])" office:value-type="float" office:value="0">
            <text:p>0.00</text:p>
          </table:table-cell>
          <table:table-cell table:formula="of:=STDEVPA([.B53:.P53])" office:value-type="float" office:value="1.23648246606609">
            <text:p>1.24</text:p>
          </table:table-cell>
          <table:table-cell table:formula="of:=STDEVPA([.R53:.AF5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table:number-columns-repeated="15" office:value-type="float" office:value="0">
            <text:p>0</text:p>
          </table:table-cell>
          <table:table-cell table:formula="of:=AVERAGE([.B54:.P54])" office:value-type="float" office:value="83.8">
            <text:p>83.80</text:p>
          </table:table-cell>
          <table:table-cell table:formula="of:=AVERAGE([.R54:.AF54])" office:value-type="float" office:value="0">
            <text:p>0.00</text:p>
          </table:table-cell>
          <table:table-cell table:formula="of:=STDEVPA([.B54:.P54])" office:value-type="float" office:value="1.46969384566991">
            <text:p>1.47</text:p>
          </table:table-cell>
          <table:table-cell table:formula="of:=STDEVPA([.R54:.AF5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3">
            <text:p>5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table:number-columns-repeated="15" office:value-type="float" office:value="0">
            <text:p>0</text:p>
          </table:table-cell>
          <table:table-cell table:formula="of:=AVERAGE([.B55:.P55])" office:value-type="float" office:value="84.5333333333333">
            <text:p>84.53</text:p>
          </table:table-cell>
          <table:table-cell table:formula="of:=AVERAGE([.R55:.AF55])" office:value-type="float" office:value="0">
            <text:p>0.00</text:p>
          </table:table-cell>
          <table:table-cell table:formula="of:=STDEVPA([.B55:.P55])" office:value-type="float" office:value="1.14697670227235">
            <text:p>1.15</text:p>
          </table:table-cell>
          <table:table-cell table:formula="of:=STDEVPA([.R55:.AF5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54">
            <text:p>54</text:p>
          </table:table-cell>
          <table:table-cell table:number-columns-repeated="15" office:value-type="float" office:value="0">
            <text:p>0</text:p>
          </table:table-cell>
          <table:table-cell table:formula="of:=AVERAGE([.B56:.P56])" office:value-type="float" office:value="83.8666666666667">
            <text:p>83.87</text:p>
          </table:table-cell>
          <table:table-cell table:formula="of:=AVERAGE([.R56:.AF56])" office:value-type="float" office:value="0">
            <text:p>0.00</text:p>
          </table:table-cell>
          <table:table-cell table:formula="of:=STDEVPA([.B56:.P56])" office:value-type="float" office:value="1.58605030044938">
            <text:p>1.59</text:p>
          </table:table-cell>
          <table:table-cell table:formula="of:=STDEVPA([.R56:.AF5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table:number-columns-repeated="15" office:value-type="float" office:value="0">
            <text:p>0</text:p>
          </table:table-cell>
          <table:table-cell table:formula="of:=AVERAGE([.B57:.P57])" office:value-type="float" office:value="84.2666666666667">
            <text:p>84.27</text:p>
          </table:table-cell>
          <table:table-cell table:formula="of:=AVERAGE([.R57:.AF57])" office:value-type="float" office:value="0">
            <text:p>0.00</text:p>
          </table:table-cell>
          <table:table-cell table:formula="of:=STDEVPA([.B57:.P57])" office:value-type="float" office:value="1.23648246606609">
            <text:p>1.24</text:p>
          </table:table-cell>
          <table:table-cell table:formula="of:=STDEVPA([.R57:.AF5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56">
            <text:p>56</text:p>
          </table:table-cell>
          <table:table-cell table:number-columns-repeated="15" office:value-type="float" office:value="0">
            <text:p>0</text:p>
          </table:table-cell>
          <table:table-cell table:formula="of:=AVERAGE([.B58:.P58])" office:value-type="float" office:value="84.2666666666667">
            <text:p>84.27</text:p>
          </table:table-cell>
          <table:table-cell table:formula="of:=AVERAGE([.R58:.AF58])" office:value-type="float" office:value="0">
            <text:p>0.00</text:p>
          </table:table-cell>
          <table:table-cell table:formula="of:=STDEVPA([.B58:.P58])" office:value-type="float" office:value="1.61107279647928">
            <text:p>1.61</text:p>
          </table:table-cell>
          <table:table-cell table:formula="of:=STDEVPA([.R58:.AF5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7">
            <text:p>57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table:number-columns-repeated="15" office:value-type="float" office:value="0">
            <text:p>0</text:p>
          </table:table-cell>
          <table:table-cell table:formula="of:=AVERAGE([.B59:.P59])" office:value-type="float" office:value="83.7333333333333">
            <text:p>83.73</text:p>
          </table:table-cell>
          <table:table-cell table:formula="of:=AVERAGE([.R59:.AF59])" office:value-type="float" office:value="0">
            <text:p>0.00</text:p>
          </table:table-cell>
          <table:table-cell table:formula="of:=STDEVPA([.B59:.P59])" office:value-type="float" office:value="1.23648246606609">
            <text:p>1.24</text:p>
          </table:table-cell>
          <table:table-cell table:formula="of:=STDEVPA([.R59:.AF5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58">
            <text:p>58</text:p>
          </table:table-cell>
          <table:table-cell table:number-columns-repeated="15" office:value-type="float" office:value="0">
            <text:p>0</text:p>
          </table:table-cell>
          <table:table-cell table:formula="of:=AVERAGE([.B60:.P60])" office:value-type="float" office:value="83.6">
            <text:p>83.60</text:p>
          </table:table-cell>
          <table:table-cell table:formula="of:=AVERAGE([.R60:.AF60])" office:value-type="float" office:value="0">
            <text:p>0.00</text:p>
          </table:table-cell>
          <table:table-cell table:formula="of:=STDEVPA([.B60:.P60])" office:value-type="float" office:value="1.35646599662505">
            <text:p>1.36</text:p>
          </table:table-cell>
          <table:table-cell table:formula="of:=STDEVPA([.R60:.AF6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59">
            <text:p>59</text:p>
          </table:table-cell>
          <table:table-cell table:number-columns-repeated="15" office:value-type="float" office:value="0">
            <text:p>0</text:p>
          </table:table-cell>
          <table:table-cell table:formula="of:=AVERAGE([.B61:.P61])" office:value-type="float" office:value="81.8666666666667">
            <text:p>81.87</text:p>
          </table:table-cell>
          <table:table-cell table:formula="of:=AVERAGE([.R61:.AF61])" office:value-type="float" office:value="0">
            <text:p>0.00</text:p>
          </table:table-cell>
          <table:table-cell table:formula="of:=STDEVPA([.B61:.P61])" office:value-type="float" office:value="7.83893416791396">
            <text:p>7.84</text:p>
          </table:table-cell>
          <table:table-cell table:formula="of:=STDEVPA([.R61:.AF6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table:number-columns-repeated="15" office:value-type="float" office:value="0">
            <text:p>0</text:p>
          </table:table-cell>
          <table:table-cell table:formula="of:=AVERAGE([.B62:.P62])" office:value-type="float" office:value="81.6666666666667">
            <text:p>81.67</text:p>
          </table:table-cell>
          <table:table-cell table:formula="of:=AVERAGE([.R62:.AF62])" office:value-type="float" office:value="0">
            <text:p>0.00</text:p>
          </table:table-cell>
          <table:table-cell table:formula="of:=STDEVPA([.B62:.P62])" office:value-type="float" office:value="7.50703373880493">
            <text:p>7.51</text:p>
          </table:table-cell>
          <table:table-cell table:formula="of:=STDEVPA([.R62:.AF6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5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table:number-columns-repeated="15" office:value-type="float" office:value="0">
            <text:p>0</text:p>
          </table:table-cell>
          <table:table-cell table:formula="of:=AVERAGE([.B63:.P63])" office:value-type="float" office:value="84.2666666666667">
            <text:p>84.27</text:p>
          </table:table-cell>
          <table:table-cell table:formula="of:=AVERAGE([.R63:.AF63])" office:value-type="float" office:value="0">
            <text:p>0.00</text:p>
          </table:table-cell>
          <table:table-cell table:formula="of:=STDEVPA([.B63:.P63])" office:value-type="float" office:value="1.4360439485692">
            <text:p>1.44</text:p>
          </table:table-cell>
          <table:table-cell table:formula="of:=STDEVPA([.R63:.AF6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table:number-columns-repeated="15" office:value-type="float" office:value="0">
            <text:p>0</text:p>
          </table:table-cell>
          <table:table-cell table:formula="of:=AVERAGE([.B64:.P64])" office:value-type="float" office:value="84.3333333333333">
            <text:p>84.33</text:p>
          </table:table-cell>
          <table:table-cell table:formula="of:=AVERAGE([.R64:.AF64])" office:value-type="float" office:value="0">
            <text:p>0.00</text:p>
          </table:table-cell>
          <table:table-cell table:formula="of:=STDEVPA([.B64:.P64])" office:value-type="float" office:value="1.29957257930786">
            <text:p>1.30</text:p>
          </table:table-cell>
          <table:table-cell table:formula="of:=STDEVPA([.R64:.AF6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3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table:number-columns-repeated="15" office:value-type="float" office:value="0">
            <text:p>0</text:p>
          </table:table-cell>
          <table:table-cell table:formula="of:=AVERAGE([.B65:.P65])" office:value-type="float" office:value="84.3333333333333">
            <text:p>84.33</text:p>
          </table:table-cell>
          <table:table-cell table:formula="of:=AVERAGE([.R65:.AF65])" office:value-type="float" office:value="0">
            <text:p>0.00</text:p>
          </table:table-cell>
          <table:table-cell table:formula="of:=STDEVPA([.B65:.P65])" office:value-type="float" office:value="1.07496769977314">
            <text:p>1.07</text:p>
          </table:table-cell>
          <table:table-cell table:formula="of:=STDEVPA([.R65:.AF6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4">
            <text:p>64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64">
            <text:p>64</text:p>
          </table:table-cell>
          <table:table-cell table:number-columns-repeated="15" office:value-type="float" office:value="0">
            <text:p>0</text:p>
          </table:table-cell>
          <table:table-cell table:formula="of:=AVERAGE([.B66:.P66])" office:value-type="float" office:value="83.9333333333333">
            <text:p>83.93</text:p>
          </table:table-cell>
          <table:table-cell table:formula="of:=AVERAGE([.R66:.AF66])" office:value-type="float" office:value="0">
            <text:p>0.00</text:p>
          </table:table-cell>
          <table:table-cell table:formula="of:=STDEVPA([.B66:.P66])" office:value-type="float" office:value="1.73076733143296">
            <text:p>1.73</text:p>
          </table:table-cell>
          <table:table-cell table:formula="of:=STDEVPA([.R66:.AF6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5">
            <text:p>65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table:number-columns-repeated="15" office:value-type="float" office:value="0">
            <text:p>0</text:p>
          </table:table-cell>
          <table:table-cell table:formula="of:=AVERAGE([.B67:.P67])" office:value-type="float" office:value="84.4666666666667">
            <text:p>84.47</text:p>
          </table:table-cell>
          <table:table-cell table:formula="of:=AVERAGE([.R67:.AF67])" office:value-type="float" office:value="0">
            <text:p>0.00</text:p>
          </table:table-cell>
          <table:table-cell table:formula="of:=STDEVPA([.B67:.P67])" office:value-type="float" office:value="1.66799946709291">
            <text:p>1.67</text:p>
          </table:table-cell>
          <table:table-cell table:formula="of:=STDEVPA([.R67:.AF6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table:number-columns-repeated="15" office:value-type="float" office:value="0">
            <text:p>0</text:p>
          </table:table-cell>
          <table:table-cell table:formula="of:=AVERAGE([.B68:.P68])" office:value-type="float" office:value="83.5333333333333">
            <text:p>83.53</text:p>
          </table:table-cell>
          <table:table-cell table:formula="of:=AVERAGE([.R68:.AF68])" office:value-type="float" office:value="0">
            <text:p>0.00</text:p>
          </table:table-cell>
          <table:table-cell table:formula="of:=STDEVPA([.B68:.P68])" office:value-type="float" office:value="1.35973853695808">
            <text:p>1.36</text:p>
          </table:table-cell>
          <table:table-cell table:formula="of:=STDEVPA([.R68:.AF6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table:number-columns-repeated="15" office:value-type="float" office:value="0">
            <text:p>0</text:p>
          </table:table-cell>
          <table:table-cell table:formula="of:=AVERAGE([.B69:.P69])" office:value-type="float" office:value="84.3333333333333">
            <text:p>84.33</text:p>
          </table:table-cell>
          <table:table-cell table:formula="of:=AVERAGE([.R69:.AF69])" office:value-type="float" office:value="0">
            <text:p>0.00</text:p>
          </table:table-cell>
          <table:table-cell table:formula="of:=STDEVPA([.B69:.P69])" office:value-type="float" office:value="1.29957257930786">
            <text:p>1.30</text:p>
          </table:table-cell>
          <table:table-cell table:formula="of:=STDEVPA([.R69:.AF6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15" office:value-type="float" office:value="0">
            <text:p>0</text:p>
          </table:table-cell>
          <table:table-cell table:formula="of:=AVERAGE([.B70:.P70])" office:value-type="float" office:value="82.4">
            <text:p>82.40</text:p>
          </table:table-cell>
          <table:table-cell table:formula="of:=AVERAGE([.R70:.AF70])" office:value-type="float" office:value="0">
            <text:p>0.00</text:p>
          </table:table-cell>
          <table:table-cell table:formula="of:=STDEVPA([.B70:.P70])" office:value-type="float" office:value="6.64128501621988">
            <text:p>6.64</text:p>
          </table:table-cell>
          <table:table-cell table:formula="of:=STDEVPA([.R70:.AF7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table:number-columns-repeated="15" office:value-type="float" office:value="0">
            <text:p>0</text:p>
          </table:table-cell>
          <table:table-cell table:formula="of:=AVERAGE([.B71:.P71])" office:value-type="float" office:value="83.9333333333333">
            <text:p>83.93</text:p>
          </table:table-cell>
          <table:table-cell table:formula="of:=AVERAGE([.R71:.AF71])" office:value-type="float" office:value="0">
            <text:p>0.00</text:p>
          </table:table-cell>
          <table:table-cell table:formula="of:=STDEVPA([.B71:.P71])" office:value-type="float" office:value="1.12348663642351">
            <text:p>1.12</text:p>
          </table:table-cell>
          <table:table-cell table:formula="of:=STDEVPA([.R71:.AF7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table:number-columns-repeated="15" office:value-type="float" office:value="0">
            <text:p>0</text:p>
          </table:table-cell>
          <table:table-cell table:formula="of:=AVERAGE([.B72:.P72])" office:value-type="float" office:value="83">
            <text:p>83.00</text:p>
          </table:table-cell>
          <table:table-cell table:formula="of:=AVERAGE([.R72:.AF72])" office:value-type="float" office:value="0">
            <text:p>0.00</text:p>
          </table:table-cell>
          <table:table-cell table:formula="of:=STDEVPA([.B72:.P72])" office:value-type="float" office:value="1.82574185835055">
            <text:p>1.83</text:p>
          </table:table-cell>
          <table:table-cell table:formula="of:=STDEVPA([.R72:.AF7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table:number-columns-repeated="15" office:value-type="float" office:value="0">
            <text:p>0</text:p>
          </table:table-cell>
          <table:table-cell table:formula="of:=AVERAGE([.B73:.P73])" office:value-type="float" office:value="80.2666666666667">
            <text:p>80.27</text:p>
          </table:table-cell>
          <table:table-cell table:formula="of:=AVERAGE([.R73:.AF73])" office:value-type="float" office:value="0">
            <text:p>0.00</text:p>
          </table:table-cell>
          <table:table-cell table:formula="of:=STDEVPA([.B73:.P73])" office:value-type="float" office:value="11.1023521031456">
            <text:p>11.10</text:p>
          </table:table-cell>
          <table:table-cell table:formula="of:=STDEVPA([.R73:.AF7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table:number-columns-repeated="15" office:value-type="float" office:value="0">
            <text:p>0</text:p>
          </table:table-cell>
          <table:table-cell table:formula="of:=AVERAGE([.B74:.P74])" office:value-type="float" office:value="83.7333333333333">
            <text:p>83.73</text:p>
          </table:table-cell>
          <table:table-cell table:formula="of:=AVERAGE([.R74:.AF74])" office:value-type="float" office:value="0">
            <text:p>0.00</text:p>
          </table:table-cell>
          <table:table-cell table:formula="of:=STDEVPA([.B74:.P74])" office:value-type="float" office:value="1.38884444373331">
            <text:p>1.39</text:p>
          </table:table-cell>
          <table:table-cell table:formula="of:=STDEVPA([.R74:.AF7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table:number-columns-repeated="15" office:value-type="float" office:value="0">
            <text:p>0</text:p>
          </table:table-cell>
          <table:table-cell table:formula="of:=AVERAGE([.B75:.P75])" office:value-type="float" office:value="83.4666666666667">
            <text:p>83.47</text:p>
          </table:table-cell>
          <table:table-cell table:formula="of:=AVERAGE([.R75:.AF75])" office:value-type="float" office:value="0">
            <text:p>0.00</text:p>
          </table:table-cell>
          <table:table-cell table:formula="of:=STDEVPA([.B75:.P75])" office:value-type="float" office:value="1.02415276638248">
            <text:p>1.02</text:p>
          </table:table-cell>
          <table:table-cell table:formula="of:=STDEVPA([.R75:.AF7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number-columns-repeated="15" office:value-type="float" office:value="0">
            <text:p>0</text:p>
          </table:table-cell>
          <table:table-cell table:formula="of:=AVERAGE([.B76:.P76])" office:value-type="float" office:value="83.5333333333333">
            <text:p>83.53</text:p>
          </table:table-cell>
          <table:table-cell table:formula="of:=AVERAGE([.R76:.AF76])" office:value-type="float" office:value="0">
            <text:p>0.00</text:p>
          </table:table-cell>
          <table:table-cell table:formula="of:=STDEVPA([.B76:.P76])" office:value-type="float" office:value="1.40791413879619">
            <text:p>1.41</text:p>
          </table:table-cell>
          <table:table-cell table:formula="of:=STDEVPA([.R76:.AF7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75">
            <text:p>75</text:p>
          </table:table-cell>
          <table:table-cell table:number-columns-repeated="15" office:value-type="float" office:value="0">
            <text:p>0</text:p>
          </table:table-cell>
          <table:table-cell table:formula="of:=AVERAGE([.B77:.P77])" office:value-type="float" office:value="82.6666666666667">
            <text:p>82.67</text:p>
          </table:table-cell>
          <table:table-cell table:formula="of:=AVERAGE([.R77:.AF77])" office:value-type="float" office:value="0">
            <text:p>0.00</text:p>
          </table:table-cell>
          <table:table-cell table:formula="of:=STDEVPA([.B77:.P77])" office:value-type="float" office:value="5.65292451352002">
            <text:p>5.65</text:p>
          </table:table-cell>
          <table:table-cell table:formula="of:=STDEVPA([.R77:.AF7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table:number-columns-repeated="15" office:value-type="float" office:value="0">
            <text:p>0</text:p>
          </table:table-cell>
          <table:table-cell table:formula="of:=AVERAGE([.B78:.P78])" office:value-type="float" office:value="83.9333333333333">
            <text:p>83.93</text:p>
          </table:table-cell>
          <table:table-cell table:formula="of:=AVERAGE([.R78:.AF78])" office:value-type="float" office:value="0">
            <text:p>0.00</text:p>
          </table:table-cell>
          <table:table-cell table:formula="of:=STDEVPA([.B78:.P78])" office:value-type="float" office:value="0.85374989832438">
            <text:p>0.85</text:p>
          </table:table-cell>
          <table:table-cell table:formula="of:=STDEVPA([.R78:.AF7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table:number-columns-repeated="15" office:value-type="float" office:value="0">
            <text:p>0</text:p>
          </table:table-cell>
          <table:table-cell table:formula="of:=AVERAGE([.B79:.P79])" office:value-type="float" office:value="83.2666666666667">
            <text:p>83.27</text:p>
          </table:table-cell>
          <table:table-cell table:formula="of:=AVERAGE([.R79:.AF79])" office:value-type="float" office:value="0">
            <text:p>0.00</text:p>
          </table:table-cell>
          <table:table-cell table:formula="of:=STDEVPA([.B79:.P79])" office:value-type="float" office:value="1.4360439485692">
            <text:p>1.44</text:p>
          </table:table-cell>
          <table:table-cell table:formula="of:=STDEVPA([.R79:.AF7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78">
            <text:p>78</text:p>
          </table:table-cell>
          <table:table-cell table:number-columns-repeated="15" office:value-type="float" office:value="0">
            <text:p>0</text:p>
          </table:table-cell>
          <table:table-cell table:formula="of:=AVERAGE([.B80:.P80])" office:value-type="float" office:value="84">
            <text:p>84.00</text:p>
          </table:table-cell>
          <table:table-cell table:formula="of:=AVERAGE([.R80:.AF80])" office:value-type="float" office:value="0">
            <text:p>0.00</text:p>
          </table:table-cell>
          <table:table-cell table:formula="of:=STDEVPA([.B80:.P80])" office:value-type="float" office:value="1.09544511501033">
            <text:p>1.10</text:p>
          </table:table-cell>
          <table:table-cell table:formula="of:=STDEVPA([.R80:.AF8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79">
            <text:p>79</text:p>
          </table:table-cell>
          <table:table-cell table:number-columns-repeated="15" office:value-type="float" office:value="0">
            <text:p>0</text:p>
          </table:table-cell>
          <table:table-cell table:formula="of:=AVERAGE([.B81:.P81])" office:value-type="float" office:value="83.4">
            <text:p>83.40</text:p>
          </table:table-cell>
          <table:table-cell table:formula="of:=AVERAGE([.R81:.AF81])" office:value-type="float" office:value="0">
            <text:p>0.00</text:p>
          </table:table-cell>
          <table:table-cell table:formula="of:=STDEVPA([.B81:.P81])" office:value-type="float" office:value="3.75588427226754">
            <text:p>3.76</text:p>
          </table:table-cell>
          <table:table-cell table:formula="of:=STDEVPA([.R81:.AF8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0">
            <text:p>80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table:number-columns-repeated="15" office:value-type="float" office:value="0">
            <text:p>0</text:p>
          </table:table-cell>
          <table:table-cell table:formula="of:=AVERAGE([.B82:.P82])" office:value-type="float" office:value="83.3333333333333">
            <text:p>83.33</text:p>
          </table:table-cell>
          <table:table-cell table:formula="of:=AVERAGE([.R82:.AF82])" office:value-type="float" office:value="0">
            <text:p>0.00</text:p>
          </table:table-cell>
          <table:table-cell table:formula="of:=STDEVPA([.B82:.P82])" office:value-type="float" office:value="5.49747416749021">
            <text:p>5.50</text:p>
          </table:table-cell>
          <table:table-cell table:formula="of:=STDEVPA([.R82:.AF8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table:number-columns-repeated="15" office:value-type="float" office:value="0">
            <text:p>0</text:p>
          </table:table-cell>
          <table:table-cell table:formula="of:=AVERAGE([.B83:.P83])" office:value-type="float" office:value="84.4">
            <text:p>84.40</text:p>
          </table:table-cell>
          <table:table-cell table:formula="of:=AVERAGE([.R83:.AF83])" office:value-type="float" office:value="0">
            <text:p>0.00</text:p>
          </table:table-cell>
          <table:table-cell table:formula="of:=STDEVPA([.B83:.P83])" office:value-type="float" office:value="1.35646599662505">
            <text:p>1.36</text:p>
          </table:table-cell>
          <table:table-cell table:formula="of:=STDEVPA([.R83:.AF8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15" office:value-type="float" office:value="0">
            <text:p>0</text:p>
          </table:table-cell>
          <table:table-cell table:formula="of:=AVERAGE([.B84:.P84])" office:value-type="float" office:value="83.9333333333333">
            <text:p>83.93</text:p>
          </table:table-cell>
          <table:table-cell table:formula="of:=AVERAGE([.R84:.AF84])" office:value-type="float" office:value="0">
            <text:p>0.00</text:p>
          </table:table-cell>
          <table:table-cell table:formula="of:=STDEVPA([.B84:.P84])" office:value-type="float" office:value="1.65193489244852">
            <text:p>1.65</text:p>
          </table:table-cell>
          <table:table-cell table:formula="of:=STDEVPA([.R84:.AF8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3"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5" office:value-type="float" office:value="0">
            <text:p>0</text:p>
          </table:table-cell>
          <table:table-cell table:formula="of:=AVERAGE([.B85:.P85])" office:value-type="float" office:value="84">
            <text:p>84.00</text:p>
          </table:table-cell>
          <table:table-cell table:formula="of:=AVERAGE([.R85:.AF85])" office:value-type="float" office:value="0">
            <text:p>0.00</text:p>
          </table:table-cell>
          <table:table-cell table:formula="of:=STDEVPA([.B85:.P85])" office:value-type="float" office:value="1.54919333848297">
            <text:p>1.55</text:p>
          </table:table-cell>
          <table:table-cell table:formula="of:=STDEVPA([.R85:.AF8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3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15" office:value-type="float" office:value="0">
            <text:p>0</text:p>
          </table:table-cell>
          <table:table-cell table:formula="of:=AVERAGE([.B86:.P86])" office:value-type="float" office:value="83.7333333333333">
            <text:p>83.73</text:p>
          </table:table-cell>
          <table:table-cell table:formula="of:=AVERAGE([.R86:.AF86])" office:value-type="float" office:value="0">
            <text:p>0.00</text:p>
          </table:table-cell>
          <table:table-cell table:formula="of:=STDEVPA([.B86:.P86])" office:value-type="float" office:value="1.12348663642351">
            <text:p>1.12</text:p>
          </table:table-cell>
          <table:table-cell table:formula="of:=STDEVPA([.R86:.AF8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15" office:value-type="float" office:value="0">
            <text:p>0</text:p>
          </table:table-cell>
          <table:table-cell table:formula="of:=AVERAGE([.B87:.P87])" office:value-type="float" office:value="82.0666666666667">
            <text:p>82.07</text:p>
          </table:table-cell>
          <table:table-cell table:formula="of:=AVERAGE([.R87:.AF87])" office:value-type="float" office:value="0">
            <text:p>0.00</text:p>
          </table:table-cell>
          <table:table-cell table:formula="of:=STDEVPA([.B87:.P87])" office:value-type="float" office:value="7.83553160644225">
            <text:p>7.84</text:p>
          </table:table-cell>
          <table:table-cell table:formula="of:=STDEVPA([.R87:.AF8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15" office:value-type="float" office:value="0">
            <text:p>0</text:p>
          </table:table-cell>
          <table:table-cell table:formula="of:=AVERAGE([.B88:.P88])" office:value-type="float" office:value="83.8">
            <text:p>83.80</text:p>
          </table:table-cell>
          <table:table-cell table:formula="of:=AVERAGE([.R88:.AF88])" office:value-type="float" office:value="0">
            <text:p>0.00</text:p>
          </table:table-cell>
          <table:table-cell table:formula="of:=STDEVPA([.B88:.P88])" office:value-type="float" office:value="1.27540843131393">
            <text:p>1.28</text:p>
          </table:table-cell>
          <table:table-cell table:formula="of:=STDEVPA([.R88:.AF8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number-columns-repeated="15" office:value-type="float" office:value="0">
            <text:p>0</text:p>
          </table:table-cell>
          <table:table-cell table:formula="of:=AVERAGE([.B89:.P89])" office:value-type="float" office:value="84">
            <text:p>84.00</text:p>
          </table:table-cell>
          <table:table-cell table:formula="of:=AVERAGE([.R89:.AF89])" office:value-type="float" office:value="0">
            <text:p>0.00</text:p>
          </table:table-cell>
          <table:table-cell table:formula="of:=STDEVPA([.B89:.P89])" office:value-type="float" office:value="1.15470053837925">
            <text:p>1.15</text:p>
          </table:table-cell>
          <table:table-cell table:formula="of:=STDEVPA([.R89:.AF8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5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table:number-columns-repeated="15" office:value-type="float" office:value="0">
            <text:p>0</text:p>
          </table:table-cell>
          <table:table-cell table:formula="of:=AVERAGE([.B90:.P90])" office:value-type="float" office:value="84.6">
            <text:p>84.60</text:p>
          </table:table-cell>
          <table:table-cell table:formula="of:=AVERAGE([.R90:.AF90])" office:value-type="float" office:value="0">
            <text:p>0.00</text:p>
          </table:table-cell>
          <table:table-cell table:formula="of:=STDEVPA([.B90:.P90])" office:value-type="float" office:value="0.711805216802087">
            <text:p>0.71</text:p>
          </table:table-cell>
          <table:table-cell table:formula="of:=STDEVPA([.R90:.AF9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9">
            <text:p>89</text:p>
          </table:table-cell>
          <table:table-cell table:number-columns-repeated="15" office:value-type="float" office:value="0">
            <text:p>0</text:p>
          </table:table-cell>
          <table:table-cell table:formula="of:=AVERAGE([.B91:.P91])" office:value-type="float" office:value="83.4666666666667">
            <text:p>83.47</text:p>
          </table:table-cell>
          <table:table-cell table:formula="of:=AVERAGE([.R91:.AF91])" office:value-type="float" office:value="0">
            <text:p>0.00</text:p>
          </table:table-cell>
          <table:table-cell table:formula="of:=STDEVPA([.B91:.P91])" office:value-type="float" office:value="1.40791413879619">
            <text:p>1.41</text:p>
          </table:table-cell>
          <table:table-cell table:formula="of:=STDEVPA([.R91:.AF9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1">
            <text:p>81</text:p>
          </table:table-cell>
          <table:table-cell office:value-type="float" office:value="90">
            <text:p>90</text:p>
          </table:table-cell>
          <table:table-cell table:number-columns-repeated="15" office:value-type="float" office:value="0">
            <text:p>0</text:p>
          </table:table-cell>
          <table:table-cell table:formula="of:=AVERAGE([.B92:.P92])" office:value-type="float" office:value="83.4666666666667">
            <text:p>83.47</text:p>
          </table:table-cell>
          <table:table-cell table:formula="of:=AVERAGE([.R92:.AF92])" office:value-type="float" office:value="0">
            <text:p>0.00</text:p>
          </table:table-cell>
          <table:table-cell table:formula="of:=STDEVPA([.B92:.P92])" office:value-type="float" office:value="1.4544949486181">
            <text:p>1.45</text:p>
          </table:table-cell>
          <table:table-cell table:formula="of:=STDEVPA([.R92:.AF9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91">
            <text:p>91</text:p>
          </table:table-cell>
          <table:table-cell table:number-columns-repeated="15" office:value-type="float" office:value="0">
            <text:p>0</text:p>
          </table:table-cell>
          <table:table-cell table:formula="of:=AVERAGE([.B93:.P93])" office:value-type="float" office:value="83.9333333333333">
            <text:p>83.93</text:p>
          </table:table-cell>
          <table:table-cell table:formula="of:=AVERAGE([.R93:.AF93])" office:value-type="float" office:value="0">
            <text:p>0.00</text:p>
          </table:table-cell>
          <table:table-cell table:formula="of:=STDEVPA([.B93:.P93])" office:value-type="float" office:value="1.06249183003395">
            <text:p>1.06</text:p>
          </table:table-cell>
          <table:table-cell table:formula="of:=STDEVPA([.R93:.AF9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table:number-columns-repeated="15" office:value-type="float" office:value="0">
            <text:p>0</text:p>
          </table:table-cell>
          <table:table-cell table:formula="of:=AVERAGE([.B94:.P94])" office:value-type="float" office:value="83.8666666666667">
            <text:p>83.87</text:p>
          </table:table-cell>
          <table:table-cell table:formula="of:=AVERAGE([.R94:.AF94])" office:value-type="float" office:value="0">
            <text:p>0.00</text:p>
          </table:table-cell>
          <table:table-cell table:formula="of:=STDEVPA([.B94:.P94])" office:value-type="float" office:value="1.30979218029257">
            <text:p>1.31</text:p>
          </table:table-cell>
          <table:table-cell table:formula="of:=STDEVPA([.R94:.AF9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4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15" office:value-type="float" office:value="0">
            <text:p>0</text:p>
          </table:table-cell>
          <table:table-cell table:formula="of:=AVERAGE([.B95:.P95])" office:value-type="float" office:value="84.0666666666667">
            <text:p>84.07</text:p>
          </table:table-cell>
          <table:table-cell table:formula="of:=AVERAGE([.R95:.AF95])" office:value-type="float" office:value="0">
            <text:p>0.00</text:p>
          </table:table-cell>
          <table:table-cell table:formula="of:=STDEVPA([.B95:.P95])" office:value-type="float" office:value="0.928559218478941">
            <text:p>0.93</text:p>
          </table:table-cell>
          <table:table-cell table:formula="of:=STDEVPA([.R95:.AF9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4">
            <text:p>94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table:number-columns-repeated="15" office:value-type="float" office:value="0">
            <text:p>0</text:p>
          </table:table-cell>
          <table:table-cell table:formula="of:=AVERAGE([.B96:.P96])" office:value-type="float" office:value="84.2">
            <text:p>84.20</text:p>
          </table:table-cell>
          <table:table-cell table:formula="of:=AVERAGE([.R96:.AF96])" office:value-type="float" office:value="0">
            <text:p>0.00</text:p>
          </table:table-cell>
          <table:table-cell table:formula="of:=STDEVPA([.B96:.P96])" office:value-type="float" office:value="1.22202018532156">
            <text:p>1.22</text:p>
          </table:table-cell>
          <table:table-cell table:formula="of:=STDEVPA([.R96:.AF9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15" office:value-type="float" office:value="0">
            <text:p>0</text:p>
          </table:table-cell>
          <table:table-cell table:formula="of:=AVERAGE([.B97:.P97])" office:value-type="float" office:value="83.8">
            <text:p>83.80</text:p>
          </table:table-cell>
          <table:table-cell table:formula="of:=AVERAGE([.R97:.AF97])" office:value-type="float" office:value="0">
            <text:p>0.00</text:p>
          </table:table-cell>
          <table:table-cell table:formula="of:=STDEVPA([.B97:.P97])" office:value-type="float" office:value="1.72046505340853">
            <text:p>1.72</text:p>
          </table:table-cell>
          <table:table-cell table:formula="of:=STDEVPA([.R97:.AF9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4"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15" office:value-type="float" office:value="0">
            <text:p>0</text:p>
          </table:table-cell>
          <table:table-cell table:formula="of:=AVERAGE([.B98:.P98])" office:value-type="float" office:value="84.0666666666667">
            <text:p>84.07</text:p>
          </table:table-cell>
          <table:table-cell table:formula="of:=AVERAGE([.R98:.AF98])" office:value-type="float" office:value="0">
            <text:p>0.00</text:p>
          </table:table-cell>
          <table:table-cell table:formula="of:=STDEVPA([.B98:.P98])" office:value-type="float" office:value="1.52606975230128">
            <text:p>1.53</text:p>
          </table:table-cell>
          <table:table-cell table:formula="of:=STDEVPA([.R98:.AF9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table:number-columns-repeated="15" office:value-type="float" office:value="0">
            <text:p>0</text:p>
          </table:table-cell>
          <table:table-cell table:formula="of:=AVERAGE([.B99:.P99])" office:value-type="float" office:value="83.9333333333333">
            <text:p>83.93</text:p>
          </table:table-cell>
          <table:table-cell table:formula="of:=AVERAGE([.R99:.AF99])" office:value-type="float" office:value="0">
            <text:p>0.00</text:p>
          </table:table-cell>
          <table:table-cell table:formula="of:=STDEVPA([.B99:.P99])" office:value-type="float" office:value="1.61107279647928">
            <text:p>1.61</text:p>
          </table:table-cell>
          <table:table-cell table:formula="of:=STDEVPA([.R99:.AF9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6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table:number-columns-repeated="15" office:value-type="float" office:value="0">
            <text:p>0</text:p>
          </table:table-cell>
          <table:table-cell table:formula="of:=AVERAGE([.B100:.P100])" office:value-type="float" office:value="84">
            <text:p>84.00</text:p>
          </table:table-cell>
          <table:table-cell table:formula="of:=AVERAGE([.R100:.AF100])" office:value-type="float" office:value="0">
            <text:p>0.00</text:p>
          </table:table-cell>
          <table:table-cell table:formula="of:=STDEVPA([.B100:.P100])" office:value-type="float" office:value="0.894427190999916">
            <text:p>0.89</text:p>
          </table:table-cell>
          <table:table-cell table:formula="of:=STDEVPA([.R100:.AF10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99">
            <text:p>99</text:p>
          </table:table-cell>
          <table:table-cell table:number-columns-repeated="15" office:value-type="float" office:value="0">
            <text:p>0</text:p>
          </table:table-cell>
          <table:table-cell table:formula="of:=AVERAGE([.B101:.P101])" office:value-type="float" office:value="82.2">
            <text:p>82.20</text:p>
          </table:table-cell>
          <table:table-cell table:formula="of:=AVERAGE([.R101:.AF101])" office:value-type="float" office:value="0">
            <text:p>0.00</text:p>
          </table:table-cell>
          <table:table-cell table:formula="of:=STDEVPA([.B101:.P101])" office:value-type="float" office:value="5.5281099844341">
            <text:p>5.53</text:p>
          </table:table-cell>
          <table:table-cell table:formula="of:=STDEVPA([.R101:.AF10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table:number-columns-repeated="15" office:value-type="float" office:value="0">
            <text:p>0</text:p>
          </table:table-cell>
          <table:table-cell table:formula="of:=AVERAGE([.B102:.P102])" office:value-type="float" office:value="83.9333333333333">
            <text:p>83.93</text:p>
          </table:table-cell>
          <table:table-cell table:formula="of:=AVERAGE([.R102:.AF102])" office:value-type="float" office:value="0">
            <text:p>0.00</text:p>
          </table:table-cell>
          <table:table-cell table:formula="of:=STDEVPA([.B102:.P102])" office:value-type="float" office:value="1.28927197372091">
            <text:p>1.29</text:p>
          </table:table-cell>
          <table:table-cell table:formula="of:=STDEVPA([.R102:.AF10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1">
            <text:p>101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87">
            <text:p>87</text:p>
          </table:table-cell>
          <table:table-cell table:number-columns-repeated="2" office:value-type="float" office:value="85">
            <text:p>85</text:p>
          </table:table-cell>
          <table:table-cell office:value-type="float" office:value="101">
            <text:p>101</text:p>
          </table:table-cell>
          <table:table-cell table:number-columns-repeated="15" office:value-type="float" office:value="0">
            <text:p>0</text:p>
          </table:table-cell>
          <table:table-cell table:formula="of:=AVERAGE([.B103:.P103])" office:value-type="float" office:value="82.8">
            <text:p>82.80</text:p>
          </table:table-cell>
          <table:table-cell table:formula="of:=AVERAGE([.R103:.AF103])" office:value-type="float" office:value="0">
            <text:p>0.00</text:p>
          </table:table-cell>
          <table:table-cell table:formula="of:=STDEVPA([.B103:.P103])" office:value-type="float" office:value="5.93520569708133">
            <text:p>5.94</text:p>
          </table:table-cell>
          <table:table-cell table:formula="of:=STDEVPA([.R103:.AF10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table:number-columns-repeated="15" office:value-type="float" office:value="0">
            <text:p>0</text:p>
          </table:table-cell>
          <table:table-cell table:formula="of:=AVERAGE([.B104:.P104])" office:value-type="float" office:value="78.5333333333333">
            <text:p>78.53</text:p>
          </table:table-cell>
          <table:table-cell table:formula="of:=AVERAGE([.R104:.AF104])" office:value-type="float" office:value="0">
            <text:p>0.00</text:p>
          </table:table-cell>
          <table:table-cell table:formula="of:=STDEVPA([.B104:.P104])" office:value-type="float" office:value="20.4902144666397">
            <text:p>20.49</text:p>
          </table:table-cell>
          <table:table-cell table:formula="of:=STDEVPA([.R104:.AF10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table:number-columns-repeated="15" office:value-type="float" office:value="0">
            <text:p>0</text:p>
          </table:table-cell>
          <table:table-cell table:formula="of:=AVERAGE([.B105:.P105])" office:value-type="float" office:value="81.1333333333333">
            <text:p>81.13</text:p>
          </table:table-cell>
          <table:table-cell table:formula="of:=AVERAGE([.R105:.AF105])" office:value-type="float" office:value="0">
            <text:p>0.00</text:p>
          </table:table-cell>
          <table:table-cell table:formula="of:=STDEVPA([.B105:.P105])" office:value-type="float" office:value="10.5569355823027">
            <text:p>10.56</text:p>
          </table:table-cell>
          <table:table-cell table:formula="of:=STDEVPA([.R105:.AF10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4">
            <text:p>10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104">
            <text:p>104</text:p>
          </table:table-cell>
          <table:table-cell table:number-columns-repeated="15" office:value-type="float" office:value="0">
            <text:p>0</text:p>
          </table:table-cell>
          <table:table-cell table:formula="of:=AVERAGE([.B106:.P106])" office:value-type="float" office:value="79.4666666666667">
            <text:p>79.47</text:p>
          </table:table-cell>
          <table:table-cell table:formula="of:=AVERAGE([.R106:.AF106])" office:value-type="float" office:value="0">
            <text:p>0.00</text:p>
          </table:table-cell>
          <table:table-cell table:formula="of:=STDEVPA([.B106:.P106])" office:value-type="float" office:value="16.9896700641563">
            <text:p>16.99</text:p>
          </table:table-cell>
          <table:table-cell table:formula="of:=STDEVPA([.R106:.AF10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15" office:value-type="float" office:value="0">
            <text:p>0</text:p>
          </table:table-cell>
          <table:table-cell table:formula="of:=AVERAGE([.B107:.P107])" office:value-type="float" office:value="83.5333333333333">
            <text:p>83.53</text:p>
          </table:table-cell>
          <table:table-cell table:formula="of:=AVERAGE([.R107:.AF107])" office:value-type="float" office:value="0">
            <text:p>0.00</text:p>
          </table:table-cell>
          <table:table-cell table:formula="of:=STDEVPA([.B107:.P107])" office:value-type="float" office:value="1.25786415094088">
            <text:p>1.26</text:p>
          </table:table-cell>
          <table:table-cell table:formula="of:=STDEVPA([.R107:.AF10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15" office:value-type="float" office:value="0">
            <text:p>0</text:p>
          </table:table-cell>
          <table:table-cell table:formula="of:=AVERAGE([.B108:.P108])" office:value-type="float" office:value="84.4">
            <text:p>84.40</text:p>
          </table:table-cell>
          <table:table-cell table:formula="of:=AVERAGE([.R108:.AF108])" office:value-type="float" office:value="0">
            <text:p>0.00</text:p>
          </table:table-cell>
          <table:table-cell table:formula="of:=STDEVPA([.B108:.P108])" office:value-type="float" office:value="1.4047538337137">
            <text:p>1.40</text:p>
          </table:table-cell>
          <table:table-cell table:formula="of:=STDEVPA([.R108:.AF10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7">
            <text:p>107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table:number-columns-repeated="15" office:value-type="float" office:value="0">
            <text:p>0</text:p>
          </table:table-cell>
          <table:table-cell table:formula="of:=AVERAGE([.B109:.P109])" office:value-type="float" office:value="83.4666666666667">
            <text:p>83.47</text:p>
          </table:table-cell>
          <table:table-cell table:formula="of:=AVERAGE([.R109:.AF109])" office:value-type="float" office:value="0">
            <text:p>0.00</text:p>
          </table:table-cell>
          <table:table-cell table:formula="of:=STDEVPA([.B109:.P109])" office:value-type="float" office:value="1.08730042868667">
            <text:p>1.09</text:p>
          </table:table-cell>
          <table:table-cell table:formula="of:=STDEVPA([.R109:.AF10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108">
            <text:p>108</text:p>
          </table:table-cell>
          <table:table-cell table:number-columns-repeated="15" office:value-type="float" office:value="0">
            <text:p>0</text:p>
          </table:table-cell>
          <table:table-cell table:formula="of:=AVERAGE([.B110:.P110])" office:value-type="float" office:value="83.4">
            <text:p>83.40</text:p>
          </table:table-cell>
          <table:table-cell table:formula="of:=AVERAGE([.R110:.AF110])" office:value-type="float" office:value="0">
            <text:p>0.00</text:p>
          </table:table-cell>
          <table:table-cell table:formula="of:=STDEVPA([.B110:.P110])" office:value-type="float" office:value="1.08320512061813">
            <text:p>1.08</text:p>
          </table:table-cell>
          <table:table-cell table:formula="of:=STDEVPA([.R110:.AF11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09">
            <text:p>109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table:number-columns-repeated="15" office:value-type="float" office:value="0">
            <text:p>0</text:p>
          </table:table-cell>
          <table:table-cell table:formula="of:=AVERAGE([.B111:.P111])" office:value-type="float" office:value="83.4666666666667">
            <text:p>83.47</text:p>
          </table:table-cell>
          <table:table-cell table:formula="of:=AVERAGE([.R111:.AF111])" office:value-type="float" office:value="0">
            <text:p>0.00</text:p>
          </table:table-cell>
          <table:table-cell table:formula="of:=STDEVPA([.B111:.P111])" office:value-type="float" office:value="1.78387842136795">
            <text:p>1.78</text:p>
          </table:table-cell>
          <table:table-cell table:formula="of:=STDEVPA([.R111:.AF11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0">
            <text:p>110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table:number-columns-repeated="15" office:value-type="float" office:value="0">
            <text:p>0</text:p>
          </table:table-cell>
          <table:table-cell table:formula="of:=AVERAGE([.B112:.P112])" office:value-type="float" office:value="84.3333333333333">
            <text:p>84.33</text:p>
          </table:table-cell>
          <table:table-cell table:formula="of:=AVERAGE([.R112:.AF112])" office:value-type="float" office:value="0">
            <text:p>0.00</text:p>
          </table:table-cell>
          <table:table-cell table:formula="of:=STDEVPA([.B112:.P112])" office:value-type="float" office:value="1.07496769977314">
            <text:p>1.07</text:p>
          </table:table-cell>
          <table:table-cell table:formula="of:=STDEVPA([.R112:.AF11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table:number-columns-repeated="15" office:value-type="float" office:value="0">
            <text:p>0</text:p>
          </table:table-cell>
          <table:table-cell table:formula="of:=AVERAGE([.B113:.P113])" office:value-type="float" office:value="83.4666666666667">
            <text:p>83.47</text:p>
          </table:table-cell>
          <table:table-cell table:formula="of:=AVERAGE([.R113:.AF113])" office:value-type="float" office:value="0">
            <text:p>0.00</text:p>
          </table:table-cell>
          <table:table-cell table:formula="of:=STDEVPA([.B113:.P113])" office:value-type="float" office:value="1.85711843695788">
            <text:p>1.86</text:p>
          </table:table-cell>
          <table:table-cell table:formula="of:=STDEVPA([.R113:.AF11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table:number-columns-repeated="15" office:value-type="float" office:value="0">
            <text:p>0</text:p>
          </table:table-cell>
          <table:table-cell table:formula="of:=AVERAGE([.B114:.P114])" office:value-type="float" office:value="83.6666666666667">
            <text:p>83.67</text:p>
          </table:table-cell>
          <table:table-cell table:formula="of:=AVERAGE([.R114:.AF114])" office:value-type="float" office:value="0">
            <text:p>0.00</text:p>
          </table:table-cell>
          <table:table-cell table:formula="of:=STDEVPA([.B114:.P114])" office:value-type="float" office:value="1.73845397472071">
            <text:p>1.74</text:p>
          </table:table-cell>
          <table:table-cell table:formula="of:=STDEVPA([.R114:.AF11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3">
            <text:p>113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  <table:table-cell table:number-columns-repeated="15" office:value-type="float" office:value="0">
            <text:p>0</text:p>
          </table:table-cell>
          <table:table-cell table:formula="of:=AVERAGE([.B115:.P115])" office:value-type="float" office:value="84.2">
            <text:p>84.20</text:p>
          </table:table-cell>
          <table:table-cell table:formula="of:=AVERAGE([.R115:.AF115])" office:value-type="float" office:value="0">
            <text:p>0.00</text:p>
          </table:table-cell>
          <table:table-cell table:formula="of:=STDEVPA([.B115:.P115])" office:value-type="float" office:value="1.04562580942387">
            <text:p>1.05</text:p>
          </table:table-cell>
          <table:table-cell table:formula="of:=STDEVPA([.R115:.AF11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table:number-columns-repeated="15" office:value-type="float" office:value="0">
            <text:p>0</text:p>
          </table:table-cell>
          <table:table-cell table:formula="of:=AVERAGE([.B116:.P116])" office:value-type="float" office:value="83.4">
            <text:p>83.40</text:p>
          </table:table-cell>
          <table:table-cell table:formula="of:=AVERAGE([.R116:.AF116])" office:value-type="float" office:value="0">
            <text:p>0.00</text:p>
          </table:table-cell>
          <table:table-cell table:formula="of:=STDEVPA([.B116:.P116])" office:value-type="float" office:value="1.14309521329882">
            <text:p>1.14</text:p>
          </table:table-cell>
          <table:table-cell table:formula="of:=STDEVPA([.R116:.AF11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5">
            <text:p>115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115">
            <text:p>115</text:p>
          </table:table-cell>
          <table:table-cell table:number-columns-repeated="15" office:value-type="float" office:value="0">
            <text:p>0</text:p>
          </table:table-cell>
          <table:table-cell table:formula="of:=AVERAGE([.B117:.P117])" office:value-type="float" office:value="83.8">
            <text:p>83.80</text:p>
          </table:table-cell>
          <table:table-cell table:formula="of:=AVERAGE([.R117:.AF117])" office:value-type="float" office:value="0">
            <text:p>0.00</text:p>
          </table:table-cell>
          <table:table-cell table:formula="of:=STDEVPA([.B117:.P117])" office:value-type="float" office:value="1.51437555888007">
            <text:p>1.51</text:p>
          </table:table-cell>
          <table:table-cell table:formula="of:=STDEVPA([.R117:.AF11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16">
            <text:p>116</text:p>
          </table:table-cell>
          <table:table-cell table:number-columns-repeated="15" office:value-type="float" office:value="0">
            <text:p>0</text:p>
          </table:table-cell>
          <table:table-cell table:formula="of:=AVERAGE([.B118:.P118])" office:value-type="float" office:value="82.6">
            <text:p>82.60</text:p>
          </table:table-cell>
          <table:table-cell table:formula="of:=AVERAGE([.R118:.AF118])" office:value-type="float" office:value="0">
            <text:p>0.00</text:p>
          </table:table-cell>
          <table:table-cell table:formula="of:=STDEVPA([.B118:.P118])" office:value-type="float" office:value="5.57135531087365">
            <text:p>5.57</text:p>
          </table:table-cell>
          <table:table-cell table:formula="of:=STDEVPA([.R118:.AF11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7">
            <text:p>117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117">
            <text:p>117</text:p>
          </table:table-cell>
          <table:table-cell table:number-columns-repeated="15" office:value-type="float" office:value="0">
            <text:p>0</text:p>
          </table:table-cell>
          <table:table-cell table:formula="of:=AVERAGE([.B119:.P119])" office:value-type="float" office:value="83.1333333333333">
            <text:p>83.13</text:p>
          </table:table-cell>
          <table:table-cell table:formula="of:=AVERAGE([.R119:.AF119])" office:value-type="float" office:value="0">
            <text:p>0.00</text:p>
          </table:table-cell>
          <table:table-cell table:formula="of:=STDEVPA([.B119:.P119])" office:value-type="float" office:value="1.35973853695808">
            <text:p>1.36</text:p>
          </table:table-cell>
          <table:table-cell table:formula="of:=STDEVPA([.R119:.AF11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18">
            <text:p>118</text:p>
          </table:table-cell>
          <table:table-cell table:number-columns-repeated="15" office:value-type="float" office:value="0">
            <text:p>0</text:p>
          </table:table-cell>
          <table:table-cell table:formula="of:=AVERAGE([.B120:.P120])" office:value-type="float" office:value="83.9333333333333">
            <text:p>83.93</text:p>
          </table:table-cell>
          <table:table-cell table:formula="of:=AVERAGE([.R120:.AF120])" office:value-type="float" office:value="0">
            <text:p>0.00</text:p>
          </table:table-cell>
          <table:table-cell table:formula="of:=STDEVPA([.B120:.P120])" office:value-type="float" office:value="1.23648246606609">
            <text:p>1.24</text:p>
          </table:table-cell>
          <table:table-cell table:formula="of:=STDEVPA([.R120:.AF12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4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119">
            <text:p>119</text:p>
          </table:table-cell>
          <table:table-cell table:number-columns-repeated="15" office:value-type="float" office:value="0">
            <text:p>0</text:p>
          </table:table-cell>
          <table:table-cell table:formula="of:=AVERAGE([.B121:.P121])" office:value-type="float" office:value="84.2">
            <text:p>84.20</text:p>
          </table:table-cell>
          <table:table-cell table:formula="of:=AVERAGE([.R121:.AF121])" office:value-type="float" office:value="0">
            <text:p>0.00</text:p>
          </table:table-cell>
          <table:table-cell table:formula="of:=STDEVPA([.B121:.P121])" office:value-type="float" office:value="0.90921211313239">
            <text:p>0.91</text:p>
          </table:table-cell>
          <table:table-cell table:formula="of:=STDEVPA([.R121:.AF12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20">
            <text:p>120</text:p>
          </table:table-cell>
          <table:table-cell table:number-columns-repeated="4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20">
            <text:p>120</text:p>
          </table:table-cell>
          <table:table-cell table:number-columns-repeated="15" office:value-type="float" office:value="0">
            <text:p>0</text:p>
          </table:table-cell>
          <table:table-cell table:formula="of:=AVERAGE([.B122:.P122])" office:value-type="float" office:value="79.5333333333333">
            <text:p>79.53</text:p>
          </table:table-cell>
          <table:table-cell table:formula="of:=AVERAGE([.R122:.AF122])" office:value-type="float" office:value="0">
            <text:p>0.00</text:p>
          </table:table-cell>
          <table:table-cell table:formula="of:=STDEVPA([.B122:.P122])" office:value-type="float" office:value="17.575993728821">
            <text:p>17.58</text:p>
          </table:table-cell>
          <table:table-cell table:formula="of:=STDEVPA([.R122:.AF12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formula="of:=AVERAGE([.B123:.P123])" office:value-type="float" office:value="83.9285714285714">
            <text:p>83.93</text:p>
          </table:table-cell>
          <table:table-cell table:formula="of:=AVERAGE([.R123:.AF123])" office:value-type="float" office:value="0.133333333333333">
            <text:p>0.13</text:p>
          </table:table-cell>
          <table:table-cell table:formula="of:=STDEVPA([.B123:.P123])" office:value-type="float" office:value="21.1334384855428">
            <text:p>21.13</text:p>
          </table:table-cell>
          <table:table-cell table:formula="of:=STDEVPA([.R123:.AF123])" office:value-type="float" office:value="0.498887651569859">
            <text:p>0.50</text:p>
          </table:table-cell>
          <table:table-cell table:number-columns-repeated="988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24:.P124])" office:value-type="float" office:value="64.9230769230769">
            <text:p>64.92</text:p>
          </table:table-cell>
          <table:table-cell table:formula="of:=AVERAGE([.R124:.AF124])" office:value-type="float" office:value="1">
            <text:p>1.00</text:p>
          </table:table-cell>
          <table:table-cell table:formula="of:=STDEVPA([.B124:.P124])" office:value-type="float" office:value="31.7793783590694">
            <text:p>31.78</text:p>
          </table:table-cell>
          <table:table-cell table:formula="of:=STDEVPA([.R124:.AF124])" office:value-type="float" office:value="0.997775303139718">
            <text:p>1.00</text:p>
          </table:table-cell>
          <table:table-cell table:number-columns-repeated="988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table:number-columns-repeated="4" office:value-type="string">
            <text:p>-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-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formula="of:=AVERAGE([.B125:.P125])" office:value-type="float" office:value="58.5714285714286">
            <text:p>58.57</text:p>
          </table:table-cell>
          <table:table-cell table:formula="of:=AVERAGE([.R125:.AF125])" office:value-type="float" office:value="0.857142857142857">
            <text:p>0.86</text:p>
          </table:table-cell>
          <table:table-cell table:formula="of:=STDEVPA([.B125:.P125])" office:value-type="float" office:value="35.8379066848994">
            <text:p>35.84</text:p>
          </table:table-cell>
          <table:table-cell table:formula="of:=STDEVPA([.R125:.AF125])" office:value-type="float" office:value="0.8">
            <text:p>0.80</text:p>
          </table:table-cell>
          <table:table-cell table:number-columns-repeated="988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table:number-columns-repeated="7" office:value-type="string">
            <text:p>-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-</text:p>
          </table:table-cell>
          <table:table-cell office:value-type="float" office:value="124">
            <text:p>124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26:.P126])" office:value-type="float" office:value="62.75">
            <text:p>62.75</text:p>
          </table:table-cell>
          <table:table-cell table:formula="of:=AVERAGE([.R126:.AF126])" office:value-type="float" office:value="1">
            <text:p>1.00</text:p>
          </table:table-cell>
          <table:table-cell table:formula="of:=STDEVPA([.B126:.P126])" office:value-type="float" office:value="29.674830337435">
            <text:p>29.67</text:p>
          </table:table-cell>
          <table:table-cell table:formula="of:=STDEVPA([.R126:.AF126])" office:value-type="float" office:value="0.679869268479038">
            <text:p>0.68</text:p>
          </table:table-cell>
          <table:table-cell table:number-columns-repeated="988"/>
        </table:table-row>
        <table:table-row table:style-name="ro2">
          <table:table-cell office:value-type="float" office:value="125">
            <text:p>125</text:p>
          </table:table-cell>
          <table:table-cell table:number-columns-repeated="9"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-</text:p>
          </table:table-cell>
          <table:table-cell office:value-type="float" office:value="125">
            <text:p>125</text:p>
          </table:table-cell>
          <table:table-cell table:number-columns-repeated="9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27:.P127])" office:value-type="float" office:value="43">
            <text:p>43.00</text:p>
          </table:table-cell>
          <table:table-cell table:formula="of:=AVERAGE([.R127:.AF127])" office:value-type="float" office:value="1">
            <text:p>1.00</text:p>
          </table:table-cell>
          <table:table-cell table:formula="of:=STDEVPA([.B127:.P127])" office:value-type="float" office:value="20.6638707786212">
            <text:p>20.66</text:p>
          </table:table-cell>
          <table:table-cell table:formula="of:=STDEVPA([.R127:.AF127])" office:value-type="float" office:value="0.498887651569859">
            <text:p>0.50</text:p>
          </table:table-cell>
          <table:table-cell table:number-columns-repeated="988"/>
        </table:table-row>
        <table:table-row table:style-name="ro2">
          <table:table-cell office:value-type="float" office:value="126">
            <text:p>126</text:p>
          </table:table-cell>
          <table:table-cell table:number-columns-repeated="11" office:value-type="string">
            <text:p>-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-</text:p>
          </table:table-cell>
          <table:table-cell office:value-type="float" office:value="126">
            <text:p>126</text:p>
          </table:table-cell>
          <table:table-cell table:number-columns-repeated="11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formula="of:=AVERAGE([.B128:.P128])" office:value-type="float" office:value="62">
            <text:p>62.00</text:p>
          </table:table-cell>
          <table:table-cell table:formula="of:=AVERAGE([.R128:.AF128])" office:value-type="float" office:value="2">
            <text:p>2.00</text:p>
          </table:table-cell>
          <table:table-cell table:formula="of:=STDEVPA([.B128:.P128])" office:value-type="float" office:value="15.4655171986656">
            <text:p>15.47</text:p>
          </table:table-cell>
          <table:table-cell table:formula="of:=STDEVPA([.R128:.AF128])" office:value-type="float" office:value="0.498887651569859">
            <text:p>0.50</text:p>
          </table:table-cell>
          <table:table-cell table:number-columns-repeated="988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0" table:style-name="ta1">
        <table:shapes>
          <draw:frame draw:z-index="0" draw:style-name="gr1" draw:text-style-name="P1" svg:width="15.999cm" svg:height="8.999cm" svg:x="23.79cm" svg:y="7.22cm">
            <draw:object draw:notify-on-update-of-ranges="'60'.AG1:'60'.AG1 '60'.AG2:'60'.AG129 '60'.AH1:'60'.AH1 '60'.AH2:'60'.AH12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number-columns-repeated="16" table:default-cell-style-name="Default"/>
        <table:table-column table:style-name="co13" table:number-columns-repeated="16" table:default-cell-style-name="Default"/>
        <table:table-column table:style-name="co8" table:number-columns-repeated="4" table:default-cell-style-name="ce2"/>
        <table:table-column table:style-name="co8" table:number-columns-repeated="988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stat-150328-064227-1.txt</text:p>
          </table:table-cell>
          <table:table-cell office:value-type="string">
            <text:p>stat-150328-064643-2.txt</text:p>
          </table:table-cell>
          <table:table-cell office:value-type="string">
            <text:p>stat-150328-065101-3.txt</text:p>
          </table:table-cell>
          <table:table-cell office:value-type="string">
            <text:p>stat-150328-065518-4.txt</text:p>
          </table:table-cell>
          <table:table-cell office:value-type="string">
            <text:p>stat-150328-065934-5.txt</text:p>
          </table:table-cell>
          <table:table-cell office:value-type="string">
            <text:p>stat-150328-070349-6.txt</text:p>
          </table:table-cell>
          <table:table-cell office:value-type="string">
            <text:p>stat-150328-070806-7.txt</text:p>
          </table:table-cell>
          <table:table-cell office:value-type="string">
            <text:p>stat-150328-071220-8.txt</text:p>
          </table:table-cell>
          <table:table-cell office:value-type="string">
            <text:p>stat-150328-071634-9.txt</text:p>
          </table:table-cell>
          <table:table-cell office:value-type="string">
            <text:p>stat-150328-072051-10.txt</text:p>
          </table:table-cell>
          <table:table-cell office:value-type="string">
            <text:p>stat-150328-072507-11.txt</text:p>
          </table:table-cell>
          <table:table-cell office:value-type="string">
            <text:p>stat-150328-072922-12.txt</text:p>
          </table:table-cell>
          <table:table-cell office:value-type="string">
            <text:p>stat-150328-073337-13.txt</text:p>
          </table:table-cell>
          <table:table-cell office:value-type="string">
            <text:p>stat-150328-073755-14.txt</text:p>
          </table:table-cell>
          <table:table-cell office:value-type="string">
            <text:p>stat-150328-074211-15.txt</text:p>
          </table:table-cell>
          <table:table-cell office:value-type="string">
            <text:p>Time</text:p>
          </table:table-cell>
          <table:table-cell office:value-type="string">
            <text:p>stat-150328-064227-1.txt</text:p>
          </table:table-cell>
          <table:table-cell office:value-type="string">
            <text:p>stat-150328-064643-2.txt</text:p>
          </table:table-cell>
          <table:table-cell office:value-type="string">
            <text:p>stat-150328-065101-3.txt</text:p>
          </table:table-cell>
          <table:table-cell office:value-type="string">
            <text:p>stat-150328-065518-4.txt</text:p>
          </table:table-cell>
          <table:table-cell office:value-type="string">
            <text:p>stat-150328-065934-5.txt</text:p>
          </table:table-cell>
          <table:table-cell office:value-type="string">
            <text:p>stat-150328-070349-6.txt</text:p>
          </table:table-cell>
          <table:table-cell office:value-type="string">
            <text:p>stat-150328-070806-7.txt</text:p>
          </table:table-cell>
          <table:table-cell office:value-type="string">
            <text:p>stat-150328-071220-8.txt</text:p>
          </table:table-cell>
          <table:table-cell office:value-type="string">
            <text:p>stat-150328-071634-9.txt</text:p>
          </table:table-cell>
          <table:table-cell office:value-type="string">
            <text:p>stat-150328-072051-10.txt</text:p>
          </table:table-cell>
          <table:table-cell office:value-type="string">
            <text:p>stat-150328-072507-11.txt</text:p>
          </table:table-cell>
          <table:table-cell office:value-type="string">
            <text:p>stat-150328-072922-12.txt</text:p>
          </table:table-cell>
          <table:table-cell office:value-type="string">
            <text:p>stat-150328-073337-13.txt</text:p>
          </table:table-cell>
          <table:table-cell office:value-type="string">
            <text:p>stat-150328-073755-14.txt</text:p>
          </table:table-cell>
          <table:table-cell office:value-type="string">
            <text:p>stat-150328-074211-15.txt</text:p>
          </table:table-cell>
          <table:table-cell table:style-name="ce1" office:value-type="string">
            <text:p>Attacker</text:p>
          </table:table-cell>
          <table:table-cell table:style-name="ce1" office:value-type="string">
            <text:p>Victim</text:p>
          </table:table-cell>
          <table:table-cell table:style-name="ce1" office:value-type="string">
            <text:p>AttackerDesv</text:p>
          </table:table-cell>
          <table:table-cell table:style-name="ce1" office:value-type="string">
            <text:p>VictimDesv</text:p>
          </table:table-cell>
          <table:table-cell table:style-name="ce3" table:number-columns-repeated="2"/>
          <table:table-cell table:style-name="ce5" office:value-type="string">
            <text:p>Attacker</text:p>
          </table:table-cell>
          <table:table-cell table:style-name="ce5" office:value-type="string">
            <text:p>desv</text:p>
          </table:table-cell>
          <table:table-cell table:style-name="ce5" office:value-type="string">
            <text:p>Victim</text:p>
          </table:table-cell>
          <table:table-cell table:style-name="ce5" office:value-type="string">
            <text:p>desv</text:p>
          </table:table-cell>
          <table:table-cell table:style-name="ce3" table:number-columns-repeated="98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2"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table:number-columns-repeated="2" office:value-type="float" office:value="2">
            <text:p>2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table:formula="of:=AVERAGE([.B2:.P2])" office:value-type="float" office:value="28.6">
            <text:p>28,60</text:p>
          </table:table-cell>
          <table:table-cell table:formula="of:=AVERAGE([.R2:.AF2])" office:value-type="float" office:value="55">
            <text:p>55,00</text:p>
          </table:table-cell>
          <table:table-cell table:formula="of:=STDEVPA([.B2:.P2])" office:value-type="float" office:value="32.9985858282846">
            <text:p>33,00</text:p>
          </table:table-cell>
          <table:table-cell table:formula="of:=STDEVPA([.R2:.AF2])" office:value-type="float" office:value="65.3431965344008">
            <text:p>65,34</text:p>
          </table:table-cell>
          <table:table-cell/>
          <table:table-cell table:style-name="ce4" office:value-type="string">
            <text:p>média</text:p>
          </table:table-cell>
          <table:table-cell table:style-name="ce6" table:formula="of:=AVERAGE([.AG2:.AG500])" office:value-type="float" office:value="80.1916080013736">
            <text:p>80.1916080014</text:p>
          </table:table-cell>
          <table:table-cell table:style-name="ce6" table:formula="of:=AVERAGE([.AI2:.AI500])" office:value-type="float" office:value="5.68294499330801">
            <text:p>5.6829449933</text:p>
          </table:table-cell>
          <table:table-cell table:style-name="ce6" table:formula="of:=AVERAGE([.AH2:.AH500])" office:value-type="float" office:value="9.4978537087912">
            <text:p>9.4978537088</text:p>
          </table:table-cell>
          <table:table-cell table:style-name="ce6" table:formula="of:=AVERAGE([.AJ2:.AJ500])" office:value-type="float" office:value="6.69715542721914">
            <text:p>6.6971554272</text:p>
          </table:table-cell>
          <table:table-cell table:number-columns-repeated="98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46">
            <text:p>46</text:p>
          </table:table-cell>
          <table:table-cell office:value-type="float" office:value="131">
            <text:p>131</text:p>
          </table:table-cell>
          <table:table-cell office:value-type="float" office:value="136">
            <text:p>136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AVERAGE([.B3:.P3])" office:value-type="float" office:value="32.9333333333333">
            <text:p>32,93</text:p>
          </table:table-cell>
          <table:table-cell table:formula="of:=AVERAGE([.R3:.AF3])" office:value-type="float" office:value="63.6">
            <text:p>63,60</text:p>
          </table:table-cell>
          <table:table-cell table:formula="of:=STDEVPA([.B3:.P3])" office:value-type="float" office:value="29.3472694167996">
            <text:p>29,35</text:p>
          </table:table-cell>
          <table:table-cell table:formula="of:=STDEVPA([.R3:.AF3])" office:value-type="float" office:value="58.9607779234071">
            <text:p>58,96</text:p>
          </table:table-cell>
          <table:table-cell/>
          <table:table-cell table:style-name="ce4" office:value-type="string">
            <text:p>soma</text:p>
          </table:table-cell>
          <table:table-cell table:style-name="ce6" table:formula="of:=SUM([.AG2:.AG500])" office:value-type="float" office:value="10264.5258241758">
            <text:p>10264.5258241758</text:p>
          </table:table-cell>
          <table:table-cell/>
          <table:table-cell table:style-name="ce6" table:formula="of:=SUM([.AH2:.AH500])" office:value-type="float" office:value="1215.72527472527">
            <text:p>1215.7252747253</text:p>
          </table:table-cell>
          <table:table-cell table:style-name="ce6"/>
          <table:table-cell table:number-columns-repeated="98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table:number-columns-repeated="2"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table:formula="of:=AVERAGE([.B4:.P4])" office:value-type="float" office:value="68">
            <text:p>68,00</text:p>
          </table:table-cell>
          <table:table-cell table:formula="of:=AVERAGE([.R4:.AF4])" office:value-type="float" office:value="135">
            <text:p>135,00</text:p>
          </table:table-cell>
          <table:table-cell table:formula="of:=STDEVPA([.B4:.P4])" office:value-type="float" office:value="2.03306009093025">
            <text:p>2,03</text:p>
          </table:table-cell>
          <table:table-cell table:formula="of:=STDEVPA([.R4:.AF4])" office:value-type="float" office:value="4.22689799577263">
            <text:p>4,23</text:p>
          </table:table-cell>
          <table:table-cell table:number-columns-repeated="2"/>
          <table:table-cell table:style-name="ce6" table:number-columns-repeated="4"/>
          <table:table-cell table:number-columns-repeated="98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formula="of:=AVERAGE([.B5:.P5])" office:value-type="float" office:value="67.9333333333333">
            <text:p>67,93</text:p>
          </table:table-cell>
          <table:table-cell table:formula="of:=AVERAGE([.R5:.AF5])" office:value-type="float" office:value="132.066666666667">
            <text:p>132,07</text:p>
          </table:table-cell>
          <table:table-cell table:formula="of:=STDEVPA([.B5:.P5])" office:value-type="float" office:value="3.9406711216351">
            <text:p>3,94</text:p>
          </table:table-cell>
          <table:table-cell table:formula="of:=STDEVPA([.R5:.AF5])" office:value-type="float" office:value="14.1772901344212">
            <text:p>14,18</text:p>
          </table:table-cell>
          <table:table-cell/>
          <table:table-cell table:style-name="ce4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table:number-columns-repeated="2"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37">
            <text:p>137</text:p>
          </table:table-cell>
          <table:table-cell office:value-type="float" office:value="129">
            <text:p>129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 office:value-type="float" office:value="136">
            <text:p>136</text:p>
          </table:table-cell>
          <table:table-cell table:formula="of:=AVERAGE([.B6:.P6])" office:value-type="float" office:value="69.4666666666667">
            <text:p>69,47</text:p>
          </table:table-cell>
          <table:table-cell table:formula="of:=AVERAGE([.R6:.AF6])" office:value-type="float" office:value="124.066666666667">
            <text:p>124,07</text:p>
          </table:table-cell>
          <table:table-cell table:formula="of:=STDEVPA([.B6:.P6])" office:value-type="float" office:value="6.29144039328215">
            <text:p>6,29</text:p>
          </table:table-cell>
          <table:table-cell table:formula="of:=STDEVPA([.R6:.AF6])" office:value-type="float" office:value="34.9866006096937">
            <text:p>34,99</text:p>
          </table:table-cell>
          <table:table-cell/>
          <table:table-cell table:style-name="ce4"/>
          <table:table-cell table:style-name="ce4" office:value-type="string">
            <text:p>Attacker</text:p>
          </table:table-cell>
          <table:table-cell table:style-name="ce4" office:value-type="string">
            <text:p>Victim</text:p>
          </table:table-cell>
          <table:table-cell table:style-name="ce6" table:number-columns-repeated="2"/>
          <table:table-cell table:number-columns-repeated="98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number-columns-repeated="2"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formula="of:=AVERAGE([.B7:.P7])" office:value-type="float" office:value="69.9333333333333">
            <text:p>69,93</text:p>
          </table:table-cell>
          <table:table-cell table:formula="of:=AVERAGE([.R7:.AF7])" office:value-type="float" office:value="116.533333333333">
            <text:p>116,53</text:p>
          </table:table-cell>
          <table:table-cell table:formula="of:=STDEVPA([.B7:.P7])" office:value-type="float" office:value="6.73762239633207">
            <text:p>6,74</text:p>
          </table:table-cell>
          <table:table-cell table:formula="of:=STDEVPA([.R7:.AF7])" office:value-type="float" office:value="45.914219535516">
            <text:p>45,91</text:p>
          </table:table-cell>
          <table:table-cell/>
          <table:table-cell table:style-name="ce4" office:value-type="string">
            <text:p>Média</text:p>
          </table:table-cell>
          <table:table-cell table:style-name="ce6" table:formula="of:=AVERAGE([.AG2:.AG500])" office:value-type="float" office:value="80.1916080013736">
            <text:p>80.1916080014</text:p>
          </table:table-cell>
          <table:table-cell table:style-name="ce6" table:formula="of:=AVERAGE([.AH2:.AH500])" office:value-type="float" office:value="9.4978537087912">
            <text:p>9.4978537088</text:p>
          </table:table-cell>
          <table:table-cell table:number-columns-repeated="98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40">
            <text:p>140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table:formula="of:=AVERAGE([.B8:.P8])" office:value-type="float" office:value="69.6666666666667">
            <text:p>69,67</text:p>
          </table:table-cell>
          <table:table-cell table:formula="of:=AVERAGE([.R8:.AF8])" office:value-type="float" office:value="111">
            <text:p>111,00</text:p>
          </table:table-cell>
          <table:table-cell table:formula="of:=STDEVPA([.B8:.P8])" office:value-type="float" office:value="6.08458891152247">
            <text:p>6,08</text:p>
          </table:table-cell>
          <table:table-cell table:formula="of:=STDEVPA([.R8:.AF8])" office:value-type="float" office:value="45.1870187848974">
            <text:p>45,19</text:p>
          </table:table-cell>
          <table:table-cell/>
          <table:table-cell table:style-name="ce4" office:value-type="string">
            <text:p>Média desv</text:p>
          </table:table-cell>
          <table:table-cell table:style-name="ce6" table:formula="of:=AVERAGE([.AI2:.AI500])" office:value-type="float" office:value="5.68294499330801">
            <text:p>5.6829449933</text:p>
          </table:table-cell>
          <table:table-cell table:style-name="ce6" table:formula="of:=AVERAGE([.AJ2:.AJ500])" office:value-type="float" office:value="6.69715542721914">
            <text:p>6.6971554272</text:p>
          </table:table-cell>
          <table:table-cell table:number-columns-repeated="98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1">
            <text:p>131</text:p>
          </table:table-cell>
          <table:table-cell office:value-type="float" office:value="59">
            <text:p>59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table:formula="of:=AVERAGE([.B9:.P9])" office:value-type="float" office:value="71.4">
            <text:p>71,40</text:p>
          </table:table-cell>
          <table:table-cell table:formula="of:=AVERAGE([.R9:.AF9])" office:value-type="float" office:value="103.4">
            <text:p>103,40</text:p>
          </table:table-cell>
          <table:table-cell table:formula="of:=STDEVPA([.B9:.P9])" office:value-type="float" office:value="6.94550214167414">
            <text:p>6,95</text:p>
          </table:table-cell>
          <table:table-cell table:formula="of:=STDEVPA([.R9:.AF9])" office:value-type="float" office:value="54.7866163705456">
            <text:p>54,79</text:p>
          </table:table-cell>
          <table:table-cell table:number-columns-repeated="98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table:formula="of:=AVERAGE([.B10:.P10])" office:value-type="float" office:value="74.6666666666667">
            <text:p>74,67</text:p>
          </table:table-cell>
          <table:table-cell table:formula="of:=AVERAGE([.R10:.AF10])" office:value-type="float" office:value="72.3333333333333">
            <text:p>72,33</text:p>
          </table:table-cell>
          <table:table-cell table:formula="of:=STDEVPA([.B10:.P10])" office:value-type="float" office:value="7.37262202717294">
            <text:p>7,37</text:p>
          </table:table-cell>
          <table:table-cell table:formula="of:=STDEVPA([.R10:.AF10])" office:value-type="float" office:value="58.8972740361461">
            <text:p>58,90</text:p>
          </table:table-cell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96">
            <text:p>196</text:p>
          </table:table-cell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AVERAGE([.B11:.P11])" office:value-type="float" office:value="74.4">
            <text:p>74,40</text:p>
          </table:table-cell>
          <table:table-cell table:formula="of:=AVERAGE([.R11:.AF11])" office:value-type="float" office:value="69.6666666666667">
            <text:p>69,67</text:p>
          </table:table-cell>
          <table:table-cell table:formula="of:=STDEVPA([.B11:.P11])" office:value-type="float" office:value="7.03135833249878">
            <text:p>7,03</text:p>
          </table:table-cell>
          <table:table-cell table:formula="of:=STDEVPA([.R11:.AF11])" office:value-type="float" office:value="74.6687499709365">
            <text:p>74,67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138">
            <text:p>138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AVERAGE([.B12:.P12])" office:value-type="float" office:value="75.6">
            <text:p>75,60</text:p>
          </table:table-cell>
          <table:table-cell table:formula="of:=AVERAGE([.R12:.AF12])" office:value-type="float" office:value="60.0666666666667">
            <text:p>60,07</text:p>
          </table:table-cell>
          <table:table-cell table:formula="of:=STDEVPA([.B12:.P12])" office:value-type="float" office:value="6.65131565932636">
            <text:p>6,65</text:p>
          </table:table-cell>
          <table:table-cell table:formula="of:=STDEVPA([.R12:.AF12])" office:value-type="float" office:value="66.118546734046">
            <text:p>66,12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2"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table:formula="of:=AVERAGE([.B13:.P13])" office:value-type="float" office:value="78.5333333333333">
            <text:p>78,53</text:p>
          </table:table-cell>
          <table:table-cell table:formula="of:=AVERAGE([.R13:.AF13])" office:value-type="float" office:value="44.8">
            <text:p>44,80</text:p>
          </table:table-cell>
          <table:table-cell table:formula="of:=STDEVPA([.B13:.P13])" office:value-type="float" office:value="6.78101926130742">
            <text:p>6,78</text:p>
          </table:table-cell>
          <table:table-cell table:formula="of:=STDEVPA([.R13:.AF13])" office:value-type="float" office:value="59.7552787068501">
            <text:p>59,76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3" office:value-type="float" office:value="84">
            <text:p>84</text:p>
          </table:table-cell>
          <table:table-cell office:value-type="float" office:value="65">
            <text:p>65</text:p>
          </table:table-cell>
          <table:table-cell table:number-columns-repeated="2"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5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3" office:value-type="float" office:value="0">
            <text:p>0</text:p>
          </table:table-cell>
          <table:table-cell table:formula="of:=AVERAGE([.B14:.P14])" office:value-type="float" office:value="78.4">
            <text:p>78,40</text:p>
          </table:table-cell>
          <table:table-cell table:formula="of:=AVERAGE([.R14:.AF14])" office:value-type="float" office:value="32.8666666666667">
            <text:p>32,87</text:p>
          </table:table-cell>
          <table:table-cell table:formula="of:=STDEVPA([.B14:.P14])" office:value-type="float" office:value="6.58078009560164">
            <text:p>6,58</text:p>
          </table:table-cell>
          <table:table-cell table:formula="of:=STDEVPA([.R14:.AF14])" office:value-type="float" office:value="55.2616403021923">
            <text:p>55,26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table:number-columns-repeated="2"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table:number-columns-repeated="4"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5"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 table:formula="of:=AVERAGE([.B15:.P15])" office:value-type="float" office:value="79.2">
            <text:p>79,20</text:p>
          </table:table-cell>
          <table:table-cell table:formula="of:=AVERAGE([.R15:.AF15])" office:value-type="float" office:value="27.4666666666667">
            <text:p>27,47</text:p>
          </table:table-cell>
          <table:table-cell table:formula="of:=STDEVPA([.B15:.P15])" office:value-type="float" office:value="5.9464274989274">
            <text:p>5,95</text:p>
          </table:table-cell>
          <table:table-cell table:formula="of:=STDEVPA([.R15:.AF15])" office:value-type="float" office:value="54.9446590266566">
            <text:p>54,94</text:p>
          </table:table-cell>
          <table:table-cell table:number-columns-repeated="98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39">
            <text:p>139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5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table:formula="of:=AVERAGE([.B16:.P16])" office:value-type="float" office:value="80.4">
            <text:p>80,40</text:p>
          </table:table-cell>
          <table:table-cell table:formula="of:=AVERAGE([.R16:.AF16])" office:value-type="float" office:value="26">
            <text:p>26,00</text:p>
          </table:table-cell>
          <table:table-cell table:formula="of:=STDEVPA([.B16:.P16])" office:value-type="float" office:value="5.77119282875444">
            <text:p>5,77</text:p>
          </table:table-cell>
          <table:table-cell table:formula="of:=STDEVPA([.R16:.AF16])" office:value-type="float" office:value="52.1165360834096">
            <text:p>52,12</text:p>
          </table:table-cell>
          <table:table-cell table:number-columns-repeated="98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136">
            <text:p>136</text:p>
          </table:table-cell>
          <table:table-cell table:number-columns-repeated="4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9" office:value-type="float" office:value="0">
            <text:p>0</text:p>
          </table:table-cell>
          <table:table-cell table:formula="of:=AVERAGE([.B17:.P17])" office:value-type="float" office:value="78">
            <text:p>78,00</text:p>
          </table:table-cell>
          <table:table-cell table:formula="of:=AVERAGE([.R17:.AF17])" office:value-type="float" office:value="17.6">
            <text:p>17,60</text:p>
          </table:table-cell>
          <table:table-cell table:formula="of:=STDEVPA([.B17:.P17])" office:value-type="float" office:value="8.51665035875803">
            <text:p>8,52</text:p>
          </table:table-cell>
          <table:table-cell table:formula="of:=STDEVPA([.R17:.AF17])" office:value-type="float" office:value="44.8951370789012">
            <text:p>44,90</text:p>
          </table:table-cell>
          <table:table-cell table:number-columns-repeated="98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9" office:value-type="float" office:value="0">
            <text:p>0</text:p>
          </table:table-cell>
          <table:table-cell table:formula="of:=AVERAGE([.B18:.P18])" office:value-type="float" office:value="74.1333333333333">
            <text:p>74,13</text:p>
          </table:table-cell>
          <table:table-cell table:formula="of:=AVERAGE([.R18:.AF18])" office:value-type="float" office:value="7.6">
            <text:p>7,60</text:p>
          </table:table-cell>
          <table:table-cell table:formula="of:=STDEVPA([.B18:.P18])" office:value-type="float" office:value="20.1919675999036">
            <text:p>20,19</text:p>
          </table:table-cell>
          <table:table-cell table:formula="of:=STDEVPA([.R18:.AF18])" office:value-type="float" office:value="21.4189946854033">
            <text:p>21,42</text:p>
          </table:table-cell>
          <table:table-cell table:number-columns-repeated="98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159">
            <text:p>159</text:p>
          </table:table-cell>
          <table:table-cell table:number-columns-repeated="9" office:value-type="float" office:value="0">
            <text:p>0</text:p>
          </table:table-cell>
          <table:table-cell table:formula="of:=AVERAGE([.B19:.P19])" office:value-type="float" office:value="79.4666666666667">
            <text:p>79,47</text:p>
          </table:table-cell>
          <table:table-cell table:formula="of:=AVERAGE([.R19:.AF19])" office:value-type="float" office:value="10.6">
            <text:p>10,60</text:p>
          </table:table-cell>
          <table:table-cell table:formula="of:=STDEVPA([.B19:.P19])" office:value-type="float" office:value="10.3786104828901">
            <text:p>10,38</text:p>
          </table:table-cell>
          <table:table-cell table:formula="of:=STDEVPA([.R19:.AF19])" office:value-type="float" office:value="39.6615682998038">
            <text:p>39,66</text:p>
          </table:table-cell>
          <table:table-cell table:number-columns-repeated="98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3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table:formula="of:=AVERAGE([.B20:.P20])" office:value-type="float" office:value="80.2">
            <text:p>80,20</text:p>
          </table:table-cell>
          <table:table-cell table:formula="of:=AVERAGE([.R20:.AF20])" office:value-type="float" office:value="0.266666666666667">
            <text:p>0,27</text:p>
          </table:table-cell>
          <table:table-cell table:formula="of:=STDEVPA([.B20:.P20])" office:value-type="float" office:value="6.69527196360735">
            <text:p>6,70</text:p>
          </table:table-cell>
          <table:table-cell table:formula="of:=STDEVPA([.R20:.AF20])" office:value-type="float" office:value="0.997775303139718">
            <text:p>1,00</text:p>
          </table:table-cell>
          <table:table-cell table:number-columns-repeated="98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 table:number-columns-repeated="15" office:value-type="float" office:value="0">
            <text:p>0</text:p>
          </table:table-cell>
          <table:table-cell table:formula="of:=AVERAGE([.B21:.P21])" office:value-type="float" office:value="81.9333333333333">
            <text:p>81,93</text:p>
          </table:table-cell>
          <table:table-cell table:formula="of:=AVERAGE([.R21:.AF21])" office:value-type="float" office:value="0">
            <text:p>0,00</text:p>
          </table:table-cell>
          <table:table-cell table:formula="of:=STDEVPA([.B21:.P21])" office:value-type="float" office:value="4.63992337101475">
            <text:p>4,64</text:p>
          </table:table-cell>
          <table:table-cell table:formula="of:=STDEVPA([.R21:.AF2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table:number-columns-repeated="15" office:value-type="float" office:value="0">
            <text:p>0</text:p>
          </table:table-cell>
          <table:table-cell table:formula="of:=AVERAGE([.B22:.P22])" office:value-type="float" office:value="81.5333333333333">
            <text:p>81,53</text:p>
          </table:table-cell>
          <table:table-cell table:formula="of:=AVERAGE([.R22:.AF22])" office:value-type="float" office:value="0">
            <text:p>0,00</text:p>
          </table:table-cell>
          <table:table-cell table:formula="of:=STDEVPA([.B22:.P22])" office:value-type="float" office:value="4.06393350776751">
            <text:p>4,06</text:p>
          </table:table-cell>
          <table:table-cell table:formula="of:=STDEVPA([.R22:.AF2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table:number-columns-repeated="2" office:value-type="float" office:value="83">
            <text:p>83</text:p>
          </table:table-cell>
          <table:table-cell office:value-type="float" office:value="47">
            <text:p>47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table:number-columns-repeated="15" office:value-type="float" office:value="0">
            <text:p>0</text:p>
          </table:table-cell>
          <table:table-cell table:formula="of:=AVERAGE([.B23:.P23])" office:value-type="float" office:value="72.6">
            <text:p>72,60</text:p>
          </table:table-cell>
          <table:table-cell table:formula="of:=AVERAGE([.R23:.AF23])" office:value-type="float" office:value="0">
            <text:p>0,00</text:p>
          </table:table-cell>
          <table:table-cell table:formula="of:=STDEVPA([.B23:.P23])" office:value-type="float" office:value="22.3093403458432">
            <text:p>22,31</text:p>
          </table:table-cell>
          <table:table-cell table:formula="of:=STDEVPA([.R23:.AF2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table:number-columns-repeated="15" office:value-type="float" office:value="0">
            <text:p>0</text:p>
          </table:table-cell>
          <table:table-cell table:formula="of:=AVERAGE([.B24:.P24])" office:value-type="float" office:value="79.9333333333333">
            <text:p>79,93</text:p>
          </table:table-cell>
          <table:table-cell table:formula="of:=AVERAGE([.R24:.AF24])" office:value-type="float" office:value="0">
            <text:p>0,00</text:p>
          </table:table-cell>
          <table:table-cell table:formula="of:=STDEVPA([.B24:.P24])" office:value-type="float" office:value="8.90293334930809">
            <text:p>8,90</text:p>
          </table:table-cell>
          <table:table-cell table:formula="of:=STDEVPA([.R24:.AF2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23">
            <text:p>23</text:p>
          </table:table-cell>
          <table:table-cell table:number-columns-repeated="15" office:value-type="float" office:value="0">
            <text:p>0</text:p>
          </table:table-cell>
          <table:table-cell table:formula="of:=AVERAGE([.B25:.P25])" office:value-type="float" office:value="84.2666666666667">
            <text:p>84,27</text:p>
          </table:table-cell>
          <table:table-cell table:formula="of:=AVERAGE([.R25:.AF25])" office:value-type="float" office:value="0">
            <text:p>0,00</text:p>
          </table:table-cell>
          <table:table-cell table:formula="of:=STDEVPA([.B25:.P25])" office:value-type="float" office:value="3.25508149752899">
            <text:p>3,26</text:p>
          </table:table-cell>
          <table:table-cell table:formula="of:=STDEVPA([.R25:.AF2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table:number-columns-repeated="3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table:number-columns-repeated="15" office:value-type="float" office:value="0">
            <text:p>0</text:p>
          </table:table-cell>
          <table:table-cell table:formula="of:=AVERAGE([.B26:.P26])" office:value-type="float" office:value="82.1333333333334">
            <text:p>82,13</text:p>
          </table:table-cell>
          <table:table-cell table:formula="of:=AVERAGE([.R26:.AF26])" office:value-type="float" office:value="0">
            <text:p>0,00</text:p>
          </table:table-cell>
          <table:table-cell table:formula="of:=STDEVPA([.B26:.P26])" office:value-type="float" office:value="5.3149683807986">
            <text:p>5,31</text:p>
          </table:table-cell>
          <table:table-cell table:formula="of:=STDEVPA([.R26:.AF2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table:number-columns-repeated="15" office:value-type="float" office:value="0">
            <text:p>0</text:p>
          </table:table-cell>
          <table:table-cell table:formula="of:=AVERAGE([.B27:.P27])" office:value-type="float" office:value="82.5333333333333">
            <text:p>82,53</text:p>
          </table:table-cell>
          <table:table-cell table:formula="of:=AVERAGE([.R27:.AF27])" office:value-type="float" office:value="0">
            <text:p>0,00</text:p>
          </table:table-cell>
          <table:table-cell table:formula="of:=STDEVPA([.B27:.P27])" office:value-type="float" office:value="4.01441845795323">
            <text:p>4,01</text:p>
          </table:table-cell>
          <table:table-cell table:formula="of:=STDEVPA([.R27:.AF2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table:number-columns-repeated="15" office:value-type="float" office:value="0">
            <text:p>0</text:p>
          </table:table-cell>
          <table:table-cell table:formula="of:=AVERAGE([.B28:.P28])" office:value-type="float" office:value="83.4666666666667">
            <text:p>83,47</text:p>
          </table:table-cell>
          <table:table-cell table:formula="of:=AVERAGE([.R28:.AF28])" office:value-type="float" office:value="0">
            <text:p>0,00</text:p>
          </table:table-cell>
          <table:table-cell table:formula="of:=STDEVPA([.B28:.P28])" office:value-type="float" office:value="1.30979218029257">
            <text:p>1,31</text:p>
          </table:table-cell>
          <table:table-cell table:formula="of:=STDEVPA([.R28:.AF2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3" office:value-type="float" office:value="85">
            <text:p>85</text:p>
          </table:table-cell>
          <table:table-cell office:value-type="float" office:value="27">
            <text:p>27</text:p>
          </table:table-cell>
          <table:table-cell table:number-columns-repeated="15" office:value-type="float" office:value="0">
            <text:p>0</text:p>
          </table:table-cell>
          <table:table-cell table:formula="of:=AVERAGE([.B29:.P29])" office:value-type="float" office:value="82.8">
            <text:p>82,80</text:p>
          </table:table-cell>
          <table:table-cell table:formula="of:=AVERAGE([.R29:.AF29])" office:value-type="float" office:value="0">
            <text:p>0,00</text:p>
          </table:table-cell>
          <table:table-cell table:formula="of:=STDEVPA([.B29:.P29])" office:value-type="float" office:value="2.13541565040626">
            <text:p>2,14</text:p>
          </table:table-cell>
          <table:table-cell table:formula="of:=STDEVPA([.R29:.AF2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28">
            <text:p>28</text:p>
          </table:table-cell>
          <table:table-cell table:number-columns-repeated="15" office:value-type="float" office:value="0">
            <text:p>0</text:p>
          </table:table-cell>
          <table:table-cell table:formula="of:=AVERAGE([.B30:.P30])" office:value-type="float" office:value="78.6">
            <text:p>78,60</text:p>
          </table:table-cell>
          <table:table-cell table:formula="of:=AVERAGE([.R30:.AF30])" office:value-type="float" office:value="0">
            <text:p>0,00</text:p>
          </table:table-cell>
          <table:table-cell table:formula="of:=STDEVPA([.B30:.P30])" office:value-type="float" office:value="18.6504691629996">
            <text:p>18,65</text:p>
          </table:table-cell>
          <table:table-cell table:formula="of:=STDEVPA([.R30:.AF3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table:number-columns-repeated="3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table:number-columns-repeated="15" office:value-type="float" office:value="0">
            <text:p>0</text:p>
          </table:table-cell>
          <table:table-cell table:formula="of:=AVERAGE([.B31:.P31])" office:value-type="float" office:value="77.6">
            <text:p>77,60</text:p>
          </table:table-cell>
          <table:table-cell table:formula="of:=AVERAGE([.R31:.AF31])" office:value-type="float" office:value="0">
            <text:p>0,00</text:p>
          </table:table-cell>
          <table:table-cell table:formula="of:=STDEVPA([.B31:.P31])" office:value-type="float" office:value="20.8">
            <text:p>20,80</text:p>
          </table:table-cell>
          <table:table-cell table:formula="of:=STDEVPA([.R31:.AF3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number-columns-repeated="15" office:value-type="float" office:value="0">
            <text:p>0</text:p>
          </table:table-cell>
          <table:table-cell table:formula="of:=AVERAGE([.B32:.P32])" office:value-type="float" office:value="78.1333333333333">
            <text:p>78,13</text:p>
          </table:table-cell>
          <table:table-cell table:formula="of:=AVERAGE([.R32:.AF32])" office:value-type="float" office:value="0">
            <text:p>0,00</text:p>
          </table:table-cell>
          <table:table-cell table:formula="of:=STDEVPA([.B32:.P32])" office:value-type="float" office:value="18.8533521923527">
            <text:p>18,85</text:p>
          </table:table-cell>
          <table:table-cell table:formula="of:=STDEVPA([.R32:.AF3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1">
            <text:p>31</text:p>
          </table:table-cell>
          <table:table-cell table:number-columns-repeated="15" office:value-type="float" office:value="0">
            <text:p>0</text:p>
          </table:table-cell>
          <table:table-cell table:formula="of:=AVERAGE([.B33:.P33])" office:value-type="float" office:value="83.8">
            <text:p>83,80</text:p>
          </table:table-cell>
          <table:table-cell table:formula="of:=AVERAGE([.R33:.AF33])" office:value-type="float" office:value="0">
            <text:p>0,00</text:p>
          </table:table-cell>
          <table:table-cell table:formula="of:=STDEVPA([.B33:.P33])" office:value-type="float" office:value="5.35661584709351">
            <text:p>5,36</text:p>
          </table:table-cell>
          <table:table-cell table:formula="of:=STDEVPA([.R33:.AF3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table:number-columns-repeated="15" office:value-type="float" office:value="0">
            <text:p>0</text:p>
          </table:table-cell>
          <table:table-cell table:formula="of:=AVERAGE([.B34:.P34])" office:value-type="float" office:value="83.1333333333333">
            <text:p>83,13</text:p>
          </table:table-cell>
          <table:table-cell table:formula="of:=AVERAGE([.R34:.AF34])" office:value-type="float" office:value="0">
            <text:p>0,00</text:p>
          </table:table-cell>
          <table:table-cell table:formula="of:=STDEVPA([.B34:.P34])" office:value-type="float" office:value="5.01818913774902">
            <text:p>5,02</text:p>
          </table:table-cell>
          <table:table-cell table:formula="of:=STDEVPA([.R34:.AF3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33">
            <text:p>33</text:p>
          </table:table-cell>
          <table:table-cell table:number-columns-repeated="15" office:value-type="float" office:value="0">
            <text:p>0</text:p>
          </table:table-cell>
          <table:table-cell table:formula="of:=AVERAGE([.B35:.P35])" office:value-type="float" office:value="84.4666666666667">
            <text:p>84,47</text:p>
          </table:table-cell>
          <table:table-cell table:formula="of:=AVERAGE([.R35:.AF35])" office:value-type="float" office:value="0">
            <text:p>0,00</text:p>
          </table:table-cell>
          <table:table-cell table:formula="of:=STDEVPA([.B35:.P35])" office:value-type="float" office:value="2.80158685192676">
            <text:p>2,80</text:p>
          </table:table-cell>
          <table:table-cell table:formula="of:=STDEVPA([.R35:.AF3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table:number-columns-repeated="15" office:value-type="float" office:value="0">
            <text:p>0</text:p>
          </table:table-cell>
          <table:table-cell table:formula="of:=AVERAGE([.B36:.P36])" office:value-type="float" office:value="82.8">
            <text:p>82,80</text:p>
          </table:table-cell>
          <table:table-cell table:formula="of:=AVERAGE([.R36:.AF36])" office:value-type="float" office:value="0">
            <text:p>0,00</text:p>
          </table:table-cell>
          <table:table-cell table:formula="of:=STDEVPA([.B36:.P36])" office:value-type="float" office:value="1.72046505340853">
            <text:p>1,72</text:p>
          </table:table-cell>
          <table:table-cell table:formula="of:=STDEVPA([.R36:.AF3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table:number-columns-repeated="15" office:value-type="float" office:value="0">
            <text:p>0</text:p>
          </table:table-cell>
          <table:table-cell table:formula="of:=AVERAGE([.B37:.P37])" office:value-type="float" office:value="83.3333333333333">
            <text:p>83,33</text:p>
          </table:table-cell>
          <table:table-cell table:formula="of:=AVERAGE([.R37:.AF37])" office:value-type="float" office:value="0">
            <text:p>0,00</text:p>
          </table:table-cell>
          <table:table-cell table:formula="of:=STDEVPA([.B37:.P37])" office:value-type="float" office:value="1.81352940116473">
            <text:p>1,81</text:p>
          </table:table-cell>
          <table:table-cell table:formula="of:=STDEVPA([.R37:.AF3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table:number-columns-repeated="15" office:value-type="float" office:value="0">
            <text:p>0</text:p>
          </table:table-cell>
          <table:table-cell table:formula="of:=AVERAGE([.B38:.P38])" office:value-type="float" office:value="83.7333333333333">
            <text:p>83,73</text:p>
          </table:table-cell>
          <table:table-cell table:formula="of:=AVERAGE([.R38:.AF38])" office:value-type="float" office:value="0">
            <text:p>0,00</text:p>
          </table:table-cell>
          <table:table-cell table:formula="of:=STDEVPA([.B38:.P38])" office:value-type="float" office:value="1.4360439485692">
            <text:p>1,44</text:p>
          </table:table-cell>
          <table:table-cell table:formula="of:=STDEVPA([.R38:.AF3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37">
            <text:p>37</text:p>
          </table:table-cell>
          <table:table-cell table:number-columns-repeated="15" office:value-type="float" office:value="0">
            <text:p>0</text:p>
          </table:table-cell>
          <table:table-cell table:formula="of:=AVERAGE([.B39:.P39])" office:value-type="float" office:value="82.6666666666667">
            <text:p>82,67</text:p>
          </table:table-cell>
          <table:table-cell table:formula="of:=AVERAGE([.R39:.AF39])" office:value-type="float" office:value="0">
            <text:p>0,00</text:p>
          </table:table-cell>
          <table:table-cell table:formula="of:=STDEVPA([.B39:.P39])" office:value-type="float" office:value="1.81352940116473">
            <text:p>1,81</text:p>
          </table:table-cell>
          <table:table-cell table:formula="of:=STDEVPA([.R39:.AF3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table:number-columns-repeated="4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table:number-columns-repeated="15" office:value-type="float" office:value="0">
            <text:p>0</text:p>
          </table:table-cell>
          <table:table-cell table:formula="of:=AVERAGE([.B40:.P40])" office:value-type="float" office:value="83.4">
            <text:p>83,40</text:p>
          </table:table-cell>
          <table:table-cell table:formula="of:=AVERAGE([.R40:.AF40])" office:value-type="float" office:value="0">
            <text:p>0,00</text:p>
          </table:table-cell>
          <table:table-cell table:formula="of:=STDEVPA([.B40:.P40])" office:value-type="float" office:value="1.35646599662505">
            <text:p>1,36</text:p>
          </table:table-cell>
          <table:table-cell table:formula="of:=STDEVPA([.R40:.AF4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number-columns-repeated="2" office:value-type="float" office:value="83">
            <text:p>83</text:p>
          </table:table-cell>
          <table:table-cell office:value-type="float" office:value="39">
            <text:p>39</text:p>
          </table:table-cell>
          <table:table-cell table:number-columns-repeated="15" office:value-type="float" office:value="0">
            <text:p>0</text:p>
          </table:table-cell>
          <table:table-cell table:formula="of:=AVERAGE([.B41:.P41])" office:value-type="float" office:value="82.9333333333333">
            <text:p>82,93</text:p>
          </table:table-cell>
          <table:table-cell table:formula="of:=AVERAGE([.R41:.AF41])" office:value-type="float" office:value="0">
            <text:p>0,00</text:p>
          </table:table-cell>
          <table:table-cell table:formula="of:=STDEVPA([.B41:.P41])" office:value-type="float" office:value="2.61958436058513">
            <text:p>2,62</text:p>
          </table:table-cell>
          <table:table-cell table:formula="of:=STDEVPA([.R41:.AF4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3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table:number-columns-repeated="15" office:value-type="float" office:value="0">
            <text:p>0</text:p>
          </table:table-cell>
          <table:table-cell table:formula="of:=AVERAGE([.B42:.P42])" office:value-type="float" office:value="82.6666666666667">
            <text:p>82,67</text:p>
          </table:table-cell>
          <table:table-cell table:formula="of:=AVERAGE([.R42:.AF42])" office:value-type="float" office:value="0">
            <text:p>0,00</text:p>
          </table:table-cell>
          <table:table-cell table:formula="of:=STDEVPA([.B42:.P42])" office:value-type="float" office:value="2.38513917599978">
            <text:p>2,39</text:p>
          </table:table-cell>
          <table:table-cell table:formula="of:=STDEVPA([.R42:.AF4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table:number-columns-repeated="15" office:value-type="float" office:value="0">
            <text:p>0</text:p>
          </table:table-cell>
          <table:table-cell table:formula="of:=AVERAGE([.B43:.P43])" office:value-type="float" office:value="82.6666666666667">
            <text:p>82,67</text:p>
          </table:table-cell>
          <table:table-cell table:formula="of:=AVERAGE([.R43:.AF43])" office:value-type="float" office:value="0">
            <text:p>0,00</text:p>
          </table:table-cell>
          <table:table-cell table:formula="of:=STDEVPA([.B43:.P43])" office:value-type="float" office:value="1.29957257930786">
            <text:p>1,30</text:p>
          </table:table-cell>
          <table:table-cell table:formula="of:=STDEVPA([.R43:.AF4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42">
            <text:p>42</text:p>
          </table:table-cell>
          <table:table-cell table:number-columns-repeated="15" office:value-type="float" office:value="0">
            <text:p>0</text:p>
          </table:table-cell>
          <table:table-cell table:formula="of:=AVERAGE([.B44:.P44])" office:value-type="float" office:value="83.2666666666667">
            <text:p>83,27</text:p>
          </table:table-cell>
          <table:table-cell table:formula="of:=AVERAGE([.R44:.AF44])" office:value-type="float" office:value="0">
            <text:p>0,00</text:p>
          </table:table-cell>
          <table:table-cell table:formula="of:=STDEVPA([.B44:.P44])" office:value-type="float" office:value="2.04830553276496">
            <text:p>2,05</text:p>
          </table:table-cell>
          <table:table-cell table:formula="of:=STDEVPA([.R44:.AF4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table:number-columns-repeated="15" office:value-type="float" office:value="0">
            <text:p>0</text:p>
          </table:table-cell>
          <table:table-cell table:formula="of:=AVERAGE([.B45:.P45])" office:value-type="float" office:value="83.2666666666667">
            <text:p>83,27</text:p>
          </table:table-cell>
          <table:table-cell table:formula="of:=AVERAGE([.R45:.AF45])" office:value-type="float" office:value="0">
            <text:p>0,00</text:p>
          </table:table-cell>
          <table:table-cell table:formula="of:=STDEVPA([.B45:.P45])" office:value-type="float" office:value="2.32283351869125">
            <text:p>2,32</text:p>
          </table:table-cell>
          <table:table-cell table:formula="of:=STDEVPA([.R45:.AF4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table:number-columns-repeated="15" office:value-type="float" office:value="0">
            <text:p>0</text:p>
          </table:table-cell>
          <table:table-cell table:formula="of:=AVERAGE([.B46:.P46])" office:value-type="float" office:value="80.1333333333333">
            <text:p>80,13</text:p>
          </table:table-cell>
          <table:table-cell table:formula="of:=AVERAGE([.R46:.AF46])" office:value-type="float" office:value="0">
            <text:p>0,00</text:p>
          </table:table-cell>
          <table:table-cell table:formula="of:=STDEVPA([.B46:.P46])" office:value-type="float" office:value="12.3497188452027">
            <text:p>12,35</text:p>
          </table:table-cell>
          <table:table-cell table:formula="of:=STDEVPA([.R46:.AF4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2">
            <text:p>82</text:p>
          </table:table-cell>
          <table:table-cell office:value-type="float" office:value="45">
            <text:p>45</text:p>
          </table:table-cell>
          <table:table-cell table:number-columns-repeated="15" office:value-type="float" office:value="0">
            <text:p>0</text:p>
          </table:table-cell>
          <table:table-cell table:formula="of:=AVERAGE([.B47:.P47])" office:value-type="float" office:value="80.5333333333333">
            <text:p>80,53</text:p>
          </table:table-cell>
          <table:table-cell table:formula="of:=AVERAGE([.R47:.AF47])" office:value-type="float" office:value="0">
            <text:p>0,00</text:p>
          </table:table-cell>
          <table:table-cell table:formula="of:=STDEVPA([.B47:.P47])" office:value-type="float" office:value="10.6637496011279">
            <text:p>10,66</text:p>
          </table:table-cell>
          <table:table-cell table:formula="of:=STDEVPA([.R47:.AF4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6">
            <text:p>46</text:p>
          </table:table-cell>
          <table:table-cell table:number-columns-repeated="2"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table:number-columns-repeated="15" office:value-type="float" office:value="0">
            <text:p>0</text:p>
          </table:table-cell>
          <table:table-cell table:formula="of:=AVERAGE([.B48:.P48])" office:value-type="float" office:value="83.5333333333333">
            <text:p>83,53</text:p>
          </table:table-cell>
          <table:table-cell table:formula="of:=AVERAGE([.R48:.AF48])" office:value-type="float" office:value="0">
            <text:p>0,00</text:p>
          </table:table-cell>
          <table:table-cell table:formula="of:=STDEVPA([.B48:.P48])" office:value-type="float" office:value="2.94089933334837">
            <text:p>2,94</text:p>
          </table:table-cell>
          <table:table-cell table:formula="of:=STDEVPA([.R48:.AF4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47">
            <text:p>47</text:p>
          </table:table-cell>
          <table:table-cell table:number-columns-repeated="15" office:value-type="float" office:value="0">
            <text:p>0</text:p>
          </table:table-cell>
          <table:table-cell table:formula="of:=AVERAGE([.B49:.P49])" office:value-type="float" office:value="84.1333333333333">
            <text:p>84,13</text:p>
          </table:table-cell>
          <table:table-cell table:formula="of:=AVERAGE([.R49:.AF49])" office:value-type="float" office:value="0">
            <text:p>0,00</text:p>
          </table:table-cell>
          <table:table-cell table:formula="of:=STDEVPA([.B49:.P49])" office:value-type="float" office:value="1.02415276638248">
            <text:p>1,02</text:p>
          </table:table-cell>
          <table:table-cell table:formula="of:=STDEVPA([.R49:.AF4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8">
            <text:p>48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table:number-columns-repeated="15" office:value-type="float" office:value="0">
            <text:p>0</text:p>
          </table:table-cell>
          <table:table-cell table:formula="of:=AVERAGE([.B50:.P50])" office:value-type="float" office:value="83.3333333333333">
            <text:p>83,33</text:p>
          </table:table-cell>
          <table:table-cell table:formula="of:=AVERAGE([.R50:.AF50])" office:value-type="float" office:value="0">
            <text:p>0,00</text:p>
          </table:table-cell>
          <table:table-cell table:formula="of:=STDEVPA([.B50:.P50])" office:value-type="float" office:value="1.29957257930786">
            <text:p>1,30</text:p>
          </table:table-cell>
          <table:table-cell table:formula="of:=STDEVPA([.R50:.AF5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9">
            <text:p>49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table:number-columns-repeated="15" office:value-type="float" office:value="0">
            <text:p>0</text:p>
          </table:table-cell>
          <table:table-cell table:formula="of:=AVERAGE([.B51:.P51])" office:value-type="float" office:value="83.6">
            <text:p>83,60</text:p>
          </table:table-cell>
          <table:table-cell table:formula="of:=AVERAGE([.R51:.AF51])" office:value-type="float" office:value="0">
            <text:p>0,00</text:p>
          </table:table-cell>
          <table:table-cell table:formula="of:=STDEVPA([.B51:.P51])" office:value-type="float" office:value="1.4047538337137">
            <text:p>1,40</text:p>
          </table:table-cell>
          <table:table-cell table:formula="of:=STDEVPA([.R51:.AF5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table:number-columns-repeated="15" office:value-type="float" office:value="0">
            <text:p>0</text:p>
          </table:table-cell>
          <table:table-cell table:formula="of:=AVERAGE([.B52:.P52])" office:value-type="float" office:value="83.2">
            <text:p>83,20</text:p>
          </table:table-cell>
          <table:table-cell table:formula="of:=AVERAGE([.R52:.AF52])" office:value-type="float" office:value="0">
            <text:p>0,00</text:p>
          </table:table-cell>
          <table:table-cell table:formula="of:=STDEVPA([.B52:.P52])" office:value-type="float" office:value="1.32664991614216">
            <text:p>1,33</text:p>
          </table:table-cell>
          <table:table-cell table:formula="of:=STDEVPA([.R52:.AF5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table:number-columns-repeated="15" office:value-type="float" office:value="0">
            <text:p>0</text:p>
          </table:table-cell>
          <table:table-cell table:formula="of:=AVERAGE([.B53:.P53])" office:value-type="float" office:value="83.6666666666667">
            <text:p>83,67</text:p>
          </table:table-cell>
          <table:table-cell table:formula="of:=AVERAGE([.R53:.AF53])" office:value-type="float" office:value="0">
            <text:p>0,00</text:p>
          </table:table-cell>
          <table:table-cell table:formula="of:=STDEVPA([.B53:.P53])" office:value-type="float" office:value="1.07496769977314">
            <text:p>1,07</text:p>
          </table:table-cell>
          <table:table-cell table:formula="of:=STDEVPA([.R53:.AF5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table:number-columns-repeated="15" office:value-type="float" office:value="0">
            <text:p>0</text:p>
          </table:table-cell>
          <table:table-cell table:formula="of:=AVERAGE([.B54:.P54])" office:value-type="float" office:value="83.6666666666667">
            <text:p>83,67</text:p>
          </table:table-cell>
          <table:table-cell table:formula="of:=AVERAGE([.R54:.AF54])" office:value-type="float" office:value="0">
            <text:p>0,00</text:p>
          </table:table-cell>
          <table:table-cell table:formula="of:=STDEVPA([.B54:.P54])" office:value-type="float" office:value="1.19256958799989">
            <text:p>1,19</text:p>
          </table:table-cell>
          <table:table-cell table:formula="of:=STDEVPA([.R54:.AF5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3">
            <text:p>53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4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  <table:table-cell table:number-columns-repeated="15" office:value-type="float" office:value="0">
            <text:p>0</text:p>
          </table:table-cell>
          <table:table-cell table:formula="of:=AVERAGE([.B55:.P55])" office:value-type="float" office:value="83.9333333333333">
            <text:p>83,93</text:p>
          </table:table-cell>
          <table:table-cell table:formula="of:=AVERAGE([.R55:.AF55])" office:value-type="float" office:value="0">
            <text:p>0,00</text:p>
          </table:table-cell>
          <table:table-cell table:formula="of:=STDEVPA([.B55:.P55])" office:value-type="float" office:value="1.18133634311129">
            <text:p>1,18</text:p>
          </table:table-cell>
          <table:table-cell table:formula="of:=STDEVPA([.R55:.AF5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54">
            <text:p>54</text:p>
          </table:table-cell>
          <table:table-cell table:number-columns-repeated="15" office:value-type="float" office:value="0">
            <text:p>0</text:p>
          </table:table-cell>
          <table:table-cell table:formula="of:=AVERAGE([.B56:.P56])" office:value-type="float" office:value="83.8666666666667">
            <text:p>83,87</text:p>
          </table:table-cell>
          <table:table-cell table:formula="of:=AVERAGE([.R56:.AF56])" office:value-type="float" office:value="0">
            <text:p>0,00</text:p>
          </table:table-cell>
          <table:table-cell table:formula="of:=STDEVPA([.B56:.P56])" office:value-type="float" office:value="1.08730042868667">
            <text:p>1,09</text:p>
          </table:table-cell>
          <table:table-cell table:formula="of:=STDEVPA([.R56:.AF5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55">
            <text:p>55</text:p>
          </table:table-cell>
          <table:table-cell table:number-columns-repeated="15" office:value-type="float" office:value="0">
            <text:p>0</text:p>
          </table:table-cell>
          <table:table-cell table:formula="of:=AVERAGE([.B57:.P57])" office:value-type="float" office:value="83.6">
            <text:p>83,60</text:p>
          </table:table-cell>
          <table:table-cell table:formula="of:=AVERAGE([.R57:.AF57])" office:value-type="float" office:value="0">
            <text:p>0,00</text:p>
          </table:table-cell>
          <table:table-cell table:formula="of:=STDEVPA([.B57:.P57])" office:value-type="float" office:value="1.49666295470958">
            <text:p>1,50</text:p>
          </table:table-cell>
          <table:table-cell table:formula="of:=STDEVPA([.R57:.AF5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table:number-columns-repeated="15" office:value-type="float" office:value="0">
            <text:p>0</text:p>
          </table:table-cell>
          <table:table-cell table:formula="of:=AVERAGE([.B58:.P58])" office:value-type="float" office:value="83.8">
            <text:p>83,80</text:p>
          </table:table-cell>
          <table:table-cell table:formula="of:=AVERAGE([.R58:.AF58])" office:value-type="float" office:value="0">
            <text:p>0,00</text:p>
          </table:table-cell>
          <table:table-cell table:formula="of:=STDEVPA([.B58:.P58])" office:value-type="float" office:value="2.10396451174127">
            <text:p>2,10</text:p>
          </table:table-cell>
          <table:table-cell table:formula="of:=STDEVPA([.R58:.AF5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table:number-columns-repeated="15" office:value-type="float" office:value="0">
            <text:p>0</text:p>
          </table:table-cell>
          <table:table-cell table:formula="of:=AVERAGE([.B59:.P59])" office:value-type="float" office:value="80.1333333333333">
            <text:p>80,13</text:p>
          </table:table-cell>
          <table:table-cell table:formula="of:=AVERAGE([.R59:.AF59])" office:value-type="float" office:value="0">
            <text:p>0,00</text:p>
          </table:table-cell>
          <table:table-cell table:formula="of:=STDEVPA([.B59:.P59])" office:value-type="float" office:value="13.9946021339976">
            <text:p>13,99</text:p>
          </table:table-cell>
          <table:table-cell table:formula="of:=STDEVPA([.R59:.AF5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table:number-columns-repeated="15" office:value-type="float" office:value="0">
            <text:p>0</text:p>
          </table:table-cell>
          <table:table-cell table:formula="of:=AVERAGE([.B60:.P60])" office:value-type="float" office:value="81">
            <text:p>81,00</text:p>
          </table:table-cell>
          <table:table-cell table:formula="of:=AVERAGE([.R60:.AF60])" office:value-type="float" office:value="0">
            <text:p>0,00</text:p>
          </table:table-cell>
          <table:table-cell table:formula="of:=STDEVPA([.B60:.P60])" office:value-type="float" office:value="11.0513950853878">
            <text:p>11,05</text:p>
          </table:table-cell>
          <table:table-cell table:formula="of:=STDEVPA([.R60:.AF6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table:number-columns-repeated="4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59">
            <text:p>59</text:p>
          </table:table-cell>
          <table:table-cell table:number-columns-repeated="15" office:value-type="float" office:value="0">
            <text:p>0</text:p>
          </table:table-cell>
          <table:table-cell table:formula="of:=AVERAGE([.B61:.P61])" office:value-type="float" office:value="83.3333333333333">
            <text:p>83,33</text:p>
          </table:table-cell>
          <table:table-cell table:formula="of:=AVERAGE([.R61:.AF61])" office:value-type="float" office:value="0">
            <text:p>0,00</text:p>
          </table:table-cell>
          <table:table-cell table:formula="of:=STDEVPA([.B61:.P61])" office:value-type="float" office:value="1.29957257930786">
            <text:p>1,30</text:p>
          </table:table-cell>
          <table:table-cell table:formula="of:=STDEVPA([.R61:.AF6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table:number-columns-repeated="15" office:value-type="float" office:value="0">
            <text:p>0</text:p>
          </table:table-cell>
          <table:table-cell table:formula="of:=AVERAGE([.B62:.P62])" office:value-type="float" office:value="82.7333333333333">
            <text:p>82,73</text:p>
          </table:table-cell>
          <table:table-cell table:formula="of:=AVERAGE([.R62:.AF62])" office:value-type="float" office:value="0">
            <text:p>0,00</text:p>
          </table:table-cell>
          <table:table-cell table:formula="of:=STDEVPA([.B62:.P62])" office:value-type="float" office:value="4.07376429798725">
            <text:p>4,07</text:p>
          </table:table-cell>
          <table:table-cell table:formula="of:=STDEVPA([.R62:.AF6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table:number-columns-repeated="15" office:value-type="float" office:value="0">
            <text:p>0</text:p>
          </table:table-cell>
          <table:table-cell table:formula="of:=AVERAGE([.B63:.P63])" office:value-type="float" office:value="83.9333333333333">
            <text:p>83,93</text:p>
          </table:table-cell>
          <table:table-cell table:formula="of:=AVERAGE([.R63:.AF63])" office:value-type="float" office:value="0">
            <text:p>0,00</text:p>
          </table:table-cell>
          <table:table-cell table:formula="of:=STDEVPA([.B63:.P63])" office:value-type="float" office:value="1.33998341614945">
            <text:p>1,34</text:p>
          </table:table-cell>
          <table:table-cell table:formula="of:=STDEVPA([.R63:.AF6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62">
            <text:p>62</text:p>
          </table:table-cell>
          <table:table-cell table:number-columns-repeated="15" office:value-type="float" office:value="0">
            <text:p>0</text:p>
          </table:table-cell>
          <table:table-cell table:formula="of:=AVERAGE([.B64:.P64])" office:value-type="float" office:value="83.3333333333333">
            <text:p>83,33</text:p>
          </table:table-cell>
          <table:table-cell table:formula="of:=AVERAGE([.R64:.AF64])" office:value-type="float" office:value="0">
            <text:p>0,00</text:p>
          </table:table-cell>
          <table:table-cell table:formula="of:=STDEVPA([.B64:.P64])" office:value-type="float" office:value="1.65998661306516">
            <text:p>1,66</text:p>
          </table:table-cell>
          <table:table-cell table:formula="of:=STDEVPA([.R64:.AF6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table:number-columns-repeated="15" office:value-type="float" office:value="0">
            <text:p>0</text:p>
          </table:table-cell>
          <table:table-cell table:formula="of:=AVERAGE([.B65:.P65])" office:value-type="float" office:value="83.6">
            <text:p>83,60</text:p>
          </table:table-cell>
          <table:table-cell table:formula="of:=AVERAGE([.R65:.AF65])" office:value-type="float" office:value="0">
            <text:p>0,00</text:p>
          </table:table-cell>
          <table:table-cell table:formula="of:=STDEVPA([.B65:.P65])" office:value-type="float" office:value="1.45143607047182">
            <text:p>1,45</text:p>
          </table:table-cell>
          <table:table-cell table:formula="of:=STDEVPA([.R65:.AF6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64">
            <text:p>64</text:p>
          </table:table-cell>
          <table:table-cell table:number-columns-repeated="15" office:value-type="float" office:value="0">
            <text:p>0</text:p>
          </table:table-cell>
          <table:table-cell table:formula="of:=AVERAGE([.B66:.P66])" office:value-type="float" office:value="84.2">
            <text:p>84,20</text:p>
          </table:table-cell>
          <table:table-cell table:formula="of:=AVERAGE([.R66:.AF66])" office:value-type="float" office:value="0">
            <text:p>0,00</text:p>
          </table:table-cell>
          <table:table-cell table:formula="of:=STDEVPA([.B66:.P66])" office:value-type="float" office:value="1.46969384566991">
            <text:p>1,47</text:p>
          </table:table-cell>
          <table:table-cell table:formula="of:=STDEVPA([.R66:.AF6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table:number-columns-repeated="15" office:value-type="float" office:value="0">
            <text:p>0</text:p>
          </table:table-cell>
          <table:table-cell table:formula="of:=AVERAGE([.B67:.P67])" office:value-type="float" office:value="83.2666666666667">
            <text:p>83,27</text:p>
          </table:table-cell>
          <table:table-cell table:formula="of:=AVERAGE([.R67:.AF67])" office:value-type="float" office:value="0">
            <text:p>0,00</text:p>
          </table:table-cell>
          <table:table-cell table:formula="of:=STDEVPA([.B67:.P67])" office:value-type="float" office:value="1.6918103387266">
            <text:p>1,69</text:p>
          </table:table-cell>
          <table:table-cell table:formula="of:=STDEVPA([.R67:.AF6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table:number-columns-repeated="15" office:value-type="float" office:value="0">
            <text:p>0</text:p>
          </table:table-cell>
          <table:table-cell table:formula="of:=AVERAGE([.B68:.P68])" office:value-type="float" office:value="84.1333333333333">
            <text:p>84,13</text:p>
          </table:table-cell>
          <table:table-cell table:formula="of:=AVERAGE([.R68:.AF68])" office:value-type="float" office:value="0">
            <text:p>0,00</text:p>
          </table:table-cell>
          <table:table-cell table:formula="of:=STDEVPA([.B68:.P68])" office:value-type="float" office:value="1.40791413879619">
            <text:p>1,41</text:p>
          </table:table-cell>
          <table:table-cell table:formula="of:=STDEVPA([.R68:.AF6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67">
            <text:p>67</text:p>
          </table:table-cell>
          <table:table-cell table:number-columns-repeated="15" office:value-type="float" office:value="0">
            <text:p>0</text:p>
          </table:table-cell>
          <table:table-cell table:formula="of:=AVERAGE([.B69:.P69])" office:value-type="float" office:value="82.9333333333333">
            <text:p>82,93</text:p>
          </table:table-cell>
          <table:table-cell table:formula="of:=AVERAGE([.R69:.AF69])" office:value-type="float" office:value="0">
            <text:p>0,00</text:p>
          </table:table-cell>
          <table:table-cell table:formula="of:=STDEVPA([.B69:.P69])" office:value-type="float" office:value="1.12348663642351">
            <text:p>1,12</text:p>
          </table:table-cell>
          <table:table-cell table:formula="of:=STDEVPA([.R69:.AF6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table:number-columns-repeated="15" office:value-type="float" office:value="0">
            <text:p>0</text:p>
          </table:table-cell>
          <table:table-cell table:formula="of:=AVERAGE([.B70:.P70])" office:value-type="float" office:value="84">
            <text:p>84,00</text:p>
          </table:table-cell>
          <table:table-cell table:formula="of:=AVERAGE([.R70:.AF70])" office:value-type="float" office:value="0">
            <text:p>0,00</text:p>
          </table:table-cell>
          <table:table-cell table:formula="of:=STDEVPA([.B70:.P70])" office:value-type="float" office:value="1.15470053837925">
            <text:p>1,15</text:p>
          </table:table-cell>
          <table:table-cell table:formula="of:=STDEVPA([.R70:.AF7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table:number-columns-repeated="15" office:value-type="float" office:value="0">
            <text:p>0</text:p>
          </table:table-cell>
          <table:table-cell table:formula="of:=AVERAGE([.B71:.P71])" office:value-type="float" office:value="83.6">
            <text:p>83,60</text:p>
          </table:table-cell>
          <table:table-cell table:formula="of:=AVERAGE([.R71:.AF71])" office:value-type="float" office:value="0">
            <text:p>0,00</text:p>
          </table:table-cell>
          <table:table-cell table:formula="of:=STDEVPA([.B71:.P71])" office:value-type="float" office:value="1.2">
            <text:p>1,20</text:p>
          </table:table-cell>
          <table:table-cell table:formula="of:=STDEVPA([.R71:.AF7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table:number-columns-repeated="15" office:value-type="float" office:value="0">
            <text:p>0</text:p>
          </table:table-cell>
          <table:table-cell table:formula="of:=AVERAGE([.B72:.P72])" office:value-type="float" office:value="83.5333333333333">
            <text:p>83,53</text:p>
          </table:table-cell>
          <table:table-cell table:formula="of:=AVERAGE([.R72:.AF72])" office:value-type="float" office:value="0">
            <text:p>0,00</text:p>
          </table:table-cell>
          <table:table-cell table:formula="of:=STDEVPA([.B72:.P72])" office:value-type="float" office:value="1.40791413879619">
            <text:p>1,41</text:p>
          </table:table-cell>
          <table:table-cell table:formula="of:=STDEVPA([.R72:.AF7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table:number-columns-repeated="15" office:value-type="float" office:value="0">
            <text:p>0</text:p>
          </table:table-cell>
          <table:table-cell table:formula="of:=AVERAGE([.B73:.P73])" office:value-type="float" office:value="83.8">
            <text:p>83,80</text:p>
          </table:table-cell>
          <table:table-cell table:formula="of:=AVERAGE([.R73:.AF73])" office:value-type="float" office:value="0">
            <text:p>0,00</text:p>
          </table:table-cell>
          <table:table-cell table:formula="of:=STDEVPA([.B73:.P73])" office:value-type="float" office:value="1.22202018532156">
            <text:p>1,22</text:p>
          </table:table-cell>
          <table:table-cell table:formula="of:=STDEVPA([.R73:.AF7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table:number-columns-repeated="15" office:value-type="float" office:value="0">
            <text:p>0</text:p>
          </table:table-cell>
          <table:table-cell table:formula="of:=AVERAGE([.B74:.P74])" office:value-type="float" office:value="83.4">
            <text:p>83,40</text:p>
          </table:table-cell>
          <table:table-cell table:formula="of:=AVERAGE([.R74:.AF74])" office:value-type="float" office:value="0">
            <text:p>0,00</text:p>
          </table:table-cell>
          <table:table-cell table:formula="of:=STDEVPA([.B74:.P74])" office:value-type="float" office:value="1.25432584814845">
            <text:p>1,25</text:p>
          </table:table-cell>
          <table:table-cell table:formula="of:=STDEVPA([.R74:.AF7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table:number-columns-repeated="15" office:value-type="float" office:value="0">
            <text:p>0</text:p>
          </table:table-cell>
          <table:table-cell table:formula="of:=AVERAGE([.B75:.P75])" office:value-type="float" office:value="83.9333333333333">
            <text:p>83,93</text:p>
          </table:table-cell>
          <table:table-cell table:formula="of:=AVERAGE([.R75:.AF75])" office:value-type="float" office:value="0">
            <text:p>0,00</text:p>
          </table:table-cell>
          <table:table-cell table:formula="of:=STDEVPA([.B75:.P75])" office:value-type="float" office:value="1.23648246606609">
            <text:p>1,24</text:p>
          </table:table-cell>
          <table:table-cell table:formula="of:=STDEVPA([.R75:.AF7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4">
            <text:p>74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table:number-columns-repeated="15" office:value-type="float" office:value="0">
            <text:p>0</text:p>
          </table:table-cell>
          <table:table-cell table:formula="of:=AVERAGE([.B76:.P76])" office:value-type="float" office:value="84">
            <text:p>84,00</text:p>
          </table:table-cell>
          <table:table-cell table:formula="of:=AVERAGE([.R76:.AF76])" office:value-type="float" office:value="0">
            <text:p>0,00</text:p>
          </table:table-cell>
          <table:table-cell table:formula="of:=STDEVPA([.B76:.P76])" office:value-type="float" office:value="1.31656117720877">
            <text:p>1,32</text:p>
          </table:table-cell>
          <table:table-cell table:formula="of:=STDEVPA([.R76:.AF7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5">
            <text:p>7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table:number-columns-repeated="15" office:value-type="float" office:value="0">
            <text:p>0</text:p>
          </table:table-cell>
          <table:table-cell table:formula="of:=AVERAGE([.B77:.P77])" office:value-type="float" office:value="83.6666666666667">
            <text:p>83,67</text:p>
          </table:table-cell>
          <table:table-cell table:formula="of:=AVERAGE([.R77:.AF77])" office:value-type="float" office:value="0">
            <text:p>0,00</text:p>
          </table:table-cell>
          <table:table-cell table:formula="of:=STDEVPA([.B77:.P77])" office:value-type="float" office:value="1.7763883459299">
            <text:p>1,78</text:p>
          </table:table-cell>
          <table:table-cell table:formula="of:=STDEVPA([.R77:.AF7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6">
            <text:p>76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15" office:value-type="float" office:value="0">
            <text:p>0</text:p>
          </table:table-cell>
          <table:table-cell table:formula="of:=AVERAGE([.B78:.P78])" office:value-type="float" office:value="84.5333333333333">
            <text:p>84,53</text:p>
          </table:table-cell>
          <table:table-cell table:formula="of:=AVERAGE([.R78:.AF78])" office:value-type="float" office:value="0">
            <text:p>0,00</text:p>
          </table:table-cell>
          <table:table-cell table:formula="of:=STDEVPA([.B78:.P78])" office:value-type="float" office:value="0.884433277428107">
            <text:p>0,88</text:p>
          </table:table-cell>
          <table:table-cell table:formula="of:=STDEVPA([.R78:.AF7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table:number-columns-repeated="15" office:value-type="float" office:value="0">
            <text:p>0</text:p>
          </table:table-cell>
          <table:table-cell table:formula="of:=AVERAGE([.B79:.P79])" office:value-type="float" office:value="84.2">
            <text:p>84,20</text:p>
          </table:table-cell>
          <table:table-cell table:formula="of:=AVERAGE([.R79:.AF79])" office:value-type="float" office:value="0">
            <text:p>0,00</text:p>
          </table:table-cell>
          <table:table-cell table:formula="of:=STDEVPA([.B79:.P79])" office:value-type="float" office:value="1.75878746110306">
            <text:p>1,76</text:p>
          </table:table-cell>
          <table:table-cell table:formula="of:=STDEVPA([.R79:.AF7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table:number-columns-repeated="4"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table:number-columns-repeated="15" office:value-type="float" office:value="0">
            <text:p>0</text:p>
          </table:table-cell>
          <table:table-cell table:formula="of:=AVERAGE([.B80:.P80])" office:value-type="float" office:value="83.8">
            <text:p>83,80</text:p>
          </table:table-cell>
          <table:table-cell table:formula="of:=AVERAGE([.R80:.AF80])" office:value-type="float" office:value="0">
            <text:p>0,00</text:p>
          </table:table-cell>
          <table:table-cell table:formula="of:=STDEVPA([.B80:.P80])" office:value-type="float" office:value="1.46969384566991">
            <text:p>1,47</text:p>
          </table:table-cell>
          <table:table-cell table:formula="of:=STDEVPA([.R80:.AF8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table:number-columns-repeated="15" office:value-type="float" office:value="0">
            <text:p>0</text:p>
          </table:table-cell>
          <table:table-cell table:formula="of:=AVERAGE([.B81:.P81])" office:value-type="float" office:value="84">
            <text:p>84,00</text:p>
          </table:table-cell>
          <table:table-cell table:formula="of:=AVERAGE([.R81:.AF81])" office:value-type="float" office:value="0">
            <text:p>0,00</text:p>
          </table:table-cell>
          <table:table-cell table:formula="of:=STDEVPA([.B81:.P81])" office:value-type="float" office:value="1.09544511501033">
            <text:p>1,10</text:p>
          </table:table-cell>
          <table:table-cell table:formula="of:=STDEVPA([.R81:.AF8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15" office:value-type="float" office:value="0">
            <text:p>0</text:p>
          </table:table-cell>
          <table:table-cell table:formula="of:=AVERAGE([.B82:.P82])" office:value-type="float" office:value="84.1333333333333">
            <text:p>84,13</text:p>
          </table:table-cell>
          <table:table-cell table:formula="of:=AVERAGE([.R82:.AF82])" office:value-type="float" office:value="0">
            <text:p>0,00</text:p>
          </table:table-cell>
          <table:table-cell table:formula="of:=STDEVPA([.B82:.P82])" office:value-type="float" office:value="1.35973853695808">
            <text:p>1,36</text:p>
          </table:table-cell>
          <table:table-cell table:formula="of:=STDEVPA([.R82:.AF8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2"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15" office:value-type="float" office:value="0">
            <text:p>0</text:p>
          </table:table-cell>
          <table:table-cell table:formula="of:=AVERAGE([.B83:.P83])" office:value-type="float" office:value="84.4">
            <text:p>84,40</text:p>
          </table:table-cell>
          <table:table-cell table:formula="of:=AVERAGE([.R83:.AF83])" office:value-type="float" office:value="0">
            <text:p>0,00</text:p>
          </table:table-cell>
          <table:table-cell table:formula="of:=STDEVPA([.B83:.P83])" office:value-type="float" office:value="1.35646599662505">
            <text:p>1,36</text:p>
          </table:table-cell>
          <table:table-cell table:formula="of:=STDEVPA([.R83:.AF8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15" office:value-type="float" office:value="0">
            <text:p>0</text:p>
          </table:table-cell>
          <table:table-cell table:formula="of:=AVERAGE([.B84:.P84])" office:value-type="float" office:value="83.3333333333333">
            <text:p>83,33</text:p>
          </table:table-cell>
          <table:table-cell table:formula="of:=AVERAGE([.R84:.AF84])" office:value-type="float" office:value="0">
            <text:p>0,00</text:p>
          </table:table-cell>
          <table:table-cell table:formula="of:=STDEVPA([.B84:.P84])" office:value-type="float" office:value="1.13529242439509">
            <text:p>1,14</text:p>
          </table:table-cell>
          <table:table-cell table:formula="of:=STDEVPA([.R84:.AF8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4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5" office:value-type="float" office:value="0">
            <text:p>0</text:p>
          </table:table-cell>
          <table:table-cell table:formula="of:=AVERAGE([.B85:.P85])" office:value-type="float" office:value="84.2666666666667">
            <text:p>84,27</text:p>
          </table:table-cell>
          <table:table-cell table:formula="of:=AVERAGE([.R85:.AF85])" office:value-type="float" office:value="0">
            <text:p>0,00</text:p>
          </table:table-cell>
          <table:table-cell table:formula="of:=STDEVPA([.B85:.P85])" office:value-type="float" office:value="1.06249183003395">
            <text:p>1,06</text:p>
          </table:table-cell>
          <table:table-cell table:formula="of:=STDEVPA([.R85:.AF8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15" office:value-type="float" office:value="0">
            <text:p>0</text:p>
          </table:table-cell>
          <table:table-cell table:formula="of:=AVERAGE([.B86:.P86])" office:value-type="float" office:value="83.3333333333333">
            <text:p>83,33</text:p>
          </table:table-cell>
          <table:table-cell table:formula="of:=AVERAGE([.R86:.AF86])" office:value-type="float" office:value="0">
            <text:p>0,00</text:p>
          </table:table-cell>
          <table:table-cell table:formula="of:=STDEVPA([.B86:.P86])" office:value-type="float" office:value="1.44529889257859">
            <text:p>1,45</text:p>
          </table:table-cell>
          <table:table-cell table:formula="of:=STDEVPA([.R86:.AF8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table:number-columns-repeated="4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15" office:value-type="float" office:value="0">
            <text:p>0</text:p>
          </table:table-cell>
          <table:table-cell table:formula="of:=AVERAGE([.B87:.P87])" office:value-type="float" office:value="84.0666666666667">
            <text:p>84,07</text:p>
          </table:table-cell>
          <table:table-cell table:formula="of:=AVERAGE([.R87:.AF87])" office:value-type="float" office:value="0">
            <text:p>0,00</text:p>
          </table:table-cell>
          <table:table-cell table:formula="of:=STDEVPA([.B87:.P87])" office:value-type="float" office:value="1.18133634311129">
            <text:p>1,18</text:p>
          </table:table-cell>
          <table:table-cell table:formula="of:=STDEVPA([.R87:.AF8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15" office:value-type="float" office:value="0">
            <text:p>0</text:p>
          </table:table-cell>
          <table:table-cell table:formula="of:=AVERAGE([.B88:.P88])" office:value-type="float" office:value="83.9333333333333">
            <text:p>83,93</text:p>
          </table:table-cell>
          <table:table-cell table:formula="of:=AVERAGE([.R88:.AF88])" office:value-type="float" office:value="0">
            <text:p>0,00</text:p>
          </table:table-cell>
          <table:table-cell table:formula="of:=STDEVPA([.B88:.P88])" office:value-type="float" office:value="1.38884444373331">
            <text:p>1,39</text:p>
          </table:table-cell>
          <table:table-cell table:formula="of:=STDEVPA([.R88:.AF8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4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15" office:value-type="float" office:value="0">
            <text:p>0</text:p>
          </table:table-cell>
          <table:table-cell table:formula="of:=AVERAGE([.B89:.P89])" office:value-type="float" office:value="83.9333333333333">
            <text:p>83,93</text:p>
          </table:table-cell>
          <table:table-cell table:formula="of:=AVERAGE([.R89:.AF89])" office:value-type="float" office:value="0">
            <text:p>0,00</text:p>
          </table:table-cell>
          <table:table-cell table:formula="of:=STDEVPA([.B89:.P89])" office:value-type="float" office:value="1.12348663642351">
            <text:p>1,12</text:p>
          </table:table-cell>
          <table:table-cell table:formula="of:=STDEVPA([.R89:.AF8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5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3">
            <text:p>83</text:p>
          </table:table-cell>
          <table:table-cell office:value-type="float" office:value="88">
            <text:p>88</text:p>
          </table:table-cell>
          <table:table-cell table:number-columns-repeated="15" office:value-type="float" office:value="0">
            <text:p>0</text:p>
          </table:table-cell>
          <table:table-cell table:formula="of:=AVERAGE([.B90:.P90])" office:value-type="float" office:value="83.3333333333333">
            <text:p>83,33</text:p>
          </table:table-cell>
          <table:table-cell table:formula="of:=AVERAGE([.R90:.AF90])" office:value-type="float" office:value="0">
            <text:p>0,00</text:p>
          </table:table-cell>
          <table:table-cell table:formula="of:=STDEVPA([.B90:.P90])" office:value-type="float" office:value="1.34989711542111">
            <text:p>1,35</text:p>
          </table:table-cell>
          <table:table-cell table:formula="of:=STDEVPA([.R90:.AF9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number-columns-repeated="15" office:value-type="float" office:value="0">
            <text:p>0</text:p>
          </table:table-cell>
          <table:table-cell table:formula="of:=AVERAGE([.B91:.P91])" office:value-type="float" office:value="83.6666666666667">
            <text:p>83,67</text:p>
          </table:table-cell>
          <table:table-cell table:formula="of:=AVERAGE([.R91:.AF91])" office:value-type="float" office:value="0">
            <text:p>0,00</text:p>
          </table:table-cell>
          <table:table-cell table:formula="of:=STDEVPA([.B91:.P91])" office:value-type="float" office:value="1.53478192442951">
            <text:p>1,53</text:p>
          </table:table-cell>
          <table:table-cell table:formula="of:=STDEVPA([.R91:.AF9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4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table:number-columns-repeated="15" office:value-type="float" office:value="0">
            <text:p>0</text:p>
          </table:table-cell>
          <table:table-cell table:formula="of:=AVERAGE([.B92:.P92])" office:value-type="float" office:value="83.9333333333333">
            <text:p>83,93</text:p>
          </table:table-cell>
          <table:table-cell table:formula="of:=AVERAGE([.R92:.AF92])" office:value-type="float" office:value="0">
            <text:p>0,00</text:p>
          </table:table-cell>
          <table:table-cell table:formula="of:=STDEVPA([.B92:.P92])" office:value-type="float" office:value="1.56914697279198">
            <text:p>1,57</text:p>
          </table:table-cell>
          <table:table-cell table:formula="of:=STDEVPA([.R92:.AF9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15" office:value-type="float" office:value="0">
            <text:p>0</text:p>
          </table:table-cell>
          <table:table-cell table:formula="of:=AVERAGE([.B93:.P93])" office:value-type="float" office:value="83.5333333333333">
            <text:p>83,53</text:p>
          </table:table-cell>
          <table:table-cell table:formula="of:=AVERAGE([.R93:.AF93])" office:value-type="float" office:value="0">
            <text:p>0,00</text:p>
          </table:table-cell>
          <table:table-cell table:formula="of:=STDEVPA([.B93:.P93])" office:value-type="float" office:value="1.35973853695808">
            <text:p>1,36</text:p>
          </table:table-cell>
          <table:table-cell table:formula="of:=STDEVPA([.R93:.AF9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4"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table:number-columns-repeated="15" office:value-type="float" office:value="0">
            <text:p>0</text:p>
          </table:table-cell>
          <table:table-cell table:formula="of:=AVERAGE([.B94:.P94])" office:value-type="float" office:value="84.1333333333333">
            <text:p>84,13</text:p>
          </table:table-cell>
          <table:table-cell table:formula="of:=AVERAGE([.R94:.AF94])" office:value-type="float" office:value="0">
            <text:p>0,00</text:p>
          </table:table-cell>
          <table:table-cell table:formula="of:=STDEVPA([.B94:.P94])" office:value-type="float" office:value="1.30979218029257">
            <text:p>1,31</text:p>
          </table:table-cell>
          <table:table-cell table:formula="of:=STDEVPA([.R94:.AF9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table:number-columns-repeated="15" office:value-type="float" office:value="0">
            <text:p>0</text:p>
          </table:table-cell>
          <table:table-cell table:formula="of:=AVERAGE([.B95:.P95])" office:value-type="float" office:value="81.9333333333333">
            <text:p>81,93</text:p>
          </table:table-cell>
          <table:table-cell table:formula="of:=AVERAGE([.R95:.AF95])" office:value-type="float" office:value="0">
            <text:p>0,00</text:p>
          </table:table-cell>
          <table:table-cell table:formula="of:=STDEVPA([.B95:.P95])" office:value-type="float" office:value="7.27980463718331">
            <text:p>7,28</text:p>
          </table:table-cell>
          <table:table-cell table:formula="of:=STDEVPA([.R95:.AF9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4">
            <text:p>94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table:number-columns-repeated="15" office:value-type="float" office:value="0">
            <text:p>0</text:p>
          </table:table-cell>
          <table:table-cell table:formula="of:=AVERAGE([.B96:.P96])" office:value-type="float" office:value="83.7333333333333">
            <text:p>83,73</text:p>
          </table:table-cell>
          <table:table-cell table:formula="of:=AVERAGE([.R96:.AF96])" office:value-type="float" office:value="0">
            <text:p>0,00</text:p>
          </table:table-cell>
          <table:table-cell table:formula="of:=STDEVPA([.B96:.P96])" office:value-type="float" office:value="1.18133634311129">
            <text:p>1,18</text:p>
          </table:table-cell>
          <table:table-cell table:formula="of:=STDEVPA([.R96:.AF9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table:number-columns-repeated="15" office:value-type="float" office:value="0">
            <text:p>0</text:p>
          </table:table-cell>
          <table:table-cell table:formula="of:=AVERAGE([.B97:.P97])" office:value-type="float" office:value="83.8">
            <text:p>83,80</text:p>
          </table:table-cell>
          <table:table-cell table:formula="of:=AVERAGE([.R97:.AF97])" office:value-type="float" office:value="0">
            <text:p>0,00</text:p>
          </table:table-cell>
          <table:table-cell table:formula="of:=STDEVPA([.B97:.P97])" office:value-type="float" office:value="1.16619037896906">
            <text:p>1,17</text:p>
          </table:table-cell>
          <table:table-cell table:formula="of:=STDEVPA([.R97:.AF9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15" office:value-type="float" office:value="0">
            <text:p>0</text:p>
          </table:table-cell>
          <table:table-cell table:formula="of:=AVERAGE([.B98:.P98])" office:value-type="float" office:value="83.2">
            <text:p>83,20</text:p>
          </table:table-cell>
          <table:table-cell table:formula="of:=AVERAGE([.R98:.AF98])" office:value-type="float" office:value="0">
            <text:p>0,00</text:p>
          </table:table-cell>
          <table:table-cell table:formula="of:=STDEVPA([.B98:.P98])" office:value-type="float" office:value="1.93907194296653">
            <text:p>1,94</text:p>
          </table:table-cell>
          <table:table-cell table:formula="of:=STDEVPA([.R98:.AF9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table:number-columns-repeated="15" office:value-type="float" office:value="0">
            <text:p>0</text:p>
          </table:table-cell>
          <table:table-cell table:formula="of:=AVERAGE([.B99:.P99])" office:value-type="float" office:value="82.4">
            <text:p>82,40</text:p>
          </table:table-cell>
          <table:table-cell table:formula="of:=AVERAGE([.R99:.AF99])" office:value-type="float" office:value="0">
            <text:p>0,00</text:p>
          </table:table-cell>
          <table:table-cell table:formula="of:=STDEVPA([.B99:.P99])" office:value-type="float" office:value="4.70177271533479">
            <text:p>4,70</text:p>
          </table:table-cell>
          <table:table-cell table:formula="of:=STDEVPA([.R99:.AF9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table:number-columns-repeated="4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98">
            <text:p>98</text:p>
          </table:table-cell>
          <table:table-cell table:number-columns-repeated="15" office:value-type="float" office:value="0">
            <text:p>0</text:p>
          </table:table-cell>
          <table:table-cell table:formula="of:=AVERAGE([.B100:.P100])" office:value-type="float" office:value="84.2">
            <text:p>84,20</text:p>
          </table:table-cell>
          <table:table-cell table:formula="of:=AVERAGE([.R100:.AF100])" office:value-type="float" office:value="0">
            <text:p>0,00</text:p>
          </table:table-cell>
          <table:table-cell table:formula="of:=STDEVPA([.B100:.P100])" office:value-type="float" office:value="0.832666399786453">
            <text:p>0,83</text:p>
          </table:table-cell>
          <table:table-cell table:formula="of:=STDEVPA([.R100:.AF10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number-columns-repeated="15" office:value-type="float" office:value="0">
            <text:p>0</text:p>
          </table:table-cell>
          <table:table-cell table:formula="of:=AVERAGE([.B101:.P101])" office:value-type="float" office:value="83.8">
            <text:p>83,80</text:p>
          </table:table-cell>
          <table:table-cell table:formula="of:=AVERAGE([.R101:.AF101])" office:value-type="float" office:value="0">
            <text:p>0,00</text:p>
          </table:table-cell>
          <table:table-cell table:formula="of:=STDEVPA([.B101:.P101])" office:value-type="float" office:value="2.03960780543711">
            <text:p>2,04</text:p>
          </table:table-cell>
          <table:table-cell table:formula="of:=STDEVPA([.R101:.AF10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table:number-columns-repeated="15" office:value-type="float" office:value="0">
            <text:p>0</text:p>
          </table:table-cell>
          <table:table-cell table:formula="of:=AVERAGE([.B102:.P102])" office:value-type="float" office:value="83.9333333333333">
            <text:p>83,93</text:p>
          </table:table-cell>
          <table:table-cell table:formula="of:=AVERAGE([.R102:.AF102])" office:value-type="float" office:value="0">
            <text:p>0,00</text:p>
          </table:table-cell>
          <table:table-cell table:formula="of:=STDEVPA([.B102:.P102])" office:value-type="float" office:value="1.23648246606609">
            <text:p>1,24</text:p>
          </table:table-cell>
          <table:table-cell table:formula="of:=STDEVPA([.R102:.AF10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4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3" office:value-type="float" office:value="84">
            <text:p>84</text:p>
          </table:table-cell>
          <table:table-cell office:value-type="float" office:value="101">
            <text:p>101</text:p>
          </table:table-cell>
          <table:table-cell table:number-columns-repeated="15" office:value-type="float" office:value="0">
            <text:p>0</text:p>
          </table:table-cell>
          <table:table-cell table:formula="of:=AVERAGE([.B103:.P103])" office:value-type="float" office:value="84.1333333333333">
            <text:p>84,13</text:p>
          </table:table-cell>
          <table:table-cell table:formula="of:=AVERAGE([.R103:.AF103])" office:value-type="float" office:value="0">
            <text:p>0,00</text:p>
          </table:table-cell>
          <table:table-cell table:formula="of:=STDEVPA([.B103:.P103])" office:value-type="float" office:value="0.805536398239638">
            <text:p>0,81</text:p>
          </table:table-cell>
          <table:table-cell table:formula="of:=STDEVPA([.R103:.AF10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15" office:value-type="float" office:value="0">
            <text:p>0</text:p>
          </table:table-cell>
          <table:table-cell table:formula="of:=AVERAGE([.B104:.P104])" office:value-type="float" office:value="82.9333333333333">
            <text:p>82,93</text:p>
          </table:table-cell>
          <table:table-cell table:formula="of:=AVERAGE([.R104:.AF104])" office:value-type="float" office:value="0">
            <text:p>0,00</text:p>
          </table:table-cell>
          <table:table-cell table:formula="of:=STDEVPA([.B104:.P104])" office:value-type="float" office:value="1.52606975230128">
            <text:p>1,53</text:p>
          </table:table-cell>
          <table:table-cell table:formula="of:=STDEVPA([.R104:.AF10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15" office:value-type="float" office:value="0">
            <text:p>0</text:p>
          </table:table-cell>
          <table:table-cell table:formula="of:=AVERAGE([.B105:.P105])" office:value-type="float" office:value="83.6">
            <text:p>83,60</text:p>
          </table:table-cell>
          <table:table-cell table:formula="of:=AVERAGE([.R105:.AF105])" office:value-type="float" office:value="0">
            <text:p>0,00</text:p>
          </table:table-cell>
          <table:table-cell table:formula="of:=STDEVPA([.B105:.P105])" office:value-type="float" office:value="1.54056266777218">
            <text:p>1,54</text:p>
          </table:table-cell>
          <table:table-cell table:formula="of:=STDEVPA([.R105:.AF10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3" office:value-type="float" office:value="82">
            <text:p>82</text:p>
          </table:table-cell>
          <table:table-cell office:value-type="float" office:value="104">
            <text:p>104</text:p>
          </table:table-cell>
          <table:table-cell table:number-columns-repeated="15" office:value-type="float" office:value="0">
            <text:p>0</text:p>
          </table:table-cell>
          <table:table-cell table:formula="of:=AVERAGE([.B106:.P106])" office:value-type="float" office:value="82.8">
            <text:p>82,80</text:p>
          </table:table-cell>
          <table:table-cell table:formula="of:=AVERAGE([.R106:.AF106])" office:value-type="float" office:value="0">
            <text:p>0,00</text:p>
          </table:table-cell>
          <table:table-cell table:formula="of:=STDEVPA([.B106:.P106])" office:value-type="float" office:value="1.22202018532156">
            <text:p>1,22</text:p>
          </table:table-cell>
          <table:table-cell table:formula="of:=STDEVPA([.R106:.AF10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15" office:value-type="float" office:value="0">
            <text:p>0</text:p>
          </table:table-cell>
          <table:table-cell table:formula="of:=AVERAGE([.B107:.P107])" office:value-type="float" office:value="80.2666666666667">
            <text:p>80,27</text:p>
          </table:table-cell>
          <table:table-cell table:formula="of:=AVERAGE([.R107:.AF107])" office:value-type="float" office:value="0">
            <text:p>0,00</text:p>
          </table:table-cell>
          <table:table-cell table:formula="of:=STDEVPA([.B107:.P107])" office:value-type="float" office:value="9.24097156989218">
            <text:p>9,24</text:p>
          </table:table-cell>
          <table:table-cell table:formula="of:=STDEVPA([.R107:.AF10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table:number-columns-repeated="15" office:value-type="float" office:value="0">
            <text:p>0</text:p>
          </table:table-cell>
          <table:table-cell table:formula="of:=AVERAGE([.B108:.P108])" office:value-type="float" office:value="78.8">
            <text:p>78,80</text:p>
          </table:table-cell>
          <table:table-cell table:formula="of:=AVERAGE([.R108:.AF108])" office:value-type="float" office:value="0">
            <text:p>0,00</text:p>
          </table:table-cell>
          <table:table-cell table:formula="of:=STDEVPA([.B108:.P108])" office:value-type="float" office:value="18.9497581339006">
            <text:p>18,95</text:p>
          </table:table-cell>
          <table:table-cell table:formula="of:=STDEVPA([.R108:.AF10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107">
            <text:p>107</text:p>
          </table:table-cell>
          <table:table-cell table:number-columns-repeated="15" office:value-type="float" office:value="0">
            <text:p>0</text:p>
          </table:table-cell>
          <table:table-cell table:formula="of:=AVERAGE([.B109:.P109])" office:value-type="float" office:value="82.2666666666667">
            <text:p>82,27</text:p>
          </table:table-cell>
          <table:table-cell table:formula="of:=AVERAGE([.R109:.AF109])" office:value-type="float" office:value="0">
            <text:p>0,00</text:p>
          </table:table-cell>
          <table:table-cell table:formula="of:=STDEVPA([.B109:.P109])" office:value-type="float" office:value="4.62553300232044">
            <text:p>4,63</text:p>
          </table:table-cell>
          <table:table-cell table:formula="of:=STDEVPA([.R109:.AF10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108">
            <text:p>108</text:p>
          </table:table-cell>
          <table:table-cell table:number-columns-repeated="15" office:value-type="float" office:value="0">
            <text:p>0</text:p>
          </table:table-cell>
          <table:table-cell table:formula="of:=AVERAGE([.B110:.P110])" office:value-type="float" office:value="84.2666666666667">
            <text:p>84,27</text:p>
          </table:table-cell>
          <table:table-cell table:formula="of:=AVERAGE([.R110:.AF110])" office:value-type="float" office:value="0">
            <text:p>0,00</text:p>
          </table:table-cell>
          <table:table-cell table:formula="of:=STDEVPA([.B110:.P110])" office:value-type="float" office:value="1.38884444373331">
            <text:p>1,39</text:p>
          </table:table-cell>
          <table:table-cell table:formula="of:=STDEVPA([.R110:.AF11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table:number-columns-repeated="15" office:value-type="float" office:value="0">
            <text:p>0</text:p>
          </table:table-cell>
          <table:table-cell table:formula="of:=AVERAGE([.B111:.P111])" office:value-type="float" office:value="83.6666666666667">
            <text:p>83,67</text:p>
          </table:table-cell>
          <table:table-cell table:formula="of:=AVERAGE([.R111:.AF111])" office:value-type="float" office:value="0">
            <text:p>0,00</text:p>
          </table:table-cell>
          <table:table-cell table:formula="of:=STDEVPA([.B111:.P111])" office:value-type="float" office:value="1.69967317119759">
            <text:p>1,70</text:p>
          </table:table-cell>
          <table:table-cell table:formula="of:=STDEVPA([.R111:.AF11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4" office:value-type="float" office:value="85">
            <text:p>85</text:p>
          </table:table-cell>
          <table:table-cell office:value-type="float" office:value="110">
            <text:p>110</text:p>
          </table:table-cell>
          <table:table-cell table:number-columns-repeated="15" office:value-type="float" office:value="0">
            <text:p>0</text:p>
          </table:table-cell>
          <table:table-cell table:formula="of:=AVERAGE([.B112:.P112])" office:value-type="float" office:value="84.2">
            <text:p>84,20</text:p>
          </table:table-cell>
          <table:table-cell table:formula="of:=AVERAGE([.R112:.AF112])" office:value-type="float" office:value="0">
            <text:p>0,00</text:p>
          </table:table-cell>
          <table:table-cell table:formula="of:=STDEVPA([.B112:.P112])" office:value-type="float" office:value="1.27540843131393">
            <text:p>1,28</text:p>
          </table:table-cell>
          <table:table-cell table:formula="of:=STDEVPA([.R112:.AF11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4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111">
            <text:p>111</text:p>
          </table:table-cell>
          <table:table-cell table:number-columns-repeated="15" office:value-type="float" office:value="0">
            <text:p>0</text:p>
          </table:table-cell>
          <table:table-cell table:formula="of:=AVERAGE([.B113:.P113])" office:value-type="float" office:value="84.6666666666667">
            <text:p>84,67</text:p>
          </table:table-cell>
          <table:table-cell table:formula="of:=AVERAGE([.R113:.AF113])" office:value-type="float" office:value="0">
            <text:p>0,00</text:p>
          </table:table-cell>
          <table:table-cell table:formula="of:=STDEVPA([.B113:.P113])" office:value-type="float" office:value="0.942809041582063">
            <text:p>0,94</text:p>
          </table:table-cell>
          <table:table-cell table:formula="of:=STDEVPA([.R113:.AF11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table:number-columns-repeated="15" office:value-type="float" office:value="0">
            <text:p>0</text:p>
          </table:table-cell>
          <table:table-cell table:formula="of:=AVERAGE([.B114:.P114])" office:value-type="float" office:value="83.7333333333333">
            <text:p>83,73</text:p>
          </table:table-cell>
          <table:table-cell table:formula="of:=AVERAGE([.R114:.AF114])" office:value-type="float" office:value="0">
            <text:p>0,00</text:p>
          </table:table-cell>
          <table:table-cell table:formula="of:=STDEVPA([.B114:.P114])" office:value-type="float" office:value="1.80616229121921">
            <text:p>1,81</text:p>
          </table:table-cell>
          <table:table-cell table:formula="of:=STDEVPA([.R114:.AF11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113">
            <text:p>113</text:p>
          </table:table-cell>
          <table:table-cell table:number-columns-repeated="15" office:value-type="float" office:value="0">
            <text:p>0</text:p>
          </table:table-cell>
          <table:table-cell table:formula="of:=AVERAGE([.B115:.P115])" office:value-type="float" office:value="84.6666666666667">
            <text:p>84,67</text:p>
          </table:table-cell>
          <table:table-cell table:formula="of:=AVERAGE([.R115:.AF115])" office:value-type="float" office:value="0">
            <text:p>0,00</text:p>
          </table:table-cell>
          <table:table-cell table:formula="of:=STDEVPA([.B115:.P115])" office:value-type="float" office:value="1.24721912892465">
            <text:p>1,25</text:p>
          </table:table-cell>
          <table:table-cell table:formula="of:=STDEVPA([.R115:.AF11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table:number-columns-repeated="15" office:value-type="float" office:value="0">
            <text:p>0</text:p>
          </table:table-cell>
          <table:table-cell table:formula="of:=AVERAGE([.B116:.P116])" office:value-type="float" office:value="83.8">
            <text:p>83,80</text:p>
          </table:table-cell>
          <table:table-cell table:formula="of:=AVERAGE([.R116:.AF116])" office:value-type="float" office:value="0">
            <text:p>0,00</text:p>
          </table:table-cell>
          <table:table-cell table:formula="of:=STDEVPA([.B116:.P116])" office:value-type="float" office:value="1.10754984838908">
            <text:p>1,11</text:p>
          </table:table-cell>
          <table:table-cell table:formula="of:=STDEVPA([.R116:.AF11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table:number-columns-repeated="15" office:value-type="float" office:value="0">
            <text:p>0</text:p>
          </table:table-cell>
          <table:table-cell table:formula="of:=AVERAGE([.B117:.P117])" office:value-type="float" office:value="83.8">
            <text:p>83,80</text:p>
          </table:table-cell>
          <table:table-cell table:formula="of:=AVERAGE([.R117:.AF117])" office:value-type="float" office:value="0">
            <text:p>0,00</text:p>
          </table:table-cell>
          <table:table-cell table:formula="of:=STDEVPA([.B117:.P117])" office:value-type="float" office:value="1.55777619273972">
            <text:p>1,56</text:p>
          </table:table-cell>
          <table:table-cell table:formula="of:=STDEVPA([.R117:.AF11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3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number-columns-repeated="3" office:value-type="float" office:value="84">
            <text:p>84</text:p>
          </table:table-cell>
          <table:table-cell office:value-type="float" office:value="116">
            <text:p>116</text:p>
          </table:table-cell>
          <table:table-cell table:number-columns-repeated="15" office:value-type="float" office:value="0">
            <text:p>0</text:p>
          </table:table-cell>
          <table:table-cell table:formula="of:=AVERAGE([.B118:.P118])" office:value-type="float" office:value="83.8">
            <text:p>83,80</text:p>
          </table:table-cell>
          <table:table-cell table:formula="of:=AVERAGE([.R118:.AF118])" office:value-type="float" office:value="0">
            <text:p>0,00</text:p>
          </table:table-cell>
          <table:table-cell table:formula="of:=STDEVPA([.B118:.P118])" office:value-type="float" office:value="1.37598449603669">
            <text:p>1,38</text:p>
          </table:table-cell>
          <table:table-cell table:formula="of:=STDEVPA([.R118:.AF11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117">
            <text:p>117</text:p>
          </table:table-cell>
          <table:table-cell table:number-columns-repeated="15" office:value-type="float" office:value="0">
            <text:p>0</text:p>
          </table:table-cell>
          <table:table-cell table:formula="of:=AVERAGE([.B119:.P119])" office:value-type="float" office:value="83.1333333333333">
            <text:p>83,13</text:p>
          </table:table-cell>
          <table:table-cell table:formula="of:=AVERAGE([.R119:.AF119])" office:value-type="float" office:value="0">
            <text:p>0,00</text:p>
          </table:table-cell>
          <table:table-cell table:formula="of:=STDEVPA([.B119:.P119])" office:value-type="float" office:value="0.956846672960488">
            <text:p>0,96</text:p>
          </table:table-cell>
          <table:table-cell table:formula="of:=STDEVPA([.R119:.AF11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8">
            <text:p>118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118">
            <text:p>118</text:p>
          </table:table-cell>
          <table:table-cell table:number-columns-repeated="15" office:value-type="float" office:value="0">
            <text:p>0</text:p>
          </table:table-cell>
          <table:table-cell table:formula="of:=AVERAGE([.B120:.P120])" office:value-type="float" office:value="84.0666666666667">
            <text:p>84,07</text:p>
          </table:table-cell>
          <table:table-cell table:formula="of:=AVERAGE([.R120:.AF120])" office:value-type="float" office:value="0">
            <text:p>0,00</text:p>
          </table:table-cell>
          <table:table-cell table:formula="of:=STDEVPA([.B120:.P120])" office:value-type="float" office:value="1.12348663642351">
            <text:p>1,12</text:p>
          </table:table-cell>
          <table:table-cell table:formula="of:=STDEVPA([.R120:.AF12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19">
            <text:p>119</text:p>
          </table:table-cell>
          <table:table-cell table:number-columns-repeated="4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formula="of:=AVERAGE([.B121:.P121])" office:value-type="float" office:value="83.4666666666667">
            <text:p>83,47</text:p>
          </table:table-cell>
          <table:table-cell table:formula="of:=AVERAGE([.R121:.AF121])" office:value-type="float" office:value="0.133333333333333">
            <text:p>0,13</text:p>
          </table:table-cell>
          <table:table-cell table:formula="of:=STDEVPA([.B121:.P121])" office:value-type="float" office:value="1.58605030044938">
            <text:p>1,59</text:p>
          </table:table-cell>
          <table:table-cell table:formula="of:=STDEVPA([.R121:.AF121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formula="of:=AVERAGE([.B122:.P122])" office:value-type="float" office:value="83.2857142857143">
            <text:p>83,29</text:p>
          </table:table-cell>
          <table:table-cell table:formula="of:=AVERAGE([.R122:.AF122])" office:value-type="float" office:value="0.142857142857143">
            <text:p>0,14</text:p>
          </table:table-cell>
          <table:table-cell table:formula="of:=STDEVPA([.B122:.P122])" office:value-type="float" office:value="20.9744818503077">
            <text:p>20,97</text:p>
          </table:table-cell>
          <table:table-cell table:formula="of:=STDEVPA([.R122:.AF122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121">
            <text:p>121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23:.P123])" office:value-type="float" office:value="81.4615384615385">
            <text:p>81,46</text:p>
          </table:table-cell>
          <table:table-cell table:formula="of:=AVERAGE([.R123:.AF123])" office:value-type="float" office:value="0.153846153846154">
            <text:p>0,15</text:p>
          </table:table-cell>
          <table:table-cell table:formula="of:=STDEVPA([.B123:.P123])" office:value-type="float" office:value="28.4811048474832">
            <text:p>28,48</text:p>
          </table:table-cell>
          <table:table-cell table:formula="of:=STDEVPA([.R123:.AF123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124:.P124])" office:value-type="float" office:value="74.9166666666667">
            <text:p>74,92</text:p>
          </table:table-cell>
          <table:table-cell table:formula="of:=AVERAGE([.R124:.AF124])" office:value-type="float" office:value="0.333333333333333">
            <text:p>0,33</text:p>
          </table:table-cell>
          <table:table-cell table:formula="of:=STDEVPA([.B124:.P124])" office:value-type="float" office:value="35.770503056134">
            <text:p>35,77</text:p>
          </table:table-cell>
          <table:table-cell table:formula="of:=STDEVPA([.R124:.AF124])" office:value-type="float" office:value="0.679869268479038">
            <text:p>0,68</text:p>
          </table:table-cell>
          <table:table-cell table:number-columns-repeated="988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AVERAGE([.B125:.P125])" office:value-type="float" office:value="72.7">
            <text:p>72,70</text:p>
          </table:table-cell>
          <table:table-cell table:formula="of:=AVERAGE([.R125:.AF125])" office:value-type="float" office:value="0.6">
            <text:p>0,60</text:p>
          </table:table-cell>
          <table:table-cell table:formula="of:=STDEVPA([.B125:.P125])" office:value-type="float" office:value="37.5213124622379">
            <text:p>37,52</text:p>
          </table:table-cell>
          <table:table-cell table:formula="of:=STDEVPA([.R125:.AF125])" office:value-type="float" office:value="0.8">
            <text:p>0,80</text:p>
          </table:table-cell>
          <table:table-cell table:number-columns-repeated="988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-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-</text:p>
          </table:table-cell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-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formula="of:=AVERAGE([.B126:.P126])" office:value-type="float" office:value="45.4285714285714">
            <text:p>45,43</text:p>
          </table:table-cell>
          <table:table-cell table:formula="of:=AVERAGE([.R126:.AF126])" office:value-type="float" office:value="1.42857142857143">
            <text:p>1,43</text:p>
          </table:table-cell>
          <table:table-cell table:formula="of:=STDEVPA([.B126:.P126])" office:value-type="float" office:value="31.0766793592881">
            <text:p>31,08</text:p>
          </table:table-cell>
          <table:table-cell table:formula="of:=STDEVPA([.R126:.AF126])" office:value-type="float" office:value="0.942809041582063">
            <text:p>0,94</text:p>
          </table:table-cell>
          <table:table-cell table:number-columns-repeated="988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table:number-columns-repeated="6"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6" office:value-type="string">
            <text:p>-</text:p>
          </table:table-cell>
          <table:table-cell office:value-type="float" office:value="125">
            <text:p>125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-</text:p>
          </table:table-cell>
          <table:table-cell table:formula="of:=AVERAGE([.B127:.P127])" office:value-type="float" office:value="61">
            <text:p>61,00</text:p>
          </table:table-cell>
          <table:table-cell table:formula="of:=AVERAGE([.R127:.AF127])" office:value-type="float" office:value="1">
            <text:p>1,00</text:p>
          </table:table-cell>
          <table:table-cell table:formula="of:=STDEVPA([.B127:.P127])" office:value-type="float" office:value="22.1084197133631">
            <text:p>22,11</text:p>
          </table:table-cell>
          <table:table-cell table:formula="of:=STDEVPA([.R127:.AF127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table:number-columns-repeated="13" office:value-type="string">
            <text:p>-</text:p>
          </table:table-cell>
          <table:table-cell office:value-type="float" office:value="126">
            <text:p>12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-</text:p>
          </table:table-cell>
          <table:table-cell table:formula="of:=AVERAGE([.B128:.P128])" office:value-type="float" office:value="84">
            <text:p>84,00</text:p>
          </table:table-cell>
          <table:table-cell table:formula="of:=AVERAGE([.R128:.AF128])" office:value-type="float" office:value="0">
            <text:p>0,00</text:p>
          </table:table-cell>
          <table:table-cell table:formula="of:=STDEVPA([.B128:.P128])" office:value-type="float" office:value="20.9532813659341">
            <text:p>20,95</text:p>
          </table:table-cell>
          <table:table-cell table:formula="of:=STDEVPA([.R128:.AF12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table:number-columns-repeated="13" office:value-type="string">
            <text:p>-</text:p>
          </table:table-cell>
          <table:table-cell office:value-type="float" office:value="127">
            <text:p>127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-</text:p>
          </table:table-cell>
          <table:table-cell table:formula="of:=AVERAGE([.B129:.P129])" office:value-type="float" office:value="44">
            <text:p>44,00</text:p>
          </table:table-cell>
          <table:table-cell table:formula="of:=AVERAGE([.R129:.AF129])" office:value-type="float" office:value="2">
            <text:p>2,00</text:p>
          </table:table-cell>
          <table:table-cell table:formula="of:=STDEVPA([.B129:.P129])" office:value-type="float" office:value="10.9755283345369">
            <text:p>10,98</text:p>
          </table:table-cell>
          <table:table-cell table:formula="of:=STDEVPA([.R129:.AF129])" office:value-type="float" office:value="0.498887651569859">
            <text:p>0,50</text:p>
          </table:table-cell>
          <table:table-cell table:number-columns-repeated="988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" table:style-name="ta1">
        <table:shapes>
          <draw:frame draw:z-index="0" draw:style-name="gr1" draw:text-style-name="P1" svg:width="15.999cm" svg:height="8.999cm" svg:x="11.128cm" svg:y="7.372cm">
            <draw:object draw:notify-on-update-of-ranges="sem.AG1:sem.AG1 sem.AG2:sem.AG143 sem.AH1:sem.AH1 sem.AH2:sem.AH1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1.035cm" svg:y="17.167cm">
            <draw:object draw:notify-on-update-of-ranges="sem.B1:sem.B1 sem.B2:sem.B143 sem.C1:sem.C1 sem.C2:sem.C143 sem.D1:sem.D1 sem.D2:sem.D143 sem.E1:sem.E1 sem.E2:sem.E143 sem.F1:sem.F1 sem.F2:sem.F143 sem.G1:sem.G1 sem.G2:sem.G143 sem.H1:sem.H1 sem.H2:sem.H143 sem.I1:sem.I1 sem.I2:sem.I143 sem.J1:sem.J1 sem.J2:sem.J143 sem.K1:sem.K1 sem.K2:sem.K143 sem.L1:sem.L1 sem.L2:sem.L143 sem.M1:sem.M1 sem.M2:sem.M143 sem.N1:sem.N1 sem.N2:sem.N143 sem.O1:sem.O1 sem.O2:sem.O143 sem.P1:sem.P1 sem.P2:sem.P1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17.247cm" svg:y="17.135cm">
            <draw:object draw:notify-on-update-of-ranges="sem.R1:sem.R1 sem.R2:sem.R143 sem.S1:sem.S1 sem.S2:sem.S143 sem.T1:sem.T1 sem.T2:sem.T143 sem.U1:sem.U1 sem.U2:sem.U143 sem.V1:sem.V1 sem.V2:sem.V143 sem.W1:sem.W1 sem.W2:sem.W143 sem.X1:sem.X1 sem.X2:sem.X143 sem.Y1:sem.Y1 sem.Y2:sem.Y143 sem.Z1:sem.Z1 sem.Z2:sem.Z143 sem.AA1:sem.AA1 sem.AA2:sem.AA143 sem.AB1:sem.AB1 sem.AB2:sem.AB143 sem.AC1:sem.AC1 sem.AC2:sem.AC143 sem.AD1:sem.AD1 sem.AD2:sem.AD143 sem.AE1:sem.AE1 sem.AE2:sem.AE143 sem.AF1:sem.AF1 sem.AF2:sem.AF14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number-columns-repeated="32" table:default-cell-style-name="ce6"/>
        <table:table-column table:style-name="co8" table:number-columns-repeated="4" table:default-cell-style-name="ce7"/>
        <table:table-column table:style-name="co8" table:number-columns-repeated="988" table:default-cell-style-name="ce6"/>
        <table:table-row table:style-name="ro1">
          <table:table-cell office:value-type="string">
            <text:p>Time</text:p>
          </table:table-cell>
          <table:table-cell office:value-type="string">
            <text:p>stat-150328-151441-1.txt</text:p>
          </table:table-cell>
          <table:table-cell office:value-type="string">
            <text:p>stat-150328-151736-2.txt</text:p>
          </table:table-cell>
          <table:table-cell office:value-type="string">
            <text:p>stat-150328-152032-3.txt</text:p>
          </table:table-cell>
          <table:table-cell office:value-type="string">
            <text:p>stat-150328-152327-4.txt</text:p>
          </table:table-cell>
          <table:table-cell office:value-type="string">
            <text:p>stat-150328-152623-5.txt</text:p>
          </table:table-cell>
          <table:table-cell office:value-type="string">
            <text:p>stat-150328-152918-6.txt</text:p>
          </table:table-cell>
          <table:table-cell office:value-type="string">
            <text:p>stat-150328-153213-7.txt</text:p>
          </table:table-cell>
          <table:table-cell office:value-type="string">
            <text:p>stat-150328-153509-8.txt</text:p>
          </table:table-cell>
          <table:table-cell office:value-type="string">
            <text:p>stat-150328-153804-9.txt</text:p>
          </table:table-cell>
          <table:table-cell office:value-type="string">
            <text:p>stat-150328-154100-10.txt</text:p>
          </table:table-cell>
          <table:table-cell office:value-type="string">
            <text:p>stat-150328-154355-11.txt</text:p>
          </table:table-cell>
          <table:table-cell office:value-type="string">
            <text:p>stat-150328-154651-12.txt</text:p>
          </table:table-cell>
          <table:table-cell office:value-type="string">
            <text:p>stat-150328-154947-13.txt</text:p>
          </table:table-cell>
          <table:table-cell office:value-type="string">
            <text:p>stat-150328-155242-14.txt</text:p>
          </table:table-cell>
          <table:table-cell office:value-type="string">
            <text:p>stat-150328-155538-15.txt</text:p>
          </table:table-cell>
          <table:table-cell office:value-type="string">
            <text:p>Time</text:p>
          </table:table-cell>
          <table:table-cell office:value-type="string">
            <text:p>stat-150328-151441-1.txt</text:p>
          </table:table-cell>
          <table:table-cell office:value-type="string">
            <text:p>stat-150328-151736-2.txt</text:p>
          </table:table-cell>
          <table:table-cell office:value-type="string">
            <text:p>stat-150328-152032-3.txt</text:p>
          </table:table-cell>
          <table:table-cell office:value-type="string">
            <text:p>stat-150328-152327-4.txt</text:p>
          </table:table-cell>
          <table:table-cell office:value-type="string">
            <text:p>stat-150328-152623-5.txt</text:p>
          </table:table-cell>
          <table:table-cell office:value-type="string">
            <text:p>stat-150328-152918-6.txt</text:p>
          </table:table-cell>
          <table:table-cell office:value-type="string">
            <text:p>stat-150328-153213-7.txt</text:p>
          </table:table-cell>
          <table:table-cell office:value-type="string">
            <text:p>stat-150328-153509-8.txt</text:p>
          </table:table-cell>
          <table:table-cell office:value-type="string">
            <text:p>stat-150328-153804-9.txt</text:p>
          </table:table-cell>
          <table:table-cell office:value-type="string">
            <text:p>stat-150328-154100-10.txt</text:p>
          </table:table-cell>
          <table:table-cell office:value-type="string">
            <text:p>stat-150328-154355-11.txt</text:p>
          </table:table-cell>
          <table:table-cell office:value-type="string">
            <text:p>stat-150328-154651-12.txt</text:p>
          </table:table-cell>
          <table:table-cell office:value-type="string">
            <text:p>stat-150328-154947-13.txt</text:p>
          </table:table-cell>
          <table:table-cell office:value-type="string">
            <text:p>stat-150328-155242-14.txt</text:p>
          </table:table-cell>
          <table:table-cell office:value-type="string">
            <text:p>stat-150328-155538-15.txt</text:p>
          </table:table-cell>
          <table:table-cell table:style-name="ce1" office:value-type="string">
            <text:p>Attacker</text:p>
          </table:table-cell>
          <table:table-cell table:style-name="ce1" office:value-type="string">
            <text:p>Victim</text:p>
          </table:table-cell>
          <table:table-cell table:style-name="ce1" office:value-type="string">
            <text:p>AttackerDesv</text:p>
          </table:table-cell>
          <table:table-cell table:style-name="ce1" office:value-type="string">
            <text:p>VictimDesv</text:p>
          </table:table-cell>
          <table:table-cell table:style-name="ce8" table:number-columns-repeated="2"/>
          <table:table-cell table:style-name="ce10" office:value-type="string">
            <text:p>Attacker</text:p>
          </table:table-cell>
          <table:table-cell table:style-name="ce10" office:value-type="string">
            <text:p>desv</text:p>
          </table:table-cell>
          <table:table-cell table:style-name="ce10" office:value-type="string">
            <text:p>Victim</text:p>
          </table:table-cell>
          <table:table-cell table:style-name="ce10" office:value-type="string">
            <text:p>desv</text:p>
          </table:table-cell>
          <table:table-cell table:style-name="ce8" table:number-columns-repeated="982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formula="of:=AVERAGE([.B2:.P2])" office:value-type="float" office:value="5.13333333333333">
            <text:p>5.13</text:p>
          </table:table-cell>
          <table:table-cell table:formula="of:=AVERAGE([.R2:.AF2])" office:value-type="float" office:value="6.66666666666667">
            <text:p>6.67</text:p>
          </table:table-cell>
          <table:table-cell table:formula="of:=STDEVPA([.B2:.P2])" office:value-type="float" office:value="6.44842788765">
            <text:p>6.45</text:p>
          </table:table-cell>
          <table:table-cell table:formula="of:=STDEVPA([.R2:.AF2])" office:value-type="float" office:value="12.1527317459446">
            <text:p>12.15</text:p>
          </table:table-cell>
          <table:table-cell/>
          <table:table-cell table:style-name="ce9" office:value-type="string">
            <text:p>média</text:p>
          </table:table-cell>
          <table:table-cell table:formula="of:=AVERAGE([.AG2:.AG500])" office:value-type="float" office:value="70.5553990610329">
            <text:p>70.555399061</text:p>
          </table:table-cell>
          <table:table-cell table:formula="of:=AVERAGE([.AI2:.AI500])" office:value-type="float" office:value="1.34457112578571">
            <text:p>1.3445711258</text:p>
          </table:table-cell>
          <table:table-cell table:formula="of:=AVERAGE([.AH2:.AH500])" office:value-type="float" office:value="140.196244131455">
            <text:p>140.1962441315</text:p>
          </table:table-cell>
          <table:table-cell table:formula="of:=AVERAGE([.AJ2:.AJ500])" office:value-type="float" office:value="2.96611971560275">
            <text:p>2.9661197156</text:p>
          </table:table-cell>
          <table:table-cell table:number-columns-repeated="98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office:value-type="float" office:value="94">
            <text:p>94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48">
            <text:p>148</text:p>
          </table:table-cell>
          <table:table-cell table:formula="of:=AVERAGE([.B3:.P3])" office:value-type="float" office:value="33.4">
            <text:p>33.40</text:p>
          </table:table-cell>
          <table:table-cell table:formula="of:=AVERAGE([.R3:.AF3])" office:value-type="float" office:value="62.2">
            <text:p>62.20</text:p>
          </table:table-cell>
          <table:table-cell table:formula="of:=STDEVPA([.B3:.P3])" office:value-type="float" office:value="20.3954243234441">
            <text:p>20.40</text:p>
          </table:table-cell>
          <table:table-cell table:formula="of:=STDEVPA([.R3:.AF3])" office:value-type="float" office:value="43.2345540819686">
            <text:p>43.23</text:p>
          </table:table-cell>
          <table:table-cell/>
          <table:table-cell table:style-name="ce9" office:value-type="string">
            <text:p>soma</text:p>
          </table:table-cell>
          <table:table-cell table:formula="of:=SUM([.AG2:.AG500])" office:value-type="float" office:value="10018.8666666667">
            <text:p>10018.8666666667</text:p>
          </table:table-cell>
          <table:table-cell/>
          <table:table-cell table:formula="of:=SUM([.AH2:.AH500])" office:value-type="float" office:value="19907.8666666667">
            <text:p>19907.8666666667</text:p>
          </table:table-cell>
          <table:table-cell table:number-columns-repeated="983"/>
        </table:table-row>
        <table:table-row table:style-name="ro2">
          <table:table-cell office:value-type="float" office:value="2">
            <text:p>2</text:p>
          </table:table-cell>
          <table:table-cell table:number-columns-repeated="7"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2" office:value-type="float" office:value="76">
            <text:p>76</text:p>
          </table:table-cell>
          <table:table-cell office:value-type="float" office:value="2">
            <text:p>2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table:formula="of:=AVERAGE([.B4:.P4])" office:value-type="float" office:value="76.6">
            <text:p>76.60</text:p>
          </table:table-cell>
          <table:table-cell table:formula="of:=AVERAGE([.R4:.AF4])" office:value-type="float" office:value="151.933333333333">
            <text:p>151.93</text:p>
          </table:table-cell>
          <table:table-cell table:formula="of:=STDEVPA([.B4:.P4])" office:value-type="float" office:value="0.952190457139047">
            <text:p>0.95</text:p>
          </table:table-cell>
          <table:table-cell table:formula="of:=STDEVPA([.R4:.AF4])" office:value-type="float" office:value="1.76886655485621">
            <text:p>1.77</text:p>
          </table:table-cell>
          <table:table-cell table:number-columns-repeated="98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3" office:value-type="float" office:value="75">
            <text:p>75</text:p>
          </table:table-cell>
          <table:table-cell table:number-columns-repeated="3"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table:formula="of:=AVERAGE([.B5:.P5])" office:value-type="float" office:value="74.8">
            <text:p>74.80</text:p>
          </table:table-cell>
          <table:table-cell table:formula="of:=AVERAGE([.R5:.AF5])" office:value-type="float" office:value="148.666666666667">
            <text:p>148.67</text:p>
          </table:table-cell>
          <table:table-cell table:formula="of:=STDEVPA([.B5:.P5])" office:value-type="float" office:value="1.16619037896906">
            <text:p>1.17</text:p>
          </table:table-cell>
          <table:table-cell table:formula="of:=STDEVPA([.R5:.AF5])" office:value-type="float" office:value="2.57336787541584">
            <text:p>2.57</text:p>
          </table:table-cell>
          <table:table-cell/>
          <table:table-cell table:style-name="ce9"/>
          <table:table-cell table:number-columns-repeated="986"/>
        </table:table-row>
        <table:table-row table:style-name="ro3">
          <table:table-cell office:value-type="float" office:value="4">
            <text:p>4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table:formula="of:=AVERAGE([.B6:.P6])" office:value-type="float" office:value="72.8666666666667">
            <text:p>72.87</text:p>
          </table:table-cell>
          <table:table-cell table:formula="of:=AVERAGE([.R6:.AF6])" office:value-type="float" office:value="144.066666666667">
            <text:p>144.07</text:p>
          </table:table-cell>
          <table:table-cell table:formula="of:=STDEVPA([.B6:.P6])" office:value-type="float" office:value="1.02415276638248">
            <text:p>1.02</text:p>
          </table:table-cell>
          <table:table-cell table:formula="of:=STDEVPA([.R6:.AF6])" office:value-type="float" office:value="2.23507394856536">
            <text:p>2.24</text:p>
          </table:table-cell>
          <table:table-cell/>
          <table:table-cell table:style-name="ce9"/>
          <table:table-cell table:style-name="ce9" office:value-type="string">
            <text:p>Attacker</text:p>
          </table:table-cell>
          <table:table-cell table:style-name="ce9" office:value-type="string">
            <text:p>Victim</text:p>
          </table:table-cell>
          <table:table-cell table:number-columns-repeated="984"/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table:formula="of:=AVERAGE([.B7:.P7])" office:value-type="float" office:value="71.7333333333333">
            <text:p>71.73</text:p>
          </table:table-cell>
          <table:table-cell table:formula="of:=AVERAGE([.R7:.AF7])" office:value-type="float" office:value="142.866666666667">
            <text:p>142.87</text:p>
          </table:table-cell>
          <table:table-cell table:formula="of:=STDEVPA([.B7:.P7])" office:value-type="float" office:value="0.573488351136175">
            <text:p>0.57</text:p>
          </table:table-cell>
          <table:table-cell table:formula="of:=STDEVPA([.R7:.AF7])" office:value-type="float" office:value="1.74610678049451">
            <text:p>1.75</text:p>
          </table:table-cell>
          <table:table-cell/>
          <table:table-cell table:style-name="ce9" office:value-type="string">
            <text:p>Média</text:p>
          </table:table-cell>
          <table:table-cell table:formula="of:=AVERAGE([.AG2:.AG500])" office:value-type="float" office:value="70.5553990610329">
            <text:p>70.555399061</text:p>
          </table:table-cell>
          <table:table-cell table:formula="of:=AVERAGE([.AH2:.AH500])" office:value-type="float" office:value="140.196244131455">
            <text:p>140.1962441315</text:p>
          </table:table-cell>
          <table:table-cell table:number-columns-repeated="984"/>
        </table:table-row>
        <table:table-row table:style-name="ro3">
          <table:table-cell office:value-type="float" office:value="6">
            <text:p>6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5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table:formula="of:=AVERAGE([.B8:.P8])" office:value-type="float" office:value="74.0666666666667">
            <text:p>74.07</text:p>
          </table:table-cell>
          <table:table-cell table:formula="of:=AVERAGE([.R8:.AF8])" office:value-type="float" office:value="145.4">
            <text:p>145.40</text:p>
          </table:table-cell>
          <table:table-cell table:formula="of:=STDEVPA([.B8:.P8])" office:value-type="float" office:value="0.771722460186015">
            <text:p>0.77</text:p>
          </table:table-cell>
          <table:table-cell table:formula="of:=STDEVPA([.R8:.AF8])" office:value-type="float" office:value="2.18479594775652">
            <text:p>2.18</text:p>
          </table:table-cell>
          <table:table-cell/>
          <table:table-cell table:style-name="ce9" office:value-type="string">
            <text:p>Média desv</text:p>
          </table:table-cell>
          <table:table-cell table:formula="of:=AVERAGE([.AI2:.AI500])" office:value-type="float" office:value="1.34457112578571">
            <text:p>1.3445711258</text:p>
          </table:table-cell>
          <table:table-cell table:formula="of:=AVERAGE([.AJ2:.AJ500])" office:value-type="float" office:value="2.96611971560275">
            <text:p>2.9661197156</text:p>
          </table:table-cell>
          <table:table-cell table:number-columns-repeated="98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64">
            <text:p>164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AVERAGE([.B9:.P9])" office:value-type="float" office:value="72.8666666666667">
            <text:p>72.87</text:p>
          </table:table-cell>
          <table:table-cell table:formula="of:=AVERAGE([.R9:.AF9])" office:value-type="float" office:value="145.8">
            <text:p>145.80</text:p>
          </table:table-cell>
          <table:table-cell table:formula="of:=STDEVPA([.B9:.P9])" office:value-type="float" office:value="1.62754074876449">
            <text:p>1.63</text:p>
          </table:table-cell>
          <table:table-cell table:formula="of:=STDEVPA([.R9:.AF9])" office:value-type="float" office:value="5.10163372525573">
            <text:p>5.10</text:p>
          </table:table-cell>
          <table:table-cell table:number-columns-repeated="98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table:formula="of:=AVERAGE([.B10:.P10])" office:value-type="float" office:value="74.8">
            <text:p>74.80</text:p>
          </table:table-cell>
          <table:table-cell table:formula="of:=AVERAGE([.R10:.AF10])" office:value-type="float" office:value="149.2">
            <text:p>149.20</text:p>
          </table:table-cell>
          <table:table-cell table:formula="of:=STDEVPA([.B10:.P10])" office:value-type="float" office:value="1.42361043360418">
            <text:p>1.42</text:p>
          </table:table-cell>
          <table:table-cell table:formula="of:=STDEVPA([.R10:.AF10])" office:value-type="float" office:value="2.83313724811677">
            <text:p>2.83</text:p>
          </table:table-cell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table:number-columns-repeated="3" office:value-type="float" office:value="77">
            <text:p>77</text:p>
          </table:table-cell>
          <table:table-cell office:value-type="float" office:value="81">
            <text:p>81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table:number-columns-repeated="3"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table:number-columns-repeated="4"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formula="of:=AVERAGE([.B11:.P11])" office:value-type="float" office:value="76.9333333333333">
            <text:p>76.93</text:p>
          </table:table-cell>
          <table:table-cell table:formula="of:=AVERAGE([.R11:.AF11])" office:value-type="float" office:value="152.666666666667">
            <text:p>152.67</text:p>
          </table:table-cell>
          <table:table-cell table:formula="of:=STDEVPA([.B11:.P11])" office:value-type="float" office:value="1.28927197372091">
            <text:p>1.29</text:p>
          </table:table-cell>
          <table:table-cell table:formula="of:=STDEVPA([.R11:.AF11])" office:value-type="float" office:value="1.19256958799989">
            <text:p>1.19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table:number-columns-repeated="4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2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64">
            <text:p>164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table:formula="of:=AVERAGE([.B12:.P12])" office:value-type="float" office:value="77.1333333333333">
            <text:p>77.13</text:p>
          </table:table-cell>
          <table:table-cell table:formula="of:=AVERAGE([.R12:.AF12])" office:value-type="float" office:value="153.866666666667">
            <text:p>153.87</text:p>
          </table:table-cell>
          <table:table-cell table:formula="of:=STDEVPA([.B12:.P12])" office:value-type="float" office:value="1.08730042868667">
            <text:p>1.09</text:p>
          </table:table-cell>
          <table:table-cell table:formula="of:=STDEVPA([.R12:.AF12])" office:value-type="float" office:value="3.38362067745321">
            <text:p>3.38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2" office:value-type="float" office:value="75">
            <text:p>75</text:p>
          </table:table-cell>
          <table:table-cell table:number-columns-repeated="4" office:value-type="float" office:value="76">
            <text:p>76</text:p>
          </table:table-cell>
          <table:table-cell table:number-columns-repeated="4"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49">
            <text:p>149</text:p>
          </table:table-cell>
          <table:table-cell office:value-type="float" office:value="145">
            <text:p>145</text:p>
          </table:table-cell>
          <table:table-cell table:formula="of:=AVERAGE([.B13:.P13])" office:value-type="float" office:value="75.4666666666667">
            <text:p>75.47</text:p>
          </table:table-cell>
          <table:table-cell table:formula="of:=AVERAGE([.R13:.AF13])" office:value-type="float" office:value="149.4">
            <text:p>149.40</text:p>
          </table:table-cell>
          <table:table-cell table:formula="of:=STDEVPA([.B13:.P13])" office:value-type="float" office:value="0.718021974284601">
            <text:p>0.72</text:p>
          </table:table-cell>
          <table:table-cell table:formula="of:=STDEVPA([.R13:.AF13])" office:value-type="float" office:value="2.33238075793812">
            <text:p>2.33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formula="of:=AVERAGE([.B14:.P14])" office:value-type="float" office:value="73.0666666666667">
            <text:p>73.07</text:p>
          </table:table-cell>
          <table:table-cell table:formula="of:=AVERAGE([.R14:.AF14])" office:value-type="float" office:value="145.666666666667">
            <text:p>145.67</text:p>
          </table:table-cell>
          <table:table-cell table:formula="of:=STDEVPA([.B14:.P14])" office:value-type="float" office:value="0.771722460186015">
            <text:p>0.77</text:p>
          </table:table-cell>
          <table:table-cell table:formula="of:=STDEVPA([.R14:.AF14])" office:value-type="float" office:value="1.57762127549323">
            <text:p>1.58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1">
            <text:p>141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table:formula="of:=AVERAGE([.B15:.P15])" office:value-type="float" office:value="71.8">
            <text:p>71.80</text:p>
          </table:table-cell>
          <table:table-cell table:formula="of:=AVERAGE([.R15:.AF15])" office:value-type="float" office:value="142.733333333333">
            <text:p>142.73</text:p>
          </table:table-cell>
          <table:table-cell table:formula="of:=STDEVPA([.B15:.P15])" office:value-type="float" office:value="0.748331477354788">
            <text:p>0.75</text:p>
          </table:table-cell>
          <table:table-cell table:formula="of:=STDEVPA([.R15:.AF15])" office:value-type="float" office:value="1.28927197372091">
            <text:p>1.29</text:p>
          </table:table-cell>
          <table:table-cell table:number-columns-repeated="98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formula="of:=AVERAGE([.B16:.P16])" office:value-type="float" office:value="71.6666666666667">
            <text:p>71.67</text:p>
          </table:table-cell>
          <table:table-cell table:formula="of:=AVERAGE([.R16:.AF16])" office:value-type="float" office:value="142.8">
            <text:p>142.80</text:p>
          </table:table-cell>
          <table:table-cell table:formula="of:=STDEVPA([.B16:.P16])" office:value-type="float" office:value="0.942809041582063">
            <text:p>0.94</text:p>
          </table:table-cell>
          <table:table-cell table:formula="of:=STDEVPA([.R16:.AF16])" office:value-type="float" office:value="1.90438091427809">
            <text:p>1.90</text:p>
          </table:table-cell>
          <table:table-cell table:number-columns-repeated="98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6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formula="of:=AVERAGE([.B17:.P17])" office:value-type="float" office:value="72.4">
            <text:p>72.40</text:p>
          </table:table-cell>
          <table:table-cell table:formula="of:=AVERAGE([.R17:.AF17])" office:value-type="float" office:value="143.666666666667">
            <text:p>143.67</text:p>
          </table:table-cell>
          <table:table-cell table:formula="of:=STDEVPA([.B17:.P17])" office:value-type="float" office:value="0.711805216802087">
            <text:p>0.71</text:p>
          </table:table-cell>
          <table:table-cell table:formula="of:=STDEVPA([.R17:.AF17])" office:value-type="float" office:value="1.81352940116473">
            <text:p>1.81</text:p>
          </table:table-cell>
          <table:table-cell table:number-columns-repeated="988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4"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3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table:formula="of:=AVERAGE([.B18:.P18])" office:value-type="float" office:value="73.9333333333333">
            <text:p>73.93</text:p>
          </table:table-cell>
          <table:table-cell table:formula="of:=AVERAGE([.R18:.AF18])" office:value-type="float" office:value="146.6">
            <text:p>146.60</text:p>
          </table:table-cell>
          <table:table-cell table:formula="of:=STDEVPA([.B18:.P18])" office:value-type="float" office:value="1.06249183003395">
            <text:p>1.06</text:p>
          </table:table-cell>
          <table:table-cell table:formula="of:=STDEVPA([.R18:.AF18])" office:value-type="float" office:value="2.27449628123093">
            <text:p>2.27</text:p>
          </table:table-cell>
          <table:table-cell table:number-columns-repeated="98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table:number-columns-repeated="3"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63">
            <text:p>163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formula="of:=AVERAGE([.B19:.P19])" office:value-type="float" office:value="76.6">
            <text:p>76.60</text:p>
          </table:table-cell>
          <table:table-cell table:formula="of:=AVERAGE([.R19:.AF19])" office:value-type="float" office:value="152.133333333333">
            <text:p>152.13</text:p>
          </table:table-cell>
          <table:table-cell table:formula="of:=STDEVPA([.B19:.P19])" office:value-type="float" office:value="0.952190457139047">
            <text:p>0.95</text:p>
          </table:table-cell>
          <table:table-cell table:formula="of:=STDEVPA([.R19:.AF19])" office:value-type="float" office:value="3.57522338074451">
            <text:p>3.58</text:p>
          </table:table-cell>
          <table:table-cell table:number-columns-repeated="98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6">
            <text:p>156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table:formula="of:=AVERAGE([.B20:.P20])" office:value-type="float" office:value="77.4">
            <text:p>77.40</text:p>
          </table:table-cell>
          <table:table-cell table:formula="of:=AVERAGE([.R20:.AF20])" office:value-type="float" office:value="153.666666666667">
            <text:p>153.67</text:p>
          </table:table-cell>
          <table:table-cell table:formula="of:=STDEVPA([.B20:.P20])" office:value-type="float" office:value="0.952190457139047">
            <text:p>0.95</text:p>
          </table:table-cell>
          <table:table-cell table:formula="of:=STDEVPA([.R20:.AF20])" office:value-type="float" office:value="1.73845397472071">
            <text:p>1.74</text:p>
          </table:table-cell>
          <table:table-cell table:number-columns-repeated="98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table:number-columns-repeated="3"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formula="of:=AVERAGE([.B21:.P21])" office:value-type="float" office:value="76.4666666666667">
            <text:p>76.47</text:p>
          </table:table-cell>
          <table:table-cell table:formula="of:=AVERAGE([.R21:.AF21])" office:value-type="float" office:value="151.4">
            <text:p>151.40</text:p>
          </table:table-cell>
          <table:table-cell table:formula="of:=STDEVPA([.B21:.P21])" office:value-type="float" office:value="1.54344492037203">
            <text:p>1.54</text:p>
          </table:table-cell>
          <table:table-cell table:formula="of:=STDEVPA([.R21:.AF21])" office:value-type="float" office:value="2.70308465769511">
            <text:p>2.70</text:p>
          </table:table-cell>
          <table:table-cell table:number-columns-repeated="98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2" office:value-type="float" office:value="74">
            <text:p>74</text:p>
          </table:table-cell>
          <table:table-cell table:number-columns-repeated="3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table:number-columns-repeated="3"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table:formula="of:=AVERAGE([.B22:.P22])" office:value-type="float" office:value="73.8">
            <text:p>73.80</text:p>
          </table:table-cell>
          <table:table-cell table:formula="of:=AVERAGE([.R22:.AF22])" office:value-type="float" office:value="147.2">
            <text:p>147.20</text:p>
          </table:table-cell>
          <table:table-cell table:formula="of:=STDEVPA([.B22:.P22])" office:value-type="float" office:value="0.90921211313239">
            <text:p>0.91</text:p>
          </table:table-cell>
          <table:table-cell table:formula="of:=STDEVPA([.R22:.AF22])" office:value-type="float" office:value="2.03960780543711">
            <text:p>2.04</text:p>
          </table:table-cell>
          <table:table-cell table:number-columns-repeated="988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3"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formula="of:=AVERAGE([.B23:.P23])" office:value-type="float" office:value="72.1333333333333">
            <text:p>72.13</text:p>
          </table:table-cell>
          <table:table-cell table:formula="of:=AVERAGE([.R23:.AF23])" office:value-type="float" office:value="143.266666666667">
            <text:p>143.27</text:p>
          </table:table-cell>
          <table:table-cell table:formula="of:=STDEVPA([.B23:.P23])" office:value-type="float" office:value="0.805536398239638">
            <text:p>0.81</text:p>
          </table:table-cell>
          <table:table-cell table:formula="of:=STDEVPA([.R23:.AF23])" office:value-type="float" office:value="1.12348663642351">
            <text:p>1.12</text:p>
          </table:table-cell>
          <table:table-cell table:number-columns-repeated="98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141">
            <text:p>141</text:p>
          </table:table-cell>
          <table:table-cell table:number-columns-repeated="4"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formula="of:=AVERAGE([.B24:.P24])" office:value-type="float" office:value="71.8">
            <text:p>71.80</text:p>
          </table:table-cell>
          <table:table-cell table:formula="of:=AVERAGE([.R24:.AF24])" office:value-type="float" office:value="142.6">
            <text:p>142.60</text:p>
          </table:table-cell>
          <table:table-cell table:formula="of:=STDEVPA([.B24:.P24])" office:value-type="float" office:value="0.653197264742181">
            <text:p>0.65</text:p>
          </table:table-cell>
          <table:table-cell table:formula="of:=STDEVPA([.R24:.AF24])" office:value-type="float" office:value="2.0591260281974">
            <text:p>2.06</text:p>
          </table:table-cell>
          <table:table-cell table:number-columns-repeated="988"/>
        </table:table-row>
        <table:table-row table:style-name="ro2">
          <table:table-cell office:value-type="float" office:value="23">
            <text:p>23</text:p>
          </table:table-cell>
          <table:table-cell table:number-columns-repeated="3"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5" office:value-type="float" office:value="72">
            <text:p>72</text:p>
          </table:table-cell>
          <table:table-cell table:number-columns-repeated="3"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table:number-columns-repeated="3"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table:formula="of:=AVERAGE([.B25:.P25])" office:value-type="float" office:value="72">
            <text:p>72.00</text:p>
          </table:table-cell>
          <table:table-cell table:formula="of:=AVERAGE([.R25:.AF25])" office:value-type="float" office:value="143.133333333333">
            <text:p>143.13</text:p>
          </table:table-cell>
          <table:table-cell table:formula="of:=STDEVPA([.B25:.P25])" office:value-type="float" office:value="0.730296743340221">
            <text:p>0.73</text:p>
          </table:table-cell>
          <table:table-cell table:formula="of:=STDEVPA([.R25:.AF25])" office:value-type="float" office:value="2.02868320729372">
            <text:p>2.03</text:p>
          </table:table-cell>
          <table:table-cell table:number-columns-repeated="98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3" office:value-type="float" office:value="74">
            <text:p>74</text:p>
          </table:table-cell>
          <table:table-cell table:number-columns-repeated="8"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5">
            <text:p>145</text:p>
          </table:table-cell>
          <table:table-cell table:number-columns-repeated="3"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number-columns-repeated="4"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table:formula="of:=AVERAGE([.B26:.P26])" office:value-type="float" office:value="73.3333333333333">
            <text:p>73.33</text:p>
          </table:table-cell>
          <table:table-cell table:formula="of:=AVERAGE([.R26:.AF26])" office:value-type="float" office:value="145.866666666667">
            <text:p>145.87</text:p>
          </table:table-cell>
          <table:table-cell table:formula="of:=STDEVPA([.B26:.P26])" office:value-type="float" office:value="0.869226987360353">
            <text:p>0.87</text:p>
          </table:table-cell>
          <table:table-cell table:formula="of:=STDEVPA([.R26:.AF26])" office:value-type="float" office:value="1.4996295838936">
            <text:p>1.50</text:p>
          </table:table-cell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table:number-columns-repeated="3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5"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formula="of:=AVERAGE([.B27:.P27])" office:value-type="float" office:value="75.4">
            <text:p>75.40</text:p>
          </table:table-cell>
          <table:table-cell table:formula="of:=AVERAGE([.R27:.AF27])" office:value-type="float" office:value="149.8">
            <text:p>149.80</text:p>
          </table:table-cell>
          <table:table-cell table:formula="of:=STDEVPA([.B27:.P27])" office:value-type="float" office:value="0.711805216802087">
            <text:p>0.71</text:p>
          </table:table-cell>
          <table:table-cell table:formula="of:=STDEVPA([.R27:.AF27])" office:value-type="float" office:value="2.00665559243899">
            <text:p>2.01</text:p>
          </table:table-cell>
          <table:table-cell table:number-columns-repeated="98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3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3" office:value-type="float" office:value="153">
            <text:p>15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table:formula="of:=AVERAGE([.B28:.P28])" office:value-type="float" office:value="77.6666666666667">
            <text:p>77.67</text:p>
          </table:table-cell>
          <table:table-cell table:formula="of:=AVERAGE([.R28:.AF28])" office:value-type="float" office:value="154.2">
            <text:p>154.20</text:p>
          </table:table-cell>
          <table:table-cell table:formula="of:=STDEVPA([.B28:.P28])" office:value-type="float" office:value="0.699205898780101">
            <text:p>0.70</text:p>
          </table:table-cell>
          <table:table-cell table:formula="of:=STDEVPA([.R28:.AF28])" office:value-type="float" office:value="1.68126936172247">
            <text:p>1.68</text:p>
          </table:table-cell>
          <table:table-cell table:number-columns-repeated="988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formula="of:=AVERAGE([.B29:.P29])" office:value-type="float" office:value="77.0666666666667">
            <text:p>77.07</text:p>
          </table:table-cell>
          <table:table-cell table:formula="of:=AVERAGE([.R29:.AF29])" office:value-type="float" office:value="153.8">
            <text:p>153.80</text:p>
          </table:table-cell>
          <table:table-cell table:formula="of:=STDEVPA([.B29:.P29])" office:value-type="float" office:value="1.06249183003395">
            <text:p>1.06</text:p>
          </table:table-cell>
          <table:table-cell table:formula="of:=STDEVPA([.R29:.AF29])" office:value-type="float" office:value="2.13541565040626">
            <text:p>2.14</text:p>
          </table:table-cell>
          <table:table-cell table:number-columns-repeated="988"/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62">
            <text:p>162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9">
            <text:p>149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44">
            <text:p>144</text:p>
          </table:table-cell>
          <table:table-cell table:formula="of:=AVERAGE([.B30:.P30])" office:value-type="float" office:value="75.3333333333333">
            <text:p>75.33</text:p>
          </table:table-cell>
          <table:table-cell table:formula="of:=AVERAGE([.R30:.AF30])" office:value-type="float" office:value="149.8">
            <text:p>149.80</text:p>
          </table:table-cell>
          <table:table-cell table:formula="of:=STDEVPA([.B30:.P30])" office:value-type="float" office:value="1.81352940116473">
            <text:p>1.81</text:p>
          </table:table-cell>
          <table:table-cell table:formula="of:=STDEVPA([.R30:.AF30])" office:value-type="float" office:value="4.16653333119993">
            <text:p>4.17</text:p>
          </table:table-cell>
          <table:table-cell table:number-columns-repeated="98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table:number-columns-repeated="4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38">
            <text:p>138</text:p>
          </table:table-cell>
          <table:table-cell table:formula="of:=AVERAGE([.B31:.P31])" office:value-type="float" office:value="72.9333333333333">
            <text:p>72.93</text:p>
          </table:table-cell>
          <table:table-cell table:formula="of:=AVERAGE([.R31:.AF31])" office:value-type="float" office:value="144.4">
            <text:p>144.40</text:p>
          </table:table-cell>
          <table:table-cell table:formula="of:=STDEVPA([.B31:.P31])" office:value-type="float" office:value="1.23648246606609">
            <text:p>1.24</text:p>
          </table:table-cell>
          <table:table-cell table:formula="of:=STDEVPA([.R31:.AF31])" office:value-type="float" office:value="2.41660919471891">
            <text:p>2.42</text:p>
          </table:table-cell>
          <table:table-cell table:number-columns-repeated="988"/>
        </table:table-row>
        <table:table-row table:style-name="ro2">
          <table:table-cell office:value-type="float" office:value="30">
            <text:p>30</text:p>
          </table:table-cell>
          <table:table-cell table:number-columns-repeated="3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0">
            <text:p>140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1">
            <text:p>141</text:p>
          </table:table-cell>
          <table:table-cell table:number-columns-repeated="3" office:value-type="float" office:value="142">
            <text:p>142</text:p>
          </table:table-cell>
          <table:table-cell table:formula="of:=AVERAGE([.B32:.P32])" office:value-type="float" office:value="71.9333333333333">
            <text:p>71.93</text:p>
          </table:table-cell>
          <table:table-cell table:formula="of:=AVERAGE([.R32:.AF32])" office:value-type="float" office:value="142.733333333333">
            <text:p>142.73</text:p>
          </table:table-cell>
          <table:table-cell table:formula="of:=STDEVPA([.B32:.P32])" office:value-type="float" office:value="0.679869268479038">
            <text:p>0.68</text:p>
          </table:table-cell>
          <table:table-cell table:formula="of:=STDEVPA([.R32:.AF32])" office:value-type="float" office:value="1.4360439485692">
            <text:p>1.44</text:p>
          </table:table-cell>
          <table:table-cell table:number-columns-repeated="988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31">
            <text:p>31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table:number-columns-repeated="3"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formula="of:=AVERAGE([.B33:.P33])" office:value-type="float" office:value="72.0666666666667">
            <text:p>72.07</text:p>
          </table:table-cell>
          <table:table-cell table:formula="of:=AVERAGE([.R33:.AF33])" office:value-type="float" office:value="143.6">
            <text:p>143.60</text:p>
          </table:table-cell>
          <table:table-cell table:formula="of:=STDEVPA([.B33:.P33])" office:value-type="float" office:value="0.679869268479038">
            <text:p>0.68</text:p>
          </table:table-cell>
          <table:table-cell table:formula="of:=STDEVPA([.R33:.AF33])" office:value-type="float" office:value="1.45143607047182">
            <text:p>1.45</text:p>
          </table:table-cell>
          <table:table-cell table:number-columns-repeated="98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6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8">
            <text:p>148</text:p>
          </table:table-cell>
          <table:table-cell table:formula="of:=AVERAGE([.B34:.P34])" office:value-type="float" office:value="73.1333333333333">
            <text:p>73.13</text:p>
          </table:table-cell>
          <table:table-cell table:formula="of:=AVERAGE([.R34:.AF34])" office:value-type="float" office:value="145.666666666667">
            <text:p>145.67</text:p>
          </table:table-cell>
          <table:table-cell table:formula="of:=STDEVPA([.B34:.P34])" office:value-type="float" office:value="0.718021974284601">
            <text:p>0.72</text:p>
          </table:table-cell>
          <table:table-cell table:formula="of:=STDEVPA([.R34:.AF34])" office:value-type="float" office:value="1.29957257930786">
            <text:p>1.30</text:p>
          </table:table-cell>
          <table:table-cell table:number-columns-repeated="98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4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2"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4">
            <text:p>154</text:p>
          </table:table-cell>
          <table:table-cell table:formula="of:=AVERAGE([.B35:.P35])" office:value-type="float" office:value="74.7333333333333">
            <text:p>74.73</text:p>
          </table:table-cell>
          <table:table-cell table:formula="of:=AVERAGE([.R35:.AF35])" office:value-type="float" office:value="148.733333333333">
            <text:p>148.73</text:p>
          </table:table-cell>
          <table:table-cell table:formula="of:=STDEVPA([.B35:.P35])" office:value-type="float" office:value="0.997775303139718">
            <text:p>1.00</text:p>
          </table:table-cell>
          <table:table-cell table:formula="of:=STDEVPA([.R35:.AF35])" office:value-type="float" office:value="2.20504472113883">
            <text:p>2.21</text:p>
          </table:table-cell>
          <table:table-cell table:number-columns-repeated="98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5" office:value-type="float" office:value="77">
            <text:p>77</text:p>
          </table:table-cell>
          <table:table-cell office:value-type="float" office:value="81">
            <text:p>81</text:p>
          </table:table-cell>
          <table:table-cell table:number-columns-repeated="3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formula="of:=AVERAGE([.B36:.P36])" office:value-type="float" office:value="77.4">
            <text:p>77.40</text:p>
          </table:table-cell>
          <table:table-cell table:formula="of:=AVERAGE([.R36:.AF36])" office:value-type="float" office:value="152.8">
            <text:p>152.80</text:p>
          </table:table-cell>
          <table:table-cell table:formula="of:=STDEVPA([.B36:.P36])" office:value-type="float" office:value="1.2">
            <text:p>1.20</text:p>
          </table:table-cell>
          <table:table-cell table:formula="of:=STDEVPA([.R36:.AF36])" office:value-type="float" office:value="2.19696760710454">
            <text:p>2.20</text:p>
          </table:table-cell>
          <table:table-cell table:number-columns-repeated="988"/>
        </table:table-row>
        <table:table-row table:style-name="ro2">
          <table:table-cell office:value-type="float" office:value="35">
            <text:p>35</text:p>
          </table:table-cell>
          <table:table-cell table:number-columns-repeated="7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table:formula="of:=AVERAGE([.B37:.P37])" office:value-type="float" office:value="77.3333333333333">
            <text:p>77.33</text:p>
          </table:table-cell>
          <table:table-cell table:formula="of:=AVERAGE([.R37:.AF37])" office:value-type="float" office:value="154.866666666667">
            <text:p>154.87</text:p>
          </table:table-cell>
          <table:table-cell table:formula="of:=STDEVPA([.B37:.P37])" office:value-type="float" office:value="0.942809041582063">
            <text:p>0.94</text:p>
          </table:table-cell>
          <table:table-cell table:formula="of:=STDEVPA([.R37:.AF37])" office:value-type="float" office:value="4.11285248404992">
            <text:p>4.11</text:p>
          </table:table-cell>
          <table:table-cell table:number-columns-repeated="98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2"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table:number-columns-repeated="2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table:formula="of:=AVERAGE([.B38:.P38])" office:value-type="float" office:value="76">
            <text:p>76.00</text:p>
          </table:table-cell>
          <table:table-cell table:formula="of:=AVERAGE([.R38:.AF38])" office:value-type="float" office:value="151.466666666667">
            <text:p>151.47</text:p>
          </table:table-cell>
          <table:table-cell table:formula="of:=STDEVPA([.B38:.P38])" office:value-type="float" office:value="1.46059348668044">
            <text:p>1.46</text:p>
          </table:table-cell>
          <table:table-cell table:formula="of:=STDEVPA([.R38:.AF38])" office:value-type="float" office:value="2.60426999794995">
            <text:p>2.60</text:p>
          </table:table-cell>
          <table:table-cell table:number-columns-repeated="98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2">
            <text:p>142</text:p>
          </table:table-cell>
          <table:table-cell table:formula="of:=AVERAGE([.B39:.P39])" office:value-type="float" office:value="73.4666666666667">
            <text:p>73.47</text:p>
          </table:table-cell>
          <table:table-cell table:formula="of:=AVERAGE([.R39:.AF39])" office:value-type="float" office:value="146.4">
            <text:p>146.40</text:p>
          </table:table-cell>
          <table:table-cell table:formula="of:=STDEVPA([.B39:.P39])" office:value-type="float" office:value="1.30979218029257">
            <text:p>1.31</text:p>
          </table:table-cell>
          <table:table-cell table:formula="of:=STDEVPA([.R39:.AF39])" office:value-type="float" office:value="2.93938769133981">
            <text:p>2.94</text:p>
          </table:table-cell>
          <table:table-cell table:number-columns-repeated="98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formula="of:=AVERAGE([.B40:.P40])" office:value-type="float" office:value="72">
            <text:p>72.00</text:p>
          </table:table-cell>
          <table:table-cell table:formula="of:=AVERAGE([.R40:.AF40])" office:value-type="float" office:value="143.133333333333">
            <text:p>143.13</text:p>
          </table:table-cell>
          <table:table-cell table:formula="of:=STDEVPA([.B40:.P40])" office:value-type="float" office:value="0.730296743340221">
            <text:p>0.73</text:p>
          </table:table-cell>
          <table:table-cell table:formula="of:=STDEVPA([.R40:.AF40])" office:value-type="float" office:value="1.74610678049451">
            <text:p>1.75</text:p>
          </table:table-cell>
          <table:table-cell table:number-columns-repeated="98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table:formula="of:=AVERAGE([.B41:.P41])" office:value-type="float" office:value="71.8666666666667">
            <text:p>71.87</text:p>
          </table:table-cell>
          <table:table-cell table:formula="of:=AVERAGE([.R41:.AF41])" office:value-type="float" office:value="143">
            <text:p>143.00</text:p>
          </table:table-cell>
          <table:table-cell table:formula="of:=STDEVPA([.B41:.P41])" office:value-type="float" office:value="0.618241233033047">
            <text:p>0.62</text:p>
          </table:table-cell>
          <table:table-cell table:formula="of:=STDEVPA([.R41:.AF41])" office:value-type="float" office:value="1.211060141639">
            <text:p>1.21</text:p>
          </table:table-cell>
          <table:table-cell table:number-columns-repeated="98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formula="of:=AVERAGE([.B42:.P42])" office:value-type="float" office:value="72.2666666666667">
            <text:p>72.27</text:p>
          </table:table-cell>
          <table:table-cell table:formula="of:=AVERAGE([.R42:.AF42])" office:value-type="float" office:value="143.666666666667">
            <text:p>143.67</text:p>
          </table:table-cell>
          <table:table-cell table:formula="of:=STDEVPA([.B42:.P42])" office:value-type="float" office:value="0.573488351136175">
            <text:p>0.57</text:p>
          </table:table-cell>
          <table:table-cell table:formula="of:=STDEVPA([.R42:.AF42])" office:value-type="float" office:value="1.57762127549323">
            <text:p>1.58</text:p>
          </table:table-cell>
          <table:table-cell table:number-columns-repeated="988"/>
        </table:table-row>
        <table:table-row table:style-name="ro2">
          <table:table-cell office:value-type="float" office:value="41">
            <text:p>41</text:p>
          </table:table-cell>
          <table:table-cell table:number-columns-repeated="3"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table:number-columns-repeated="3" office:value-type="float" office:value="75">
            <text:p>75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table:formula="of:=AVERAGE([.B43:.P43])" office:value-type="float" office:value="73.8">
            <text:p>73.80</text:p>
          </table:table-cell>
          <table:table-cell table:formula="of:=AVERAGE([.R43:.AF43])" office:value-type="float" office:value="146.666666666667">
            <text:p>146.67</text:p>
          </table:table-cell>
          <table:table-cell table:formula="of:=STDEVPA([.B43:.P43])" office:value-type="float" office:value="1.10754984838908">
            <text:p>1.11</text:p>
          </table:table-cell>
          <table:table-cell table:formula="of:=STDEVPA([.R43:.AF43])" office:value-type="float" office:value="2.74873708374511">
            <text:p>2.75</text:p>
          </table:table-cell>
          <table:table-cell table:number-columns-repeated="98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table:number-columns-repeated="4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formula="of:=AVERAGE([.B44:.P44])" office:value-type="float" office:value="76.5333333333333">
            <text:p>76.53</text:p>
          </table:table-cell>
          <table:table-cell table:formula="of:=AVERAGE([.R44:.AF44])" office:value-type="float" office:value="151.666666666667">
            <text:p>151.67</text:p>
          </table:table-cell>
          <table:table-cell table:formula="of:=STDEVPA([.B44:.P44])" office:value-type="float" office:value="0.884433277428107">
            <text:p>0.88</text:p>
          </table:table-cell>
          <table:table-cell table:formula="of:=STDEVPA([.R44:.AF44])" office:value-type="float" office:value="2.05480466765633">
            <text:p>2.05</text:p>
          </table:table-cell>
          <table:table-cell table:number-columns-repeated="988"/>
        </table:table-row>
        <table:table-row table:style-name="ro2">
          <table:table-cell office:value-type="float" office:value="43">
            <text:p>43</text:p>
          </table:table-cell>
          <table:table-cell table:number-columns-repeated="3"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43">
            <text:p>43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61">
            <text:p>161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table:formula="of:=AVERAGE([.B45:.P45])" office:value-type="float" office:value="77.8666666666667">
            <text:p>77.87</text:p>
          </table:table-cell>
          <table:table-cell table:formula="of:=AVERAGE([.R45:.AF45])" office:value-type="float" office:value="155">
            <text:p>155.00</text:p>
          </table:table-cell>
          <table:table-cell table:formula="of:=STDEVPA([.B45:.P45])" office:value-type="float" office:value="1.02415276638248">
            <text:p>1.02</text:p>
          </table:table-cell>
          <table:table-cell table:formula="of:=STDEVPA([.R45:.AF45])" office:value-type="float" office:value="2.16024689946929">
            <text:p>2.16</text:p>
          </table:table-cell>
          <table:table-cell table:number-columns-repeated="988"/>
        </table:table-row>
        <table:table-row table:style-name="ro2">
          <table:table-cell office:value-type="float" office:value="44">
            <text:p>44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3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table:formula="of:=AVERAGE([.B46:.P46])" office:value-type="float" office:value="76.6">
            <text:p>76.60</text:p>
          </table:table-cell>
          <table:table-cell table:formula="of:=AVERAGE([.R46:.AF46])" office:value-type="float" office:value="152.533333333333">
            <text:p>152.53</text:p>
          </table:table-cell>
          <table:table-cell table:formula="of:=STDEVPA([.B46:.P46])" office:value-type="float" office:value="0.711805216802087">
            <text:p>0.71</text:p>
          </table:table-cell>
          <table:table-cell table:formula="of:=STDEVPA([.R46:.AF46])" office:value-type="float" office:value="1.4996295838936">
            <text:p>1.50</text:p>
          </table:table-cell>
          <table:table-cell table:number-columns-repeated="98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table:number-columns-repeated="3"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table:formula="of:=AVERAGE([.B47:.P47])" office:value-type="float" office:value="74.2666666666667">
            <text:p>74.27</text:p>
          </table:table-cell>
          <table:table-cell table:formula="of:=AVERAGE([.R47:.AF47])" office:value-type="float" office:value="148.133333333333">
            <text:p>148.13</text:p>
          </table:table-cell>
          <table:table-cell table:formula="of:=STDEVPA([.B47:.P47])" office:value-type="float" office:value="1.06249183003395">
            <text:p>1.06</text:p>
          </table:table-cell>
          <table:table-cell table:formula="of:=STDEVPA([.R47:.AF47])" office:value-type="float" office:value="3.75706741429477">
            <text:p>3.76</text:p>
          </table:table-cell>
          <table:table-cell table:number-columns-repeated="988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table:number-columns-repeated="4"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formula="of:=AVERAGE([.B48:.P48])" office:value-type="float" office:value="72.8">
            <text:p>72.80</text:p>
          </table:table-cell>
          <table:table-cell table:formula="of:=AVERAGE([.R48:.AF48])" office:value-type="float" office:value="144.866666666667">
            <text:p>144.87</text:p>
          </table:table-cell>
          <table:table-cell table:formula="of:=STDEVPA([.B48:.P48])" office:value-type="float" office:value="1.68126936172247">
            <text:p>1.68</text:p>
          </table:table-cell>
          <table:table-cell table:formula="of:=STDEVPA([.R48:.AF48])" office:value-type="float" office:value="2.8720878971384">
            <text:p>2.87</text:p>
          </table:table-cell>
          <table:table-cell table:number-columns-repeated="988"/>
        </table:table-row>
        <table:table-row table:style-name="ro2">
          <table:table-cell office:value-type="float" office:value="47">
            <text:p>47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3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table:formula="of:=AVERAGE([.B49:.P49])" office:value-type="float" office:value="71.6666666666667">
            <text:p>71.67</text:p>
          </table:table-cell>
          <table:table-cell table:formula="of:=AVERAGE([.R49:.AF49])" office:value-type="float" office:value="142.266666666667">
            <text:p>142.27</text:p>
          </table:table-cell>
          <table:table-cell table:formula="of:=STDEVPA([.B49:.P49])" office:value-type="float" office:value="0.596284793999944">
            <text:p>0.60</text:p>
          </table:table-cell>
          <table:table-cell table:formula="of:=STDEVPA([.R49:.AF49])" office:value-type="float" office:value="1.73076733143296">
            <text:p>1.73</text:p>
          </table:table-cell>
          <table:table-cell table:number-columns-repeated="988"/>
        </table:table-row>
        <table:table-row table:style-name="ro2">
          <table:table-cell office:value-type="float" office:value="48">
            <text:p>48</text:p>
          </table:table-cell>
          <table:table-cell table:number-columns-repeated="4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AVERAGE([.B50:.P50])" office:value-type="float" office:value="71.9333333333333">
            <text:p>71.93</text:p>
          </table:table-cell>
          <table:table-cell table:formula="of:=AVERAGE([.R50:.AF50])" office:value-type="float" office:value="143.266666666667">
            <text:p>143.27</text:p>
          </table:table-cell>
          <table:table-cell table:formula="of:=STDEVPA([.B50:.P50])" office:value-type="float" office:value="1.18133634311129">
            <text:p>1.18</text:p>
          </table:table-cell>
          <table:table-cell table:formula="of:=STDEVPA([.R50:.AF50])" office:value-type="float" office:value="2.64491125665032">
            <text:p>2.64</text:p>
          </table:table-cell>
          <table:table-cell table:number-columns-repeated="988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5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formula="of:=AVERAGE([.B51:.P51])" office:value-type="float" office:value="73.2">
            <text:p>73.20</text:p>
          </table:table-cell>
          <table:table-cell table:formula="of:=AVERAGE([.R51:.AF51])" office:value-type="float" office:value="145.533333333333">
            <text:p>145.53</text:p>
          </table:table-cell>
          <table:table-cell table:formula="of:=STDEVPA([.B51:.P51])" office:value-type="float" office:value="0.748331477354788">
            <text:p>0.75</text:p>
          </table:table-cell>
          <table:table-cell table:formula="of:=STDEVPA([.R51:.AF51])" office:value-type="float" office:value="1.14697670227235">
            <text:p>1.15</text:p>
          </table:table-cell>
          <table:table-cell table:number-columns-repeated="98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3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3"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table:formula="of:=AVERAGE([.B52:.P52])" office:value-type="float" office:value="75.4666666666667">
            <text:p>75.47</text:p>
          </table:table-cell>
          <table:table-cell table:formula="of:=AVERAGE([.R52:.AF52])" office:value-type="float" office:value="150.066666666667">
            <text:p>150.07</text:p>
          </table:table-cell>
          <table:table-cell table:formula="of:=STDEVPA([.B52:.P52])" office:value-type="float" office:value="0.718021974284601">
            <text:p>0.72</text:p>
          </table:table-cell>
          <table:table-cell table:formula="of:=STDEVPA([.R52:.AF52])" office:value-type="float" office:value="2.54209012865835">
            <text:p>2.54</text:p>
          </table:table-cell>
          <table:table-cell table:number-columns-repeated="988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5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table:formula="of:=AVERAGE([.B53:.P53])" office:value-type="float" office:value="77.4">
            <text:p>77.40</text:p>
          </table:table-cell>
          <table:table-cell table:formula="of:=AVERAGE([.R53:.AF53])" office:value-type="float" office:value="153.133333333333">
            <text:p>153.13</text:p>
          </table:table-cell>
          <table:table-cell table:formula="of:=STDEVPA([.B53:.P53])" office:value-type="float" office:value="1.2">
            <text:p>1.20</text:p>
          </table:table-cell>
          <table:table-cell table:formula="of:=STDEVPA([.R53:.AF53])" office:value-type="float" office:value="2.15612821717283">
            <text:p>2.16</text:p>
          </table:table-cell>
          <table:table-cell table:number-columns-repeated="988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3" office:value-type="float" office:value="76">
            <text:p>76</text:p>
          </table:table-cell>
          <table:table-cell table:number-columns-repeated="3"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formula="of:=AVERAGE([.B54:.P54])" office:value-type="float" office:value="76.8666666666667">
            <text:p>76.87</text:p>
          </table:table-cell>
          <table:table-cell table:formula="of:=AVERAGE([.R54:.AF54])" office:value-type="float" office:value="153.266666666667">
            <text:p>153.27</text:p>
          </table:table-cell>
          <table:table-cell table:formula="of:=STDEVPA([.B54:.P54])" office:value-type="float" office:value="0.718021974284601">
            <text:p>0.72</text:p>
          </table:table-cell>
          <table:table-cell table:formula="of:=STDEVPA([.R54:.AF54])" office:value-type="float" office:value="1.80616229121921">
            <text:p>1.81</text:p>
          </table:table-cell>
          <table:table-cell table:number-columns-repeated="988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number-columns-repeated="3" office:value-type="float" office:value="148">
            <text:p>14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formula="of:=AVERAGE([.B55:.P55])" office:value-type="float" office:value="75.3333333333333">
            <text:p>75.33</text:p>
          </table:table-cell>
          <table:table-cell table:formula="of:=AVERAGE([.R55:.AF55])" office:value-type="float" office:value="149.533333333333">
            <text:p>149.53</text:p>
          </table:table-cell>
          <table:table-cell table:formula="of:=STDEVPA([.B55:.P55])" office:value-type="float" office:value="1.24721912892465">
            <text:p>1.25</text:p>
          </table:table-cell>
          <table:table-cell table:formula="of:=STDEVPA([.R55:.AF55])" office:value-type="float" office:value="2.60426999794995">
            <text:p>2.60</text:p>
          </table:table-cell>
          <table:table-cell table:number-columns-repeated="988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number-columns-repeated="3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3" office:value-type="float" office:value="74">
            <text:p>74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3">
            <text:p>153</text:p>
          </table:table-cell>
          <table:table-cell table:formula="of:=AVERAGE([.B56:.P56])" office:value-type="float" office:value="73.5333333333333">
            <text:p>73.53</text:p>
          </table:table-cell>
          <table:table-cell table:formula="of:=AVERAGE([.R56:.AF56])" office:value-type="float" office:value="145.133333333333">
            <text:p>145.13</text:p>
          </table:table-cell>
          <table:table-cell table:formula="of:=STDEVPA([.B56:.P56])" office:value-type="float" office:value="1.58605030044938">
            <text:p>1.59</text:p>
          </table:table-cell>
          <table:table-cell table:formula="of:=STDEVPA([.R56:.AF56])" office:value-type="float" office:value="2.80158685192676">
            <text:p>2.80</text:p>
          </table:table-cell>
          <table:table-cell table:number-columns-repeated="988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143">
            <text:p>143</text:p>
          </table:table-cell>
          <table:table-cell office:value-type="float" office:value="161">
            <text:p>161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2">
            <text:p>142</text:p>
          </table:table-cell>
          <table:table-cell table:formula="of:=AVERAGE([.B57:.P57])" office:value-type="float" office:value="72.0666666666667">
            <text:p>72.07</text:p>
          </table:table-cell>
          <table:table-cell table:formula="of:=AVERAGE([.R57:.AF57])" office:value-type="float" office:value="144.133333333333">
            <text:p>144.13</text:p>
          </table:table-cell>
          <table:table-cell table:formula="of:=STDEVPA([.B57:.P57])" office:value-type="float" office:value="1.23648246606609">
            <text:p>1.24</text:p>
          </table:table-cell>
          <table:table-cell table:formula="of:=STDEVPA([.R57:.AF57])" office:value-type="float" office:value="4.73098533312271">
            <text:p>4.73</text:p>
          </table:table-cell>
          <table:table-cell table:number-columns-repeated="988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formula="of:=AVERAGE([.B58:.P58])" office:value-type="float" office:value="72.4">
            <text:p>72.40</text:p>
          </table:table-cell>
          <table:table-cell table:formula="of:=AVERAGE([.R58:.AF58])" office:value-type="float" office:value="144">
            <text:p>144.00</text:p>
          </table:table-cell>
          <table:table-cell table:formula="of:=STDEVPA([.B58:.P58])" office:value-type="float" office:value="1.70489491367259">
            <text:p>1.70</text:p>
          </table:table-cell>
          <table:table-cell table:formula="of:=STDEVPA([.R58:.AF58])" office:value-type="float" office:value="3.03315017762062">
            <text:p>3.03</text:p>
          </table:table-cell>
          <table:table-cell table:number-columns-repeated="988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table:formula="of:=AVERAGE([.B59:.P59])" office:value-type="float" office:value="72.5333333333333">
            <text:p>72.53</text:p>
          </table:table-cell>
          <table:table-cell table:formula="of:=AVERAGE([.R59:.AF59])" office:value-type="float" office:value="144">
            <text:p>144.00</text:p>
          </table:table-cell>
          <table:table-cell table:formula="of:=STDEVPA([.B59:.P59])" office:value-type="float" office:value="1.02415276638248">
            <text:p>1.02</text:p>
          </table:table-cell>
          <table:table-cell table:formula="of:=STDEVPA([.R59:.AF59])" office:value-type="float" office:value="2.39443799947573">
            <text:p>2.39</text:p>
          </table:table-cell>
          <table:table-cell table:number-columns-repeated="988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table:number-columns-repeated="3"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table:number-columns-repeated="3" office:value-type="float" office:value="146">
            <text:p>14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table:formula="of:=AVERAGE([.B60:.P60])" office:value-type="float" office:value="74.4">
            <text:p>74.40</text:p>
          </table:table-cell>
          <table:table-cell table:formula="of:=AVERAGE([.R60:.AF60])" office:value-type="float" office:value="147.266666666667">
            <text:p>147.27</text:p>
          </table:table-cell>
          <table:table-cell table:formula="of:=STDEVPA([.B60:.P60])" office:value-type="float" office:value="0.952190457139047">
            <text:p>0.95</text:p>
          </table:table-cell>
          <table:table-cell table:formula="of:=STDEVPA([.R60:.AF60])" office:value-type="float" office:value="1.94821855949366">
            <text:p>1.95</text:p>
          </table:table-cell>
          <table:table-cell table:number-columns-repeated="988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table:number-columns-repeated="3"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table:formula="of:=AVERAGE([.B61:.P61])" office:value-type="float" office:value="76.8">
            <text:p>76.80</text:p>
          </table:table-cell>
          <table:table-cell table:formula="of:=AVERAGE([.R61:.AF61])" office:value-type="float" office:value="153.133333333333">
            <text:p>153.13</text:p>
          </table:table-cell>
          <table:table-cell table:formula="of:=STDEVPA([.B61:.P61])" office:value-type="float" office:value="0.90921211313239">
            <text:p>0.91</text:p>
          </table:table-cell>
          <table:table-cell table:formula="of:=STDEVPA([.R61:.AF61])" office:value-type="float" office:value="1.58605030044938">
            <text:p>1.59</text:p>
          </table:table-cell>
          <table:table-cell table:number-columns-repeated="988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3" office:value-type="float" office:value="78">
            <text:p>78</text:p>
          </table:table-cell>
          <table:table-cell office:value-type="float" office:value="76">
            <text:p>76</text:p>
          </table:table-cell>
          <table:table-cell table:number-columns-repeated="4"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3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6">
            <text:p>156</text:p>
          </table:table-cell>
          <table:table-cell office:value-type="float" office:value="152">
            <text:p>152</text:p>
          </table:table-cell>
          <table:table-cell table:formula="of:=AVERAGE([.B62:.P62])" office:value-type="float" office:value="77.6">
            <text:p>77.60</text:p>
          </table:table-cell>
          <table:table-cell table:formula="of:=AVERAGE([.R62:.AF62])" office:value-type="float" office:value="154.733333333333">
            <text:p>154.73</text:p>
          </table:table-cell>
          <table:table-cell table:formula="of:=STDEVPA([.B62:.P62])" office:value-type="float" office:value="0.711805216802087">
            <text:p>0.71</text:p>
          </table:table-cell>
          <table:table-cell table:formula="of:=STDEVPA([.R62:.AF62])" office:value-type="float" office:value="0.997775303139718">
            <text:p>1.00</text:p>
          </table:table-cell>
          <table:table-cell table:number-columns-repeated="988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table:formula="of:=AVERAGE([.B63:.P63])" office:value-type="float" office:value="75.8666666666667">
            <text:p>75.87</text:p>
          </table:table-cell>
          <table:table-cell table:formula="of:=AVERAGE([.R63:.AF63])" office:value-type="float" office:value="150.4">
            <text:p>150.40</text:p>
          </table:table-cell>
          <table:table-cell table:formula="of:=STDEVPA([.B63:.P63])" office:value-type="float" office:value="1.25786415094088">
            <text:p>1.26</text:p>
          </table:table-cell>
          <table:table-cell table:formula="of:=STDEVPA([.R63:.AF63])" office:value-type="float" office:value="2.3607908279501">
            <text:p>2.36</text:p>
          </table:table-cell>
          <table:table-cell table:number-columns-repeated="988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table:number-columns-repeated="3"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formula="of:=AVERAGE([.B64:.P64])" office:value-type="float" office:value="73.8">
            <text:p>73.80</text:p>
          </table:table-cell>
          <table:table-cell table:formula="of:=AVERAGE([.R64:.AF64])" office:value-type="float" office:value="147.133333333333">
            <text:p>147.13</text:p>
          </table:table-cell>
          <table:table-cell table:formula="of:=STDEVPA([.B64:.P64])" office:value-type="float" office:value="0.832666399786453">
            <text:p>0.83</text:p>
          </table:table-cell>
          <table:table-cell table:formula="of:=STDEVPA([.R64:.AF64])" office:value-type="float" office:value="1.40791413879619">
            <text:p>1.41</text:p>
          </table:table-cell>
          <table:table-cell table:number-columns-repeated="988"/>
        </table:table-row>
        <table:table-row table:style-name="ro2">
          <table:table-cell office:value-type="float" office:value="63">
            <text:p>63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formula="of:=AVERAGE([.B65:.P65])" office:value-type="float" office:value="72.4">
            <text:p>72.40</text:p>
          </table:table-cell>
          <table:table-cell table:formula="of:=AVERAGE([.R65:.AF65])" office:value-type="float" office:value="143.933333333333">
            <text:p>143.93</text:p>
          </table:table-cell>
          <table:table-cell table:formula="of:=STDEVPA([.B65:.P65])" office:value-type="float" office:value="1.2">
            <text:p>1.20</text:p>
          </table:table-cell>
          <table:table-cell table:formula="of:=STDEVPA([.R65:.AF65])" office:value-type="float" office:value="2.83940525853958">
            <text:p>2.84</text:p>
          </table:table-cell>
          <table:table-cell table:number-columns-repeated="988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3"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table:formula="of:=AVERAGE([.B66:.P66])" office:value-type="float" office:value="72.0666666666667">
            <text:p>72.07</text:p>
          </table:table-cell>
          <table:table-cell table:formula="of:=AVERAGE([.R66:.AF66])" office:value-type="float" office:value="143.466666666667">
            <text:p>143.47</text:p>
          </table:table-cell>
          <table:table-cell table:formula="of:=STDEVPA([.B66:.P66])" office:value-type="float" office:value="1.52606975230128">
            <text:p>1.53</text:p>
          </table:table-cell>
          <table:table-cell table:formula="of:=STDEVPA([.R66:.AF66])" office:value-type="float" office:value="3.49984126624178">
            <text:p>3.50</text:p>
          </table:table-cell>
          <table:table-cell table:number-columns-repeated="988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2" office:value-type="float" office:value="73">
            <text:p>73</text:p>
          </table:table-cell>
          <table:table-cell table:number-columns-repeated="7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table:formula="of:=AVERAGE([.B67:.P67])" office:value-type="float" office:value="72.7333333333333">
            <text:p>72.73</text:p>
          </table:table-cell>
          <table:table-cell table:formula="of:=AVERAGE([.R67:.AF67])" office:value-type="float" office:value="144.533333333333">
            <text:p>144.53</text:p>
          </table:table-cell>
          <table:table-cell table:formula="of:=STDEVPA([.B67:.P67])" office:value-type="float" office:value="1.06249183003395">
            <text:p>1.06</text:p>
          </table:table-cell>
          <table:table-cell table:formula="of:=STDEVPA([.R67:.AF67])" office:value-type="float" office:value="2.02868320729372">
            <text:p>2.03</text:p>
          </table:table-cell>
          <table:table-cell table:number-columns-repeated="988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3"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table:formula="of:=AVERAGE([.B68:.P68])" office:value-type="float" office:value="74.2666666666667">
            <text:p>74.27</text:p>
          </table:table-cell>
          <table:table-cell table:formula="of:=AVERAGE([.R68:.AF68])" office:value-type="float" office:value="148.266666666667">
            <text:p>148.27</text:p>
          </table:table-cell>
          <table:table-cell table:formula="of:=STDEVPA([.B68:.P68])" office:value-type="float" office:value="1.48174071805952">
            <text:p>1.48</text:p>
          </table:table-cell>
          <table:table-cell table:formula="of:=STDEVPA([.R68:.AF68])" office:value-type="float" office:value="3.23453585885552">
            <text:p>3.23</text:p>
          </table:table-cell>
          <table:table-cell table:number-columns-repeated="988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9"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table:formula="of:=AVERAGE([.B69:.P69])" office:value-type="float" office:value="75.8666666666667">
            <text:p>75.87</text:p>
          </table:table-cell>
          <table:table-cell table:formula="of:=AVERAGE([.R69:.AF69])" office:value-type="float" office:value="151.066666666667">
            <text:p>151.07</text:p>
          </table:table-cell>
          <table:table-cell table:formula="of:=STDEVPA([.B69:.P69])" office:value-type="float" office:value="0.956846672960488">
            <text:p>0.96</text:p>
          </table:table-cell>
          <table:table-cell table:formula="of:=STDEVPA([.R69:.AF69])" office:value-type="float" office:value="2.04830553276496">
            <text:p>2.05</text:p>
          </table:table-cell>
          <table:table-cell table:number-columns-repeated="988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table:number-columns-repeated="3" office:value-type="float" office:value="78">
            <text:p>78</text:p>
          </table:table-cell>
          <table:table-cell office:value-type="float" office:value="76">
            <text:p>76</text:p>
          </table:table-cell>
          <table:table-cell table:number-columns-repeated="5"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formula="of:=AVERAGE([.B70:.P70])" office:value-type="float" office:value="77.6">
            <text:p>77.60</text:p>
          </table:table-cell>
          <table:table-cell table:formula="of:=AVERAGE([.R70:.AF70])" office:value-type="float" office:value="153.933333333333">
            <text:p>153.93</text:p>
          </table:table-cell>
          <table:table-cell table:formula="of:=STDEVPA([.B70:.P70])" office:value-type="float" office:value="0.611010092660779">
            <text:p>0.61</text:p>
          </table:table-cell>
          <table:table-cell table:formula="of:=STDEVPA([.R70:.AF70])" office:value-type="float" office:value="1.61107279647928">
            <text:p>1.61</text:p>
          </table:table-cell>
          <table:table-cell table:number-columns-repeated="988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table:number-columns-repeated="3" office:value-type="float" office:value="76">
            <text:p>76</text:p>
          </table:table-cell>
          <table:table-cell table:number-columns-repeated="3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formula="of:=AVERAGE([.B71:.P71])" office:value-type="float" office:value="76.6666666666667">
            <text:p>76.67</text:p>
          </table:table-cell>
          <table:table-cell table:formula="of:=AVERAGE([.R71:.AF71])" office:value-type="float" office:value="151.933333333333">
            <text:p>151.93</text:p>
          </table:table-cell>
          <table:table-cell table:formula="of:=STDEVPA([.B71:.P71])" office:value-type="float" office:value="1.01105005920687">
            <text:p>1.01</text:p>
          </table:table-cell>
          <table:table-cell table:formula="of:=STDEVPA([.R71:.AF71])" office:value-type="float" office:value="1.87853370714738">
            <text:p>1.88</text:p>
          </table:table-cell>
          <table:table-cell table:number-columns-repeated="988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table:formula="of:=AVERAGE([.B72:.P72])" office:value-type="float" office:value="74.2666666666667">
            <text:p>74.27</text:p>
          </table:table-cell>
          <table:table-cell table:formula="of:=AVERAGE([.R72:.AF72])" office:value-type="float" office:value="148.466666666667">
            <text:p>148.47</text:p>
          </table:table-cell>
          <table:table-cell table:formula="of:=STDEVPA([.B72:.P72])" office:value-type="float" office:value="0.997775303139717">
            <text:p>1.00</text:p>
          </table:table-cell>
          <table:table-cell table:formula="of:=STDEVPA([.R72:.AF72])" office:value-type="float" office:value="2.27644947719518">
            <text:p>2.28</text:p>
          </table:table-cell>
          <table:table-cell table:number-columns-repeated="988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formula="of:=AVERAGE([.B73:.P73])" office:value-type="float" office:value="72.9333333333333">
            <text:p>72.93</text:p>
          </table:table-cell>
          <table:table-cell table:formula="of:=AVERAGE([.R73:.AF73])" office:value-type="float" office:value="144.333333333333">
            <text:p>144.33</text:p>
          </table:table-cell>
          <table:table-cell table:formula="of:=STDEVPA([.B73:.P73])" office:value-type="float" office:value="0.928559218478941">
            <text:p>0.93</text:p>
          </table:table-cell>
          <table:table-cell table:formula="of:=STDEVPA([.R73:.AF73])" office:value-type="float" office:value="1.61932770686548">
            <text:p>1.62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3"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table:number-columns-repeated="3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formula="of:=AVERAGE([.B74:.P74])" office:value-type="float" office:value="72.8">
            <text:p>72.80</text:p>
          </table:table-cell>
          <table:table-cell table:formula="of:=AVERAGE([.R74:.AF74])" office:value-type="float" office:value="144.866666666667">
            <text:p>144.87</text:p>
          </table:table-cell>
          <table:table-cell table:formula="of:=STDEVPA([.B74:.P74])" office:value-type="float" office:value="0.979795897113271">
            <text:p>0.98</text:p>
          </table:table-cell>
          <table:table-cell table:formula="of:=STDEVPA([.R74:.AF74])" office:value-type="float" office:value="3.70345184328831">
            <text:p>3.70</text:p>
          </table:table-cell>
          <table:table-cell table:number-columns-repeated="988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3">
            <text:p>73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5">
            <text:p>145</text:p>
          </table:table-cell>
          <table:table-cell table:formula="of:=AVERAGE([.B75:.P75])" office:value-type="float" office:value="72.1333333333333">
            <text:p>72.13</text:p>
          </table:table-cell>
          <table:table-cell table:formula="of:=AVERAGE([.R75:.AF75])" office:value-type="float" office:value="144.2">
            <text:p>144.20</text:p>
          </table:table-cell>
          <table:table-cell table:formula="of:=STDEVPA([.B75:.P75])" office:value-type="float" office:value="1.25786415094088">
            <text:p>1.26</text:p>
          </table:table-cell>
          <table:table-cell table:formula="of:=STDEVPA([.R75:.AF75])" office:value-type="float" office:value="2.68824602048746">
            <text:p>2.69</text:p>
          </table:table-cell>
          <table:table-cell table:number-columns-repeated="988"/>
        </table:table-row>
        <table:table-row table:style-name="ro2"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3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table:formula="of:=AVERAGE([.B76:.P76])" office:value-type="float" office:value="73.1333333333333">
            <text:p>73.13</text:p>
          </table:table-cell>
          <table:table-cell table:formula="of:=AVERAGE([.R76:.AF76])" office:value-type="float" office:value="144.6">
            <text:p>144.60</text:p>
          </table:table-cell>
          <table:table-cell table:formula="of:=STDEVPA([.B76:.P76])" office:value-type="float" office:value="1.35973853695808">
            <text:p>1.36</text:p>
          </table:table-cell>
          <table:table-cell table:formula="of:=STDEVPA([.R76:.AF76])" office:value-type="float" office:value="2.75196899207337">
            <text:p>2.75</text:p>
          </table:table-cell>
          <table:table-cell table:number-columns-repeated="988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3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table:number-columns-repeated="3"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formula="of:=AVERAGE([.B77:.P77])" office:value-type="float" office:value="75.3333333333333">
            <text:p>75.33</text:p>
          </table:table-cell>
          <table:table-cell table:formula="of:=AVERAGE([.R77:.AF77])" office:value-type="float" office:value="150.866666666667">
            <text:p>150.87</text:p>
          </table:table-cell>
          <table:table-cell table:formula="of:=STDEVPA([.B77:.P77])" office:value-type="float" office:value="0.869226987360353">
            <text:p>0.87</text:p>
          </table:table-cell>
          <table:table-cell table:formula="of:=STDEVPA([.R77:.AF77])" office:value-type="float" office:value="2.94089933334837">
            <text:p>2.94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3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number-columns-repeated="4"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formula="of:=AVERAGE([.B78:.P78])" office:value-type="float" office:value="77.3333333333333">
            <text:p>77.33</text:p>
          </table:table-cell>
          <table:table-cell table:formula="of:=AVERAGE([.R78:.AF78])" office:value-type="float" office:value="153.866666666667">
            <text:p>153.87</text:p>
          </table:table-cell>
          <table:table-cell table:formula="of:=STDEVPA([.B78:.P78])" office:value-type="float" office:value="0.596284793999944">
            <text:p>0.60</text:p>
          </table:table-cell>
          <table:table-cell table:formula="of:=STDEVPA([.R78:.AF78])" office:value-type="float" office:value="1.35973853695808">
            <text:p>1.36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3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table:number-columns-repeated="3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formula="of:=AVERAGE([.B79:.P79])" office:value-type="float" office:value="77.2666666666667">
            <text:p>77.27</text:p>
          </table:table-cell>
          <table:table-cell table:formula="of:=AVERAGE([.R79:.AF79])" office:value-type="float" office:value="153.466666666667">
            <text:p>153.47</text:p>
          </table:table-cell>
          <table:table-cell table:formula="of:=STDEVPA([.B79:.P79])" office:value-type="float" office:value="0.771722460186015">
            <text:p>0.77</text:p>
          </table:table-cell>
          <table:table-cell table:formula="of:=STDEVPA([.R79:.AF79])" office:value-type="float" office:value="1.40791413879619">
            <text:p>1.41</text:p>
          </table:table-cell>
          <table:table-cell table:number-columns-repeated="988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table:formula="of:=AVERAGE([.B80:.P80])" office:value-type="float" office:value="75.4">
            <text:p>75.40</text:p>
          </table:table-cell>
          <table:table-cell table:formula="of:=AVERAGE([.R80:.AF80])" office:value-type="float" office:value="149.733333333333">
            <text:p>149.73</text:p>
          </table:table-cell>
          <table:table-cell table:formula="of:=STDEVPA([.B80:.P80])" office:value-type="float" office:value="0.8">
            <text:p>0.80</text:p>
          </table:table-cell>
          <table:table-cell table:formula="of:=STDEVPA([.R80:.AF80])" office:value-type="float" office:value="1.80616229121921">
            <text:p>1.81</text:p>
          </table:table-cell>
          <table:table-cell table:number-columns-repeated="988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table:formula="of:=AVERAGE([.B81:.P81])" office:value-type="float" office:value="72.8666666666667">
            <text:p>72.87</text:p>
          </table:table-cell>
          <table:table-cell table:formula="of:=AVERAGE([.R81:.AF81])" office:value-type="float" office:value="145.466666666667">
            <text:p>145.47</text:p>
          </table:table-cell>
          <table:table-cell table:formula="of:=STDEVPA([.B81:.P81])" office:value-type="float" office:value="0.884433277428107">
            <text:p>0.88</text:p>
          </table:table-cell>
          <table:table-cell table:formula="of:=STDEVPA([.R81:.AF81])" office:value-type="float" office:value="2.18682926224756">
            <text:p>2.19</text:p>
          </table:table-cell>
          <table:table-cell table:number-columns-repeated="988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table:number-columns-repeated="6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3">
            <text:p>143</text:p>
          </table:table-cell>
          <table:table-cell table:formula="of:=AVERAGE([.B82:.P82])" office:value-type="float" office:value="72">
            <text:p>72.00</text:p>
          </table:table-cell>
          <table:table-cell table:formula="of:=AVERAGE([.R82:.AF82])" office:value-type="float" office:value="142.733333333333">
            <text:p>142.73</text:p>
          </table:table-cell>
          <table:table-cell table:formula="of:=STDEVPA([.B82:.P82])" office:value-type="float" office:value="0.730296743340221">
            <text:p>0.73</text:p>
          </table:table-cell>
          <table:table-cell table:formula="of:=STDEVPA([.R82:.AF82])" office:value-type="float" office:value="1.91369334592098">
            <text:p>1.91</text:p>
          </table:table-cell>
          <table:table-cell table:number-columns-repeated="988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table:formula="of:=AVERAGE([.B83:.P83])" office:value-type="float" office:value="72">
            <text:p>72.00</text:p>
          </table:table-cell>
          <table:table-cell table:formula="of:=AVERAGE([.R83:.AF83])" office:value-type="float" office:value="143.2">
            <text:p>143.20</text:p>
          </table:table-cell>
          <table:table-cell table:formula="of:=STDEVPA([.B83:.P83])" office:value-type="float" office:value="1.54919333848297">
            <text:p>1.55</text:p>
          </table:table-cell>
          <table:table-cell table:formula="of:=STDEVPA([.R83:.AF83])" office:value-type="float" office:value="3.05941170815567">
            <text:p>3.06</text:p>
          </table:table-cell>
          <table:table-cell table:number-columns-repeated="988"/>
        </table:table-row>
        <table:table-row table:style-name="ro2">
          <table:table-cell office:value-type="float" office:value="82">
            <text:p>82</text:p>
          </table:table-cell>
          <table:table-cell table:number-columns-repeated="4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formula="of:=AVERAGE([.B84:.P84])" office:value-type="float" office:value="72.6666666666667">
            <text:p>72.67</text:p>
          </table:table-cell>
          <table:table-cell table:formula="of:=AVERAGE([.R84:.AF84])" office:value-type="float" office:value="144.6">
            <text:p>144.60</text:p>
          </table:table-cell>
          <table:table-cell table:formula="of:=STDEVPA([.B84:.P84])" office:value-type="float" office:value="1.29957257930786">
            <text:p>1.30</text:p>
          </table:table-cell>
          <table:table-cell table:formula="of:=STDEVPA([.R84:.AF84])" office:value-type="float" office:value="2.70308465769511">
            <text:p>2.70</text:p>
          </table:table-cell>
          <table:table-cell table:number-columns-repeated="988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table:formula="of:=AVERAGE([.B85:.P85])" office:value-type="float" office:value="74.8666666666667">
            <text:p>74.87</text:p>
          </table:table-cell>
          <table:table-cell table:formula="of:=AVERAGE([.R85:.AF85])" office:value-type="float" office:value="148.466666666667">
            <text:p>148.47</text:p>
          </table:table-cell>
          <table:table-cell table:formula="of:=STDEVPA([.B85:.P85])" office:value-type="float" office:value="1.74610678049451">
            <text:p>1.75</text:p>
          </table:table-cell>
          <table:table-cell table:formula="of:=STDEVPA([.R85:.AF85])" office:value-type="float" office:value="3.15946549628608">
            <text:p>3.16</text:p>
          </table:table-cell>
          <table:table-cell table:number-columns-repeated="988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table:formula="of:=AVERAGE([.B86:.P86])" office:value-type="float" office:value="76.8666666666667">
            <text:p>76.87</text:p>
          </table:table-cell>
          <table:table-cell table:formula="of:=AVERAGE([.R86:.AF86])" office:value-type="float" office:value="152.933333333333">
            <text:p>152.93</text:p>
          </table:table-cell>
          <table:table-cell table:formula="of:=STDEVPA([.B86:.P86])" office:value-type="float" office:value="0.884433277428106">
            <text:p>0.88</text:p>
          </table:table-cell>
          <table:table-cell table:formula="of:=STDEVPA([.R86:.AF86])" office:value-type="float" office:value="2.37954243967663">
            <text:p>2.38</text:p>
          </table:table-cell>
          <table:table-cell table:number-columns-repeated="988"/>
        </table:table-row>
        <table:table-row table:style-name="ro2">
          <table:table-cell office:value-type="float" office:value="85">
            <text:p>85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formula="of:=AVERAGE([.B87:.P87])" office:value-type="float" office:value="77.4">
            <text:p>77.40</text:p>
          </table:table-cell>
          <table:table-cell table:formula="of:=AVERAGE([.R87:.AF87])" office:value-type="float" office:value="154.133333333333">
            <text:p>154.13</text:p>
          </table:table-cell>
          <table:table-cell table:formula="of:=STDEVPA([.B87:.P87])" office:value-type="float" office:value="0.611010092660779">
            <text:p>0.61</text:p>
          </table:table-cell>
          <table:table-cell table:formula="of:=STDEVPA([.R87:.AF87])" office:value-type="float" office:value="1.40791413879619">
            <text:p>1.41</text:p>
          </table:table-cell>
          <table:table-cell table:number-columns-repeated="988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table:number-columns-repeated="3"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table:formula="of:=AVERAGE([.B88:.P88])" office:value-type="float" office:value="75.4">
            <text:p>75.40</text:p>
          </table:table-cell>
          <table:table-cell table:formula="of:=AVERAGE([.R88:.AF88])" office:value-type="float" office:value="150.4">
            <text:p>150.40</text:p>
          </table:table-cell>
          <table:table-cell table:formula="of:=STDEVPA([.B88:.P88])" office:value-type="float" office:value="1.14309521329882">
            <text:p>1.14</text:p>
          </table:table-cell>
          <table:table-cell table:formula="of:=STDEVPA([.R88:.AF88])" office:value-type="float" office:value="2.18479594775652">
            <text:p>2.18</text:p>
          </table:table-cell>
          <table:table-cell table:number-columns-repeated="988"/>
        </table:table-row>
        <table:table-row table:style-name="ro2">
          <table:table-cell office:value-type="float" office:value="87">
            <text:p>87</text:p>
          </table:table-cell>
          <table:table-cell table:number-columns-repeated="6"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3"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table:formula="of:=AVERAGE([.B89:.P89])" office:value-type="float" office:value="73.8666666666667">
            <text:p>73.87</text:p>
          </table:table-cell>
          <table:table-cell table:formula="of:=AVERAGE([.R89:.AF89])" office:value-type="float" office:value="146.8">
            <text:p>146.80</text:p>
          </table:table-cell>
          <table:table-cell table:formula="of:=STDEVPA([.B89:.P89])" office:value-type="float" office:value="0.805536398239638">
            <text:p>0.81</text:p>
          </table:table-cell>
          <table:table-cell table:formula="of:=STDEVPA([.R89:.AF89])" office:value-type="float" office:value="2.03960780543711">
            <text:p>2.04</text:p>
          </table:table-cell>
          <table:table-cell table:number-columns-repeated="988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3"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formula="of:=AVERAGE([.B90:.P90])" office:value-type="float" office:value="71.9333333333333">
            <text:p>71.93</text:p>
          </table:table-cell>
          <table:table-cell table:formula="of:=AVERAGE([.R90:.AF90])" office:value-type="float" office:value="143.133333333333">
            <text:p>143.13</text:p>
          </table:table-cell>
          <table:table-cell table:formula="of:=STDEVPA([.B90:.P90])" office:value-type="float" office:value="0.771722460186015">
            <text:p>0.77</text:p>
          </table:table-cell>
          <table:table-cell table:formula="of:=STDEVPA([.R90:.AF90])" office:value-type="float" office:value="1.58605030044938">
            <text:p>1.59</text:p>
          </table:table-cell>
          <table:table-cell table:number-columns-repeated="988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3"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table:formula="of:=AVERAGE([.B91:.P91])" office:value-type="float" office:value="71.6">
            <text:p>71.60</text:p>
          </table:table-cell>
          <table:table-cell table:formula="of:=AVERAGE([.R91:.AF91])" office:value-type="float" office:value="142.533333333333">
            <text:p>142.53</text:p>
          </table:table-cell>
          <table:table-cell table:formula="of:=STDEVPA([.B91:.P91])" office:value-type="float" office:value="0.8">
            <text:p>0.80</text:p>
          </table:table-cell>
          <table:table-cell table:formula="of:=STDEVPA([.R91:.AF91])" office:value-type="float" office:value="1.74610678049451">
            <text:p>1.75</text:p>
          </table:table-cell>
          <table:table-cell table:number-columns-repeated="988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table:formula="of:=AVERAGE([.B92:.P92])" office:value-type="float" office:value="73">
            <text:p>73.00</text:p>
          </table:table-cell>
          <table:table-cell table:formula="of:=AVERAGE([.R92:.AF92])" office:value-type="float" office:value="145">
            <text:p>145.00</text:p>
          </table:table-cell>
          <table:table-cell table:formula="of:=STDEVPA([.B92:.P92])" office:value-type="float" office:value="1.46059348668044">
            <text:p>1.46</text:p>
          </table:table-cell>
          <table:table-cell table:formula="of:=STDEVPA([.R92:.AF92])" office:value-type="float" office:value="3.2659863237109">
            <text:p>3.27</text:p>
          </table:table-cell>
          <table:table-cell table:number-columns-repeated="988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3" office:value-type="float" office:value="73">
            <text:p>73</text:p>
          </table:table-cell>
          <table:table-cell office:value-type="float" office:value="79">
            <text:p>79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table:formula="of:=AVERAGE([.B93:.P93])" office:value-type="float" office:value="74.0666666666667">
            <text:p>74.07</text:p>
          </table:table-cell>
          <table:table-cell table:formula="of:=AVERAGE([.R93:.AF93])" office:value-type="float" office:value="146.666666666667">
            <text:p>146.67</text:p>
          </table:table-cell>
          <table:table-cell table:formula="of:=STDEVPA([.B93:.P93])" office:value-type="float" office:value="1.80616229121921">
            <text:p>1.81</text:p>
          </table:table-cell>
          <table:table-cell table:formula="of:=STDEVPA([.R93:.AF93])" office:value-type="float" office:value="2.57336787541584">
            <text:p>2.57</text:p>
          </table:table-cell>
          <table:table-cell table:number-columns-repeated="98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3" office:value-type="float" office:value="77">
            <text:p>77</text:p>
          </table:table-cell>
          <table:table-cell table:number-columns-repeated="3"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69">
            <text:p>169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table:formula="of:=AVERAGE([.B94:.P94])" office:value-type="float" office:value="76.4">
            <text:p>76.40</text:p>
          </table:table-cell>
          <table:table-cell table:formula="of:=AVERAGE([.R94:.AF94])" office:value-type="float" office:value="152.133333333333">
            <text:p>152.13</text:p>
          </table:table-cell>
          <table:table-cell table:formula="of:=STDEVPA([.B94:.P94])" office:value-type="float" office:value="1.01980390271856">
            <text:p>1.02</text:p>
          </table:table-cell>
          <table:table-cell table:formula="of:=STDEVPA([.R94:.AF94])" office:value-type="float" office:value="4.8424052792893">
            <text:p>4.84</text:p>
          </table:table-cell>
          <table:table-cell table:number-columns-repeated="988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3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table:number-columns-repeated="4"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3">
            <text:p>153</text:p>
          </table:table-cell>
          <table:table-cell table:formula="of:=AVERAGE([.B95:.P95])" office:value-type="float" office:value="77.3333333333333">
            <text:p>77.33</text:p>
          </table:table-cell>
          <table:table-cell table:formula="of:=AVERAGE([.R95:.AF95])" office:value-type="float" office:value="153.933333333333">
            <text:p>153.93</text:p>
          </table:table-cell>
          <table:table-cell table:formula="of:=STDEVPA([.B95:.P95])" office:value-type="float" office:value="0.942809041582063">
            <text:p>0.94</text:p>
          </table:table-cell>
          <table:table-cell table:formula="of:=STDEVPA([.R95:.AF95])" office:value-type="float" office:value="1.48174071805952">
            <text:p>1.48</text:p>
          </table:table-cell>
          <table:table-cell table:number-columns-repeated="988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3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table:formula="of:=AVERAGE([.B96:.P96])" office:value-type="float" office:value="76.8666666666667">
            <text:p>76.87</text:p>
          </table:table-cell>
          <table:table-cell table:formula="of:=AVERAGE([.R96:.AF96])" office:value-type="float" office:value="152.466666666667">
            <text:p>152.47</text:p>
          </table:table-cell>
          <table:table-cell table:formula="of:=STDEVPA([.B96:.P96])" office:value-type="float" office:value="1.02415276638248">
            <text:p>1.02</text:p>
          </table:table-cell>
          <table:table-cell table:formula="of:=STDEVPA([.R96:.AF96])" office:value-type="float" office:value="2.09337579574768">
            <text:p>2.09</text:p>
          </table:table-cell>
          <table:table-cell table:number-columns-repeated="988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table:formula="of:=AVERAGE([.B97:.P97])" office:value-type="float" office:value="74.6666666666667">
            <text:p>74.67</text:p>
          </table:table-cell>
          <table:table-cell table:formula="of:=AVERAGE([.R97:.AF97])" office:value-type="float" office:value="148.666666666667">
            <text:p>148.67</text:p>
          </table:table-cell>
          <table:table-cell table:formula="of:=STDEVPA([.B97:.P97])" office:value-type="float" office:value="0.788810637746616">
            <text:p>0.79</text:p>
          </table:table-cell>
          <table:table-cell table:formula="of:=STDEVPA([.R97:.AF97])" office:value-type="float" office:value="1.73845397472071">
            <text:p>1.74</text:p>
          </table:table-cell>
          <table:table-cell table:number-columns-repeated="988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table:number-columns-repeated="4"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table:number-columns-repeated="3" office:value-type="float" office:value="145">
            <text:p>145</text:p>
          </table:table-cell>
          <table:table-cell office:value-type="float" office:value="142">
            <text:p>142</text:p>
          </table:table-cell>
          <table:table-cell table:formula="of:=AVERAGE([.B98:.P98])" office:value-type="float" office:value="72.7333333333333">
            <text:p>72.73</text:p>
          </table:table-cell>
          <table:table-cell table:formula="of:=AVERAGE([.R98:.AF98])" office:value-type="float" office:value="144.8">
            <text:p>144.80</text:p>
          </table:table-cell>
          <table:table-cell table:formula="of:=STDEVPA([.B98:.P98])" office:value-type="float" office:value="0.928559218478941">
            <text:p>0.93</text:p>
          </table:table-cell>
          <table:table-cell table:formula="of:=STDEVPA([.R98:.AF98])" office:value-type="float" office:value="1.37598449603669">
            <text:p>1.38</text:p>
          </table:table-cell>
          <table:table-cell table:number-columns-repeated="988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6">
            <text:p>146</text:p>
          </table:table-cell>
          <table:table-cell table:formula="of:=AVERAGE([.B99:.P99])" office:value-type="float" office:value="71.8">
            <text:p>71.80</text:p>
          </table:table-cell>
          <table:table-cell table:formula="of:=AVERAGE([.R99:.AF99])" office:value-type="float" office:value="143.266666666667">
            <text:p>143.27</text:p>
          </table:table-cell>
          <table:table-cell table:formula="of:=STDEVPA([.B99:.P99])" office:value-type="float" office:value="0.832666399786453">
            <text:p>0.83</text:p>
          </table:table-cell>
          <table:table-cell table:formula="of:=STDEVPA([.R99:.AF99])" office:value-type="float" office:value="2.32283351869125">
            <text:p>2.32</text:p>
          </table:table-cell>
          <table:table-cell table:number-columns-repeated="988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6"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formula="of:=AVERAGE([.B100:.P100])" office:value-type="float" office:value="72.1333333333333">
            <text:p>72.13</text:p>
          </table:table-cell>
          <table:table-cell table:formula="of:=AVERAGE([.R100:.AF100])" office:value-type="float" office:value="143.666666666667">
            <text:p>143.67</text:p>
          </table:table-cell>
          <table:table-cell table:formula="of:=STDEVPA([.B100:.P100])" office:value-type="float" office:value="1.08730042868667">
            <text:p>1.09</text:p>
          </table:table-cell>
          <table:table-cell table:formula="of:=STDEVPA([.R100:.AF100])" office:value-type="float" office:value="2.18072363117282">
            <text:p>2.18</text:p>
          </table:table-cell>
          <table:table-cell table:number-columns-repeated="988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table:number-columns-repeated="3"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AVERAGE([.B101:.P101])" office:value-type="float" office:value="73.2666666666667">
            <text:p>73.27</text:p>
          </table:table-cell>
          <table:table-cell table:formula="of:=AVERAGE([.R101:.AF101])" office:value-type="float" office:value="145">
            <text:p>145.00</text:p>
          </table:table-cell>
          <table:table-cell table:formula="of:=STDEVPA([.B101:.P101])" office:value-type="float" office:value="1.06249183003395">
            <text:p>1.06</text:p>
          </table:table-cell>
          <table:table-cell table:formula="of:=STDEVPA([.R101:.AF101])" office:value-type="float" office:value="1.63299316185545">
            <text:p>1.63</text:p>
          </table:table-cell>
          <table:table-cell table:number-columns-repeated="988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4"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49">
            <text:p>14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table:formula="of:=AVERAGE([.B102:.P102])" office:value-type="float" office:value="75.4">
            <text:p>75.40</text:p>
          </table:table-cell>
          <table:table-cell table:formula="of:=AVERAGE([.R102:.AF102])" office:value-type="float" office:value="149.333333333333">
            <text:p>149.33</text:p>
          </table:table-cell>
          <table:table-cell table:formula="of:=STDEVPA([.B102:.P102])" office:value-type="float" office:value="0.879393730551528">
            <text:p>0.88</text:p>
          </table:table-cell>
          <table:table-cell table:formula="of:=STDEVPA([.R102:.AF102])" office:value-type="float" office:value="3.15524255098646">
            <text:p>3.16</text:p>
          </table:table-cell>
          <table:table-cell table:number-columns-repeated="988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table:number-columns-repeated="4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table:number-columns-repeated="3" office:value-type="float" office:value="77">
            <text:p>77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formula="of:=AVERAGE([.B103:.P103])" office:value-type="float" office:value="77.4">
            <text:p>77.40</text:p>
          </table:table-cell>
          <table:table-cell table:formula="of:=AVERAGE([.R103:.AF103])" office:value-type="float" office:value="152.666666666667">
            <text:p>152.67</text:p>
          </table:table-cell>
          <table:table-cell table:formula="of:=STDEVPA([.B103:.P103])" office:value-type="float" office:value="1.45143607047182">
            <text:p>1.45</text:p>
          </table:table-cell>
          <table:table-cell table:formula="of:=STDEVPA([.R103:.AF103])" office:value-type="float" office:value="2.72437556556034">
            <text:p>2.72</text:p>
          </table:table-cell>
          <table:table-cell table:number-columns-repeated="988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3" office:value-type="float" office:value="77">
            <text:p>77</text:p>
          </table:table-cell>
          <table:table-cell table:number-columns-repeated="3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table:formula="of:=AVERAGE([.B104:.P104])" office:value-type="float" office:value="77.4666666666667">
            <text:p>77.47</text:p>
          </table:table-cell>
          <table:table-cell table:formula="of:=AVERAGE([.R104:.AF104])" office:value-type="float" office:value="154.666666666667">
            <text:p>154.67</text:p>
          </table:table-cell>
          <table:table-cell table:formula="of:=STDEVPA([.B104:.P104])" office:value-type="float" office:value="0.805536398239638">
            <text:p>0.81</text:p>
          </table:table-cell>
          <table:table-cell table:formula="of:=STDEVPA([.R104:.AF104])" office:value-type="float" office:value="4.85340659285368">
            <text:p>4.85</text:p>
          </table:table-cell>
          <table:table-cell table:number-columns-repeated="988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2"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103">
            <text:p>103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table:formula="of:=AVERAGE([.B105:.P105])" office:value-type="float" office:value="75.2666666666667">
            <text:p>75.27</text:p>
          </table:table-cell>
          <table:table-cell table:formula="of:=AVERAGE([.R105:.AF105])" office:value-type="float" office:value="150.333333333333">
            <text:p>150.33</text:p>
          </table:table-cell>
          <table:table-cell table:formula="of:=STDEVPA([.B105:.P105])" office:value-type="float" office:value="1.06249183003395">
            <text:p>1.06</text:p>
          </table:table-cell>
          <table:table-cell table:formula="of:=STDEVPA([.R105:.AF105])" office:value-type="float" office:value="2.52102272015854">
            <text:p>2.52</text:p>
          </table:table-cell>
          <table:table-cell table:number-columns-repeated="988"/>
        </table:table-row>
        <table:table-row table:style-name="ro2">
          <table:table-cell office:value-type="float" office:value="104">
            <text:p>104</text:p>
          </table:table-cell>
          <table:table-cell table:number-columns-repeated="2"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table:number-columns-repeated="4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5"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formula="of:=AVERAGE([.B106:.P106])" office:value-type="float" office:value="73.0666666666667">
            <text:p>73.07</text:p>
          </table:table-cell>
          <table:table-cell table:formula="of:=AVERAGE([.R106:.AF106])" office:value-type="float" office:value="145.666666666667">
            <text:p>145.67</text:p>
          </table:table-cell>
          <table:table-cell table:formula="of:=STDEVPA([.B106:.P106])" office:value-type="float" office:value="0.85374989832438">
            <text:p>0.85</text:p>
          </table:table-cell>
          <table:table-cell table:formula="of:=STDEVPA([.R106:.AF106])" office:value-type="float" office:value="1.49071198499986">
            <text:p>1.49</text:p>
          </table:table-cell>
          <table:table-cell table:number-columns-repeated="988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6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2">
            <text:p>142</text:p>
          </table:table-cell>
          <table:table-cell table:number-columns-repeated="4" office:value-type="float" office:value="144">
            <text:p>144</text:p>
          </table:table-cell>
          <table:table-cell table:number-columns-repeated="4"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formula="of:=AVERAGE([.B107:.P107])" office:value-type="float" office:value="71.8666666666667">
            <text:p>71.87</text:p>
          </table:table-cell>
          <table:table-cell table:formula="of:=AVERAGE([.R107:.AF107])" office:value-type="float" office:value="143.2">
            <text:p>143.20</text:p>
          </table:table-cell>
          <table:table-cell table:formula="of:=STDEVPA([.B107:.P107])" office:value-type="float" office:value="0.498887651569859">
            <text:p>0.50</text:p>
          </table:table-cell>
          <table:table-cell table:formula="of:=STDEVPA([.R107:.AF107])" office:value-type="float" office:value="0.832666399786453">
            <text:p>0.83</text:p>
          </table:table-cell>
          <table:table-cell table:number-columns-repeated="988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office:value-type="float" office:value="106">
            <text:p>106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table:formula="of:=AVERAGE([.B108:.P108])" office:value-type="float" office:value="71.8666666666667">
            <text:p>71.87</text:p>
          </table:table-cell>
          <table:table-cell table:formula="of:=AVERAGE([.R108:.AF108])" office:value-type="float" office:value="142.933333333333">
            <text:p>142.93</text:p>
          </table:table-cell>
          <table:table-cell table:formula="of:=STDEVPA([.B108:.P108])" office:value-type="float" office:value="0.498887651569859">
            <text:p>0.50</text:p>
          </table:table-cell>
          <table:table-cell table:formula="of:=STDEVPA([.R108:.AF108])" office:value-type="float" office:value="1.12348663642351">
            <text:p>1.12</text:p>
          </table:table-cell>
          <table:table-cell table:number-columns-repeated="988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table:formula="of:=AVERAGE([.B109:.P109])" office:value-type="float" office:value="72.5333333333333">
            <text:p>72.53</text:p>
          </table:table-cell>
          <table:table-cell table:formula="of:=AVERAGE([.R109:.AF109])" office:value-type="float" office:value="144.466666666667">
            <text:p>144.47</text:p>
          </table:table-cell>
          <table:table-cell table:formula="of:=STDEVPA([.B109:.P109])" office:value-type="float" office:value="0.805536398239638">
            <text:p>0.81</text:p>
          </table:table-cell>
          <table:table-cell table:formula="of:=STDEVPA([.R109:.AF109])" office:value-type="float" office:value="1.82086670449969">
            <text:p>1.82</text:p>
          </table:table-cell>
          <table:table-cell table:number-columns-repeated="988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3"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table:formula="of:=AVERAGE([.B110:.P110])" office:value-type="float" office:value="74.4666666666667">
            <text:p>74.47</text:p>
          </table:table-cell>
          <table:table-cell table:formula="of:=AVERAGE([.R110:.AF110])" office:value-type="float" office:value="147.666666666667">
            <text:p>147.67</text:p>
          </table:table-cell>
          <table:table-cell table:formula="of:=STDEVPA([.B110:.P110])" office:value-type="float" office:value="1.02415276638248">
            <text:p>1.02</text:p>
          </table:table-cell>
          <table:table-cell table:formula="of:=STDEVPA([.R110:.AF110])" office:value-type="float" office:value="2.38513917599977">
            <text:p>2.39</text:p>
          </table:table-cell>
          <table:table-cell table:number-columns-repeated="988"/>
        </table:table-row>
        <table:table-row table:style-name="ro2">
          <table:table-cell office:value-type="float" office:value="109">
            <text:p>109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54">
            <text:p>154</text:p>
          </table:table-cell>
          <table:table-cell table:formula="of:=AVERAGE([.B111:.P111])" office:value-type="float" office:value="76.6">
            <text:p>76.60</text:p>
          </table:table-cell>
          <table:table-cell table:formula="of:=AVERAGE([.R111:.AF111])" office:value-type="float" office:value="153.066666666667">
            <text:p>153.07</text:p>
          </table:table-cell>
          <table:table-cell table:formula="of:=STDEVPA([.B111:.P111])" office:value-type="float" office:value="1.01980390271856">
            <text:p>1.02</text:p>
          </table:table-cell>
          <table:table-cell table:formula="of:=STDEVPA([.R111:.AF111])" office:value-type="float" office:value="3.1084115271666">
            <text:p>3.11</text:p>
          </table:table-cell>
          <table:table-cell table:number-columns-repeated="988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5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156">
            <text:p>156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table:formula="of:=AVERAGE([.B112:.P112])" office:value-type="float" office:value="77.8666666666667">
            <text:p>77.87</text:p>
          </table:table-cell>
          <table:table-cell table:formula="of:=AVERAGE([.R112:.AF112])" office:value-type="float" office:value="154.933333333333">
            <text:p>154.93</text:p>
          </table:table-cell>
          <table:table-cell table:formula="of:=STDEVPA([.B112:.P112])" office:value-type="float" office:value="0.956846672960488">
            <text:p>0.96</text:p>
          </table:table-cell>
          <table:table-cell table:formula="of:=STDEVPA([.R112:.AF112])" office:value-type="float" office:value="1.6918103387266">
            <text:p>1.69</text:p>
          </table:table-cell>
          <table:table-cell table:number-columns-repeated="988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table:number-columns-repeated="5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3"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table:formula="of:=AVERAGE([.B113:.P113])" office:value-type="float" office:value="76.3333333333333">
            <text:p>76.33</text:p>
          </table:table-cell>
          <table:table-cell table:formula="of:=AVERAGE([.R113:.AF113])" office:value-type="float" office:value="151.466666666667">
            <text:p>151.47</text:p>
          </table:table-cell>
          <table:table-cell table:formula="of:=STDEVPA([.B113:.P113])" office:value-type="float" office:value="1.07496769977314">
            <text:p>1.07</text:p>
          </table:table-cell>
          <table:table-cell table:formula="of:=STDEVPA([.R113:.AF113])" office:value-type="float" office:value="2.18682926224756">
            <text:p>2.19</text:p>
          </table:table-cell>
          <table:table-cell table:number-columns-repeated="988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5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112">
            <text:p>112</text:p>
          </table:table-cell>
          <table:table-cell office:value-type="float" office:value="161">
            <text:p>161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table:formula="of:=AVERAGE([.B114:.P114])" office:value-type="float" office:value="74.0666666666667">
            <text:p>74.07</text:p>
          </table:table-cell>
          <table:table-cell table:formula="of:=AVERAGE([.R114:.AF114])" office:value-type="float" office:value="147.666666666667">
            <text:p>147.67</text:p>
          </table:table-cell>
          <table:table-cell table:formula="of:=STDEVPA([.B114:.P114])" office:value-type="float" office:value="1.28927197372091">
            <text:p>1.29</text:p>
          </table:table-cell>
          <table:table-cell table:formula="of:=STDEVPA([.R114:.AF114])" office:value-type="float" office:value="3.85861230093007">
            <text:p>3.86</text:p>
          </table:table-cell>
          <table:table-cell table:number-columns-repeated="988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table:number-columns-repeated="4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13">
            <text:p>113</text:p>
          </table:table-cell>
          <table:table-cell office:value-type="float" office:value="146">
            <text:p>146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table:formula="of:=AVERAGE([.B115:.P115])" office:value-type="float" office:value="72.2666666666667">
            <text:p>72.27</text:p>
          </table:table-cell>
          <table:table-cell table:formula="of:=AVERAGE([.R115:.AF115])" office:value-type="float" office:value="143.8">
            <text:p>143.80</text:p>
          </table:table-cell>
          <table:table-cell table:formula="of:=STDEVPA([.B115:.P115])" office:value-type="float" office:value="0.573488351136175">
            <text:p>0.57</text:p>
          </table:table-cell>
          <table:table-cell table:formula="of:=STDEVPA([.R115:.AF115])" office:value-type="float" office:value="1.6">
            <text:p>1.60</text:p>
          </table:table-cell>
          <table:table-cell table:number-columns-repeated="988"/>
        </table:table-row>
        <table:table-row table:style-name="ro2">
          <table:table-cell office:value-type="float" office:value="114">
            <text:p>114</text:p>
          </table:table-cell>
          <table:table-cell table:number-columns-repeated="4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5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44">
            <text:p>144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table:number-columns-repeated="3" office:value-type="float" office:value="142">
            <text:p>142</text:p>
          </table:table-cell>
          <table:table-cell office:value-type="float" office:value="141">
            <text:p>141</text:p>
          </table:table-cell>
          <table:table-cell table:number-columns-repeated="3" office:value-type="float" office:value="144">
            <text:p>144</text:p>
          </table:table-cell>
          <table:table-cell table:formula="of:=AVERAGE([.B116:.P116])" office:value-type="float" office:value="72">
            <text:p>72.00</text:p>
          </table:table-cell>
          <table:table-cell table:formula="of:=AVERAGE([.R116:.AF116])" office:value-type="float" office:value="143.066666666667">
            <text:p>143.07</text:p>
          </table:table-cell>
          <table:table-cell table:formula="of:=STDEVPA([.B116:.P116])" office:value-type="float" office:value="0.516397779494322">
            <text:p>0.52</text:p>
          </table:table-cell>
          <table:table-cell table:formula="of:=STDEVPA([.R116:.AF116])" office:value-type="float" office:value="0.928559218478941">
            <text:p>0.93</text:p>
          </table:table-cell>
          <table:table-cell table:number-columns-repeated="988"/>
        </table:table-row>
        <table:table-row table:style-name="ro2">
          <table:table-cell office:value-type="float" office:value="115">
            <text:p>115</text:p>
          </table:table-cell>
          <table:table-cell table:number-columns-repeated="8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115">
            <text:p>11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47">
            <text:p>147</text:p>
          </table:table-cell>
          <table:table-cell table:formula="of:=AVERAGE([.B117:.P117])" office:value-type="float" office:value="72">
            <text:p>72.00</text:p>
          </table:table-cell>
          <table:table-cell table:formula="of:=AVERAGE([.R117:.AF117])" office:value-type="float" office:value="142.533333333333">
            <text:p>142.53</text:p>
          </table:table-cell>
          <table:table-cell table:formula="of:=STDEVPA([.B117:.P117])" office:value-type="float" office:value="0.730296743340221">
            <text:p>0.73</text:p>
          </table:table-cell>
          <table:table-cell table:formula="of:=STDEVPA([.R117:.AF117])" office:value-type="float" office:value="1.82086670449969">
            <text:p>1.82</text:p>
          </table:table-cell>
          <table:table-cell table:number-columns-repeated="988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3"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3"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number-columns-repeated="3"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table:formula="of:=AVERAGE([.B118:.P118])" office:value-type="float" office:value="73.5333333333333">
            <text:p>73.53</text:p>
          </table:table-cell>
          <table:table-cell table:formula="of:=AVERAGE([.R118:.AF118])" office:value-type="float" office:value="145.6">
            <text:p>145.60</text:p>
          </table:table-cell>
          <table:table-cell table:formula="of:=STDEVPA([.B118:.P118])" office:value-type="float" office:value="1.08730042868667">
            <text:p>1.09</text:p>
          </table:table-cell>
          <table:table-cell table:formula="of:=STDEVPA([.R118:.AF118])" office:value-type="float" office:value="2.0591260281974">
            <text:p>2.06</text:p>
          </table:table-cell>
          <table:table-cell table:number-columns-repeated="988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table:number-columns-repeated="3"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table:formula="of:=AVERAGE([.B119:.P119])" office:value-type="float" office:value="75.9333333333333">
            <text:p>75.93</text:p>
          </table:table-cell>
          <table:table-cell table:formula="of:=AVERAGE([.R119:.AF119])" office:value-type="float" office:value="151.133333333333">
            <text:p>151.13</text:p>
          </table:table-cell>
          <table:table-cell table:formula="of:=STDEVPA([.B119:.P119])" office:value-type="float" office:value="1.06249183003395">
            <text:p>1.06</text:p>
          </table:table-cell>
          <table:table-cell table:formula="of:=STDEVPA([.R119:.AF119])" office:value-type="float" office:value="2.15612821717283">
            <text:p>2.16</text:p>
          </table:table-cell>
          <table:table-cell table:number-columns-repeated="988"/>
        </table:table-row>
        <table:table-row table:style-name="ro2">
          <table:table-cell office:value-type="float" office:value="118">
            <text:p>118</text:p>
          </table:table-cell>
          <table:table-cell table:number-columns-repeated="2"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4"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118">
            <text:p>118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formula="of:=AVERAGE([.B120:.P120])" office:value-type="float" office:value="77.4">
            <text:p>77.40</text:p>
          </table:table-cell>
          <table:table-cell table:formula="of:=AVERAGE([.R120:.AF120])" office:value-type="float" office:value="153.733333333333">
            <text:p>153.73</text:p>
          </table:table-cell>
          <table:table-cell table:formula="of:=STDEVPA([.B120:.P120])" office:value-type="float" office:value="0.8">
            <text:p>0.80</text:p>
          </table:table-cell>
          <table:table-cell table:formula="of:=STDEVPA([.R120:.AF120])" office:value-type="float" office:value="1.91369334592098">
            <text:p>1.91</text:p>
          </table:table-cell>
          <table:table-cell table:number-columns-repeated="988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number-columns-repeated="3" office:value-type="float" office:value="77">
            <text:p>77</text:p>
          </table:table-cell>
          <table:table-cell table:number-columns-repeated="3" office:value-type="float" office:value="78">
            <text:p>78</text:p>
          </table:table-cell>
          <table:table-cell table:number-columns-repeated="2"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46">
            <text:p>146</text:p>
          </table:table-cell>
          <table:table-cell table:formula="of:=AVERAGE([.B121:.P121])" office:value-type="float" office:value="77.3333333333333">
            <text:p>77.33</text:p>
          </table:table-cell>
          <table:table-cell table:formula="of:=AVERAGE([.R121:.AF121])" office:value-type="float" office:value="153.533333333333">
            <text:p>153.53</text:p>
          </table:table-cell>
          <table:table-cell table:formula="of:=STDEVPA([.B121:.P121])" office:value-type="float" office:value="1.53478192442951">
            <text:p>1.53</text:p>
          </table:table-cell>
          <table:table-cell table:formula="of:=STDEVPA([.R121:.AF121])" office:value-type="float" office:value="3.63073301445069">
            <text:p>3.63</text:p>
          </table:table-cell>
          <table:table-cell table:number-columns-repeated="988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table:number-columns-repeated="3"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120">
            <text:p>120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formula="of:=AVERAGE([.B122:.P122])" office:value-type="float" office:value="74.8">
            <text:p>74.80</text:p>
          </table:table-cell>
          <table:table-cell table:formula="of:=AVERAGE([.R122:.AF122])" office:value-type="float" office:value="148.6">
            <text:p>148.60</text:p>
          </table:table-cell>
          <table:table-cell table:formula="of:=STDEVPA([.B122:.P122])" office:value-type="float" office:value="1.37598449603669">
            <text:p>1.38</text:p>
          </table:table-cell>
          <table:table-cell table:formula="of:=STDEVPA([.R122:.AF122])" office:value-type="float" office:value="2.49799919935936">
            <text:p>2.50</text:p>
          </table:table-cell>
          <table:table-cell table:number-columns-repeated="988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3"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121">
            <text:p>121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1">
            <text:p>141</text:p>
          </table:table-cell>
          <table:table-cell table:formula="of:=AVERAGE([.B123:.P123])" office:value-type="float" office:value="72.9333333333333">
            <text:p>72.93</text:p>
          </table:table-cell>
          <table:table-cell table:formula="of:=AVERAGE([.R123:.AF123])" office:value-type="float" office:value="145.2">
            <text:p>145.20</text:p>
          </table:table-cell>
          <table:table-cell table:formula="of:=STDEVPA([.B123:.P123])" office:value-type="float" office:value="1.61107279647928">
            <text:p>1.61</text:p>
          </table:table-cell>
          <table:table-cell table:formula="of:=STDEVPA([.R123:.AF123])" office:value-type="float" office:value="3.31058907144937">
            <text:p>3.31</text:p>
          </table:table-cell>
          <table:table-cell table:number-columns-repeated="988"/>
        </table:table-row>
        <table:table-row table:style-name="ro2">
          <table:table-cell office:value-type="float" office:value="122">
            <text:p>122</text:p>
          </table:table-cell>
          <table:table-cell table:number-columns-repeated="2"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11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formula="of:=AVERAGE([.B124:.P124])" office:value-type="float" office:value="72">
            <text:p>72.00</text:p>
          </table:table-cell>
          <table:table-cell table:formula="of:=AVERAGE([.R124:.AF124])" office:value-type="float" office:value="143.4">
            <text:p>143.40</text:p>
          </table:table-cell>
          <table:table-cell table:formula="of:=STDEVPA([.B124:.P124])" office:value-type="float" office:value="0.516397779494322">
            <text:p>0.52</text:p>
          </table:table-cell>
          <table:table-cell table:formula="of:=STDEVPA([.R124:.AF124])" office:value-type="float" office:value="1.25432584814845">
            <text:p>1.25</text:p>
          </table:table-cell>
          <table:table-cell table:number-columns-repeated="988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table:number-columns-repeated="4"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formula="of:=AVERAGE([.B125:.P125])" office:value-type="float" office:value="72.2">
            <text:p>72.20</text:p>
          </table:table-cell>
          <table:table-cell table:formula="of:=AVERAGE([.R125:.AF125])" office:value-type="float" office:value="144.066666666667">
            <text:p>144.07</text:p>
          </table:table-cell>
          <table:table-cell table:formula="of:=STDEVPA([.B125:.P125])" office:value-type="float" office:value="0.653197264742181">
            <text:p>0.65</text:p>
          </table:table-cell>
          <table:table-cell table:formula="of:=STDEVPA([.R125:.AF125])" office:value-type="float" office:value="1.12348663642351">
            <text:p>1.12</text:p>
          </table:table-cell>
          <table:table-cell table:number-columns-repeated="988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124">
            <text:p>124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formula="of:=AVERAGE([.B126:.P126])" office:value-type="float" office:value="73">
            <text:p>73.00</text:p>
          </table:table-cell>
          <table:table-cell table:formula="of:=AVERAGE([.R126:.AF126])" office:value-type="float" office:value="144.8">
            <text:p>144.80</text:p>
          </table:table-cell>
          <table:table-cell table:formula="of:=STDEVPA([.B126:.P126])" office:value-type="float" office:value="0.966091783079296">
            <text:p>0.97</text:p>
          </table:table-cell>
          <table:table-cell table:formula="of:=STDEVPA([.R126:.AF126])" office:value-type="float" office:value="2.45492701860293">
            <text:p>2.45</text:p>
          </table:table-cell>
          <table:table-cell table:number-columns-repeated="988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25">
            <text:p>12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table:formula="of:=AVERAGE([.B127:.P127])" office:value-type="float" office:value="74.9333333333333">
            <text:p>74.93</text:p>
          </table:table-cell>
          <table:table-cell table:formula="of:=AVERAGE([.R127:.AF127])" office:value-type="float" office:value="148.8">
            <text:p>148.80</text:p>
          </table:table-cell>
          <table:table-cell table:formula="of:=STDEVPA([.B127:.P127])" office:value-type="float" office:value="0.85374989832438">
            <text:p>0.85</text:p>
          </table:table-cell>
          <table:table-cell table:formula="of:=STDEVPA([.R127:.AF127])" office:value-type="float" office:value="1.64113781667882">
            <text:p>1.64</text:p>
          </table:table-cell>
          <table:table-cell table:number-columns-repeated="988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4" office:value-type="float" office:value="77">
            <text:p>77</text:p>
          </table:table-cell>
          <table:table-cell office:value-type="float" office:value="126">
            <text:p>12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table:formula="of:=AVERAGE([.B128:.P128])" office:value-type="float" office:value="77.2666666666667">
            <text:p>77.27</text:p>
          </table:table-cell>
          <table:table-cell table:formula="of:=AVERAGE([.R128:.AF128])" office:value-type="float" office:value="152.466666666667">
            <text:p>152.47</text:p>
          </table:table-cell>
          <table:table-cell table:formula="of:=STDEVPA([.B128:.P128])" office:value-type="float" office:value="0.679869268479038">
            <text:p>0.68</text:p>
          </table:table-cell>
          <table:table-cell table:formula="of:=STDEVPA([.R128:.AF128])" office:value-type="float" office:value="2.27644947719518">
            <text:p>2.28</text:p>
          </table:table-cell>
          <table:table-cell table:number-columns-repeated="988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table:formula="of:=AVERAGE([.B129:.P129])" office:value-type="float" office:value="77.5333333333333">
            <text:p>77.53</text:p>
          </table:table-cell>
          <table:table-cell table:formula="of:=AVERAGE([.R129:.AF129])" office:value-type="float" office:value="155.266666666667">
            <text:p>155.27</text:p>
          </table:table-cell>
          <table:table-cell table:formula="of:=STDEVPA([.B129:.P129])" office:value-type="float" office:value="0.956846672960488">
            <text:p>0.96</text:p>
          </table:table-cell>
          <table:table-cell table:formula="of:=STDEVPA([.R129:.AF129])" office:value-type="float" office:value="3.85515527861359">
            <text:p>3.86</text:p>
          </table:table-cell>
          <table:table-cell table:number-columns-repeated="988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table:formula="of:=AVERAGE([.B130:.P130])" office:value-type="float" office:value="75.6666666666667">
            <text:p>75.67</text:p>
          </table:table-cell>
          <table:table-cell table:formula="of:=AVERAGE([.R130:.AF130])" office:value-type="float" office:value="150.466666666667">
            <text:p>150.47</text:p>
          </table:table-cell>
          <table:table-cell table:formula="of:=STDEVPA([.B130:.P130])" office:value-type="float" office:value="1.29957257930786">
            <text:p>1.30</text:p>
          </table:table-cell>
          <table:table-cell table:formula="of:=STDEVPA([.R130:.AF130])" office:value-type="float" office:value="2.60426999794995">
            <text:p>2.60</text:p>
          </table:table-cell>
          <table:table-cell table:number-columns-repeated="988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table:number-columns-repeated="3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table:formula="of:=AVERAGE([.B131:.P131])" office:value-type="float" office:value="73.7333333333333">
            <text:p>73.73</text:p>
          </table:table-cell>
          <table:table-cell table:formula="of:=AVERAGE([.R131:.AF131])" office:value-type="float" office:value="146.066666666667">
            <text:p>146.07</text:p>
          </table:table-cell>
          <table:table-cell table:formula="of:=STDEVPA([.B131:.P131])" office:value-type="float" office:value="1.38884444373331">
            <text:p>1.39</text:p>
          </table:table-cell>
          <table:table-cell table:formula="of:=STDEVPA([.R131:.AF131])" office:value-type="float" office:value="1.61107279647928">
            <text:p>1.61</text:p>
          </table:table-cell>
          <table:table-cell table:number-columns-repeated="988"/>
        </table:table-row>
        <table:table-row table:style-name="ro2">
          <table:table-cell office:value-type="float" office:value="130">
            <text:p>130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table:formula="of:=AVERAGE([.B132:.P132])" office:value-type="float" office:value="72.0666666666667">
            <text:p>72.07</text:p>
          </table:table-cell>
          <table:table-cell table:formula="of:=AVERAGE([.R132:.AF132])" office:value-type="float" office:value="144.266666666667">
            <text:p>144.27</text:p>
          </table:table-cell>
          <table:table-cell table:formula="of:=STDEVPA([.B132:.P132])" office:value-type="float" office:value="0.771722460186015">
            <text:p>0.77</text:p>
          </table:table-cell>
          <table:table-cell table:formula="of:=STDEVPA([.R132:.AF132])" office:value-type="float" office:value="3.45382235919697">
            <text:p>3.45</text:p>
          </table:table-cell>
          <table:table-cell table:number-columns-repeated="988"/>
        </table:table-row>
        <table:table-row table:style-name="ro2">
          <table:table-cell office:value-type="float" office:value="131">
            <text:p>131</text:p>
          </table:table-cell>
          <table:table-cell table:number-columns-repeated="5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3" office:value-type="float" office:value="144">
            <text:p>144</text:p>
          </table:table-cell>
          <table:table-cell table:formula="of:=AVERAGE([.B133:.P133])" office:value-type="float" office:value="72.1333333333333">
            <text:p>72.13</text:p>
          </table:table-cell>
          <table:table-cell table:formula="of:=AVERAGE([.R133:.AF133])" office:value-type="float" office:value="143.266666666667">
            <text:p>143.27</text:p>
          </table:table-cell>
          <table:table-cell table:formula="of:=STDEVPA([.B133:.P133])" office:value-type="float" office:value="0.498887651569859">
            <text:p>0.50</text:p>
          </table:table-cell>
          <table:table-cell table:formula="of:=STDEVPA([.R133:.AF133])" office:value-type="float" office:value="0.928559218478941">
            <text:p>0.93</text:p>
          </table:table-cell>
          <table:table-cell table:number-columns-repeated="988"/>
        </table:table-row>
        <table:table-row table:style-name="ro2">
          <table:table-cell office:value-type="float" office:value="132">
            <text:p>132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5"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table:formula="of:=AVERAGE([.B134:.P134])" office:value-type="float" office:value="72.2">
            <text:p>72.20</text:p>
          </table:table-cell>
          <table:table-cell table:formula="of:=AVERAGE([.R134:.AF134])" office:value-type="float" office:value="143.6">
            <text:p>143.60</text:p>
          </table:table-cell>
          <table:table-cell table:formula="of:=STDEVPA([.B134:.P134])" office:value-type="float" office:value="0.979795897113271">
            <text:p>0.98</text:p>
          </table:table-cell>
          <table:table-cell table:formula="of:=STDEVPA([.R134:.AF134])" office:value-type="float" office:value="1.62480768092719">
            <text:p>1.62</text:p>
          </table:table-cell>
          <table:table-cell table:number-columns-repeated="988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4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table:number-columns-repeated="3"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formula="of:=AVERAGE([.B135:.P135])" office:value-type="float" office:value="73.8666666666667">
            <text:p>73.87</text:p>
          </table:table-cell>
          <table:table-cell table:formula="of:=AVERAGE([.R135:.AF135])" office:value-type="float" office:value="147">
            <text:p>147.00</text:p>
          </table:table-cell>
          <table:table-cell table:formula="of:=STDEVPA([.B135:.P135])" office:value-type="float" office:value="0.718021974284601">
            <text:p>0.72</text:p>
          </table:table-cell>
          <table:table-cell table:formula="of:=STDEVPA([.R135:.AF135])" office:value-type="float" office:value="1.96638416050035">
            <text:p>1.97</text:p>
          </table:table-cell>
          <table:table-cell table:number-columns-repeated="988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134">
            <text:p>134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formula="of:=AVERAGE([.B136:.P136])" office:value-type="float" office:value="76.2666666666667">
            <text:p>76.27</text:p>
          </table:table-cell>
          <table:table-cell table:formula="of:=AVERAGE([.R136:.AF136])" office:value-type="float" office:value="152.133333333333">
            <text:p>152.13</text:p>
          </table:table-cell>
          <table:table-cell table:formula="of:=STDEVPA([.B136:.P136])" office:value-type="float" office:value="0.85374989832438">
            <text:p>0.85</text:p>
          </table:table-cell>
          <table:table-cell table:formula="of:=STDEVPA([.R136:.AF136])" office:value-type="float" office:value="1.35973853695808">
            <text:p>1.36</text:p>
          </table:table-cell>
          <table:table-cell table:number-columns-repeated="988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table:number-columns-repeated="2" office:value-type="float" office:value="77">
            <text:p>77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3"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float" office:value="153">
            <text:p>153</text:p>
          </table:table-cell>
          <table:table-cell office:value-type="float" office:value="134">
            <text:p>13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92">
            <text:p>92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3"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38">
            <text:p>38</text:p>
          </table:table-cell>
          <table:table-cell table:formula="of:=AVERAGE([.B137:.P137])" office:value-type="float" office:value="71.2666666666667">
            <text:p>71.27</text:p>
          </table:table-cell>
          <table:table-cell table:formula="of:=AVERAGE([.R137:.AF137])" office:value-type="float" office:value="140.533333333333">
            <text:p>140.53</text:p>
          </table:table-cell>
          <table:table-cell table:formula="of:=STDEVPA([.B137:.P137])" office:value-type="float" office:value="15.3946599688189">
            <text:p>15.39</text:p>
          </table:table-cell>
          <table:table-cell table:formula="of:=STDEVPA([.R137:.AF137])" office:value-type="float" office:value="31.6372494941573">
            <text:p>31.64</text:p>
          </table:table-cell>
          <table:table-cell table:number-columns-repeated="988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AVERAGE([.B138:.P138])" office:value-type="float" office:value="18.3333333333333">
            <text:p>18.33</text:p>
          </table:table-cell>
          <table:table-cell table:formula="of:=AVERAGE([.R138:.AF138])" office:value-type="float" office:value="34.8666666666667">
            <text:p>34.87</text:p>
          </table:table-cell>
          <table:table-cell table:formula="of:=STDEVPA([.B138:.P138])" office:value-type="float" office:value="14.8668161427463">
            <text:p>14.87</text:p>
          </table:table-cell>
          <table:table-cell table:formula="of:=STDEVPA([.R138:.AF138])" office:value-type="float" office:value="31.3536104601829">
            <text:p>31.35</text:p>
          </table:table-cell>
          <table:table-cell table:number-columns-repeated="988"/>
        </table:table-row>
        <table:table-row table:style-name="ro2">
          <table:table-cell office:value-type="float" office:value="137">
            <text:p>137</text:p>
          </table:table-cell>
          <table:table-cell table:number-columns-repeated="15" office:value-type="float" office:value="0">
            <text:p>0</text:p>
          </table:table-cell>
          <table:table-cell office:value-type="float" office:value="137">
            <text:p>137</text:p>
          </table:table-cell>
          <table:table-cell table:number-columns-repeated="15" office:value-type="float" office:value="0">
            <text:p>0</text:p>
          </table:table-cell>
          <table:table-cell table:formula="of:=AVERAGE([.B139:.P139])" office:value-type="float" office:value="0">
            <text:p>0.00</text:p>
          </table:table-cell>
          <table:table-cell table:formula="of:=AVERAGE([.R139:.AF139])" office:value-type="float" office:value="0">
            <text:p>0.00</text:p>
          </table:table-cell>
          <table:table-cell table:formula="of:=STDEVPA([.B139:.P139])" office:value-type="float" office:value="0">
            <text:p>0.00</text:p>
          </table:table-cell>
          <table:table-cell table:formula="of:=STDEVPA([.R139:.AF13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38">
            <text:p>138</text:p>
          </table:table-cell>
          <table:table-cell table:number-columns-repeated="15"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formula="of:=AVERAGE([.B140:.P140])" office:value-type="float" office:value="0">
            <text:p>0.00</text:p>
          </table:table-cell>
          <table:table-cell table:formula="of:=AVERAGE([.R140:.AF140])" office:value-type="float" office:value="0.133333333333333">
            <text:p>0.13</text:p>
          </table:table-cell>
          <table:table-cell table:formula="of:=STDEVPA([.B140:.P140])" office:value-type="float" office:value="0">
            <text:p>0.00</text:p>
          </table:table-cell>
          <table:table-cell table:formula="of:=STDEVPA([.R140:.AF140])" office:value-type="float" office:value="0.498887651569859">
            <text:p>0.50</text:p>
          </table:table-cell>
          <table:table-cell table:number-columns-repeated="988"/>
        </table:table-row>
        <table:table-row table:style-name="ro2">
          <table:table-cell office:value-type="float" office:value="139">
            <text:p>139</text:p>
          </table:table-cell>
          <table:table-cell table:number-columns-repeated="15"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15" office:value-type="float" office:value="0">
            <text:p>0</text:p>
          </table:table-cell>
          <table:table-cell table:formula="of:=AVERAGE([.B141:.P141])" office:value-type="float" office:value="0">
            <text:p>0.00</text:p>
          </table:table-cell>
          <table:table-cell table:formula="of:=AVERAGE([.R141:.AF141])" office:value-type="float" office:value="0">
            <text:p>0.00</text:p>
          </table:table-cell>
          <table:table-cell table:formula="of:=STDEVPA([.B141:.P141])" office:value-type="float" office:value="0">
            <text:p>0.00</text:p>
          </table:table-cell>
          <table:table-cell table:formula="of:=STDEVPA([.R141:.AF14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42:.P142])" office:value-type="float" office:value="0.533333333333333">
            <text:p>0.53</text:p>
          </table:table-cell>
          <table:table-cell table:formula="of:=AVERAGE([.R142:.AF142])" office:value-type="float" office:value="0.533333333333333">
            <text:p>0.53</text:p>
          </table:table-cell>
          <table:table-cell table:formula="of:=STDEVPA([.B142:.P142])" office:value-type="float" office:value="0.884433277428107">
            <text:p>0.88</text:p>
          </table:table-cell>
          <table:table-cell table:formula="of:=STDEVPA([.R142:.AF142])" office:value-type="float" office:value="0.884433277428107">
            <text:p>0.88</text:p>
          </table:table-cell>
          <table:table-cell table:number-columns-repeated="988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8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8"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143:.P143])" office:value-type="float" office:value="2">
            <text:p>2.00</text:p>
          </table:table-cell>
          <table:table-cell table:formula="of:=AVERAGE([.R143:.AF143])" office:value-type="float" office:value="2">
            <text:p>2.00</text:p>
          </table:table-cell>
          <table:table-cell table:formula="of:=STDEVPA([.B143:.P143])" office:value-type="float" office:value="0.884433277428107">
            <text:p>0.88</text:p>
          </table:table-cell>
          <table:table-cell table:formula="of:=STDEVPA([.R143:.AF143])" office:value-type="float" office:value="0.884433277428107">
            <text:p>0.88</text:p>
          </table:table-cell>
          <table:table-cell table:number-columns-repeated="988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0118" number:language="en" number:country="US">
      <number:number number:decimal-places="9" number:min-integer-digits="1"/>
    </number:number-style>
    <number:number-style style:name="N10119" number:language="en" number:country="US">
      <number:number number:decimal-places="10" number:min-integer-digits="1"/>
    </number:number-style>
    <number:number-style style:name="N10120" number:language="en" number:country="US">
      <number:number number:decimal-places="11" number:min-integer-digits="1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7" number:min-integer-digits="1"/>
    </number:number-style>
    <number:number-style style:name="N10123" number:language="en" number:country="US">
      <number:number number:decimal-places="6" number:min-integer-digits="1"/>
    </number:number-style>
    <number:number-style style:name="N10124" number:language="en" number:country="US">
      <number:number number:decimal-places="5" number:min-integer-digits="1"/>
    </number:number-style>
    <number:number-style style:name="N10125" number:language="en" number:country="US">
      <number:number number:decimal-places="4" number:min-integer-digits="1"/>
    </number:number-style>
    <number:number-style style:name="N10126" number:language="en" number:country="US">
      <number:number number:decimal-places="3" number:min-integer-digits="1"/>
    </number:number-style>
    <number:number-style style:name="N10127" number:language="en" number:country="US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0000-00-00T15:30: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1:44:41</meta:creation-date>
    <dc:date>2015-03-29T15:41:39</dc:date>
    <meta:editing-duration>PT44M14S</meta:editing-duration>
    <meta:editing-cycles>14</meta:editing-cycles>
    <meta:generator>LibreOffice/4.0.4.2$Linux_X86_64 LibreOffice_project/9e9821abd0ffdbc09cd8c52eaa574fa09eb08f2</meta:generator>
    <meta:document-statistic meta:table-count="4" meta:cell-count="1905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'10'.AG1:'10'.AH127" chart:data-source-has-labels="row" svg:x="0.77cm" svg:y="0.855cm" svg:width="11.95cm" svg:height="7.545cm">
          <chartooo:coordinate-region svg:x="2.053cm" svg:y="1.054cm" svg:width="10.526cm" svg:height="6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0'.AG2:'10'.AG127" chart:label-cell-address="'10'.AG1:'10'.AG1" chart:class="chart:line">
            <chart:data-point chart:repeated="126"/>
          </chart:series>
          <chart:series chart:style-name="ch8" chart:values-cell-range-address="'10'.AH2:'10'.AH127" chart:label-cell-address="'10'.AH1:'10'.AH1" chart:class="chart:line">
            <chart:data-point chart:repeated="1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er</text:p>
                <draw:g>
                  <svg:desc>'10'.AG1:'10'.AG1</svg:desc>
                </draw:g>
              </table:table-cell>
              <table:table-cell office:value-type="string">
                <text:p>Victim</text:p>
                <draw:g>
                  <svg:desc>'10'.AH1:'10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2">
                <text:p>20.2</text:p>
                <draw:g>
                  <svg:desc>'10'.AG2:'10'.AG127</svg:desc>
                </draw:g>
              </table:table-cell>
              <table:table-cell office:value-type="float" office:value="37.8666666666667">
                <text:p>37.8666666666667</text:p>
                <draw:g>
                  <svg:desc>'10'.AH2:'10'.AH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9333333333333">
                <text:p>22.9333333333333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134.933333333333">
                <text:p>134.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2666666666667">
                <text:p>67.2666666666667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">
                <text:p>69.2</text:p>
              </table:table-cell>
              <table:table-cell office:value-type="float" office:value="115.666666666667">
                <text:p>115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9333333333333">
                <text:p>69.9333333333333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7333333333333">
                <text:p>69.7333333333333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81.0666666666667">
                <text:p>81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7333333333333">
                <text:p>74.7333333333333</text:p>
              </table:table-cell>
              <table:table-cell office:value-type="float" office:value="70.6666666666667">
                <text:p>70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.8">
                <text:p>75.8</text:p>
              </table:table-cell>
              <table:table-cell office:value-type="float" office:value="70.2666666666667">
                <text:p>70.2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9333333333333">
                <text:p>74.9333333333333</text:p>
              </table:table-cell>
              <table:table-cell office:value-type="float" office:value="68.4666666666667">
                <text:p>68.4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1333333333333">
                <text:p>78.1333333333333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6666666666667">
                <text:p>79.6666666666667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7333333333333">
                <text:p>81.7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9333333333333">
                <text:p>77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">
                <text:p>7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2">
                <text:p>8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.8666666666667">
                <text:p>82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0666666666667">
                <text:p>83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.9333333333333">
                <text:p>82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.9333333333333">
                <text:p>81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.8666666666667">
                <text:p>75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.0666666666667">
                <text:p>83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.8666666666667">
                <text:p>82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.9333333333333">
                <text:p>82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.6">
                <text:p>83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.6">
                <text:p>83.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">
                <text:p>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.6">
                <text:p>83.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.0666666666667">
                <text:p>83.0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6">
                <text:p>78.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.1333333333333">
                <text:p>79.1333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.2">
                <text:p>83.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.1333333333333">
                <text:p>83.133333333333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.0666666666667">
                <text:p>81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.6">
                <text:p>83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.6">
                <text:p>83.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.0666666666667">
                <text:p>83.0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">
                <text:p>8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.3333333333333">
                <text:p>84.333333333333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6">
                <text:p>83.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1333333333334">
                <text:p>82.133333333333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.7142857142857">
                <text:p>80.714285714285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.5">
                <text:p>73.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.5555555555556">
                <text:p>67.555555555555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.5">
                <text:p>54.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'30'.AG1:'30'.AH128" chart:data-source-has-labels="row" svg:x="0.77cm" svg:y="0.855cm" svg:width="11.95cm" svg:height="7.545cm">
          <chartooo:coordinate-region svg:x="2.053cm" svg:y="1.054cm" svg:width="10.526cm" svg:height="6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'.AG2:'30'.AG128" chart:label-cell-address="'30'.AG1:'30'.AG1" chart:class="chart:line">
            <chart:data-point chart:repeated="127"/>
          </chart:series>
          <chart:series chart:style-name="ch8" chart:values-cell-range-address="'30'.AH2:'30'.AH128" chart:label-cell-address="'30'.AH1:'30'.AH1" chart:class="chart:line">
            <chart:data-point chart:repeated="1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er</text:p>
                <draw:g>
                  <svg:desc>'30'.AG1:'30'.AG1</svg:desc>
                </draw:g>
              </table:table-cell>
              <table:table-cell office:value-type="string">
                <text:p>Victim</text:p>
                <draw:g>
                  <svg:desc>'30'.AH1:'30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4666666666667">
                <text:p>11.4666666666667</text:p>
                <draw:g>
                  <svg:desc>'30'.AG2:'30'.AG128</svg:desc>
                </draw:g>
              </table:table-cell>
              <table:table-cell office:value-type="float" office:value="11.4666666666667">
                <text:p>11.4666666666667</text:p>
                <draw:g>
                  <svg:desc>'30'.AH2:'30'.AH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9333333333333">
                <text:p>18.9333333333333</text:p>
              </table:table-cell>
              <table:table-cell office:value-type="float" office:value="25.8666666666667">
                <text:p>25.8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2666666666667">
                <text:p>69.2666666666667</text:p>
              </table:table-cell>
              <table:table-cell office:value-type="float" office:value="137.333333333333">
                <text:p>137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4">
                <text:p>68.4</text:p>
              </table:table-cell>
              <table:table-cell office:value-type="float" office:value="135.333333333333">
                <text:p>135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8">
                <text:p>66.8</text:p>
              </table:table-cell>
              <table:table-cell office:value-type="float" office:value="132.733333333333">
                <text:p>132.7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1333333333333">
                <text:p>67.1333333333333</text:p>
              </table:table-cell>
              <table:table-cell office:value-type="float" office:value="131.333333333333">
                <text:p>131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333333333333">
                <text:p>70.1333333333333</text:p>
              </table:table-cell>
              <table:table-cell office:value-type="float" office:value="120.266666666667">
                <text:p>120.2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8">
                <text:p>73.8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82.4666666666667">
                <text:p>82.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1333333333333">
                <text:p>76.1333333333333</text:p>
              </table:table-cell>
              <table:table-cell office:value-type="float" office:value="66.4666666666667">
                <text:p>66.4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0666666666667">
                <text:p>78.0666666666667</text:p>
              </table:table-cell>
              <table:table-cell office:value-type="float" office:value="40.3333333333333">
                <text:p>40.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0666666666667">
                <text:p>80.06666666666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666666666667">
                <text:p>79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.9333333333333">
                <text:p>77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9333333333333">
                <text:p>82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4666666666667">
                <text:p>84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1333333333333">
                <text:p>83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4666666666667">
                <text:p>78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.2666666666667">
                <text:p>80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4666666666667">
                <text:p>78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.0666666666667">
                <text:p>81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.5333333333333">
                <text:p>84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.8666666666667">
                <text:p>81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.3333333333333">
                <text:p>84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.3333333333333">
                <text:p>84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4666666666667">
                <text:p>84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.3333333333333">
                <text:p>84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.2666666666667">
                <text:p>80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.0666666666667">
                <text:p>82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.5333333333333">
                <text:p>78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.1333333333333">
                <text:p>81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.4666666666667">
                <text:p>79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.3333333333333">
                <text:p>84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1333333333333">
                <text:p>83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.5333333333333">
                <text:p>79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.9285714285714">
                <text:p>83.928571428571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.9230769230769">
                <text:p>64.923076923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5714285714286">
                <text:p>58.571428571428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.75">
                <text:p>62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00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00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00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000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000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0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0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1cm" svg:y="0.715cm" style:legend-expansion="high" chart:style-name="ch2"/>
        <chart:plot-area chart:style-name="ch3" table:cell-range-address="'30'.B1:'30'.P128" chart:data-source-has-labels="row" svg:x="0.77cm" svg:y="0.855cm" svg:width="9.251cm" svg:height="7.545cm">
          <chartooo:coordinate-region svg:x="1.577cm" svg:y="1.054cm" svg:width="8.303cm" svg:height="6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'.B2:'30'.B128" chart:label-cell-address="'30'.B1:'30'.B1" chart:class="chart:line">
            <chart:data-point chart:repeated="127"/>
          </chart:series>
          <chart:series chart:style-name="ch8" chart:values-cell-range-address="'30'.C2:'30'.C128" chart:label-cell-address="'30'.C1:'30'.C1" chart:class="chart:line">
            <chart:data-point chart:repeated="127"/>
          </chart:series>
          <chart:series chart:style-name="ch9" chart:values-cell-range-address="'30'.D2:'30'.D128" chart:label-cell-address="'30'.D1:'30'.D1" chart:class="chart:line">
            <chart:data-point chart:repeated="127"/>
          </chart:series>
          <chart:series chart:style-name="ch10" chart:values-cell-range-address="'30'.E2:'30'.E128" chart:label-cell-address="'30'.E1:'30'.E1" chart:class="chart:line">
            <chart:data-point chart:repeated="127"/>
          </chart:series>
          <chart:series chart:style-name="ch11" chart:values-cell-range-address="'30'.F2:'30'.F128" chart:label-cell-address="'30'.F1:'30'.F1" chart:class="chart:line">
            <chart:data-point chart:repeated="127"/>
          </chart:series>
          <chart:series chart:style-name="ch12" chart:values-cell-range-address="'30'.G2:'30'.G128" chart:label-cell-address="'30'.G1:'30'.G1" chart:class="chart:line">
            <chart:data-point chart:repeated="127"/>
          </chart:series>
          <chart:series chart:style-name="ch13" chart:values-cell-range-address="'30'.H2:'30'.H128" chart:label-cell-address="'30'.H1:'30'.H1" chart:class="chart:line">
            <chart:data-point chart:repeated="127"/>
          </chart:series>
          <chart:series chart:style-name="ch14" chart:values-cell-range-address="'30'.I2:'30'.I128" chart:label-cell-address="'30'.I1:'30'.I1" chart:class="chart:line">
            <chart:data-point chart:repeated="127"/>
          </chart:series>
          <chart:series chart:style-name="ch15" chart:values-cell-range-address="'30'.J2:'30'.J128" chart:label-cell-address="'30'.J1:'30'.J1" chart:class="chart:line">
            <chart:data-point chart:repeated="127"/>
          </chart:series>
          <chart:series chart:style-name="ch16" chart:values-cell-range-address="'30'.K2:'30'.K128" chart:label-cell-address="'30'.K1:'30'.K1" chart:class="chart:line">
            <chart:data-point chart:repeated="127"/>
          </chart:series>
          <chart:series chart:style-name="ch17" chart:values-cell-range-address="'30'.L2:'30'.L128" chart:label-cell-address="'30'.L1:'30'.L1" chart:class="chart:line">
            <chart:data-point chart:repeated="127"/>
          </chart:series>
          <chart:series chart:style-name="ch18" chart:values-cell-range-address="'30'.M2:'30'.M128" chart:label-cell-address="'30'.M1:'30'.M1" chart:class="chart:line">
            <chart:data-point chart:repeated="127"/>
          </chart:series>
          <chart:series chart:style-name="ch19" chart:values-cell-range-address="'30'.N2:'30'.N128" chart:label-cell-address="'30'.N1:'30'.N1" chart:class="chart:line">
            <chart:data-point chart:repeated="127"/>
          </chart:series>
          <chart:series chart:style-name="ch20" chart:values-cell-range-address="'30'.O2:'30'.O128" chart:label-cell-address="'30'.O1:'30'.O1" chart:class="chart:line">
            <chart:data-point chart:repeated="127"/>
          </chart:series>
          <chart:series chart:style-name="ch21" chart:values-cell-range-address="'30'.P2:'30'.P128" chart:label-cell-address="'30'.P1:'30'.P1" chart:class="chart:line">
            <chart:data-point chart:repeated="12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50327-194236-1.txt</text:p>
                <draw:g>
                  <svg:desc>'30'.B1:'30'.B1</svg:desc>
                </draw:g>
              </table:table-cell>
              <table:table-cell office:value-type="string">
                <text:p>stat-150327-194600-2.txt</text:p>
                <draw:g>
                  <svg:desc>'30'.C1:'30'.C1</svg:desc>
                </draw:g>
              </table:table-cell>
              <table:table-cell office:value-type="string">
                <text:p>stat-150327-194926-3.txt</text:p>
                <draw:g>
                  <svg:desc>'30'.D1:'30'.D1</svg:desc>
                </draw:g>
              </table:table-cell>
              <table:table-cell office:value-type="string">
                <text:p>stat-150327-195250-4.txt</text:p>
                <draw:g>
                  <svg:desc>'30'.E1:'30'.E1</svg:desc>
                </draw:g>
              </table:table-cell>
              <table:table-cell office:value-type="string">
                <text:p>stat-150327-195614-5.txt</text:p>
                <draw:g>
                  <svg:desc>'30'.F1:'30'.F1</svg:desc>
                </draw:g>
              </table:table-cell>
              <table:table-cell office:value-type="string">
                <text:p>stat-150327-195939-6.txt</text:p>
                <draw:g>
                  <svg:desc>'30'.G1:'30'.G1</svg:desc>
                </draw:g>
              </table:table-cell>
              <table:table-cell office:value-type="string">
                <text:p>stat-150327-200304-7.txt</text:p>
                <draw:g>
                  <svg:desc>'30'.H1:'30'.H1</svg:desc>
                </draw:g>
              </table:table-cell>
              <table:table-cell office:value-type="string">
                <text:p>stat-150327-200628-8.txt</text:p>
                <draw:g>
                  <svg:desc>'30'.I1:'30'.I1</svg:desc>
                </draw:g>
              </table:table-cell>
              <table:table-cell office:value-type="string">
                <text:p>stat-150327-200952-9.txt</text:p>
                <draw:g>
                  <svg:desc>'30'.J1:'30'.J1</svg:desc>
                </draw:g>
              </table:table-cell>
              <table:table-cell office:value-type="string">
                <text:p>stat-150327-201316-10.txt</text:p>
                <draw:g>
                  <svg:desc>'30'.K1:'30'.K1</svg:desc>
                </draw:g>
              </table:table-cell>
              <table:table-cell office:value-type="string">
                <text:p>stat-150327-201642-11.txt</text:p>
                <draw:g>
                  <svg:desc>'30'.L1:'30'.L1</svg:desc>
                </draw:g>
              </table:table-cell>
              <table:table-cell office:value-type="string">
                <text:p>stat-150327-202008-12.txt</text:p>
                <draw:g>
                  <svg:desc>'30'.M1:'30'.M1</svg:desc>
                </draw:g>
              </table:table-cell>
              <table:table-cell office:value-type="string">
                <text:p>stat-150327-202336-13.txt</text:p>
                <draw:g>
                  <svg:desc>'30'.N1:'30'.N1</svg:desc>
                </draw:g>
              </table:table-cell>
              <table:table-cell office:value-type="string">
                <text:p>stat-150327-202659-14.txt</text:p>
                <draw:g>
                  <svg:desc>'30'.O1:'30'.O1</svg:desc>
                </draw:g>
              </table:table-cell>
              <table:table-cell office:value-type="string">
                <text:p>stat-150327-203023-15.txt</text:p>
                <draw:g>
                  <svg:desc>'30'.P1:'30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0'.B2:'30'.B128</svg:desc>
                </draw:g>
              </table:table-cell>
              <table:table-cell office:value-type="float" office:value="1">
                <text:p>1</text:p>
                <draw:g>
                  <svg:desc>'30'.C2:'30'.C128</svg:desc>
                </draw:g>
              </table:table-cell>
              <table:table-cell office:value-type="float" office:value="4">
                <text:p>4</text:p>
                <draw:g>
                  <svg:desc>'30'.D2:'30'.D128</svg:desc>
                </draw:g>
              </table:table-cell>
              <table:table-cell office:value-type="float" office:value="1">
                <text:p>1</text:p>
                <draw:g>
                  <svg:desc>'30'.E2:'30'.E128</svg:desc>
                </draw:g>
              </table:table-cell>
              <table:table-cell office:value-type="float" office:value="1">
                <text:p>1</text:p>
                <draw:g>
                  <svg:desc>'30'.F2:'30'.F128</svg:desc>
                </draw:g>
              </table:table-cell>
              <table:table-cell office:value-type="float" office:value="74">
                <text:p>74</text:p>
                <draw:g>
                  <svg:desc>'30'.G2:'30'.G128</svg:desc>
                </draw:g>
              </table:table-cell>
              <table:table-cell office:value-type="float" office:value="72">
                <text:p>72</text:p>
                <draw:g>
                  <svg:desc>'30'.H2:'30'.H128</svg:desc>
                </draw:g>
              </table:table-cell>
              <table:table-cell office:value-type="float" office:value="3">
                <text:p>3</text:p>
                <draw:g>
                  <svg:desc>'30'.I2:'30'.I128</svg:desc>
                </draw:g>
              </table:table-cell>
              <table:table-cell office:value-type="float" office:value="2">
                <text:p>2</text:p>
                <draw:g>
                  <svg:desc>'30'.J2:'30'.J128</svg:desc>
                </draw:g>
              </table:table-cell>
              <table:table-cell office:value-type="float" office:value="2">
                <text:p>2</text:p>
                <draw:g>
                  <svg:desc>'30'.K2:'30'.K128</svg:desc>
                </draw:g>
              </table:table-cell>
              <table:table-cell office:value-type="float" office:value="3">
                <text:p>3</text:p>
                <draw:g>
                  <svg:desc>'30'.L2:'30'.L128</svg:desc>
                </draw:g>
              </table:table-cell>
              <table:table-cell office:value-type="float" office:value="2">
                <text:p>2</text:p>
                <draw:g>
                  <svg:desc>'30'.M2:'30'.M128</svg:desc>
                </draw:g>
              </table:table-cell>
              <table:table-cell office:value-type="float" office:value="2">
                <text:p>2</text:p>
                <draw:g>
                  <svg:desc>'30'.N2:'30'.N128</svg:desc>
                </draw:g>
              </table:table-cell>
              <table:table-cell office:value-type="float" office:value="2">
                <text:p>2</text:p>
                <draw:g>
                  <svg:desc>'30'.O2:'30'.O128</svg:desc>
                </draw:g>
              </table:table-cell>
              <table:table-cell office:value-type="float" office:value="1">
                <text:p>1</text:p>
                <draw:g>
                  <svg:desc>'30'.P2:'30'.P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4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53">
                <text:p>5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53">
                <text:p>5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">
                <text:p>49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00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00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00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000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000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0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0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1cm" svg:y="0.715cm" style:legend-expansion="high" chart:style-name="ch2"/>
        <chart:plot-area chart:style-name="ch3" table:cell-range-address="'30'.R1:'30'.AF128" chart:data-source-has-labels="row" svg:x="0.77cm" svg:y="0.855cm" svg:width="9.251cm" svg:height="7.545cm">
          <chartooo:coordinate-region svg:x="1.577cm" svg:y="1.054cm" svg:width="8.303cm" svg:height="6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'.R2:'30'.R128" chart:label-cell-address="'30'.R1:'30'.R1" chart:class="chart:line">
            <chart:data-point chart:repeated="127"/>
          </chart:series>
          <chart:series chart:style-name="ch8" chart:values-cell-range-address="'30'.S2:'30'.S128" chart:label-cell-address="'30'.S1:'30'.S1" chart:class="chart:line">
            <chart:data-point chart:repeated="127"/>
          </chart:series>
          <chart:series chart:style-name="ch9" chart:values-cell-range-address="'30'.T2:'30'.T128" chart:label-cell-address="'30'.T1:'30'.T1" chart:class="chart:line">
            <chart:data-point chart:repeated="127"/>
          </chart:series>
          <chart:series chart:style-name="ch10" chart:values-cell-range-address="'30'.U2:'30'.U128" chart:label-cell-address="'30'.U1:'30'.U1" chart:class="chart:line">
            <chart:data-point chart:repeated="127"/>
          </chart:series>
          <chart:series chart:style-name="ch11" chart:values-cell-range-address="'30'.V2:'30'.V128" chart:label-cell-address="'30'.V1:'30'.V1" chart:class="chart:line">
            <chart:data-point chart:repeated="127"/>
          </chart:series>
          <chart:series chart:style-name="ch12" chart:values-cell-range-address="'30'.W2:'30'.W128" chart:label-cell-address="'30'.W1:'30'.W1" chart:class="chart:line">
            <chart:data-point chart:repeated="127"/>
          </chart:series>
          <chart:series chart:style-name="ch13" chart:values-cell-range-address="'30'.X2:'30'.X128" chart:label-cell-address="'30'.X1:'30'.X1" chart:class="chart:line">
            <chart:data-point chart:repeated="127"/>
          </chart:series>
          <chart:series chart:style-name="ch14" chart:values-cell-range-address="'30'.Y2:'30'.Y128" chart:label-cell-address="'30'.Y1:'30'.Y1" chart:class="chart:line">
            <chart:data-point chart:repeated="127"/>
          </chart:series>
          <chart:series chart:style-name="ch15" chart:values-cell-range-address="'30'.Z2:'30'.Z128" chart:label-cell-address="'30'.Z1:'30'.Z1" chart:class="chart:line">
            <chart:data-point chart:repeated="127"/>
          </chart:series>
          <chart:series chart:style-name="ch16" chart:values-cell-range-address="'30'.AA2:'30'.AA128" chart:label-cell-address="'30'.AA1:'30'.AA1" chart:class="chart:line">
            <chart:data-point chart:repeated="127"/>
          </chart:series>
          <chart:series chart:style-name="ch17" chart:values-cell-range-address="'30'.AB2:'30'.AB128" chart:label-cell-address="'30'.AB1:'30'.AB1" chart:class="chart:line">
            <chart:data-point chart:repeated="127"/>
          </chart:series>
          <chart:series chart:style-name="ch18" chart:values-cell-range-address="'30'.AC2:'30'.AC128" chart:label-cell-address="'30'.AC1:'30'.AC1" chart:class="chart:line">
            <chart:data-point chart:repeated="127"/>
          </chart:series>
          <chart:series chart:style-name="ch19" chart:values-cell-range-address="'30'.AD2:'30'.AD128" chart:label-cell-address="'30'.AD1:'30'.AD1" chart:class="chart:line">
            <chart:data-point chart:repeated="127"/>
          </chart:series>
          <chart:series chart:style-name="ch20" chart:values-cell-range-address="'30'.AE2:'30'.AE128" chart:label-cell-address="'30'.AE1:'30'.AE1" chart:class="chart:line">
            <chart:data-point chart:repeated="127"/>
          </chart:series>
          <chart:series chart:style-name="ch21" chart:values-cell-range-address="'30'.AF2:'30'.AF128" chart:label-cell-address="'30'.AF1:'30'.AF1" chart:class="chart:line">
            <chart:data-point chart:repeated="12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50327-194236-1.txt</text:p>
                <draw:g>
                  <svg:desc>'30'.R1:'30'.R1</svg:desc>
                </draw:g>
              </table:table-cell>
              <table:table-cell office:value-type="string">
                <text:p>stat-150327-194600-2.txt</text:p>
                <draw:g>
                  <svg:desc>'30'.S1:'30'.S1</svg:desc>
                </draw:g>
              </table:table-cell>
              <table:table-cell office:value-type="string">
                <text:p>stat-150327-194926-3.txt</text:p>
                <draw:g>
                  <svg:desc>'30'.T1:'30'.T1</svg:desc>
                </draw:g>
              </table:table-cell>
              <table:table-cell office:value-type="string">
                <text:p>stat-150327-195250-4.txt</text:p>
                <draw:g>
                  <svg:desc>'30'.U1:'30'.U1</svg:desc>
                </draw:g>
              </table:table-cell>
              <table:table-cell office:value-type="string">
                <text:p>stat-150327-195614-5.txt</text:p>
                <draw:g>
                  <svg:desc>'30'.V1:'30'.V1</svg:desc>
                </draw:g>
              </table:table-cell>
              <table:table-cell office:value-type="string">
                <text:p>stat-150327-195939-6.txt</text:p>
                <draw:g>
                  <svg:desc>'30'.W1:'30'.W1</svg:desc>
                </draw:g>
              </table:table-cell>
              <table:table-cell office:value-type="string">
                <text:p>stat-150327-200304-7.txt</text:p>
                <draw:g>
                  <svg:desc>'30'.X1:'30'.X1</svg:desc>
                </draw:g>
              </table:table-cell>
              <table:table-cell office:value-type="string">
                <text:p>stat-150327-200628-8.txt</text:p>
                <draw:g>
                  <svg:desc>'30'.Y1:'30'.Y1</svg:desc>
                </draw:g>
              </table:table-cell>
              <table:table-cell office:value-type="string">
                <text:p>stat-150327-200952-9.txt</text:p>
                <draw:g>
                  <svg:desc>'30'.Z1:'30'.Z1</svg:desc>
                </draw:g>
              </table:table-cell>
              <table:table-cell office:value-type="string">
                <text:p>stat-150327-201316-10.txt</text:p>
                <draw:g>
                  <svg:desc>'30'.AA1:'30'.AA1</svg:desc>
                </draw:g>
              </table:table-cell>
              <table:table-cell office:value-type="string">
                <text:p>stat-150327-201642-11.txt</text:p>
                <draw:g>
                  <svg:desc>'30'.AB1:'30'.AB1</svg:desc>
                </draw:g>
              </table:table-cell>
              <table:table-cell office:value-type="string">
                <text:p>stat-150327-202008-12.txt</text:p>
                <draw:g>
                  <svg:desc>'30'.AC1:'30'.AC1</svg:desc>
                </draw:g>
              </table:table-cell>
              <table:table-cell office:value-type="string">
                <text:p>stat-150327-202336-13.txt</text:p>
                <draw:g>
                  <svg:desc>'30'.AD1:'30'.AD1</svg:desc>
                </draw:g>
              </table:table-cell>
              <table:table-cell office:value-type="string">
                <text:p>stat-150327-202659-14.txt</text:p>
                <draw:g>
                  <svg:desc>'30'.AE1:'30'.AE1</svg:desc>
                </draw:g>
              </table:table-cell>
              <table:table-cell office:value-type="string">
                <text:p>stat-150327-203023-15.txt</text:p>
                <draw:g>
                  <svg:desc>'30'.AF1:'30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0'.R2:'30'.R128</svg:desc>
                </draw:g>
              </table:table-cell>
              <table:table-cell office:value-type="float" office:value="1">
                <text:p>1</text:p>
                <draw:g>
                  <svg:desc>'30'.S2:'30'.S128</svg:desc>
                </draw:g>
              </table:table-cell>
              <table:table-cell office:value-type="float" office:value="4">
                <text:p>4</text:p>
                <draw:g>
                  <svg:desc>'30'.T2:'30'.T128</svg:desc>
                </draw:g>
              </table:table-cell>
              <table:table-cell office:value-type="float" office:value="1">
                <text:p>1</text:p>
                <draw:g>
                  <svg:desc>'30'.U2:'30'.U128</svg:desc>
                </draw:g>
              </table:table-cell>
              <table:table-cell office:value-type="float" office:value="1">
                <text:p>1</text:p>
                <draw:g>
                  <svg:desc>'30'.V2:'30'.V128</svg:desc>
                </draw:g>
              </table:table-cell>
              <table:table-cell office:value-type="float" office:value="144">
                <text:p>144</text:p>
                <draw:g>
                  <svg:desc>'30'.W2:'30'.W128</svg:desc>
                </draw:g>
              </table:table-cell>
              <table:table-cell office:value-type="float" office:value="1">
                <text:p>1</text:p>
                <draw:g>
                  <svg:desc>'30'.X2:'30'.X128</svg:desc>
                </draw:g>
              </table:table-cell>
              <table:table-cell office:value-type="float" office:value="4">
                <text:p>4</text:p>
                <draw:g>
                  <svg:desc>'30'.Y2:'30'.Y128</svg:desc>
                </draw:g>
              </table:table-cell>
              <table:table-cell office:value-type="float" office:value="2">
                <text:p>2</text:p>
                <draw:g>
                  <svg:desc>'30'.Z2:'30'.Z128</svg:desc>
                </draw:g>
              </table:table-cell>
              <table:table-cell office:value-type="float" office:value="2">
                <text:p>2</text:p>
                <draw:g>
                  <svg:desc>'30'.AA2:'30'.AA128</svg:desc>
                </draw:g>
              </table:table-cell>
              <table:table-cell office:value-type="float" office:value="3">
                <text:p>3</text:p>
                <draw:g>
                  <svg:desc>'30'.AB2:'30'.AB128</svg:desc>
                </draw:g>
              </table:table-cell>
              <table:table-cell office:value-type="float" office:value="2">
                <text:p>2</text:p>
                <draw:g>
                  <svg:desc>'30'.AC2:'30'.AC128</svg:desc>
                </draw:g>
              </table:table-cell>
              <table:table-cell office:value-type="float" office:value="2">
                <text:p>2</text:p>
                <draw:g>
                  <svg:desc>'30'.AD2:'30'.AD128</svg:desc>
                </draw:g>
              </table:table-cell>
              <table:table-cell office:value-type="float" office:value="2">
                <text:p>2</text:p>
                <draw:g>
                  <svg:desc>'30'.AE2:'30'.AE128</svg:desc>
                </draw:g>
              </table:table-cell>
              <table:table-cell office:value-type="float" office:value="1">
                <text:p>1</text:p>
                <draw:g>
                  <svg:desc>'30'.AF2:'30'.AF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">
                <text:p>161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44">
                <text:p>144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">
                <text:p>15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">
                <text:p>162</text:p>
              </table:table-cell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34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28">
                <text:p>128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">
                <text:p>165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  <table:table-cell office:value-type="float" office:value="54">
                <text:p>5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44">
                <text:p>4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7">
                <text:p>137</text:p>
              </table:table-cell>
              <table:table-cell office:value-type="float" office:value="130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">
                <text:p>161</text:p>
              </table:table-cell>
              <table:table-cell office:value-type="float" office:value="128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09">
                <text:p>109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137">
                <text:p>137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'60'.AG1:'60'.AH129" chart:data-source-has-labels="row" svg:x="0.77cm" svg:y="0.855cm" svg:width="11.95cm" svg:height="7.545cm">
          <chartooo:coordinate-region svg:x="2.053cm" svg:y="1.054cm" svg:width="10.526cm" svg:height="6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60'.AG2:'60'.AG129" chart:label-cell-address="'60'.AG1:'60'.AG1" chart:class="chart:line">
            <chart:data-point chart:repeated="128"/>
          </chart:series>
          <chart:series chart:style-name="ch8" chart:values-cell-range-address="'60'.AH2:'60'.AH129" chart:label-cell-address="'60'.AH1:'60'.AH1" chart:class="chart:line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er</text:p>
                <draw:g>
                  <svg:desc>'60'.AG1:'60'.AG1</svg:desc>
                </draw:g>
              </table:table-cell>
              <table:table-cell office:value-type="string">
                <text:p>Victim</text:p>
                <draw:g>
                  <svg:desc>'60'.AH1:'60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">
                <text:p>28.6</text:p>
                <draw:g>
                  <svg:desc>'60'.AG2:'60'.AG129</svg:desc>
                </draw:g>
              </table:table-cell>
              <table:table-cell office:value-type="float" office:value="55">
                <text:p>55</text:p>
                <draw:g>
                  <svg:desc>'60'.AH2:'60'.AH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9333333333333">
                <text:p>32.9333333333333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9333333333333">
                <text:p>67.9333333333333</text:p>
              </table:table-cell>
              <table:table-cell office:value-type="float" office:value="132.066666666667">
                <text:p>132.0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4666666666667">
                <text:p>69.4666666666667</text:p>
              </table:table-cell>
              <table:table-cell office:value-type="float" office:value="124.066666666667">
                <text:p>124.0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9333333333333">
                <text:p>69.9333333333333</text:p>
              </table:table-cell>
              <table:table-cell office:value-type="float" office:value="116.533333333333">
                <text:p>116.5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4">
                <text:p>71.4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72.3333333333333">
                <text:p>72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4">
                <text:p>74.4</text:p>
              </table:table-cell>
              <table:table-cell office:value-type="float" office:value="69.6666666666667">
                <text:p>69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.6">
                <text:p>75.6</text:p>
              </table:table-cell>
              <table:table-cell office:value-type="float" office:value="60.0666666666667">
                <text:p>60.0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.5333333333333">
                <text:p>78.5333333333333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4">
                <text:p>78.4</text:p>
              </table:table-cell>
              <table:table-cell office:value-type="float" office:value="32.8666666666667">
                <text:p>32.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">
                <text:p>79.2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4">
                <text:p>80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1333333333333">
                <text:p>74.133333333333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4666666666667">
                <text:p>79.466666666666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2">
                <text:p>80.2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.9333333333333">
                <text:p>81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.5333333333333">
                <text:p>81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9333333333333">
                <text:p>79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.1333333333334">
                <text:p>82.13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.5333333333333">
                <text:p>82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1333333333333">
                <text:p>78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.1333333333333">
                <text:p>83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.4666666666667">
                <text:p>84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.9333333333333">
                <text:p>82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.1333333333333">
                <text:p>80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.5333333333333">
                <text:p>80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1333333333333">
                <text:p>80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.7333333333333">
                <text:p>82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.9333333333333">
                <text:p>82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5333333333333">
                <text:p>84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.9333333333333">
                <text:p>81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.9333333333333">
                <text:p>82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.2666666666667">
                <text:p>80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1333333333333">
                <text:p>83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2857142857143">
                <text:p>83.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.4615384615385">
                <text:p>81.4615384615385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.7">
                <text:p>7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.4285714285714">
                <text:p>45.4285714285714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sem.AG1:sem.AH143" chart:data-source-has-labels="row" svg:x="0.77cm" svg:y="0.855cm" svg:width="11.95cm" svg:height="7.545cm">
          <chartooo:coordinate-region svg:x="2.053cm" svg:y="1.054cm" svg:width="10.526cm" svg:height="6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m.AG2:sem.AG143" chart:label-cell-address="sem.AG1:sem.AG1" chart:class="chart:line">
            <chart:data-point chart:repeated="142"/>
          </chart:series>
          <chart:series chart:style-name="ch8" chart:values-cell-range-address="sem.AH2:sem.AH143" chart:label-cell-address="sem.AH1:sem.AH1" chart:class="chart:line">
            <chart:data-point chart:repeated="1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er</text:p>
                <draw:g>
                  <svg:desc>sem.AG1:sem.AG1</svg:desc>
                </draw:g>
              </table:table-cell>
              <table:table-cell office:value-type="string">
                <text:p>Victim</text:p>
                <draw:g>
                  <svg:desc>sem.AH1:sem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333333333333">
                <text:p>5.13333333333333</text:p>
                <draw:g>
                  <svg:desc>sem.AG2:sem.AG143</svg:desc>
                </draw:g>
              </table:table-cell>
              <table:table-cell office:value-type="float" office:value="6.66666666666667">
                <text:p>6.66666666666667</text:p>
                <draw:g>
                  <svg:desc>sem.AH2:sem.AH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4">
                <text:p>33.4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">
                <text:p>76.6</text:p>
              </table:table-cell>
              <table:table-cell office:value-type="float" office:value="151.933333333333">
                <text:p>151.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8">
                <text:p>74.8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8666666666667">
                <text:p>72.8666666666667</text:p>
              </table:table-cell>
              <table:table-cell office:value-type="float" office:value="144.066666666667">
                <text:p>144.0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7333333333333">
                <text:p>71.7333333333333</text:p>
              </table:table-cell>
              <table:table-cell office:value-type="float" office:value="142.866666666667">
                <text:p>142.8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0666666666667">
                <text:p>74.0666666666667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8666666666667">
                <text:p>72.8666666666667</text:p>
              </table:table-cell>
              <table:table-cell office:value-type="float" office:value="145.8">
                <text:p>14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8">
                <text:p>74.8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152.666666666667">
                <text:p>152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1333333333333">
                <text:p>77.1333333333333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4666666666667">
                <text:p>75.4666666666667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0666666666667">
                <text:p>73.0666666666667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8">
                <text:p>71.8</text:p>
              </table:table-cell>
              <table:table-cell office:value-type="float" office:value="142.733333333333">
                <text:p>142.7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4">
                <text:p>72.4</text:p>
              </table:table-cell>
              <table:table-cell office:value-type="float" office:value="143.666666666667">
                <text:p>143.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9333333333333">
                <text:p>73.9333333333333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6">
                <text:p>76.6</text:p>
              </table:table-cell>
              <table:table-cell office:value-type="float" office:value="152.133333333333">
                <text:p>152.1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4">
                <text:p>77.4</text:p>
              </table:table-cell>
              <table:table-cell office:value-type="float" office:value="153.666666666667">
                <text:p>153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4666666666667">
                <text:p>76.4666666666667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.8">
                <text:p>73.8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1333333333333">
                <text:p>72.1333333333333</text:p>
              </table:table-cell>
              <table:table-cell office:value-type="float" office:value="143.266666666667">
                <text:p>143.2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8">
                <text:p>71.8</text:p>
              </table:table-cell>
              <table:table-cell office:value-type="float" office:value="142.6">
                <text:p>14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43.133333333333">
                <text:p>143.1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145.866666666667">
                <text:p>145.8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.4">
                <text:p>75.4</text:p>
              </table:table-cell>
              <table:table-cell office:value-type="float" office:value="149.8">
                <text:p>149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.6666666666667">
                <text:p>77.6666666666667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0666666666667">
                <text:p>77.0666666666667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149.8">
                <text:p>14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.9333333333333">
                <text:p>72.9333333333333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.9333333333333">
                <text:p>71.9333333333333</text:p>
              </table:table-cell>
              <table:table-cell office:value-type="float" office:value="142.733333333333">
                <text:p>142.7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.0666666666667">
                <text:p>72.0666666666667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.1333333333333">
                <text:p>73.1333333333333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.7333333333333">
                <text:p>74.7333333333333</text:p>
              </table:table-cell>
              <table:table-cell office:value-type="float" office:value="148.733333333333">
                <text:p>148.7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.4">
                <text:p>77.4</text:p>
              </table:table-cell>
              <table:table-cell office:value-type="float" office:value="152.8">
                <text:p>152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54.866666666667">
                <text:p>154.8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151.466666666667">
                <text:p>151.4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.4666666666667">
                <text:p>73.4666666666667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">
                <text:p>72</text:p>
              </table:table-cell>
              <table:table-cell office:value-type="float" office:value="143.133333333333">
                <text:p>143.1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8666666666667">
                <text:p>71.866666666666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.2666666666667">
                <text:p>72.2666666666667</text:p>
              </table:table-cell>
              <table:table-cell office:value-type="float" office:value="143.666666666667">
                <text:p>143.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8">
                <text:p>73.8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.5333333333333">
                <text:p>76.5333333333333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.8666666666667">
                <text:p>77.86666666666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.6">
                <text:p>76.6</text:p>
              </table:table-cell>
              <table:table-cell office:value-type="float" office:value="152.533333333333">
                <text:p>152.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2666666666667">
                <text:p>74.2666666666667</text:p>
              </table:table-cell>
              <table:table-cell office:value-type="float" office:value="148.133333333333">
                <text:p>148.1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8">
                <text:p>72.8</text:p>
              </table:table-cell>
              <table:table-cell office:value-type="float" office:value="144.866666666667">
                <text:p>144.8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142.266666666667">
                <text:p>142.2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9333333333333">
                <text:p>71.9333333333333</text:p>
              </table:table-cell>
              <table:table-cell office:value-type="float" office:value="143.266666666667">
                <text:p>143.2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2">
                <text:p>73.2</text:p>
              </table:table-cell>
              <table:table-cell office:value-type="float" office:value="145.533333333333">
                <text:p>145.5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.4666666666667">
                <text:p>75.4666666666667</text:p>
              </table:table-cell>
              <table:table-cell office:value-type="float" office:value="150.066666666667">
                <text:p>150.0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.4">
                <text:p>77.4</text:p>
              </table:table-cell>
              <table:table-cell office:value-type="float" office:value="153.133333333333">
                <text:p>153.1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8666666666667">
                <text:p>76.8666666666667</text:p>
              </table:table-cell>
              <table:table-cell office:value-type="float" office:value="153.266666666667">
                <text:p>153.2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149.533333333333">
                <text:p>149.5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5333333333333">
                <text:p>73.5333333333333</text:p>
              </table:table-cell>
              <table:table-cell office:value-type="float" office:value="145.133333333333">
                <text:p>145.1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0666666666667">
                <text:p>72.0666666666667</text:p>
              </table:table-cell>
              <table:table-cell office:value-type="float" office:value="144.133333333333">
                <text:p>144.1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.4">
                <text:p>72.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.5333333333333">
                <text:p>72.53333333333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.4">
                <text:p>74.4</text:p>
              </table:table-cell>
              <table:table-cell office:value-type="float" office:value="147.266666666667">
                <text:p>147.2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.8">
                <text:p>76.8</text:p>
              </table:table-cell>
              <table:table-cell office:value-type="float" office:value="153.133333333333">
                <text:p>153.1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6">
                <text:p>77.6</text:p>
              </table:table-cell>
              <table:table-cell office:value-type="float" office:value="154.733333333333">
                <text:p>154.7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.8666666666667">
                <text:p>75.8666666666667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.8">
                <text:p>73.8</text:p>
              </table:table-cell>
              <table:table-cell office:value-type="float" office:value="147.133333333333">
                <text:p>147.1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.4">
                <text:p>72.4</text:p>
              </table:table-cell>
              <table:table-cell office:value-type="float" office:value="143.933333333333">
                <text:p>143.9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.0666666666667">
                <text:p>72.0666666666667</text:p>
              </table:table-cell>
              <table:table-cell office:value-type="float" office:value="143.466666666667">
                <text:p>143.4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7333333333333">
                <text:p>72.7333333333333</text:p>
              </table:table-cell>
              <table:table-cell office:value-type="float" office:value="144.533333333333">
                <text:p>144.5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.2666666666667">
                <text:p>74.2666666666667</text:p>
              </table:table-cell>
              <table:table-cell office:value-type="float" office:value="148.266666666667">
                <text:p>148.2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.8666666666667">
                <text:p>75.8666666666667</text:p>
              </table:table-cell>
              <table:table-cell office:value-type="float" office:value="151.066666666667">
                <text:p>151.0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6">
                <text:p>77.6</text:p>
              </table:table-cell>
              <table:table-cell office:value-type="float" office:value="153.933333333333">
                <text:p>153.9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151.933333333333">
                <text:p>151.9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.2666666666667">
                <text:p>74.2666666666667</text:p>
              </table:table-cell>
              <table:table-cell office:value-type="float" office:value="148.466666666667">
                <text:p>148.4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.9333333333333">
                <text:p>72.9333333333333</text:p>
              </table:table-cell>
              <table:table-cell office:value-type="float" office:value="144.333333333333">
                <text:p>144.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8">
                <text:p>72.8</text:p>
              </table:table-cell>
              <table:table-cell office:value-type="float" office:value="144.866666666667">
                <text:p>144.8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1333333333333">
                <text:p>72.1333333333333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1333333333333">
                <text:p>73.1333333333333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150.866666666667">
                <text:p>150.8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2666666666667">
                <text:p>77.2666666666667</text:p>
              </table:table-cell>
              <table:table-cell office:value-type="float" office:value="153.466666666667">
                <text:p>153.4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.4">
                <text:p>75.4</text:p>
              </table:table-cell>
              <table:table-cell office:value-type="float" office:value="149.733333333333">
                <text:p>149.7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.8666666666667">
                <text:p>72.8666666666667</text:p>
              </table:table-cell>
              <table:table-cell office:value-type="float" office:value="145.466666666667">
                <text:p>145.4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142.733333333333">
                <text:p>142.7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.8666666666667">
                <text:p>74.8666666666667</text:p>
              </table:table-cell>
              <table:table-cell office:value-type="float" office:value="148.466666666667">
                <text:p>148.4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.8666666666667">
                <text:p>76.8666666666667</text:p>
              </table:table-cell>
              <table:table-cell office:value-type="float" office:value="152.933333333333">
                <text:p>152.9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4">
                <text:p>77.4</text:p>
              </table:table-cell>
              <table:table-cell office:value-type="float" office:value="154.133333333333">
                <text:p>154.1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.4">
                <text:p>75.4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.8666666666667">
                <text:p>73.8666666666667</text:p>
              </table:table-cell>
              <table:table-cell office:value-type="float" office:value="146.8">
                <text:p>146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.9333333333333">
                <text:p>71.9333333333333</text:p>
              </table:table-cell>
              <table:table-cell office:value-type="float" office:value="143.133333333333">
                <text:p>143.1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6">
                <text:p>71.6</text:p>
              </table:table-cell>
              <table:table-cell office:value-type="float" office:value="142.533333333333">
                <text:p>142.5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.0666666666667">
                <text:p>74.0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.4">
                <text:p>76.4</text:p>
              </table:table-cell>
              <table:table-cell office:value-type="float" office:value="152.133333333333">
                <text:p>152.1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53.933333333333">
                <text:p>153.9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.8666666666667">
                <text:p>76.8666666666667</text:p>
              </table:table-cell>
              <table:table-cell office:value-type="float" office:value="152.466666666667">
                <text:p>152.4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.7333333333333">
                <text:p>72.7333333333333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.8">
                <text:p>71.8</text:p>
              </table:table-cell>
              <table:table-cell office:value-type="float" office:value="143.266666666667">
                <text:p>143.2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.1333333333333">
                <text:p>72.1333333333333</text:p>
              </table:table-cell>
              <table:table-cell office:value-type="float" office:value="143.666666666667">
                <text:p>143.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.4">
                <text:p>75.4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.4">
                <text:p>77.4</text:p>
              </table:table-cell>
              <table:table-cell office:value-type="float" office:value="152.666666666667">
                <text:p>152.6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.4666666666667">
                <text:p>77.4666666666667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.2666666666667">
                <text:p>75.2666666666667</text:p>
              </table:table-cell>
              <table:table-cell office:value-type="float" office:value="150.333333333333">
                <text:p>150.3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0666666666667">
                <text:p>73.0666666666667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.8666666666667">
                <text:p>71.8666666666667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.8666666666667">
                <text:p>71.8666666666667</text:p>
              </table:table-cell>
              <table:table-cell office:value-type="float" office:value="142.933333333333">
                <text:p>142.9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.5333333333333">
                <text:p>72.5333333333333</text:p>
              </table:table-cell>
              <table:table-cell office:value-type="float" office:value="144.466666666667">
                <text:p>144.4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4666666666667">
                <text:p>74.4666666666667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6">
                <text:p>76.6</text:p>
              </table:table-cell>
              <table:table-cell office:value-type="float" office:value="153.066666666667">
                <text:p>153.0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8666666666667">
                <text:p>77.8666666666667</text:p>
              </table:table-cell>
              <table:table-cell office:value-type="float" office:value="154.933333333333">
                <text:p>154.9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151.466666666667">
                <text:p>151.4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.0666666666667">
                <text:p>74.0666666666667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.2666666666667">
                <text:p>72.2666666666667</text:p>
              </table:table-cell>
              <table:table-cell office:value-type="float" office:value="143.8">
                <text:p>143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">
                <text:p>72</text:p>
              </table:table-cell>
              <table:table-cell office:value-type="float" office:value="143.066666666667">
                <text:p>143.0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">
                <text:p>72</text:p>
              </table:table-cell>
              <table:table-cell office:value-type="float" office:value="142.533333333333">
                <text:p>142.5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.5333333333333">
                <text:p>73.5333333333333</text:p>
              </table:table-cell>
              <table:table-cell office:value-type="float" office:value="145.6">
                <text:p>145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.9333333333333">
                <text:p>75.9333333333333</text:p>
              </table:table-cell>
              <table:table-cell office:value-type="float" office:value="151.133333333333">
                <text:p>151.1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.4">
                <text:p>77.4</text:p>
              </table:table-cell>
              <table:table-cell office:value-type="float" office:value="153.733333333333">
                <text:p>153.7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53.533333333333">
                <text:p>153.5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.8">
                <text:p>74.8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.9333333333333">
                <text:p>72.933333333333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">
                <text:p>72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.2">
                <text:p>72.2</text:p>
              </table:table-cell>
              <table:table-cell office:value-type="float" office:value="144.066666666667">
                <text:p>144.0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.9333333333333">
                <text:p>74.9333333333333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2666666666667">
                <text:p>77.2666666666667</text:p>
              </table:table-cell>
              <table:table-cell office:value-type="float" office:value="152.466666666667">
                <text:p>152.4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5333333333333">
                <text:p>77.5333333333333</text:p>
              </table:table-cell>
              <table:table-cell office:value-type="float" office:value="155.266666666667">
                <text:p>155.2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150.466666666667">
                <text:p>150.4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.7333333333333">
                <text:p>73.7333333333333</text:p>
              </table:table-cell>
              <table:table-cell office:value-type="float" office:value="146.066666666667">
                <text:p>146.0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.0666666666667">
                <text:p>72.0666666666667</text:p>
              </table:table-cell>
              <table:table-cell office:value-type="float" office:value="144.266666666667">
                <text:p>144.2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.1333333333333">
                <text:p>72.1333333333333</text:p>
              </table:table-cell>
              <table:table-cell office:value-type="float" office:value="143.266666666667">
                <text:p>143.2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.2">
                <text:p>72.2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.8666666666667">
                <text:p>73.86666666666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.2666666666667">
                <text:p>76.2666666666667</text:p>
              </table:table-cell>
              <table:table-cell office:value-type="float" office:value="152.133333333333">
                <text:p>152.1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.2666666666667">
                <text:p>71.2666666666667</text:p>
              </table:table-cell>
              <table:table-cell office:value-type="float" office:value="140.533333333333">
                <text:p>140.5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34.8666666666667">
                <text:p>34.86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00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00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00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000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000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0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0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1cm" svg:y="0.715cm" style:legend-expansion="high" chart:style-name="ch2"/>
        <chart:plot-area chart:style-name="ch3" table:cell-range-address="sem.B1:sem.P143" chart:data-source-has-labels="row" svg:x="0.77cm" svg:y="0.855cm" svg:width="9.251cm" svg:height="7.545cm">
          <chartooo:coordinate-region svg:x="1.391cm" svg:y="1.054cm" svg:width="8.549cm" svg:height="6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m.B2:sem.B143" chart:label-cell-address="sem.B1:sem.B1" chart:class="chart:line">
            <chart:data-point chart:repeated="142"/>
          </chart:series>
          <chart:series chart:style-name="ch8" chart:values-cell-range-address="sem.C2:sem.C143" chart:label-cell-address="sem.C1:sem.C1" chart:class="chart:line">
            <chart:data-point chart:repeated="142"/>
          </chart:series>
          <chart:series chart:style-name="ch9" chart:values-cell-range-address="sem.D2:sem.D143" chart:label-cell-address="sem.D1:sem.D1" chart:class="chart:line">
            <chart:data-point chart:repeated="142"/>
          </chart:series>
          <chart:series chart:style-name="ch10" chart:values-cell-range-address="sem.E2:sem.E143" chart:label-cell-address="sem.E1:sem.E1" chart:class="chart:line">
            <chart:data-point chart:repeated="142"/>
          </chart:series>
          <chart:series chart:style-name="ch11" chart:values-cell-range-address="sem.F2:sem.F143" chart:label-cell-address="sem.F1:sem.F1" chart:class="chart:line">
            <chart:data-point chart:repeated="142"/>
          </chart:series>
          <chart:series chart:style-name="ch12" chart:values-cell-range-address="sem.G2:sem.G143" chart:label-cell-address="sem.G1:sem.G1" chart:class="chart:line">
            <chart:data-point chart:repeated="142"/>
          </chart:series>
          <chart:series chart:style-name="ch13" chart:values-cell-range-address="sem.H2:sem.H143" chart:label-cell-address="sem.H1:sem.H1" chart:class="chart:line">
            <chart:data-point chart:repeated="142"/>
          </chart:series>
          <chart:series chart:style-name="ch14" chart:values-cell-range-address="sem.I2:sem.I143" chart:label-cell-address="sem.I1:sem.I1" chart:class="chart:line">
            <chart:data-point chart:repeated="142"/>
          </chart:series>
          <chart:series chart:style-name="ch15" chart:values-cell-range-address="sem.J2:sem.J143" chart:label-cell-address="sem.J1:sem.J1" chart:class="chart:line">
            <chart:data-point chart:repeated="142"/>
          </chart:series>
          <chart:series chart:style-name="ch16" chart:values-cell-range-address="sem.K2:sem.K143" chart:label-cell-address="sem.K1:sem.K1" chart:class="chart:line">
            <chart:data-point chart:repeated="142"/>
          </chart:series>
          <chart:series chart:style-name="ch17" chart:values-cell-range-address="sem.L2:sem.L143" chart:label-cell-address="sem.L1:sem.L1" chart:class="chart:line">
            <chart:data-point chart:repeated="142"/>
          </chart:series>
          <chart:series chart:style-name="ch18" chart:values-cell-range-address="sem.M2:sem.M143" chart:label-cell-address="sem.M1:sem.M1" chart:class="chart:line">
            <chart:data-point chart:repeated="142"/>
          </chart:series>
          <chart:series chart:style-name="ch19" chart:values-cell-range-address="sem.N2:sem.N143" chart:label-cell-address="sem.N1:sem.N1" chart:class="chart:line">
            <chart:data-point chart:repeated="142"/>
          </chart:series>
          <chart:series chart:style-name="ch20" chart:values-cell-range-address="sem.O2:sem.O143" chart:label-cell-address="sem.O1:sem.O1" chart:class="chart:line">
            <chart:data-point chart:repeated="142"/>
          </chart:series>
          <chart:series chart:style-name="ch21" chart:values-cell-range-address="sem.P2:sem.P143" chart:label-cell-address="sem.P1:sem.P1" chart:class="chart:line">
            <chart:data-point chart:repeated="14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50328-151441-1.txt</text:p>
                <draw:g>
                  <svg:desc>sem.B1:sem.B1</svg:desc>
                </draw:g>
              </table:table-cell>
              <table:table-cell office:value-type="string">
                <text:p>stat-150328-151736-2.txt</text:p>
                <draw:g>
                  <svg:desc>sem.C1:sem.C1</svg:desc>
                </draw:g>
              </table:table-cell>
              <table:table-cell office:value-type="string">
                <text:p>stat-150328-152032-3.txt</text:p>
                <draw:g>
                  <svg:desc>sem.D1:sem.D1</svg:desc>
                </draw:g>
              </table:table-cell>
              <table:table-cell office:value-type="string">
                <text:p>stat-150328-152327-4.txt</text:p>
                <draw:g>
                  <svg:desc>sem.E1:sem.E1</svg:desc>
                </draw:g>
              </table:table-cell>
              <table:table-cell office:value-type="string">
                <text:p>stat-150328-152623-5.txt</text:p>
                <draw:g>
                  <svg:desc>sem.F1:sem.F1</svg:desc>
                </draw:g>
              </table:table-cell>
              <table:table-cell office:value-type="string">
                <text:p>stat-150328-152918-6.txt</text:p>
                <draw:g>
                  <svg:desc>sem.G1:sem.G1</svg:desc>
                </draw:g>
              </table:table-cell>
              <table:table-cell office:value-type="string">
                <text:p>stat-150328-153213-7.txt</text:p>
                <draw:g>
                  <svg:desc>sem.H1:sem.H1</svg:desc>
                </draw:g>
              </table:table-cell>
              <table:table-cell office:value-type="string">
                <text:p>stat-150328-153509-8.txt</text:p>
                <draw:g>
                  <svg:desc>sem.I1:sem.I1</svg:desc>
                </draw:g>
              </table:table-cell>
              <table:table-cell office:value-type="string">
                <text:p>stat-150328-153804-9.txt</text:p>
                <draw:g>
                  <svg:desc>sem.J1:sem.J1</svg:desc>
                </draw:g>
              </table:table-cell>
              <table:table-cell office:value-type="string">
                <text:p>stat-150328-154100-10.txt</text:p>
                <draw:g>
                  <svg:desc>sem.K1:sem.K1</svg:desc>
                </draw:g>
              </table:table-cell>
              <table:table-cell office:value-type="string">
                <text:p>stat-150328-154355-11.txt</text:p>
                <draw:g>
                  <svg:desc>sem.L1:sem.L1</svg:desc>
                </draw:g>
              </table:table-cell>
              <table:table-cell office:value-type="string">
                <text:p>stat-150328-154651-12.txt</text:p>
                <draw:g>
                  <svg:desc>sem.M1:sem.M1</svg:desc>
                </draw:g>
              </table:table-cell>
              <table:table-cell office:value-type="string">
                <text:p>stat-150328-154947-13.txt</text:p>
                <draw:g>
                  <svg:desc>sem.N1:sem.N1</svg:desc>
                </draw:g>
              </table:table-cell>
              <table:table-cell office:value-type="string">
                <text:p>stat-150328-155242-14.txt</text:p>
                <draw:g>
                  <svg:desc>sem.O1:sem.O1</svg:desc>
                </draw:g>
              </table:table-cell>
              <table:table-cell office:value-type="string">
                <text:p>stat-150328-155538-15.txt</text:p>
                <draw:g>
                  <svg:desc>sem.P1:sem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em.B2:sem.B143</svg:desc>
                </draw:g>
              </table:table-cell>
              <table:table-cell office:value-type="float" office:value="4">
                <text:p>4</text:p>
                <draw:g>
                  <svg:desc>sem.C2:sem.C143</svg:desc>
                </draw:g>
              </table:table-cell>
              <table:table-cell office:value-type="float" office:value="5">
                <text:p>5</text:p>
                <draw:g>
                  <svg:desc>sem.D2:sem.D143</svg:desc>
                </draw:g>
              </table:table-cell>
              <table:table-cell office:value-type="float" office:value="4">
                <text:p>4</text:p>
                <draw:g>
                  <svg:desc>sem.E2:sem.E143</svg:desc>
                </draw:g>
              </table:table-cell>
              <table:table-cell office:value-type="float" office:value="3">
                <text:p>3</text:p>
                <draw:g>
                  <svg:desc>sem.F2:sem.F143</svg:desc>
                </draw:g>
              </table:table-cell>
              <table:table-cell office:value-type="float" office:value="4">
                <text:p>4</text:p>
                <draw:g>
                  <svg:desc>sem.G2:sem.G143</svg:desc>
                </draw:g>
              </table:table-cell>
              <table:table-cell office:value-type="float" office:value="1">
                <text:p>1</text:p>
                <draw:g>
                  <svg:desc>sem.H2:sem.H143</svg:desc>
                </draw:g>
              </table:table-cell>
              <table:table-cell office:value-type="float" office:value="4">
                <text:p>4</text:p>
                <draw:g>
                  <svg:desc>sem.I2:sem.I143</svg:desc>
                </draw:g>
              </table:table-cell>
              <table:table-cell office:value-type="float" office:value="3">
                <text:p>3</text:p>
                <draw:g>
                  <svg:desc>sem.J2:sem.J143</svg:desc>
                </draw:g>
              </table:table-cell>
              <table:table-cell office:value-type="float" office:value="3">
                <text:p>3</text:p>
                <draw:g>
                  <svg:desc>sem.K2:sem.K143</svg:desc>
                </draw:g>
              </table:table-cell>
              <table:table-cell office:value-type="float" office:value="4">
                <text:p>4</text:p>
                <draw:g>
                  <svg:desc>sem.L2:sem.L143</svg:desc>
                </draw:g>
              </table:table-cell>
              <table:table-cell office:value-type="float" office:value="3">
                <text:p>3</text:p>
                <draw:g>
                  <svg:desc>sem.M2:sem.M143</svg:desc>
                </draw:g>
              </table:table-cell>
              <table:table-cell office:value-type="float" office:value="2">
                <text:p>2</text:p>
                <draw:g>
                  <svg:desc>sem.N2:sem.N143</svg:desc>
                </draw:g>
              </table:table-cell>
              <table:table-cell office:value-type="float" office:value="4">
                <text:p>4</text:p>
                <draw:g>
                  <svg:desc>sem.O2:sem.O143</svg:desc>
                </draw:g>
              </table:table-cell>
              <table:table-cell office:value-type="float" office:value="29">
                <text:p>29</text:p>
                <draw:g>
                  <svg:desc>sem.P2:sem.P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00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00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00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000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000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0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0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1cm" svg:y="0.715cm" style:legend-expansion="high" chart:style-name="ch2"/>
        <chart:plot-area chart:style-name="ch3" table:cell-range-address="sem.R1:sem.AF143" chart:data-source-has-labels="row" svg:x="0.77cm" svg:y="0.855cm" svg:width="9.251cm" svg:height="7.545cm">
          <chartooo:coordinate-region svg:x="1.577cm" svg:y="1.054cm" svg:width="8.361cm" svg:height="6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m.R2:sem.R143" chart:label-cell-address="sem.R1:sem.R1" chart:class="chart:line">
            <chart:data-point chart:repeated="142"/>
          </chart:series>
          <chart:series chart:style-name="ch8" chart:values-cell-range-address="sem.S2:sem.S143" chart:label-cell-address="sem.S1:sem.S1" chart:class="chart:line">
            <chart:data-point chart:repeated="142"/>
          </chart:series>
          <chart:series chart:style-name="ch9" chart:values-cell-range-address="sem.T2:sem.T143" chart:label-cell-address="sem.T1:sem.T1" chart:class="chart:line">
            <chart:data-point chart:repeated="142"/>
          </chart:series>
          <chart:series chart:style-name="ch10" chart:values-cell-range-address="sem.U2:sem.U143" chart:label-cell-address="sem.U1:sem.U1" chart:class="chart:line">
            <chart:data-point chart:repeated="142"/>
          </chart:series>
          <chart:series chart:style-name="ch11" chart:values-cell-range-address="sem.V2:sem.V143" chart:label-cell-address="sem.V1:sem.V1" chart:class="chart:line">
            <chart:data-point chart:repeated="142"/>
          </chart:series>
          <chart:series chart:style-name="ch12" chart:values-cell-range-address="sem.W2:sem.W143" chart:label-cell-address="sem.W1:sem.W1" chart:class="chart:line">
            <chart:data-point chart:repeated="142"/>
          </chart:series>
          <chart:series chart:style-name="ch13" chart:values-cell-range-address="sem.X2:sem.X143" chart:label-cell-address="sem.X1:sem.X1" chart:class="chart:line">
            <chart:data-point chart:repeated="142"/>
          </chart:series>
          <chart:series chart:style-name="ch14" chart:values-cell-range-address="sem.Y2:sem.Y143" chart:label-cell-address="sem.Y1:sem.Y1" chart:class="chart:line">
            <chart:data-point chart:repeated="142"/>
          </chart:series>
          <chart:series chart:style-name="ch15" chart:values-cell-range-address="sem.Z2:sem.Z143" chart:label-cell-address="sem.Z1:sem.Z1" chart:class="chart:line">
            <chart:data-point chart:repeated="142"/>
          </chart:series>
          <chart:series chart:style-name="ch16" chart:values-cell-range-address="sem.AA2:sem.AA143" chart:label-cell-address="sem.AA1:sem.AA1" chart:class="chart:line">
            <chart:data-point chart:repeated="142"/>
          </chart:series>
          <chart:series chart:style-name="ch17" chart:values-cell-range-address="sem.AB2:sem.AB143" chart:label-cell-address="sem.AB1:sem.AB1" chart:class="chart:line">
            <chart:data-point chart:repeated="142"/>
          </chart:series>
          <chart:series chart:style-name="ch18" chart:values-cell-range-address="sem.AC2:sem.AC143" chart:label-cell-address="sem.AC1:sem.AC1" chart:class="chart:line">
            <chart:data-point chart:repeated="142"/>
          </chart:series>
          <chart:series chart:style-name="ch19" chart:values-cell-range-address="sem.AD2:sem.AD143" chart:label-cell-address="sem.AD1:sem.AD1" chart:class="chart:line">
            <chart:data-point chart:repeated="142"/>
          </chart:series>
          <chart:series chart:style-name="ch20" chart:values-cell-range-address="sem.AE2:sem.AE143" chart:label-cell-address="sem.AE1:sem.AE1" chart:class="chart:line">
            <chart:data-point chart:repeated="142"/>
          </chart:series>
          <chart:series chart:style-name="ch21" chart:values-cell-range-address="sem.AF2:sem.AF143" chart:label-cell-address="sem.AF1:sem.AF1" chart:class="chart:line">
            <chart:data-point chart:repeated="14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50328-151441-1.txt</text:p>
                <draw:g>
                  <svg:desc>sem.R1:sem.R1</svg:desc>
                </draw:g>
              </table:table-cell>
              <table:table-cell office:value-type="string">
                <text:p>stat-150328-151736-2.txt</text:p>
                <draw:g>
                  <svg:desc>sem.S1:sem.S1</svg:desc>
                </draw:g>
              </table:table-cell>
              <table:table-cell office:value-type="string">
                <text:p>stat-150328-152032-3.txt</text:p>
                <draw:g>
                  <svg:desc>sem.T1:sem.T1</svg:desc>
                </draw:g>
              </table:table-cell>
              <table:table-cell office:value-type="string">
                <text:p>stat-150328-152327-4.txt</text:p>
                <draw:g>
                  <svg:desc>sem.U1:sem.U1</svg:desc>
                </draw:g>
              </table:table-cell>
              <table:table-cell office:value-type="string">
                <text:p>stat-150328-152623-5.txt</text:p>
                <draw:g>
                  <svg:desc>sem.V1:sem.V1</svg:desc>
                </draw:g>
              </table:table-cell>
              <table:table-cell office:value-type="string">
                <text:p>stat-150328-152918-6.txt</text:p>
                <draw:g>
                  <svg:desc>sem.W1:sem.W1</svg:desc>
                </draw:g>
              </table:table-cell>
              <table:table-cell office:value-type="string">
                <text:p>stat-150328-153213-7.txt</text:p>
                <draw:g>
                  <svg:desc>sem.X1:sem.X1</svg:desc>
                </draw:g>
              </table:table-cell>
              <table:table-cell office:value-type="string">
                <text:p>stat-150328-153509-8.txt</text:p>
                <draw:g>
                  <svg:desc>sem.Y1:sem.Y1</svg:desc>
                </draw:g>
              </table:table-cell>
              <table:table-cell office:value-type="string">
                <text:p>stat-150328-153804-9.txt</text:p>
                <draw:g>
                  <svg:desc>sem.Z1:sem.Z1</svg:desc>
                </draw:g>
              </table:table-cell>
              <table:table-cell office:value-type="string">
                <text:p>stat-150328-154100-10.txt</text:p>
                <draw:g>
                  <svg:desc>sem.AA1:sem.AA1</svg:desc>
                </draw:g>
              </table:table-cell>
              <table:table-cell office:value-type="string">
                <text:p>stat-150328-154355-11.txt</text:p>
                <draw:g>
                  <svg:desc>sem.AB1:sem.AB1</svg:desc>
                </draw:g>
              </table:table-cell>
              <table:table-cell office:value-type="string">
                <text:p>stat-150328-154651-12.txt</text:p>
                <draw:g>
                  <svg:desc>sem.AC1:sem.AC1</svg:desc>
                </draw:g>
              </table:table-cell>
              <table:table-cell office:value-type="string">
                <text:p>stat-150328-154947-13.txt</text:p>
                <draw:g>
                  <svg:desc>sem.AD1:sem.AD1</svg:desc>
                </draw:g>
              </table:table-cell>
              <table:table-cell office:value-type="string">
                <text:p>stat-150328-155242-14.txt</text:p>
                <draw:g>
                  <svg:desc>sem.AE1:sem.AE1</svg:desc>
                </draw:g>
              </table:table-cell>
              <table:table-cell office:value-type="string">
                <text:p>stat-150328-155538-15.txt</text:p>
                <draw:g>
                  <svg:desc>sem.AF1:sem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em.R2:sem.R143</svg:desc>
                </draw:g>
              </table:table-cell>
              <table:table-cell office:value-type="float" office:value="4">
                <text:p>4</text:p>
                <draw:g>
                  <svg:desc>sem.S2:sem.S143</svg:desc>
                </draw:g>
              </table:table-cell>
              <table:table-cell office:value-type="float" office:value="5">
                <text:p>5</text:p>
                <draw:g>
                  <svg:desc>sem.T2:sem.T143</svg:desc>
                </draw:g>
              </table:table-cell>
              <table:table-cell office:value-type="float" office:value="4">
                <text:p>4</text:p>
                <draw:g>
                  <svg:desc>sem.U2:sem.U143</svg:desc>
                </draw:g>
              </table:table-cell>
              <table:table-cell office:value-type="float" office:value="3">
                <text:p>3</text:p>
                <draw:g>
                  <svg:desc>sem.V2:sem.V143</svg:desc>
                </draw:g>
              </table:table-cell>
              <table:table-cell office:value-type="float" office:value="4">
                <text:p>4</text:p>
                <draw:g>
                  <svg:desc>sem.W2:sem.W143</svg:desc>
                </draw:g>
              </table:table-cell>
              <table:table-cell office:value-type="float" office:value="1">
                <text:p>1</text:p>
                <draw:g>
                  <svg:desc>sem.X2:sem.X143</svg:desc>
                </draw:g>
              </table:table-cell>
              <table:table-cell office:value-type="float" office:value="4">
                <text:p>4</text:p>
                <draw:g>
                  <svg:desc>sem.Y2:sem.Y143</svg:desc>
                </draw:g>
              </table:table-cell>
              <table:table-cell office:value-type="float" office:value="3">
                <text:p>3</text:p>
                <draw:g>
                  <svg:desc>sem.Z2:sem.Z143</svg:desc>
                </draw:g>
              </table:table-cell>
              <table:table-cell office:value-type="float" office:value="3">
                <text:p>3</text:p>
                <draw:g>
                  <svg:desc>sem.AA2:sem.AA143</svg:desc>
                </draw:g>
              </table:table-cell>
              <table:table-cell office:value-type="float" office:value="4">
                <text:p>4</text:p>
                <draw:g>
                  <svg:desc>sem.AB2:sem.AB143</svg:desc>
                </draw:g>
              </table:table-cell>
              <table:table-cell office:value-type="float" office:value="3">
                <text:p>3</text:p>
                <draw:g>
                  <svg:desc>sem.AC2:sem.AC143</svg:desc>
                </draw:g>
              </table:table-cell>
              <table:table-cell office:value-type="float" office:value="2">
                <text:p>2</text:p>
                <draw:g>
                  <svg:desc>sem.AD2:sem.AD143</svg:desc>
                </draw:g>
              </table:table-cell>
              <table:table-cell office:value-type="float" office:value="4">
                <text:p>4</text:p>
                <draw:g>
                  <svg:desc>sem.AE2:sem.AE143</svg:desc>
                </draw:g>
              </table:table-cell>
              <table:table-cell office:value-type="float" office:value="52">
                <text:p>52</text:p>
                <draw:g>
                  <svg:desc>sem.AF2:sem.AF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  <table:table-cell office:value-type="float" office:value="122">
                <text:p>122</text:p>
              </table:table-cell>
              <table:table-cell office:value-type="float" office:value="77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105">
                <text:p>105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64">
                <text:p>16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63">
                <text:p>163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62">
                <text:p>162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61">
                <text:p>161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60">
                <text:p>160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39">
                <text:p>139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54">
                <text:p>154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38">
                <text:p>138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">
                <text:p>147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8">
                <text:p>158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52">
                <text:p>152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3">
                <text:p>153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53">
                <text:p>15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">
                <text:p>146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58">
                <text:p>158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72">
                <text:p>172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7">
                <text:p>157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1">
                <text:p>161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62">
                <text:p>162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55">
                <text:p>155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3">
                <text:p>153</text:p>
              </table:table-cell>
              <table:table-cell office:value-type="float" office:value="134">
                <text:p>134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92">
                <text:p>92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